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 grddl:transformation="http://docs.oasis-open.org/office/1.2/xslt/odf2rdf.xsl">
  <office:scripts/>
  <office:font-face-decls>
    <style:font-face style:name="Symbol" svg:font-family="Symbol" style:font-adornments="Regular" style:font-charset="x-symbol"/>
    <style:font-face style:name="Arial1" svg:font-family="Arial"/>
    <style:font-face style:name="Arial" svg:font-family="Arial" style:font-family-generic="swiss" style:font-pitch="variable"/>
    <style:font-face style:name="Czcionka tekstu podstawowego" svg:font-family="'Czcionka tekstu podstawowego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9" style:family="table-column">
      <style:table-column-properties fo:break-before="auto" style:column-width="0.915cm"/>
    </style:style>
    <style:style style:name="co30" style:family="table-column">
      <style:table-column-properties fo:break-before="auto" style:column-width="2.663cm"/>
    </style:style>
    <style:style style:name="co11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1.663cm"/>
    </style:style>
    <style:style style:name="co31" style:family="table-column">
      <style:table-column-properties fo:break-before="auto" style:column-width="0.831cm"/>
    </style:style>
    <style:style style:name="co32" style:family="table-column">
      <style:table-column-properties fo:break-before="auto" style:column-width="1.332cm"/>
    </style:style>
    <style:style style:name="co7" style:family="table-column">
      <style:table-column-properties fo:break-before="auto" style:column-width="0.665cm"/>
    </style:style>
    <style:style style:name="co8" style:family="table-column">
      <style:table-column-properties fo:break-before="auto" style:column-width="0.859cm"/>
    </style:style>
    <style:style style:name="co9" style:family="table-column">
      <style:table-column-properties fo:break-before="auto" style:column-width="3.302cm"/>
    </style:style>
    <style:style style:name="co10" style:family="table-column">
      <style:table-column-properties fo:break-before="auto" style:column-width="1.498cm"/>
    </style:style>
    <style:style style:name="co12" style:family="table-column">
      <style:table-column-properties fo:break-before="auto" style:column-width="1.997cm"/>
    </style:style>
    <style:style style:name="co13" style:family="table-column">
      <style:table-column-properties fo:break-before="auto" style:column-width="1.803cm"/>
    </style:style>
    <style:style style:name="co14" style:family="table-column">
      <style:table-column-properties fo:break-before="auto" style:column-width="1.748cm"/>
    </style:style>
    <style:style style:name="co15" style:family="table-column">
      <style:table-column-properties fo:break-before="auto" style:column-width="1.774cm"/>
    </style:style>
    <style:style style:name="co16" style:family="table-column">
      <style:table-column-properties fo:break-before="auto" style:column-width="1.6cm"/>
    </style:style>
    <style:style style:name="co17" style:family="table-column">
      <style:table-column-properties fo:break-before="auto" style:column-width="1.138cm"/>
    </style:style>
    <style:style style:name="co19" style:family="table-column">
      <style:table-column-properties fo:break-before="auto" style:column-width="0.693cm"/>
    </style:style>
    <style:style style:name="co20" style:family="table-column">
      <style:table-column-properties fo:break-before="auto" style:column-width="2.974cm"/>
    </style:style>
    <style:style style:name="co21" style:family="table-column">
      <style:table-column-properties fo:break-before="auto" style:column-width="3.362cm"/>
    </style:style>
    <style:style style:name="co22" style:family="table-column">
      <style:table-column-properties fo:break-before="auto" style:column-width="1.469cm"/>
    </style:style>
    <style:style style:name="co23" style:family="table-column">
      <style:table-column-properties fo:break-before="auto" style:column-width="1.914cm"/>
    </style:style>
    <style:style style:name="co24" style:family="table-column">
      <style:table-column-properties fo:break-before="auto" style:column-width="1.72cm"/>
    </style:style>
    <style:style style:name="co25" style:family="table-column">
      <style:table-column-properties fo:break-before="auto" style:column-width="1.053cm"/>
    </style:style>
    <style:style style:name="co26" style:family="table-column">
      <style:table-column-properties fo:break-before="auto" style:column-width="1.109cm"/>
    </style:style>
    <style:style style:name="co27" style:family="table-column">
      <style:table-column-properties fo:break-before="auto" style:column-width="1.247cm"/>
    </style:style>
    <style:style style:name="co28" style:family="table-column">
      <style:table-column-properties fo:break-before="auto" style:column-width="0.499cm"/>
    </style:style>
    <style:style style:name="co33" style:family="table-column">
      <style:table-column-properties fo:break-before="auto" style:column-width="1.692cm"/>
    </style:style>
    <style:style style:name="co34" style:family="table-column">
      <style:table-column-properties fo:break-before="auto" style:column-width="4.44cm"/>
    </style:style>
    <style:style style:name="co35" style:family="table-column">
      <style:table-column-properties fo:break-before="auto" style:column-width="0.776cm"/>
    </style:style>
    <style:style style:name="co36" style:family="table-column">
      <style:table-column-properties fo:break-before="auto" style:column-width="6.436cm"/>
    </style:style>
    <style:style style:name="co37" style:family="table-column">
      <style:table-column-properties fo:break-before="auto" style:column-width="1.164cm"/>
    </style:style>
    <style:style style:name="co38" style:family="table-column">
      <style:table-column-properties fo:break-before="auto" style:column-width="6.992cm"/>
    </style:style>
    <style:style style:name="co39" style:family="table-column">
      <style:table-column-properties fo:break-before="auto" style:column-width="0.74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4.0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000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ff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ymbol" style:font-name-asian="Symbol" style:font-name-complex="Symbol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>
      <style:text-properties fo:font-weight="bold" style:font-weight-asian="bold" style:font-weight-complex="bold"/>
    </style:style>
    <style:style style:name="ce71" style:family="table-cell" style:parent-style-name="Default">
      <style:text-properties style:font-name="Arial" fo:font-size="10pt" style:font-size-asian="10pt" style:font-size-complex="10pt"/>
    </style:style>
    <style:style style:name="ce72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73" style:family="table-cell" style:parent-style-name="Default">
      <style:table-cell-properties fo:background-color="#bfbfb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74" style:family="table-cell" style:parent-style-name="Default">
      <style:table-cell-properties fo:background-color="#00b0f0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75" style:family="table-cell" style:parent-style-name="Default">
      <style:table-cell-properties fo:background-color="#0070c0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76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77" style:family="table-cell" style:parent-style-name="Default">
      <style:table-cell-properties fo:background-color="#953735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78" style:family="table-cell" style:parent-style-name="Default">
      <style:table-cell-properties fo:background-color="#31859c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7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80" style:family="table-cell" style:parent-style-name="Default">
      <style:table-cell-properties fo:background-color="#ff6600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81" style:family="table-cell" style:parent-style-name="Default">
      <style:table-cell-properties fo:background-color="#008000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82" style:family="table-cell" style:parent-style-name="Default">
      <style:table-cell-properties fo:border-bottom="none" fo:background-color="#fcd5b5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Default">
      <style:table-cell-properties fo:background-color="#fcd5b5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8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Default">
      <style:table-cell-properties fo:border-bottom="0.035cm solid #000000" fo:background-color="#fcd5b5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fo:wrap-option="wrap" style:shrink-to-fit="false" style:vertical-align="middle"/>
    </style:style>
    <style:style style:name="ce34" style:family="table-cell" style:parent-style-name="Default">
      <style:text-properties style:text-line-through-style="solid"/>
    </style:style>
    <style:style style:name="ce35" style:family="table-cell" style:parent-style-name="Default">
      <style:table-cell-properties style:text-align-source="fix" style:repeat-content="false" fo:wrap-option="wrap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333333"/>
    </style:style>
    <style:style style:name="ce37" style:family="table-cell" style:parent-style-name="Default">
      <style:table-cell-properties fo:background-color="#333333"/>
      <style:text-properties style:text-line-through-style="solid"/>
    </style:style>
    <style:style style:name="ce38" style:family="table-cell" style:parent-style-name="Default">
      <style:table-cell-properties fo:background-color="#008000"/>
    </style:style>
    <style:style style:name="ce39" style:family="table-cell" style:parent-style-name="Default">
      <style:table-cell-properties fo:background-color="#00ff00"/>
    </style:style>
    <style:style style:name="ce40" style:family="table-cell" style:parent-style-name="Default">
      <style:table-cell-properties fo:background-color="#0099ff"/>
    </style:style>
    <style:style style:name="ce41" style:family="table-cell" style:parent-style-name="Default">
      <style:table-cell-properties fo:background-color="#0099ff"/>
      <style:text-properties style:text-line-through-style="solid"/>
    </style:style>
    <style:style style:name="ce42" style:family="table-cell" style:parent-style-name="Default">
      <style:table-cell-properties fo:background-color="#00ffff"/>
    </style:style>
    <style:style style:name="ce43" style:family="table-cell" style:parent-style-name="Default">
      <style:table-cell-properties fo:background-color="#ff00ff"/>
    </style:style>
    <style:style style:name="ce4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0000ff" fo:font-weight="bold" style:font-weight-asian="bold" style:font-weight-complex="bold"/>
    </style:style>
    <style:style style:name="ce4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4c4c4c" style:text-line-through-style="solid" fo:font-weight="bold" style:font-weight-asian="bold" style:font-weight-complex="bold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47" style:family="table-cell" style:parent-style-name="Default">
      <style:text-properties fo:color="#999999"/>
    </style:style>
    <style:style style:name="ce48" style:family="table-cell" style:parent-style-name="Default">
      <style:text-properties fo:color="#999999" style:text-line-through-style="solid"/>
    </style:style>
    <style:style style:name="ce49" style:family="table-cell" style:parent-style-name="Default">
      <style:table-cell-properties style:vertical-align="top"/>
    </style:style>
    <style:style style:name="ce50" style:family="table-cell" style:parent-style-name="Default" style:data-style-name="N125"/>
    <style:style style:name="ce51" style:family="table-cell" style:parent-style-name="Default" style:data-style-name="N125">
      <style:text-properties fo:color="#999999"/>
    </style:style>
    <style:style style:name="ce52" style:family="table-cell" style:parent-style-name="Default" style:data-style-name="N125">
      <style:text-properties fo:color="#999999" style:text-line-through-style="solid"/>
    </style:style>
    <style:style style:name="ce53" style:family="table-cell" style:parent-style-name="Default" style:data-style-name="N125">
      <style:table-cell-properties style:vertical-align="top"/>
      <style:text-properties fo:color="#999999"/>
    </style:style>
    <style:style style:name="ce54" style:family="table-cell" style:parent-style-name="Default" style:data-style-name="N2"/>
    <style:style style:name="ce55" style:family="table-cell" style:parent-style-name="Default" style:data-style-name="N2">
      <style:text-properties style:text-line-through-style="solid"/>
    </style:style>
    <style:style style:name="ce56" style:family="table-cell" style:parent-style-name="Default" style:data-style-name="N2">
      <style:table-cell-properties style:vertical-align="top"/>
    </style:style>
    <style:style style:name="ce57" style:family="table-cell" style:parent-style-name="Default">
      <style:table-cell-properties style:vertical-align="top"/>
      <style:text-properties fo:color="#999999"/>
    </style:style>
    <style:style style:name="ce58" style:family="table-cell" style:parent-style-name="Default">
      <style:text-properties fo:color="#999999" fo:font-weight="bold" style:font-weight-asian="bold" style:font-weight-complex="bold"/>
    </style:style>
    <style:style style:name="ce59" style:family="table-cell" style:parent-style-name="Default">
      <style:text-properties fo:color="#999999" style:text-line-through-style="solid" fo:font-weight="bold" style:font-weight-asian="bold" style:font-weight-complex="bold"/>
    </style:style>
    <style:style style:name="ce60" style:family="table-cell" style:parent-style-name="Default" style:data-style-name="N10">
      <style:text-properties fo:color="#999999"/>
      <style:map style:condition="cell-content()&lt;0" style:apply-style-name="Bez_20_tytułu3" style:base-cell-address="Wagony.V46"/>
      <style:map style:condition="cell-content()&gt;0" style:apply-style-name="Bez_20_tytułu2" style:base-cell-address="Wagony.V46"/>
    </style:style>
    <style:style style:name="ce61" style:family="table-cell" style:parent-style-name="Default" style:data-style-name="N10">
      <style:text-properties fo:color="#999999" style:text-line-through-style="solid"/>
      <style:map style:condition="cell-content()&lt;0" style:apply-style-name="Bez_20_tytułu3" style:base-cell-address="Wagony.V46"/>
      <style:map style:condition="cell-content()&gt;0" style:apply-style-name="Bez_20_tytułu2" style:base-cell-address="Wagony.V46"/>
    </style:style>
    <style:style style:name="ce9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3" style:family="table-cell" style:parent-style-name="Default">
      <style:table-cell-properties style:text-align-source="fix" style:repeat-content="false"/>
      <style:paragraph-properties fo:text-align="end" fo:margin-left="0cm"/>
      <style:text-properties style:text-line-through-style="solid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line-through-style="solid"/>
    </style:style>
    <style:style style:name="ce95" style:family="table-cell" style:parent-style-name="Default">
      <style:table-cell-properties fo:background-color="#ff3333"/>
    </style:style>
    <style:style style:name="ce96" style:family="table-cell" style:parent-style-name="Default">
      <style:table-cell-properties fo:background-color="#808080"/>
    </style:style>
    <style:style style:name="ce97" style:family="table-cell" style:parent-style-name="Default">
      <style:table-cell-properties fo:background-color="#ffd320"/>
    </style:style>
    <style:style style:name="ce98" style:family="table-cell" style:parent-style-name="Default">
      <style:table-cell-properties fo:background-color="#355e00"/>
    </style:style>
    <style:style style:name="ce99" style:family="table-cell" style:parent-style-name="Default">
      <style:table-cell-properties fo:background-color="#4700b8"/>
    </style:style>
    <style:style style:name="ce100" style:family="table-cell" style:parent-style-name="Default">
      <style:table-cell-properties fo:background-color="#b84700"/>
    </style:style>
    <style:style style:name="ce101" style:family="table-cell" style:parent-style-name="Default">
      <style:table-cell-properties fo:background-color="#b84700"/>
      <style:text-properties style:text-line-through-style="solid"/>
    </style:style>
    <style:style style:name="ce102" style:family="table-cell" style:parent-style-name="Default">
      <style:table-cell-properties fo:background-color="#b3b3b3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Arial1" style:font-name-asian="Arial1" style:language-asian="zh" style:country-asian="CN" style:language-complex="hi" style:country-complex="IN"/>
    </style:style>
    <style:style style:name="ce104" style:family="table-cell" style:parent-style-name="Default" style:data-style-name="N2">
      <style:text-properties fo:color="#999999"/>
    </style:style>
    <style:style style:name="ce105" style:family="table-cell" style:parent-style-name="Default" style:data-style-name="N2">
      <style:text-properties fo:color="#999999" style:text-line-through-style="solid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line-through-style="solid"/>
    </style:style>
    <style:style style:name="ce108" style:family="table-cell" style:parent-style-name="Default" style:data-style-name="N100">
      <style:table-cell-properties style:text-align-source="fix" style:repeat-content="false" fo:wrap-option="wrap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9" style:family="table-cell" style:parent-style-name="Default">
      <style:table-cell-properties style:text-align-source="value-type" style:repeat-content="false" fo:wrap-option="wrap" style:vertical-align="top"/>
      <style:paragraph-properties fo:margin-left="0cm"/>
    </style:style>
    <style:style style:name="ce110" style:family="table-cell" style:parent-style-name="Default">
      <style:table-cell-properties style:text-align-source="value-type" style:repeat-content="false" fo:wrap-option="wrap" style:vertical-align="top"/>
      <style:paragraph-properties fo:margin-left="0cm"/>
      <style:text-properties style:text-line-through-style="solid"/>
    </style:style>
    <style:style style:name="ce111" style:family="table-cell" style:parent-style-name="Default">
      <style:table-cell-properties style:rotation-angle="90"/>
      <style:text-properties fo:font-weight="bold" style:font-weight-asian="bold" style:font-weight-complex="bold"/>
    </style:style>
    <style:style style:name="ce112" style:family="table-cell" style:parent-style-name="Default">
      <style:text-properties style:use-window-font-color="true"/>
    </style:style>
    <style:style style:name="ce113" style:family="table-cell" style:parent-style-name="Default">
      <style:text-properties fo:color="#00dcff"/>
    </style:style>
    <style:style style:name="ce114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6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dcff" fo:font-weight="bold" style:font-weight-asian="bold" style:font-weight-complex="bold"/>
    </style:style>
    <style:style style:name="ce118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#00ff00"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weight="bold" style:font-weight-asian="bold" style:font-weight-complex="bold"/>
    </style:style>
    <style:style style:name="ce122" style:family="table-cell" style:parent-style-name="Default">
      <style:table-cell-properties fo:background-color="#00ffff"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123" style:family="table-cell" style:parent-style-name="Default" style:data-style-name="N126"/>
    <style:style style:name="gr1" style:family="graphic">
      <style:graphic-properties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Groty_20_strzałek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Groty_20_strzałek_20_1" draw:marker-start-width="0.2cm" draw:marker-start-center="false" draw:fill="solid" draw:fill-color="#ffffc0" draw:auto-grow-height="true" draw:auto-grow-width="false" fo:min-height="0.86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Groty_20_strzałek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ole-draw-aspect="1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precision-as-shown="true" table:automatic-find-labels="false" table:use-regular-expressions="false"/>
      <table:table table:name="Lokomotywy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ce36"/>
        <table:table-column table:style-name="co9" table:default-cell-style-name="ce44"/>
        <table:table-column table:style-name="co10" table:number-columns-repeated="5" table:default-cell-style-name="Default"/>
        <table:table-column table:style-name="co10" table:number-columns-repeated="2" table:default-cell-style-name="ce47"/>
        <table:table-column table:style-name="co12" table:number-columns-repeated="4" table:default-cell-style-name="Default"/>
        <table:table-column table:style-name="co12" table:default-cell-style-name="ce51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ce54"/>
        <table:table-column table:style-name="co14" table:default-cell-style-name="Default"/>
        <table:table-column table:style-name="co15" table:default-cell-style-name="ce47"/>
        <table:table-column table:style-name="co15" table:default-cell-style-name="ce58"/>
        <table:table-column table:style-name="co15" table:default-cell-style-name="ce60"/>
        <table:table-column table:style-name="co15" table:number-columns-repeated="2" table:default-cell-style-name="ce47"/>
        <table:table-column table:style-name="co16" table:default-cell-style-name="ce60"/>
        <table:table-column table:style-name="co16" table:number-columns-repeated="3" table:default-cell-style-name="ce92"/>
        <table:table-column table:style-name="co17" table:default-cell-style-name="ce32"/>
        <table:table-column table:style-name="co11" table:number-columns-repeated="989" table:default-cell-style-name="Default"/>
        <table:table-row table:style-name="ro1">
          <table:table-cell/>
          <table:table-cell table:style-name="Default" table:number-columns-repeated="2"/>
          <table:table-cell table:number-columns-repeated="5"/>
          <table:table-cell table:style-name="Default" table:number-columns-repeated="2"/>
          <table:table-cell/>
          <table:table-cell table:style-name="ce50" table:formula="of:=MAX([.L10:.L61])" office:value-type="float" office:value="6400">
            <office:annotation draw:style-name="gr1" draw:text-style-name="P1" svg:width="2.899cm" svg:height="0.991cm" svg:x="19.83cm" svg:y="0cm" draw:caption-point-x="-0.61cm" draw:caption-point-y="0.01cm">
              <dc:creator>TD</dc:creator>
              <dc:date>2017-11-08T00:00:00</dc:date>
              <text:p text:style-name="P1"><text:span text:style-name="T1">Wartość maksymalna</text:span></text:p>
            </office:annotation>
            <text:p>6400,000</text:p>
          </table:table-cell>
          <table:table-cell table:style-name="ce50" table:number-columns-repeated="3"/>
          <table:table-cell table:style-name="ce50" table:formula="of:=MAX([.P10:.P61])" office:value-type="float" office:value="250">
            <office:annotation draw:style-name="gr1" draw:text-style-name="P1" svg:width="2.899cm" svg:height="0.991cm" svg:x="27.787cm" svg:y="0cm" draw:caption-point-x="-0.61cm" draw:caption-point-y="0.01cm">
              <dc:creator>TD</dc:creator>
              <dc:date>2017-11-08T00:00:00</dc:date>
              <text:p text:style-name="P1"><text:span text:style-name="T1">Wartość maksymalna</text:span></text:p>
            </office:annotation>
            <text:p>250,000</text:p>
          </table:table-cell>
          <table:table-cell/>
          <table:table-cell table:style-name="ce50" table:formula="of:=MAX([.R10:.R61])" office:value-type="float" office:value="187.4">
            <office:annotation draw:style-name="gr1" draw:text-style-name="P1" svg:width="2.899cm" svg:height="0.991cm" svg:x="31.324cm" svg:y="0cm" draw:caption-point-x="-0.61cm" draw:caption-point-y="0.01cm">
              <dc:creator>TD</dc:creator>
              <dc:date>2017-11-08T00:00:00</dc:date>
              <text:p text:style-name="P1"><text:span text:style-name="T1">Wartość maksymalna</text:span></text:p>
            </office:annotation>
            <text:p>187,400</text:p>
          </table:table-cell>
          <table:table-cell table:style-name="Default"/>
          <table:table-cell office:value-type="string">
            <text:p>power:</text:p>
          </table:table-cell>
          <table:table-cell table:style-name="ce50" office:value-type="float" office:value="0.018">
            <text:p>0,018</text:p>
          </table:table-cell>
          <table:table-cell table:style-name="ce50" office:value-type="float" office:value="80">
            <text:p>80,000</text:p>
          </table:table-cell>
          <table:table-cell table:style-name="ce50"/>
          <table:table-cell table:style-name="ce50" office:value-type="float" office:value="0.03">
            <text:p>0,030</text:p>
          </table:table-cell>
          <table:table-cell table:style-name="ce50" office:value-type="float" office:value="0">
            <text:p>0,000</text:p>
          </table:table-cell>
          <table:table-cell table:style-name="ce50" table:number-columns-repeated="2"/>
          <table:table-cell table:style-name="Default" table:number-columns-repeated="3"/>
          <table:table-cell table:number-columns-repeated="989"/>
        </table:table-row>
        <table:table-row table:style-name="ro1">
          <table:table-cell/>
          <table:table-cell table:style-name="Default" table:number-columns-repeated="2"/>
          <table:table-cell table:number-columns-repeated="5"/>
          <table:table-cell table:style-name="Default" table:number-columns-repeated="2"/>
          <table:table-cell/>
          <table:table-cell table:style-name="ce50" table:number-columns-repeated="5"/>
          <table:table-cell/>
          <table:table-cell table:style-name="Default" table:number-columns-repeated="2"/>
          <table:table-cell office:value-type="string">
            <text:p>vmax:</text:p>
          </table:table-cell>
          <table:table-cell table:style-name="ce50" office:value-type="float" office:value="0.7">
            <text:p>0,700</text:p>
          </table:table-cell>
          <table:table-cell table:style-name="ce50" office:value-type="float" office:value="125">
            <text:p>125,000</text:p>
          </table:table-cell>
          <table:table-cell table:style-name="ce50"/>
          <table:table-cell table:number-columns-repeated="2" table:style-name="ce50" office:value-type="float" office:value="0.06">
            <text:p>0,060</text:p>
          </table:table-cell>
          <table:table-cell table:style-name="ce50"/>
          <table:table-cell table:style-name="Default" table:number-columns-repeated="4"/>
          <table:table-cell table:number-columns-repeated="989"/>
        </table:table-row>
        <table:table-row table:style-name="ro1">
          <table:table-cell/>
          <table:table-cell table:style-name="Default" table:number-columns-repeated="2"/>
          <table:table-cell table:number-columns-repeated="5"/>
          <table:table-cell table:style-name="Default" table:number-columns-repeated="2"/>
          <table:table-cell/>
          <table:table-cell table:style-name="ce50" table:number-columns-repeated="5"/>
          <table:table-cell/>
          <table:table-cell table:style-name="Default" table:number-columns-repeated="2"/>
          <table:table-cell office:value-type="string">
            <text:p>vlimit:</text:p>
          </table:table-cell>
          <table:table-cell table:number-columns-repeated="2" table:style-name="ce50" office:value-type="float" office:value="40">
            <text:p>40,000</text:p>
          </table:table-cell>
          <table:table-cell table:style-name="ce50"/>
          <table:table-cell table:number-columns-repeated="2" table:style-name="ce50" office:value-type="float" office:value="20">
            <text:p>20,000</text:p>
          </table:table-cell>
          <table:table-cell table:style-name="ce50"/>
          <table:table-cell table:style-name="Default" table:number-columns-repeated="4"/>
          <table:table-cell table:number-columns-repeated="989"/>
        </table:table-row>
        <table:table-row table:style-name="ro1">
          <table:table-cell/>
          <table:table-cell table:style-name="Default" table:number-columns-repeated="2"/>
          <table:table-cell table:number-columns-repeated="5"/>
          <table:table-cell table:style-name="Default" table:number-columns-repeated="2"/>
          <table:table-cell/>
          <table:table-cell table:style-name="ce50" table:number-columns-repeated="5"/>
          <table:table-cell/>
          <table:table-cell table:style-name="Default" table:number-columns-repeated="2"/>
          <table:table-cell office:value-type="string">
            <text:p>vexp.:</text:p>
          </table:table-cell>
          <table:table-cell table:style-name="ce50"/>
          <table:table-cell table:style-name="ce50" office:value-type="float" office:value="1.5">
            <text:p>1,500</text:p>
          </table:table-cell>
          <table:table-cell table:style-name="ce50" table:number-columns-repeated="4"/>
          <table:table-cell table:style-name="Default" table:number-columns-repeated="4"/>
          <table:table-cell table:number-columns-repeated="989"/>
        </table:table-row>
        <table:table-row table:style-name="ro1">
          <table:table-cell/>
          <table:table-cell table:style-name="Default" table:number-columns-repeated="2"/>
          <table:table-cell table:number-columns-repeated="5"/>
          <table:table-cell table:style-name="Default" table:number-columns-repeated="2"/>
          <table:table-cell/>
          <table:table-cell table:style-name="ce50" table:number-columns-repeated="5"/>
          <table:table-cell/>
          <table:table-cell table:style-name="Default" table:number-columns-repeated="2"/>
          <table:table-cell office:value-type="string">
            <text:p>vmax2:</text:p>
          </table:table-cell>
          <table:table-cell table:style-name="ce50" table:number-columns-repeated="3"/>
          <table:table-cell table:number-columns-repeated="2" table:style-name="ce50" office:value-type="float" office:value="0.18">
            <text:p>0,180</text:p>
          </table:table-cell>
          <table:table-cell table:style-name="ce50"/>
          <table:table-cell table:style-name="Default" table:number-columns-repeated="4"/>
          <table:table-cell table:number-columns-repeated="989"/>
        </table:table-row>
        <table:table-row table:style-name="ro1">
          <table:table-cell/>
          <table:table-cell table:style-name="Default" table:number-columns-repeated="2"/>
          <table:table-cell table:number-columns-repeated="5"/>
          <table:table-cell table:style-name="Default" table:number-columns-repeated="2"/>
          <table:table-cell/>
          <table:table-cell table:style-name="ce50" table:number-columns-repeated="5"/>
          <table:table-cell/>
          <table:table-cell table:style-name="Default" table:number-columns-repeated="2"/>
          <table:table-cell office:value-type="string">
            <text:p>vlimit2:</text:p>
          </table:table-cell>
          <table:table-cell table:style-name="ce50" table:number-columns-repeated="3"/>
          <table:table-cell table:number-columns-repeated="2" table:style-name="ce50" office:value-type="float" office:value="100">
            <text:p>100,000</text:p>
          </table:table-cell>
          <table:table-cell table:style-name="ce50" table:number-columns-repeated="2"/>
          <table:table-cell table:style-name="Default" table:number-columns-repeated="3"/>
          <table:table-cell table:number-columns-repeated="989"/>
        </table:table-row>
        <table:table-row table:style-name="ro1">
          <table:table-cell/>
          <table:table-cell table:style-name="Default" table:number-columns-repeated="2"/>
          <table:table-cell table:number-columns-repeated="5"/>
          <table:table-cell table:style-name="Default" table:number-columns-repeated="2"/>
          <table:table-cell/>
          <table:table-cell table:style-name="ce50" table:number-columns-repeated="5"/>
          <table:table-cell/>
          <table:table-cell table:style-name="Default" table:number-columns-repeated="2"/>
          <table:table-cell office:value-type="string">
            <text:p>length:</text:p>
          </table:table-cell>
          <table:table-cell table:style-name="ce50"/>
          <table:table-cell table:style-name="ce50" office:value-type="float" office:value="60">
            <text:p>60,000</text:p>
          </table:table-cell>
          <table:table-cell table:style-name="ce50" table:number-columns-repeated="5"/>
          <table:table-cell table:style-name="Default" table:number-columns-repeated="3"/>
          <table:table-cell table:number-columns-repeated="989"/>
        </table:table-row>
        <table:table-row table:style-name="ro1">
          <table:table-cell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const:</text:p>
          </table:table-cell>
          <table:table-cell table:style-name="ce50" office:value-type="float" office:value="10">
            <text:p>10,000</text:p>
          </table:table-cell>
          <table:table-cell table:style-name="ce50" office:value-type="float" office:value="0">
            <text:p>0,000</text:p>
          </table:table-cell>
          <table:table-cell table:style-name="ce50"/>
          <table:table-cell table:style-name="ce50" office:value-type="float" office:value="10">
            <text:p>10,000</text:p>
          </table:table-cell>
          <table:table-cell table:style-name="ce50" office:value-type="float" office:value="7">
            <text:p>7,000</text:p>
          </table:table-cell>
          <table:table-cell table:style-name="ce50" table:number-columns-repeated="2"/>
          <table:table-cell table:style-name="Default" table:number-columns-repeated="3"/>
          <table:table-cell table:number-columns-repeated="989"/>
        </table:table-row>
        <table:table-row table:style-name="ro2">
          <table:table-cell table:style-name="ce33"/>
          <table:table-cell table:style-name="ce35" office:value-type="string">
            <text:p>Typ</text:p>
          </table:table-cell>
          <table:table-cell table:style-name="ce35" office:value-type="string">
            <text:p>PKP Set ID</text:p>
          </table:table-cell>
          <table:table-cell table:style-name="ce35" office:value-type="string">
            <text:p>orig_ date</text:p>
          </table:table-cell>
          <table:table-cell table:style-name="ce35" office:value-type="string">
            <text:p>intro_ date</text:p>
          </table:table-cell>
          <table:table-cell table:style-name="ce35" office:value-type="string">
            <text:p>last build</text:p>
          </table:table-cell>
          <table:table-cell table:style-name="ce35" office:value-type="string">
            <text:p>vehicle _life</text:p>
          </table:table-cell>
          <table:table-cell table:style-name="ce35" office:value-type="string">
            <text:p>retire phase</text:p>
          </table:table-cell>
          <table:table-cell table:style-name="ce35" office:value-type="string">
            <text:p>model _life</text:p>
          </table:table-cell>
          <table:table-cell table:style-name="ce35" office:value-type="string">
            <text:p>retire_ early</text:p>
          </table:table-cell>
          <table:table-cell table:style-name="ce35" office:value-type="string">
            <text:p>Weight [t]</text:p>
          </table:table-cell>
          <table:table-cell table:style-name="ce35" office:value-type="string">
            <text:p>Power [kW]</text:p>
          </table:table-cell>
          <table:table-cell table:style-name="ce35" office:value-type="string">
            <text:p>Traction [kN]</text:p>
          </table:table-cell>
          <table:table-cell table:style-name="ce35" office:value-type="string">
            <text:p>Traction [T]</text:p>
          </table:table-cell>
          <table:table-cell table:style-name="ce35" office:value-type="string">
            <text:p>Tractive effort coefficient</text:p>
          </table:table-cell>
          <table:table-cell table:style-name="ce35" office:value-type="string">
            <text:p>V max. [km/h]</text:p>
          </table:table-cell>
          <table:table-cell table:style-name="ce35" office:value-type="string">
            <text:p>Capacity [pass]</text:p>
          </table:table-cell>
          <table:table-cell table:style-name="ce35" office:value-type="string">
            <text:p>Length [m]</text:p>
          </table:table-cell>
          <table:table-cell table:style-name="ce35" office:value-type="string">
            <text:p>Length ttd [-]</text:p>
          </table:table-cell>
          <table:table-cell table:style-name="ce35" office:value-type="string">
            <text:p>Length ttd [units]</text:p>
          </table:table-cell>
          <table:table-cell table:style-name="ce35" office:value-type="string">
            <text:p>cost_ factor</text:p>
          </table:table-cell>
          <table:table-cell table:style-name="ce35" office:value-type="string">
            <text:p>cost_ factor 2</text:p>
          </table:table-cell>
          <table:table-cell table:style-name="ce35" office:value-type="string">
            <text:p>2 – 1</text:p>
          </table:table-cell>
          <table:table-cell table:style-name="ce35" office:value-type="string">
            <text:p>running_ cost_factor 1</text:p>
          </table:table-cell>
          <table:table-cell table:style-name="ce35" office:value-type="string">
            <text:p>running_ cost_factor 2</text:p>
          </table:table-cell>
          <table:table-cell table:style-name="ce35" office:value-type="string">
            <text:p>2 – 1</text:p>
          </table:table-cell>
          <table:table-cell table:style-name="ce35" office:value-type="string">
            <text:p>Heating power steam</text:p>
          </table:table-cell>
          <table:table-cell table:style-name="ce35" office:value-type="string">
            <text:p>Heating power electr.</text:p>
          </table:table-cell>
          <table:table-cell table:style-name="ce35" office:value-type="string">
            <text:p>brake force</text:p>
          </table:table-cell>
          <table:table-cell table:style-name="ce35" office:value-type="string">
            <text:p>Zoom 2x</text:p>
          </table:table-cell>
          <table:table-cell table:style-name="ce33" table:number-columns-repeated="989"/>
        </table:table-row>
        <table:table-row table:style-name="ro3">
          <table:table-cell table:number-columns-repeated="2"/>
          <table:table-cell office:value-type="string">
            <text:p>TKh1</text:p>
          </table:table-cell>
          <table:table-cell office:value-type="float" office:value="1882">
            <text:p>1882</text:p>
          </table:table-cell>
          <table:table-cell office:value-type="float" office:value="1918">
            <text:p>1918</text:p>
          </table:table-cell>
          <table:table-cell office:value-type="float" office:value="1951">
            <text:p>1951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table:formula="of:=IF(ISBLANK([.F10]);&quot;&quot;;([.F10]-[.E10])+[.G10]-[.H10]+8-2)" office:value-type="float" office:value="51">
            <text:p>51</text:p>
          </table:table-cell>
          <table:table-cell table:formula="of:=[.G10]-[.H10]"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13">
            <text:p>213</text:p>
          </table:table-cell>
          <table:table-cell/>
          <table:table-cell office:value-type="float" office:value="6.15">
            <text:p>6,15</text:p>
          </table:table-cell>
          <table:table-cell table:formula="of:=[.N10]/[.K10]" office:value-type="float" office:value="0.212">
            <text:p>0,212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8.59">
            <text:p>8,59</text:p>
          </table:table-cell>
          <table:table-cell table:formula="of:=IF([.R10]&lt;=12; [.R10]/1.5; [.R10]/3+4)" office:value-type="float" office:value="5.73">
            <text:p>5,73</text:p>
          </table:table-cell>
          <table:table-cell office:value-type="float" office:value="6">
            <text:p>6</text:p>
          </table:table-cell>
          <table:table-cell table:formula="of:=INT([.$L10]*[.U$1]+([.$P10]-[.U$3])*[.U$2]+[.U$8])" office:value-type="float" office:value="17">
            <text:p>17</text:p>
          </table:table-cell>
          <table:table-cell table:formula="of:=INT(([.L10]/[.L$1])*[.V$1]+POWER(([.P10]-[.V$3])/([.P$1]-[.V$3]);[.V$4])*[.V$2]+([.R10]/[.R$1])*[.V$7]+[.V$8])" office:value-type="float" office:value="5">
            <text:p>5</text:p>
          </table:table-cell>
          <table:table-cell table:formula="of:=([.V10]*2-[.U10])/[.U10]" office:value-type="percentage" office:value="-0.41">
            <text:p>-41%</text:p>
          </table:table-cell>
          <table:table-cell table:formula="of:=INT([.$L10]*[.X$1]+([.$P10]-[.X$3])*[.X$2]+IF(([.$P10]&gt;[.X$6]);([.$P10]-[.X$6])*[.X$5];0)+[.X$8])" office:value-type="float" office:value="17">
            <text:p>17</text:p>
          </table:table-cell>
          <table:table-cell table:formula="of:=INT([.$L10]*[.Y$1]+([.$P10]-[.Y$3])*[.Y$2]+IF(([.$P10]&gt;[.Y$6]);([.$P10]-[.Y$6])*[.Y$5];0)+[.Y$8])" office:value-type="float" office:value="8">
            <text:p>8</text:p>
          </table:table-cell>
          <table:table-cell table:formula="of:=([.Y10]-[.X10])/[.X10]" office:value-type="percentage" office:value="-0.53">
            <text:p>-53%</text:p>
          </table:table-cell>
          <table:table-cell office:value-type="string">
            <text:p>low</text:p>
          </table:table-cell>
          <table:table-cell/>
          <table:table-cell table:formula="of:=IF([.K10]&gt;=125;&quot;hi&quot;;IF([.K10]&gt;=100;&quot;mid&quot;;&quot;low&quot;))" office:value-type="string" office:string-value="low">
            <text:p>low</text:p>
          </table:table-cell>
          <table:table-cell table:number-columns-repeated="990"/>
        </table:table-row>
        <table:table-row table:style-name="ro3">
          <table:table-cell table:number-columns-repeated="2"/>
          <table:table-cell office:value-type="string">
            <text:p>Od13</text:p>
          </table:table-cell>
          <table:table-cell office:value-type="float" office:value="1885">
            <text:p>1885</text:p>
          </table:table-cell>
          <table:table-cell office:value-type="float" office:value="1918">
            <text:p>1918</text:p>
          </table:table-cell>
          <table:table-cell office:value-type="float" office:value="1939">
            <text:p>1939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formula="of:=IF(ISBLANK([.F11]);&quot;&quot;;([.F11]-[.E11])+[.G11]-[.H11]+8-2)" office:value-type="float" office:value="37">
            <text:p>37</text:p>
          </table:table-cell>
          <table:table-cell table:formula="of:=[.G11]-[.H11]" office:value-type="float" office:value="10">
            <text:p>10</text:p>
          </table:table-cell>
          <table:table-cell office:value-type="float" office:value="77">
            <text:p>77</text:p>
          </table:table-cell>
          <table:table-cell office:value-type="float" office:value="370">
            <text:p>370</text:p>
          </table:table-cell>
          <table:table-cell/>
          <table:table-cell office:value-type="float" office:value="5.2">
            <text:p>5,2</text:p>
          </table:table-cell>
          <table:table-cell table:formula="of:=[.N11]/[.K11]" office:value-type="float" office:value="0.068">
            <text:p>0,068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5.282">
            <text:p>15,28</text:p>
          </table:table-cell>
          <table:table-cell table:formula="of:=IF([.R11]&lt;=12; [.R11]/1.5; [.R11]/3+4)" office:value-type="float" office:value="9.09">
            <text:p>9,09</text:p>
          </table:table-cell>
          <table:table-cell table:formula="of:=6+3" office:value-type="float" office:value="9">
            <text:p>9</text:p>
          </table:table-cell>
          <table:table-cell table:formula="of:=INT([.$L11]*[.U$1]+([.$P11]-[.U$3])*[.U$2]+[.U$8])" office:value-type="float" office:value="44">
            <text:p>44</text:p>
          </table:table-cell>
          <table:table-cell table:formula="of:=INT(([.L11]/[.L$1])*[.V$1]+POWER(([.P11]-[.V$3])/([.P$1]-[.V$3]);[.V$4])*[.V$2]+([.R11]/[.R$1])*[.V$7]+[.V$8])" office:value-type="float" office:value="19">
            <text:p>19</text:p>
          </table:table-cell>
          <table:table-cell table:formula="of:=([.V11]*2-[.U11])/[.U11]" office:value-type="percentage" office:value="-0.14">
            <text:p>-14%</text:p>
          </table:table-cell>
          <table:table-cell table:formula="of:=INT([.$L11]*[.X$1]+([.$P11]-[.X$3])*[.X$2]+IF(([.$P11]&gt;[.X$6]);([.$P11]-[.X$6])*[.X$5];0)+[.X$8])" office:value-type="float" office:value="24">
            <text:p>24</text:p>
          </table:table-cell>
          <table:table-cell table:formula="of:=INT([.$L11]*[.Y$1]+([.$P11]-[.Y$3])*[.Y$2]+IF(([.$P11]&gt;[.Y$6]);([.$P11]-[.Y$6])*[.Y$5];0)+[.Y$8])" office:value-type="float" office:value="10">
            <text:p>10</text:p>
          </table:table-cell>
          <table:table-cell table:formula="of:=([.Y11]-[.X11])/[.X11]" office:value-type="percentage" office:value="-0.58">
            <text:p>-58%</text:p>
          </table:table-cell>
          <table:table-cell office:value-type="string">
            <text:p>mid</text:p>
          </table:table-cell>
          <table:table-cell/>
          <table:table-cell table:formula="of:=IF([.K11]&gt;=125;&quot;hi&quot;;IF([.K11]&gt;=100;&quot;mid&quot;;&quot;low&quot;))" office:value-type="string" office:string-value="low">
            <text:p>low</text:p>
          </table:table-cell>
          <table:table-cell table:number-columns-repeated="990"/>
        </table:table-row>
        <table:table-row table:style-name="ro3">
          <table:table-cell table:number-columns-repeated="2"/>
          <table:table-cell office:value-type="string">
            <text:p>Ti12</text:p>
          </table:table-cell>
          <table:table-cell office:value-type="float" office:value="1897">
            <text:p>1897</text:p>
          </table:table-cell>
          <table:table-cell office:value-type="float" office:value="1918">
            <text:p>1918</text:p>
          </table:table-cell>
          <table:table-cell office:value-type="float" office:value="1948">
            <text:p>1948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formula="of:=IF(ISBLANK([.F12]);&quot;&quot;;([.F12]-[.E12])+[.G12]-[.H12]+8-2)" office:value-type="float" office:value="48">
            <text:p>48</text:p>
          </table:table-cell>
          <table:table-cell table:formula="of:=[.G12]-[.H12]" office:value-type="float" office:value="12">
            <text:p>12</text:p>
          </table:table-cell>
          <table:table-cell office:value-type="float" office:value="87">
            <text:p>87</text:p>
          </table:table-cell>
          <table:table-cell office:value-type="float" office:value="482">
            <office:annotation draw:style-name="gr2" draw:text-style-name="P1" svg:width="3.467cm" svg:height="0.596cm" svg:x="19.83cm" svg:y="4.356cm" draw:caption-point-x="-0.61cm" draw:caption-point-y="1.519cm">
              <dc:creator>TD</dc:creator>
              <dc:date>2017-02-03T00:00:00</dc:date>
              <text:p text:style-name="P1"><text:span text:style-name="T1">Wartość przybliżona</text:span></text:p>
            </office:annotation>
            <text:p>482</text:p>
          </table:table-cell>
          <table:table-cell/>
          <table:table-cell office:value-type="float" office:value="8.6">
            <text:p>8,6</text:p>
          </table:table-cell>
          <table:table-cell table:formula="of:=[.N12]/[.K12]" office:value-type="float" office:value="0.099">
            <text:p>0,099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5.891">
            <text:p>15,89</text:p>
          </table:table-cell>
          <table:table-cell table:formula="of:=IF([.R12]&lt;=12; [.R12]/1.5; [.R12]/3+4)" office:value-type="float" office:value="9.3">
            <text:p>9,30</text:p>
          </table:table-cell>
          <table:table-cell table:formula="of:=6+4" office:value-type="float" office:value="10">
            <text:p>10</text:p>
          </table:table-cell>
          <table:table-cell table:formula="of:=INT([.$L12]*[.U$1]+([.$P12]-[.U$3])*[.U$2]+[.U$8])" office:value-type="float" office:value="32">
            <text:p>32</text:p>
          </table:table-cell>
          <table:table-cell table:formula="of:=INT(([.L12]/[.L$1])*[.V$1]+POWER(([.P12]-[.V$3])/([.P$1]-[.V$3]);[.V$4])*[.V$2]+([.R12]/[.R$1])*[.V$7]+[.V$8])" office:value-type="float" office:value="14">
            <text:p>14</text:p>
          </table:table-cell>
          <table:table-cell table:formula="of:=([.V12]*2-[.U12])/[.U12]" office:value-type="percentage" office:value="-0.13">
            <text:p>-13%</text:p>
          </table:table-cell>
          <table:table-cell table:formula="of:=INT([.$L12]*[.X$1]+([.$P12]-[.X$3])*[.X$2]+IF(([.$P12]&gt;[.X$6]);([.$P12]-[.X$6])*[.X$5];0)+[.X$8])" office:value-type="float" office:value="26">
            <text:p>26</text:p>
          </table:table-cell>
          <table:table-cell table:formula="of:=INT([.$L12]*[.Y$1]+([.$P12]-[.Y$3])*[.Y$2]+IF(([.$P12]&gt;[.Y$6]);([.$P12]-[.Y$6])*[.Y$5];0)+[.Y$8])" office:value-type="float" office:value="9">
            <text:p>9</text:p>
          </table:table-cell>
          <table:table-cell table:formula="of:=([.Y12]-[.X12])/[.X12]" office:value-type="percentage" office:value="-0.65">
            <text:p>-65%</text:p>
          </table:table-cell>
          <table:table-cell office:value-type="string">
            <text:p>low</text:p>
          </table:table-cell>
          <table:table-cell/>
          <table:table-cell table:formula="of:=IF([.K12]&gt;=125;&quot;hi&quot;;IF([.K12]&gt;=100;&quot;mid&quot;;&quot;low&quot;))" office:value-type="string" office:string-value="low">
            <text:p>low</text:p>
          </table:table-cell>
          <table:table-cell table:number-columns-repeated="990"/>
        </table:table-row>
        <table:table-row table:style-name="ro3">
          <table:table-cell table:number-columns-repeated="2"/>
          <table:table-cell office:value-type="string">
            <text:p>TKi3</text:p>
          </table:table-cell>
          <table:table-cell office:value-type="float" office:value="1901">
            <text:p>1901</text:p>
          </table:table-cell>
          <table:table-cell office:value-type="float" office:value="1918">
            <text:p>1918</text:p>
          </table:table-cell>
          <table:table-cell office:value-type="float" office:value="1957">
            <text:p>1957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formula="of:=IF(ISBLANK([.F13]);&quot;&quot;;([.F13]-[.E13])+[.G13]-[.H13]+8-2)" office:value-type="float" office:value="57">
            <text:p>57</text:p>
          </table:table-cell>
          <table:table-cell table:formula="of:=[.G13]-[.H13]" office:value-type="float" office:value="12">
            <text:p>12</text:p>
          </table:table-cell>
          <table:table-cell office:value-type="float" office:value="59">
            <text:p>59</text:p>
          </table:table-cell>
          <table:table-cell office:value-type="float" office:value="345">
            <text:p>345</text:p>
          </table:table-cell>
          <table:table-cell/>
          <table:table-cell office:value-type="float" office:value="8.9">
            <text:p>8,9</text:p>
          </table:table-cell>
          <table:table-cell table:formula="of:=[.N13]/[.K13]" office:value-type="float" office:value="0.151">
            <text:p>0,151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10.7">
            <text:p>10,70</text:p>
          </table:table-cell>
          <table:table-cell table:formula="of:=IF([.R13]&lt;=12; [.R13]/1.5; [.R13]/3+4)" office:value-type="float" office:value="7.13">
            <text:p>7,13</text:p>
          </table:table-cell>
          <table:table-cell office:value-type="float" office:value="7">
            <text:p>7</text:p>
          </table:table-cell>
          <table:table-cell table:formula="of:=INT([.$L13]*[.U$1]+([.$P13]-[.U$3])*[.U$2]+[.U$8])" office:value-type="float" office:value="33">
            <text:p>33</text:p>
          </table:table-cell>
          <table:table-cell table:formula="of:=INT(([.L13]/[.L$1])*[.V$1]+POWER(([.P13]-[.V$3])/([.P$1]-[.V$3]);[.V$4])*[.V$2]+([.R13]/[.R$1])*[.V$7]+[.V$8])" office:value-type="float" office:value="12">
            <text:p>12</text:p>
          </table:table-cell>
          <table:table-cell table:formula="of:=([.V13]*2-[.U13])/[.U13]" office:value-type="percentage" office:value="-0.27">
            <text:p>-27%</text:p>
          </table:table-cell>
          <table:table-cell table:formula="of:=INT([.$L13]*[.X$1]+([.$P13]-[.X$3])*[.X$2]+IF(([.$P13]&gt;[.X$6]);([.$P13]-[.X$6])*[.X$5];0)+[.X$8])" office:value-type="float" office:value="23">
            <text:p>23</text:p>
          </table:table-cell>
          <table:table-cell table:formula="of:=INT([.$L13]*[.Y$1]+([.$P13]-[.Y$3])*[.Y$2]+IF(([.$P13]&gt;[.Y$6]);([.$P13]-[.Y$6])*[.Y$5];0)+[.Y$8])" office:value-type="float" office:value="9">
            <text:p>9</text:p>
          </table:table-cell>
          <table:table-cell table:formula="of:=([.Y13]-[.X13])/[.X13]" office:value-type="percentage" office:value="-0.61">
            <text:p>-61%</text:p>
          </table:table-cell>
          <table:table-cell office:value-type="string">
            <text:p>low</text:p>
          </table:table-cell>
          <table:table-cell/>
          <table:table-cell table:formula="of:=IF([.K13]&gt;=125;&quot;hi&quot;;IF([.K13]&gt;=100;&quot;mid&quot;;&quot;low&quot;))" office:value-type="string" office:string-value="low">
            <text:p>low</text:p>
          </table:table-cell>
          <table:table-cell table:number-columns-repeated="990"/>
        </table:table-row>
        <table:table-row table:style-name="ro3">
          <table:table-cell table:number-columns-repeated="2"/>
          <table:table-cell office:value-type="string">
            <text:p>Tp4</text:p>
          </table:table-cell>
          <table:table-cell office:value-type="float" office:value="1913">
            <text:p>1913</text:p>
          </table:table-cell>
          <table:table-cell office:value-type="float" office:value="1918">
            <text:p>1918</text:p>
          </table:table-cell>
          <table:table-cell office:value-type="float" office:value="1962">
            <text:p>1962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table:formula="of:=IF(ISBLANK([.F14]);&quot;&quot;;([.F14]-[.E14])+[.G14]-[.H14]+8-2)" office:value-type="float" office:value="62">
            <text:p>62</text:p>
          </table:table-cell>
          <table:table-cell table:formula="of:=[.G14]-[.H14]" office:value-type="float" office:value="12">
            <text:p>12</text:p>
          </table:table-cell>
          <table:table-cell table:formula="of:=70+45" office:value-type="float" office:value="115">
            <text:p>115</text:p>
          </table:table-cell>
          <table:table-cell office:value-type="float" office:value="927">
            <text:p>927</text:p>
          </table:table-cell>
          <table:table-cell/>
          <table:table-cell office:value-type="float" office:value="15">
            <text:p>15</text:p>
          </table:table-cell>
          <table:table-cell table:formula="of:=[.N14]/[.K14]" office:value-type="float" office:value="0.13">
            <text:p>0,13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8.29">
            <text:p>18,29</text:p>
          </table:table-cell>
          <table:table-cell table:formula="of:=IF([.R14]&lt;=12; [.R14]/1.5; [.R14]/3+4)" office:value-type="float" office:value="10.1">
            <text:p>10,10</text:p>
          </table:table-cell>
          <table:table-cell table:formula="of:=7+5" office:value-type="float" office:value="12">
            <text:p>12</text:p>
          </table:table-cell>
          <table:table-cell table:formula="of:=INT([.$L14]*[.U$1]+([.$P14]-[.U$3])*[.U$2]+[.U$8])" office:value-type="float" office:value="37">
            <text:p>37</text:p>
          </table:table-cell>
          <table:table-cell table:formula="of:=INT(([.L14]/[.L$1])*[.V$1]+POWER(([.P14]-[.V$3])/([.P$1]-[.V$3]);[.V$4])*[.V$2]+([.R14]/[.R$1])*[.V$7]+[.V$8])" office:value-type="float" office:value="19">
            <text:p>19</text:p>
          </table:table-cell>
          <table:table-cell table:formula="of:=([.V14]*2-[.U14])/[.U14]" office:value-type="percentage" office:value="0.03">
            <text:p>3%</text:p>
          </table:table-cell>
          <table:table-cell table:formula="of:=INT([.$L14]*[.X$1]+([.$P14]-[.X$3])*[.X$2]+IF(([.$P14]&gt;[.X$6]);([.$P14]-[.X$6])*[.X$5];0)+[.X$8])" office:value-type="float" office:value="39">
            <text:p>39</text:p>
          </table:table-cell>
          <table:table-cell table:formula="of:=INT([.$L14]*[.Y$1]+([.$P14]-[.Y$3])*[.Y$2]+IF(([.$P14]&gt;[.Y$6]);([.$P14]-[.Y$6])*[.Y$5];0)+[.Y$8])" office:value-type="float" office:value="9">
            <text:p>9</text:p>
          </table:table-cell>
          <table:table-cell table:formula="of:=([.Y14]-[.X14])/[.X14]" office:value-type="percentage" office:value="-0.77">
            <text:p>-77%</text:p>
          </table:table-cell>
          <table:table-cell office:value-type="string">
            <text:p>low</text:p>
          </table:table-cell>
          <table:table-cell/>
          <table:table-cell table:formula="of:=IF([.K14]&gt;=125;&quot;hi&quot;;IF([.K14]&gt;=100;&quot;mid&quot;;&quot;low&quot;))" office:value-type="string" office:string-value="mid">
            <text:p>mid</text:p>
          </table:table-cell>
          <table:table-cell table:number-columns-repeated="990"/>
        </table:table-row>
        <table:table-row table:style-name="ro3">
          <table:table-cell table:number-columns-repeated="2"/>
          <table:table-cell office:value-type="string">
            <text:p>Ok1</text:p>
          </table:table-cell>
          <table:table-cell office:value-type="float" office:value="1906">
            <text:p>1906</text:p>
          </table:table-cell>
          <table:table-cell office:value-type="float" office:value="1918">
            <text:p>1918</text:p>
          </table:table-cell>
          <table:table-cell office:value-type="float" office:value="1966">
            <text:p>1966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IF(ISBLANK([.F15]);&quot;&quot;;([.F15]-[.E15])+[.G15]-[.H15]+8-2)" office:value-type="float" office:value="62">
            <text:p>62</text:p>
          </table:table-cell>
          <table:table-cell table:formula="of:=[.G15]-[.H15]" office:value-type="float" office:value="8">
            <text:p>8</text:p>
          </table:table-cell>
          <table:table-cell table:formula="of:=78+45" office:value-type="float" office:value="123">
            <text:p>123</text:p>
          </table:table-cell>
          <table:table-cell office:value-type="float" office:value="662">
            <text:p>662</text:p>
          </table:table-cell>
          <table:table-cell office:value-type="float" office:value="123">
            <text:p>123</text:p>
          </table:table-cell>
          <table:table-cell table:formula="of:=[.M15]/9.81" office:value-type="float" office:value="12.538">
            <text:p>12,538</text:p>
          </table:table-cell>
          <table:table-cell table:formula="of:=[.N15]/[.K15]" office:value-type="float" office:value="0.102">
            <text:p>0,10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8.59">
            <text:p>18,59</text:p>
          </table:table-cell>
          <table:table-cell table:formula="of:=IF([.R15]&lt;=12; [.R15]/1.5; [.R15]/3+4)" office:value-type="float" office:value="10.2">
            <text:p>10,20</text:p>
          </table:table-cell>
          <table:table-cell table:formula="of:=7+5" office:value-type="float" office:value="12">
            <text:p>12</text:p>
          </table:table-cell>
          <table:table-cell table:formula="of:=INT([.$L15]*[.U$1]+([.$P15]-[.U$3])*[.U$2]+[.U$8])" office:value-type="float" office:value="63">
            <text:p>63</text:p>
          </table:table-cell>
          <table:table-cell table:formula="of:=INT(([.L15]/[.L$1])*[.V$1]+POWER(([.P15]-[.V$3])/([.P$1]-[.V$3]);[.V$4])*[.V$2]+([.R15]/[.R$1])*[.V$7]+[.V$8])" office:value-type="float" office:value="33">
            <text:p>33</text:p>
          </table:table-cell>
          <table:table-cell table:formula="of:=([.V15]*2-[.U15])/[.U15]" office:value-type="percentage" office:value="0.05">
            <text:p>5%</text:p>
          </table:table-cell>
          <table:table-cell table:formula="of:=INT([.$L15]*[.X$1]+([.$P15]-[.X$3])*[.X$2]+IF(([.$P15]&gt;[.X$6]);([.$P15]-[.X$6])*[.X$5];0)+[.X$8])" office:value-type="float" office:value="34">
            <text:p>34</text:p>
          </table:table-cell>
          <table:table-cell table:formula="of:=INT([.$L15]*[.Y$1]+([.$P15]-[.Y$3])*[.Y$2]+IF(([.$P15]&gt;[.Y$6]);([.$P15]-[.Y$6])*[.Y$5];0)+[.Y$8])" office:value-type="float" office:value="11">
            <text:p>11</text:p>
          </table:table-cell>
          <table:table-cell table:formula="of:=([.Y15]-[.X15])/[.X15]" office:value-type="percentage" office:value="-0.68">
            <text:p>-68%</text:p>
          </table:table-cell>
          <table:table-cell office:value-type="string">
            <text:p>mid</text:p>
          </table:table-cell>
          <table:table-cell/>
          <table:table-cell table:formula="of:=IF([.K15]&gt;=125;&quot;hi&quot;;IF([.K15]&gt;=100;&quot;mid&quot;;&quot;low&quot;))" office:value-type="string" office:string-value="mid">
            <text:p>mid</text:p>
          </table:table-cell>
          <table:table-cell office:value-type="string">
            <text:p>Y</text:p>
          </table:table-cell>
          <table:table-cell table:number-columns-repeated="989"/>
        </table:table-row>
        <table:table-row table:style-name="ro3">
          <table:table-cell table:number-columns-repeated="2"/>
          <table:table-cell office:value-type="string">
            <text:p>Ty23</text:p>
          </table:table-cell>
          <table:table-cell/>
          <table:table-cell office:value-type="float" office:value="1923">
            <text:p>1923</text:p>
          </table:table-cell>
          <table:table-cell office:value-type="float" office:value="1969">
            <text:p>1969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formula="of:=IF(ISBLANK([.F16]);&quot;&quot;;([.F16]-[.E16])+[.G16]-[.H16]+8-2)" office:value-type="float" office:value="62">
            <text:p>62</text:p>
          </table:table-cell>
          <table:table-cell table:formula="of:=[.G16]-[.H16]" office:value-type="float" office:value="10">
            <text:p>10</text:p>
          </table:table-cell>
          <table:table-cell table:formula="of:=95+54" office:value-type="float" office:value="149">
            <text:p>149</text:p>
          </table:table-cell>
          <table:table-cell office:value-type="float" office:value="976">
            <text:p>976</text:p>
          </table:table-cell>
          <table:table-cell/>
          <table:table-cell office:value-type="float" office:value="21">
            <text:p>21</text:p>
          </table:table-cell>
          <table:table-cell table:formula="of:=[.N16]/[.K16]" office:value-type="float" office:value="0.141">
            <text:p>0,14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0.06">
            <text:p>20,06</text:p>
          </table:table-cell>
          <table:table-cell table:formula="of:=IF([.R16]&lt;=12; [.R16]/1.5; [.R16]/3+4)" office:value-type="float" office:value="10.69">
            <text:p>10,69</text:p>
          </table:table-cell>
          <table:table-cell table:formula="of:=8+5" office:value-type="float" office:value="13">
            <text:p>13</text:p>
          </table:table-cell>
          <table:table-cell table:formula="of:=INT([.$L16]*[.U$1]+([.$P16]-[.U$3])*[.U$2]+[.U$8])" office:value-type="float" office:value="41">
            <text:p>41</text:p>
          </table:table-cell>
          <table:table-cell table:formula="of:=INT(([.L16]/[.L$1])*[.V$1]+POWER(([.P16]-[.V$3])/([.P$1]-[.V$3]);[.V$4])*[.V$2]+([.R16]/[.R$1])*[.V$7]+[.V$8])" office:value-type="float" office:value="22">
            <text:p>22</text:p>
          </table:table-cell>
          <table:table-cell table:formula="of:=([.V16]*2-[.U16])/[.U16]" office:value-type="percentage" office:value="0.07">
            <text:p>7%</text:p>
          </table:table-cell>
          <table:table-cell table:formula="of:=INT([.$L16]*[.X$1]+([.$P16]-[.X$3])*[.X$2]+IF(([.$P16]&gt;[.X$6]);([.$P16]-[.X$6])*[.X$5];0)+[.X$8])" office:value-type="float" office:value="41">
            <text:p>41</text:p>
          </table:table-cell>
          <table:table-cell table:formula="of:=INT([.$L16]*[.Y$1]+([.$P16]-[.Y$3])*[.Y$2]+IF(([.$P16]&gt;[.Y$6]);([.$P16]-[.Y$6])*[.Y$5];0)+[.Y$8])" office:value-type="float" office:value="9">
            <text:p>9</text:p>
          </table:table-cell>
          <table:table-cell table:formula="of:=([.Y16]-[.X16])/[.X16]" office:value-type="percentage" office:value="-0.78">
            <text:p>-78%</text:p>
          </table:table-cell>
          <table:table-cell office:value-type="string">
            <text:p>low</text:p>
          </table:table-cell>
          <table:table-cell/>
          <table:table-cell table:formula="of:=IF([.K16]&gt;=125;&quot;hi&quot;;IF([.K16]&gt;=100;&quot;mid&quot;;&quot;low&quot;))" office:value-type="string" office:string-value="hi">
            <text:p>hi</text:p>
          </table:table-cell>
          <table:table-cell office:value-type="string">
            <text:p>Y</text:p>
          </table:table-cell>
          <table:table-cell table:number-columns-repeated="989"/>
        </table:table-row>
        <table:table-row table:style-name="ro3">
          <table:table-cell table:number-columns-repeated="2"/>
          <table:table-cell office:value-type="string">
            <text:p>OKl27</text:p>
          </table:table-cell>
          <table:table-cell/>
          <table:table-cell office:value-type="float" office:value="1927">
            <text:p>1927</text:p>
          </table:table-cell>
          <table:table-cell office:value-type="float" office:value="1971">
            <text:p>1971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IF(ISBLANK([.F17]);&quot;&quot;;([.F17]-[.E17])+[.G17]-[.H17]+8-2)" office:value-type="float" office:value="58">
            <text:p>58</text:p>
          </table:table-cell>
          <table:table-cell table:formula="of:=[.G17]-[.H17]" office:value-type="float" office:value="8">
            <text:p>8</text:p>
          </table:table-cell>
          <table:table-cell office:value-type="float" office:value="81">
            <text:p>81</text:p>
          </table:table-cell>
          <table:table-cell office:value-type="float" office:value="684">
            <text:p>684</text:p>
          </table:table-cell>
          <table:table-cell/>
          <table:table-cell office:value-type="float" office:value="13">
            <text:p>13</text:p>
          </table:table-cell>
          <table:table-cell table:formula="of:=[.N17]/[.K17]" office:value-type="float" office:value="0.16">
            <text:p>0,16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2.86">
            <text:p>12,86</text:p>
          </table:table-cell>
          <table:table-cell table:formula="of:=IF([.R17]&lt;=12; [.R17]/1.5; [.R17]/3+4)" office:value-type="float" office:value="8.29">
            <text:p>8,29</text:p>
          </table:table-cell>
          <table:table-cell office:value-type="float" office:value="8">
            <text:p>8</text:p>
          </table:table-cell>
          <table:table-cell table:formula="of:=INT([.$L17]*[.U$1]+([.$P17]-[.U$3])*[.U$2]+[.U$8])" office:value-type="float" office:value="50">
            <text:p>50</text:p>
          </table:table-cell>
          <table:table-cell table:formula="of:=INT(([.L17]/[.L$1])*[.V$1]+POWER(([.P17]-[.V$3])/([.P$1]-[.V$3]);[.V$4])*[.V$2]+([.R17]/[.R$1])*[.V$7]+[.V$8])" office:value-type="float" office:value="23">
            <text:p>23</text:p>
          </table:table-cell>
          <table:table-cell table:formula="of:=([.V17]*2-[.U17])/[.U17]" office:value-type="percentage" office:value="-0.08">
            <text:p>-8%</text:p>
          </table:table-cell>
          <table:table-cell table:formula="of:=INT([.$L17]*[.X$1]+([.$P17]-[.X$3])*[.X$2]+IF(([.$P17]&gt;[.X$6]);([.$P17]-[.X$6])*[.X$5];0)+[.X$8])" office:value-type="float" office:value="34">
            <text:p>34</text:p>
          </table:table-cell>
          <table:table-cell table:formula="of:=INT([.$L17]*[.Y$1]+([.$P17]-[.Y$3])*[.Y$2]+IF(([.$P17]&gt;[.Y$6]);([.$P17]-[.Y$6])*[.Y$5];0)+[.Y$8])" office:value-type="float" office:value="10">
            <text:p>10</text:p>
          </table:table-cell>
          <table:table-cell table:formula="of:=([.Y17]-[.X17])/[.X17]" office:value-type="percentage" office:value="-0.71">
            <text:p>-71%</text:p>
          </table:table-cell>
          <table:table-cell office:value-type="string">
            <text:p>mid</text:p>
          </table:table-cell>
          <table:table-cell/>
          <table:table-cell table:formula="of:=IF([.K17]&gt;=125;&quot;hi&quot;;IF([.K17]&gt;=100;&quot;mid&quot;;&quot;low&quot;))" office:value-type="string" office:string-value="low">
            <text:p>low</text:p>
          </table:table-cell>
          <table:table-cell table:number-columns-repeated="990"/>
        </table:table-row>
        <table:table-row table:style-name="ro3">
          <table:table-cell table:number-columns-repeated="2"/>
          <table:table-cell office:value-type="string">
            <text:p>Pt31</text:p>
          </table:table-cell>
          <table:table-cell/>
          <table:table-cell office:value-type="float" office:value="1931">
            <text:p>1931</text:p>
          </table:table-cell>
          <table:table-cell office:value-type="float" office:value="1974">
            <text:p>1974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IF(ISBLANK([.F18]);&quot;&quot;;([.F18]-[.E18])+[.G18]-[.H18]+8-2)" office:value-type="float" office:value="57">
            <text:p>57</text:p>
          </table:table-cell>
          <table:table-cell table:formula="of:=[.G18]-[.H18]" office:value-type="float" office:value="8">
            <text:p>8</text:p>
          </table:table-cell>
          <table:table-cell table:formula="of:=106+67" office:value-type="float" office:value="173">
            <text:p>173</text:p>
          </table:table-cell>
          <table:table-cell office:value-type="float" office:value="1471">
            <text:p>1471</text:p>
          </table:table-cell>
          <table:table-cell office:value-type="float" office:value="135">
            <text:p>135</text:p>
          </table:table-cell>
          <table:table-cell table:formula="of:=[.M18]/9.81" office:value-type="float" office:value="13.761">
            <text:p>13,761</text:p>
          </table:table-cell>
          <table:table-cell table:formula="of:=[.N18]/[.K18]" office:value-type="float" office:value="0.08">
            <text:p>0,08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23.9">
            <text:p>23,90</text:p>
          </table:table-cell>
          <table:table-cell table:formula="of:=IF([.R18]&lt;=12; [.R18]/1.5; [.R18]/3+4)" office:value-type="float" office:value="11.97">
            <text:p>11,97</text:p>
          </table:table-cell>
          <table:table-cell table:formula="of:=8+7" office:value-type="float" office:value="15">
            <text:p>15</text:p>
          </table:table-cell>
          <table:table-cell table:formula="of:=INT([.$L18]*[.U$1]+([.$P18]-[.U$3])*[.U$2]+[.U$8])" office:value-type="float" office:value="85">
            <text:p>85</text:p>
          </table:table-cell>
          <table:table-cell table:formula="of:=INT(([.L18]/[.L$1])*[.V$1]+POWER(([.P18]-[.V$3])/([.P$1]-[.V$3]);[.V$4])*[.V$2]+([.R18]/[.R$1])*[.V$7]+[.V$8])" office:value-type="float" office:value="50">
            <text:p>50</text:p>
          </table:table-cell>
          <table:table-cell table:formula="of:=([.V18]*2-[.U18])/[.U18]" office:value-type="percentage" office:value="0.18">
            <text:p>18%</text:p>
          </table:table-cell>
          <table:table-cell table:formula="of:=INT([.$L18]*[.X$1]+([.$P18]-[.X$3])*[.X$2]+IF(([.$P18]&gt;[.X$6]);([.$P18]-[.X$6])*[.X$5];0)+[.X$8])" office:value-type="float" office:value="61">
            <text:p>61</text:p>
          </table:table-cell>
          <table:table-cell table:formula="of:=INT([.$L18]*[.Y$1]+([.$P18]-[.Y$3])*[.Y$2]+IF(([.$P18]&gt;[.Y$6]);([.$P18]-[.Y$6])*[.Y$5];0)+[.Y$8])" office:value-type="float" office:value="14">
            <text:p>14</text:p>
          </table:table-cell>
          <table:table-cell table:formula="of:=([.Y18]-[.X18])/[.X18]" office:value-type="percentage" office:value="-0.77">
            <text:p>-77%</text:p>
          </table:table-cell>
          <table:table-cell office:value-type="string">
            <text:p>hi</text:p>
          </table:table-cell>
          <table:table-cell/>
          <table:table-cell table:formula="of:=IF([.K18]&gt;=125;&quot;hi&quot;;IF([.K18]&gt;=100;&quot;mid&quot;;&quot;low&quot;))" office:value-type="string" office:string-value="hi">
            <text:p>hi</text:p>
          </table:table-cell>
          <table:table-cell table:number-columns-repeated="990"/>
        </table:table-row>
        <table:table-row table:style-name="ro3">
          <table:table-cell table:number-columns-repeated="2"/>
          <table:table-cell office:value-type="string">
            <text:p>OKz32</text:p>
          </table:table-cell>
          <table:table-cell/>
          <table:table-cell office:value-type="float" office:value="1932">
            <text:p>1932</text:p>
          </table:table-cell>
          <table:table-cell office:value-type="float" office:value="1975">
            <text:p>1975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IF(ISBLANK([.F19]);&quot;&quot;;([.F19]-[.E19])+[.G19]-[.H19]+8-2)" office:value-type="float" office:value="59">
            <text:p>59</text:p>
          </table:table-cell>
          <table:table-cell table:formula="of:=[.G19]-[.H19]" office:value-type="float" office:value="10">
            <text:p>10</text:p>
          </table:table-cell>
          <table:table-cell office:value-type="float" office:value="118">
            <text:p>118</text:p>
          </table:table-cell>
          <table:table-cell office:value-type="float" office:value="1380">
            <text:p>1380</text:p>
          </table:table-cell>
          <table:table-cell office:value-type="float" office:value="172">
            <text:p>172</text:p>
          </table:table-cell>
          <table:table-cell table:formula="of:=[.M19]/9.81" office:value-type="float" office:value="17.533">
            <text:p>17,533</text:p>
          </table:table-cell>
          <table:table-cell table:formula="of:=[.N19]/[.K19]" office:value-type="float" office:value="0.149">
            <text:p>0,149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15.32">
            <text:p>15,32</text:p>
          </table:table-cell>
          <table:table-cell table:formula="of:=IF([.R19]&lt;=12; [.R19]/1.5; [.R19]/3+4)" office:value-type="float" office:value="9.11">
            <text:p>9,11</text:p>
          </table:table-cell>
          <table:table-cell office:value-type="float" office:value="9">
            <text:p>9</text:p>
          </table:table-cell>
          <table:table-cell table:formula="of:=INT([.$L19]*[.U$1]+([.$P19]-[.U$3])*[.U$2]+[.U$8])" office:value-type="float" office:value="59">
            <text:p>59</text:p>
          </table:table-cell>
          <table:table-cell table:formula="of:=INT(([.L19]/[.L$1])*[.V$1]+POWER(([.P19]-[.V$3])/([.P$1]-[.V$3]);[.V$4])*[.V$2]+([.R19]/[.R$1])*[.V$7]+[.V$8])" office:value-type="float" office:value="30">
            <text:p>30</text:p>
          </table:table-cell>
          <table:table-cell table:formula="of:=([.V19]*2-[.U19])/[.U19]" office:value-type="percentage" office:value="0.02">
            <text:p>2%</text:p>
          </table:table-cell>
          <table:table-cell table:formula="of:=INT([.$L19]*[.X$1]+([.$P19]-[.X$3])*[.X$2]+IF(([.$P19]&gt;[.X$6]);([.$P19]-[.X$6])*[.X$5];0)+[.X$8])" office:value-type="float" office:value="54">
            <text:p>54</text:p>
          </table:table-cell>
          <table:table-cell table:formula="of:=INT([.$L19]*[.Y$1]+([.$P19]-[.Y$3])*[.Y$2]+IF(([.$P19]&gt;[.Y$6]);([.$P19]-[.Y$6])*[.Y$5];0)+[.Y$8])" office:value-type="float" office:value="10">
            <text:p>10</text:p>
          </table:table-cell>
          <table:table-cell table:formula="of:=([.Y19]-[.X19])/[.X19]" office:value-type="percentage" office:value="-0.81">
            <text:p>-81%</text:p>
          </table:table-cell>
          <table:table-cell office:value-type="string">
            <text:p>mid</text:p>
          </table:table-cell>
          <table:table-cell/>
          <table:table-cell table:formula="of:=IF([.K19]&gt;=125;&quot;hi&quot;;IF([.K19]&gt;=100;&quot;mid&quot;;&quot;low&quot;))" office:value-type="string" office:string-value="mid">
            <text:p>mid</text:p>
          </table:table-cell>
          <table:table-cell table:number-columns-repeated="990"/>
        </table:table-row>
        <table:table-row table:style-name="ro3">
          <table:table-cell table:style-name="ce34"/>
          <table:table-cell table:style-name="ce37"/>
          <table:table-cell table:style-name="ce45" office:value-type="string">
            <text:p>Pm36</text:p>
          </table:table-cell>
          <table:table-cell table:style-name="ce34"/>
          <table:table-cell table:style-name="ce34" office:value-type="float" office:value="1936">
            <text:p>1936</text:p>
          </table:table-cell>
          <table:table-cell table:style-name="ce34" office:value-type="float" office:value="1966">
            <text:p>1966</text:p>
          </table:table-cell>
          <table:table-cell table:style-name="ce34" office:value-type="float" office:value="20">
            <text:p>20</text:p>
          </table:table-cell>
          <table:table-cell table:style-name="ce34" office:value-type="float" office:value="12">
            <text:p>12</text:p>
          </table:table-cell>
          <table:table-cell table:style-name="ce48" table:formula="of:=IF(ISBLANK([.F20]);&quot;&quot;;([.F20]-[.E20])+[.G20]-[.H20]+8-2)" office:value-type="float" office:value="44">
            <text:p>44</text:p>
          </table:table-cell>
          <table:table-cell table:style-name="ce48" table:formula="of:=[.G20]-[.H20]" office:value-type="float" office:value="8">
            <text:p>8</text:p>
          </table:table-cell>
          <table:table-cell table:style-name="ce34" table:formula="of:=94+72" office:value-type="float" office:value="166">
            <text:p>166</text:p>
          </table:table-cell>
          <table:table-cell table:style-name="ce34" office:value-type="float" office:value="1323">
            <text:p>1323</text:p>
          </table:table-cell>
          <table:table-cell table:style-name="ce34"/>
          <table:table-cell table:style-name="ce34" office:value-type="float" office:value="12.8">
            <text:p>12,8</text:p>
          </table:table-cell>
          <table:table-cell table:style-name="ce52" table:formula="of:=[.N20]/[.K20]" office:value-type="float" office:value="0.077">
            <text:p>0,077</text:p>
          </table:table-cell>
          <table:table-cell table:style-name="ce34" office:value-type="float" office:value="140">
            <text:p>140</text:p>
          </table:table-cell>
          <table:table-cell table:style-name="ce34" office:value-type="float" office:value="0">
            <text:p>0</text:p>
          </table:table-cell>
          <table:table-cell table:style-name="ce55" office:value-type="float" office:value="23.8">
            <text:p>23,80</text:p>
          </table:table-cell>
          <table:table-cell table:style-name="ce55" table:formula="of:=IF([.R20]&lt;=12; [.R20]/1.5; [.R20]/3+4)" office:value-type="float" office:value="11.93">
            <text:p>11,93</text:p>
          </table:table-cell>
          <table:table-cell table:style-name="ce34" office:value-type="float" office:value="15">
            <text:p>15</text:p>
          </table:table-cell>
          <table:table-cell table:style-name="ce48" table:formula="of:=INT([.$L20]*[.U$1]+([.$P20]-[.U$3])*[.U$2]+[.U$8])" office:value-type="float" office:value="103">
            <text:p>103</text:p>
          </table:table-cell>
          <table:table-cell table:style-name="ce59" table:formula="of:=INT(([.L20]/[.L$1])*[.V$1]+POWER(([.P20]-[.V$3])/([.P$1]-[.V$3]);[.V$4])*[.V$2]+([.R20]/[.R$1])*[.V$7]+[.V$8])" office:value-type="float" office:value="65">
            <text:p>65</text:p>
          </table:table-cell>
          <table:table-cell table:style-name="ce61" table:formula="of:=([.V20]*2-[.U20])/[.U20]" office:value-type="percentage" office:value="0.26">
            <text:p>26%</text:p>
          </table:table-cell>
          <table:table-cell table:style-name="ce48" table:formula="of:=INT([.$L20]*[.X$1]+([.$P20]-[.X$3])*[.X$2]+IF(([.$P20]&gt;[.X$6]);([.$P20]-[.X$6])*[.X$5];0)+[.X$8])" office:value-type="float" office:value="64">
            <text:p>64</text:p>
          </table:table-cell>
          <table:table-cell table:style-name="ce48" table:formula="of:=INT([.$L20]*[.Y$1]+([.$P20]-[.Y$3])*[.Y$2]+IF(([.$P20]&gt;[.Y$6]);([.$P20]-[.Y$6])*[.Y$5];0)+[.Y$8])" office:value-type="float" office:value="21">
            <text:p>21</text:p>
          </table:table-cell>
          <table:table-cell table:style-name="ce61" table:formula="of:=([.Y20]-[.X20])/[.X20]" office:value-type="percentage" office:value="-0.67">
            <text:p>-67%</text:p>
          </table:table-cell>
          <table:table-cell table:style-name="ce93" office:value-type="string">
            <text:p>hi</text:p>
          </table:table-cell>
          <table:table-cell table:style-name="ce93"/>
          <table:table-cell table:style-name="ce93" table:formula="of:=IF([.K20]&gt;=125;&quot;hi&quot;;IF([.K20]&gt;=100;&quot;mid&quot;;&quot;low&quot;))" office:value-type="string" office:string-value="hi">
            <text:p>hi</text:p>
          </table:table-cell>
          <table:table-cell table:style-name="ce94"/>
          <table:table-cell table:style-name="ce34" table:number-columns-repeated="989"/>
        </table:table-row>
        <table:table-row table:style-name="ro3">
          <table:table-cell table:number-columns-repeated="2"/>
          <table:table-cell office:value-type="string">
            <text:p>Ty37</text:p>
          </table:table-cell>
          <table:table-cell/>
          <table:table-cell office:value-type="float" office:value="1937">
            <text:p>1937</text:p>
          </table:table-cell>
          <table:table-cell office:value-type="float" office:value="1978">
            <text:p>1978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table:formula="of:=IF(ISBLANK([.F21]);&quot;&quot;;([.F21]-[.E21])+[.G21]-[.H21]+8-2)" office:value-type="float" office:value="60">
            <text:p>60</text:p>
          </table:table-cell>
          <table:table-cell table:formula="of:=[.G21]-[.H21]" office:value-type="float" office:value="13">
            <text:p>13</text:p>
          </table:table-cell>
          <table:table-cell table:formula="of:=99+54" office:value-type="float" office:value="153">
            <text:p>153</text:p>
          </table:table-cell>
          <table:table-cell office:value-type="float" office:value="1264">
            <text:p>1264</text:p>
          </table:table-cell>
          <table:table-cell/>
          <table:table-cell office:value-type="float" office:value="21">
            <text:p>21</text:p>
          </table:table-cell>
          <table:table-cell table:formula="of:=[.N21]/[.K21]" office:value-type="float" office:value="0.137">
            <text:p>0,137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20.5">
            <text:p>20,50</text:p>
          </table:table-cell>
          <table:table-cell table:formula="of:=IF([.R21]&lt;=12; [.R21]/1.5; [.R21]/3+4)" office:value-type="float" office:value="10.83">
            <text:p>10,83</text:p>
          </table:table-cell>
          <table:table-cell office:value-type="float" office:value="13">
            <text:p>13</text:p>
          </table:table-cell>
          <table:table-cell table:formula="of:=INT([.$L21]*[.U$1]+([.$P21]-[.U$3])*[.U$2]+[.U$8])" office:value-type="float" office:value="57">
            <text:p>57</text:p>
          </table:table-cell>
          <table:table-cell table:formula="of:=INT(([.L21]/[.L$1])*[.V$1]+POWER(([.P21]-[.V$3])/([.P$1]-[.V$3]);[.V$4])*[.V$2]+([.R21]/[.R$1])*[.V$7]+[.V$8])" office:value-type="float" office:value="30">
            <text:p>30</text:p>
          </table:table-cell>
          <table:table-cell table:formula="of:=([.V21]*2-[.U21])/[.U21]" office:value-type="percentage" office:value="0.05">
            <text:p>5%</text:p>
          </table:table-cell>
          <table:table-cell table:formula="of:=INT([.$L21]*[.X$1]+([.$P21]-[.X$3])*[.X$2]+IF(([.$P21]&gt;[.X$6]);([.$P21]-[.X$6])*[.X$5];0)+[.X$8])" office:value-type="float" office:value="51">
            <text:p>51</text:p>
          </table:table-cell>
          <table:table-cell table:formula="of:=INT([.$L21]*[.Y$1]+([.$P21]-[.Y$3])*[.Y$2]+IF(([.$P21]&gt;[.Y$6]);([.$P21]-[.Y$6])*[.Y$5];0)+[.Y$8])" office:value-type="float" office:value="10">
            <text:p>10</text:p>
          </table:table-cell>
          <table:table-cell table:formula="of:=([.Y21]-[.X21])/[.X21]" office:value-type="percentage" office:value="-0.8">
            <text:p>-80%</text:p>
          </table:table-cell>
          <table:table-cell office:value-type="string">
            <text:p>low</text:p>
          </table:table-cell>
          <table:table-cell/>
          <table:table-cell table:formula="of:=IF([.K21]&gt;=125;&quot;hi&quot;;IF([.K21]&gt;=100;&quot;mid&quot;;&quot;low&quot;))" office:value-type="string" office:string-value="hi">
            <text:p>hi</text:p>
          </table:table-cell>
          <table:table-cell table:number-columns-repeated="990"/>
        </table:table-row>
        <table:table-row table:style-name="ro3">
          <table:table-cell table:number-columns-repeated="2"/>
          <table:table-cell office:value-type="string">
            <text:p>Ty2</text:p>
          </table:table-cell>
          <table:table-cell/>
          <table:table-cell office:value-type="float" office:value="1942">
            <text:p>1942</text:p>
          </table:table-cell>
          <table:table-cell office:value-type="float" office:value="1988">
            <text:p>1988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table:formula="of:=IF(ISBLANK([.F22]);&quot;&quot;;([.F22]-[.E22])+[.G22]-[.H22]+8-2)" office:value-type="float" office:value="68">
            <text:p>68</text:p>
          </table:table-cell>
          <table:table-cell table:formula="of:=[.G22]-[.H22]" office:value-type="float" office:value="16">
            <text:p>16</text:p>
          </table:table-cell>
          <table:table-cell table:formula="of:=86+61" office:value-type="float" office:value="147">
            <text:p>147</text:p>
          </table:table-cell>
          <table:table-cell office:value-type="float" office:value="1200">
            <text:p>1200</text:p>
          </table:table-cell>
          <table:table-cell/>
          <table:table-cell office:value-type="float" office:value="16.3">
            <text:p>16,3</text:p>
          </table:table-cell>
          <table:table-cell table:formula="of:=[.N22]/[.K22]" office:value-type="float" office:value="0.111">
            <text:p>0,11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2.97">
            <text:p>22,97</text:p>
          </table:table-cell>
          <table:table-cell table:formula="of:=IF([.R22]&lt;=12; [.R22]/1.5; [.R22]/3+4)" office:value-type="float" office:value="11.66">
            <text:p>11,66</text:p>
          </table:table-cell>
          <table:table-cell table:formula="of:=8+7" office:value-type="float" office:value="15">
            <text:p>15</text:p>
          </table:table-cell>
          <table:table-cell table:formula="of:=INT([.$L22]*[.U$1]+([.$P22]-[.U$3])*[.U$2]+[.U$8])" office:value-type="float" office:value="59">
            <text:p>59</text:p>
          </table:table-cell>
          <table:table-cell table:formula="of:=INT(([.L22]/[.L$1])*[.V$1]+POWER(([.P22]-[.V$3])/([.P$1]-[.V$3]);[.V$4])*[.V$2]+([.R22]/[.R$1])*[.V$7]+[.V$8])" office:value-type="float" office:value="32">
            <text:p>32</text:p>
          </table:table-cell>
          <table:table-cell table:formula="of:=([.V22]*2-[.U22])/[.U22]" office:value-type="percentage" office:value="0.08">
            <text:p>8%</text:p>
          </table:table-cell>
          <table:table-cell table:formula="of:=INT([.$L22]*[.X$1]+([.$P22]-[.X$3])*[.X$2]+IF(([.$P22]&gt;[.X$6]);([.$P22]-[.X$6])*[.X$5];0)+[.X$8])" office:value-type="float" office:value="49">
            <text:p>49</text:p>
          </table:table-cell>
          <table:table-cell table:formula="of:=INT([.$L22]*[.Y$1]+([.$P22]-[.Y$3])*[.Y$2]+IF(([.$P22]&gt;[.Y$6]);([.$P22]-[.Y$6])*[.Y$5];0)+[.Y$8])" office:value-type="float" office:value="10">
            <text:p>10</text:p>
          </table:table-cell>
          <table:table-cell table:formula="of:=([.Y22]-[.X22])/[.X22]" office:value-type="percentage" office:value="-0.8">
            <text:p>-80%</text:p>
          </table:table-cell>
          <table:table-cell office:value-type="string">
            <text:p>mid</text:p>
          </table:table-cell>
          <table:table-cell/>
          <table:table-cell table:formula="of:=IF([.K22]&gt;=125;&quot;hi&quot;;IF([.K22]&gt;=100;&quot;mid&quot;;&quot;low&quot;))" office:value-type="string" office:string-value="hi">
            <text:p>hi</text:p>
          </table:table-cell>
          <table:table-cell office:value-type="string">
            <text:p>Y</text:p>
          </table:table-cell>
          <table:table-cell table:number-columns-repeated="989"/>
        </table:table-row>
        <table:table-row table:style-name="ro3">
          <table:table-cell table:number-columns-repeated="2"/>
          <table:table-cell office:value-type="string">
            <text:p>Pt47</text:p>
          </table:table-cell>
          <table:table-cell/>
          <table:table-cell office:value-type="float" office:value="1947">
            <text:p>1947</text:p>
          </table:table-cell>
          <table:table-cell office:value-type="float" office:value="1989">
            <text:p>1989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IF(ISBLANK([.F23]);&quot;&quot;;([.F23]-[.E23])+[.G23]-[.H23]+8-2)" office:value-type="float" office:value="64">
            <text:p>64</text:p>
          </table:table-cell>
          <table:table-cell table:formula="of:=[.G23]-[.H23]" office:value-type="float" office:value="16">
            <text:p>16</text:p>
          </table:table-cell>
          <table:table-cell table:formula="of:=103+72" office:value-type="float" office:value="175">
            <text:p>175</text:p>
          </table:table-cell>
          <table:table-cell office:value-type="float" office:value="1471">
            <text:p>1471</text:p>
          </table:table-cell>
          <table:table-cell office:value-type="float" office:value="135">
            <text:p>135</text:p>
          </table:table-cell>
          <table:table-cell table:formula="of:=[.M23]/9.81" office:value-type="float" office:value="13.761">
            <text:p>13,761</text:p>
          </table:table-cell>
          <table:table-cell table:formula="of:=[.N23]/[.K23]" office:value-type="float" office:value="0.079">
            <text:p>0,079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23.83">
            <text:p>23,83</text:p>
          </table:table-cell>
          <table:table-cell table:formula="of:=IF([.R23]&lt;=12; [.R23]/1.5; [.R23]/3+4)" office:value-type="float" office:value="11.94">
            <text:p>11,94</text:p>
          </table:table-cell>
          <table:table-cell table:formula="of:=8+7" office:value-type="float" office:value="15">
            <text:p>15</text:p>
          </table:table-cell>
          <table:table-cell table:formula="of:=INT([.$L23]*[.U$1]+([.$P23]-[.U$3])*[.U$2]+[.U$8])" office:value-type="float" office:value="92">
            <text:p>92</text:p>
          </table:table-cell>
          <table:table-cell table:formula="of:=INT(([.L23]/[.L$1])*[.V$1]+POWER(([.P23]-[.V$3])/([.P$1]-[.V$3]);[.V$4])*[.V$2]+([.R23]/[.R$1])*[.V$7]+[.V$8])" office:value-type="float" office:value="55">
            <text:p>55</text:p>
          </table:table-cell>
          <table:table-cell table:formula="of:=([.V23]*2-[.U23])/[.U23]" office:value-type="percentage" office:value="0.2">
            <text:p>20%</text:p>
          </table:table-cell>
          <table:table-cell table:formula="of:=INT([.$L23]*[.X$1]+([.$P23]-[.X$3])*[.X$2]+IF(([.$P23]&gt;[.X$6]);([.$P23]-[.X$6])*[.X$5];0)+[.X$8])" office:value-type="float" office:value="63">
            <text:p>63</text:p>
          </table:table-cell>
          <table:table-cell table:formula="of:=INT([.$L23]*[.Y$1]+([.$P23]-[.Y$3])*[.Y$2]+IF(([.$P23]&gt;[.Y$6]);([.$P23]-[.Y$6])*[.Y$5];0)+[.Y$8])" office:value-type="float" office:value="16">
            <text:p>16</text:p>
          </table:table-cell>
          <table:table-cell table:formula="of:=([.Y23]-[.X23])/[.X23]" office:value-type="percentage" office:value="-0.75">
            <text:p>-75%</text:p>
          </table:table-cell>
          <table:table-cell office:value-type="string">
            <text:p>hi</text:p>
          </table:table-cell>
          <table:table-cell/>
          <table:table-cell table:formula="of:=IF([.K23]&gt;=125;&quot;hi&quot;;IF([.K23]&gt;=100;&quot;mid&quot;;&quot;low&quot;))" office:value-type="string" office:string-value="hi">
            <text:p>hi</text:p>
          </table:table-cell>
          <table:table-cell office:value-type="string">
            <text:p>Y</text:p>
          </table:table-cell>
          <table:table-cell table:number-columns-repeated="989"/>
        </table:table-row>
        <table:table-row table:style-name="ro3">
          <table:table-cell table:number-columns-repeated="2"/>
          <table:table-cell office:value-type="string">
            <text:p>TKt48</text:p>
          </table:table-cell>
          <table:table-cell/>
          <table:table-cell office:value-type="float" office:value="1948">
            <text:p>1948</text:p>
          </table:table-cell>
          <table:table-cell office:value-type="float" office:value="1990">
            <text:p>199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IF(ISBLANK([.F24]);&quot;&quot;;([.F24]-[.E24])+[.G24]-[.H24]+8-2)" office:value-type="float" office:value="64">
            <text:p>64</text:p>
          </table:table-cell>
          <table:table-cell table:formula="of:=[.G24]-[.H24]" office:value-type="float" office:value="16">
            <text:p>16</text:p>
          </table:table-cell>
          <table:table-cell office:value-type="float" office:value="98">
            <text:p>98</text:p>
          </table:table-cell>
          <table:table-cell office:value-type="float" office:value="785">
            <text:p>785</text:p>
          </table:table-cell>
          <table:table-cell/>
          <table:table-cell office:value-type="float" office:value="15.8">
            <text:p>15,8</text:p>
          </table:table-cell>
          <table:table-cell table:formula="of:=[.N24]/[.K24]" office:value-type="float" office:value="0.161">
            <text:p>0,16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4.2">
            <text:p>14,20</text:p>
          </table:table-cell>
          <table:table-cell table:formula="of:=IF([.R24]&lt;=12; [.R24]/1.5; [.R24]/3+4)" office:value-type="float" office:value="8.73">
            <text:p>8,73</text:p>
          </table:table-cell>
          <table:table-cell office:value-type="float" office:value="8">
            <text:p>8</text:p>
          </table:table-cell>
          <table:table-cell table:formula="of:=INT([.$L24]*[.U$1]+([.$P24]-[.U$3])*[.U$2]+[.U$8])" office:value-type="float" office:value="52">
            <text:p>52</text:p>
          </table:table-cell>
          <table:table-cell table:formula="of:=INT(([.L24]/[.L$1])*[.V$1]+POWER(([.P24]-[.V$3])/([.P$1]-[.V$3]);[.V$4])*[.V$2]+([.R24]/[.R$1])*[.V$7]+[.V$8])" office:value-type="float" office:value="24">
            <text:p>24</text:p>
          </table:table-cell>
          <table:table-cell table:formula="of:=([.V24]*2-[.U24])/[.U24]" office:value-type="percentage" office:value="-0.08">
            <text:p>-8%</text:p>
          </table:table-cell>
          <table:table-cell table:formula="of:=INT([.$L24]*[.X$1]+([.$P24]-[.X$3])*[.X$2]+IF(([.$P24]&gt;[.X$6]);([.$P24]-[.X$6])*[.X$5];0)+[.X$8])" office:value-type="float" office:value="37">
            <text:p>37</text:p>
          </table:table-cell>
          <table:table-cell table:formula="of:=INT([.$L24]*[.Y$1]+([.$P24]-[.Y$3])*[.Y$2]+IF(([.$P24]&gt;[.Y$6]);([.$P24]-[.Y$6])*[.Y$5];0)+[.Y$8])" office:value-type="float" office:value="10">
            <text:p>10</text:p>
          </table:table-cell>
          <table:table-cell table:formula="of:=([.Y24]-[.X24])/[.X24]" office:value-type="percentage" office:value="-0.73">
            <text:p>-73%</text:p>
          </table:table-cell>
          <table:table-cell office:value-type="string">
            <text:p>mid</text:p>
          </table:table-cell>
          <table:table-cell/>
          <table:table-cell table:formula="of:=IF([.K24]&gt;=125;&quot;hi&quot;;IF([.K24]&gt;=100;&quot;mid&quot;;&quot;low&quot;))" office:value-type="string" office:string-value="low">
            <text:p>low</text:p>
          </table:table-cell>
          <table:table-cell table:number-columns-repeated="990"/>
        </table:table-row>
        <table:table-row table:style-name="ro3">
          <table:table-cell table:number-columns-repeated="2"/>
          <table:table-cell office:value-type="string">
            <text:p>Ol49</text:p>
          </table:table-cell>
          <table:table-cell/>
          <table:table-cell office:value-type="float" office:value="1949">
            <text:p>1949</text:p>
          </table:table-cell>
          <table:table-cell office:value-type="float" office:value="1991">
            <text:p>1991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IF(ISBLANK([.F25]);&quot;&quot;;([.F25]-[.E25])+[.G25]-[.H25]+8-2)" office:value-type="float" office:value="64">
            <text:p>64</text:p>
          </table:table-cell>
          <table:table-cell table:formula="of:=[.G25]-[.H25]" office:value-type="float" office:value="16">
            <text:p>16</text:p>
          </table:table-cell>
          <table:table-cell table:formula="of:=83+62" office:value-type="float" office:value="145">
            <text:p>145</text:p>
          </table:table-cell>
          <table:table-cell office:value-type="float" office:value="950">
            <text:p>950</text:p>
          </table:table-cell>
          <table:table-cell/>
          <table:table-cell office:value-type="float" office:value="12.5">
            <text:p>12,5</text:p>
          </table:table-cell>
          <table:table-cell table:formula="of:=[.N25]/[.K25]" office:value-type="float" office:value="0.086">
            <text:p>0,08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0.675">
            <text:p>20,68</text:p>
          </table:table-cell>
          <table:table-cell table:formula="of:=IF([.R25]&lt;=12; [.R25]/1.5; [.R25]/3+4)" office:value-type="float" office:value="10.89">
            <text:p>10,89</text:p>
          </table:table-cell>
          <table:table-cell table:formula="of:=8+5" office:value-type="float" office:value="13">
            <text:p>13</text:p>
          </table:table-cell>
          <table:table-cell table:formula="of:=INT([.$L25]*[.U$1]+([.$P25]-[.U$3])*[.U$2]+[.U$8])" office:value-type="float" office:value="69">
            <text:p>69</text:p>
          </table:table-cell>
          <table:table-cell table:formula="of:=INT(([.L25]/[.L$1])*[.V$1]+POWER(([.P25]-[.V$3])/([.P$1]-[.V$3]);[.V$4])*[.V$2]+([.R25]/[.R$1])*[.V$7]+[.V$8])" office:value-type="float" office:value="37">
            <text:p>37</text:p>
          </table:table-cell>
          <table:table-cell table:formula="of:=([.V25]*2-[.U25])/[.U25]" office:value-type="percentage" office:value="0.07">
            <text:p>7%</text:p>
          </table:table-cell>
          <table:table-cell table:formula="of:=INT([.$L25]*[.X$1]+([.$P25]-[.X$3])*[.X$2]+IF(([.$P25]&gt;[.X$6]);([.$P25]-[.X$6])*[.X$5];0)+[.X$8])" office:value-type="float" office:value="43">
            <text:p>43</text:p>
          </table:table-cell>
          <table:table-cell table:formula="of:=INT([.$L25]*[.Y$1]+([.$P25]-[.Y$3])*[.Y$2]+IF(([.$P25]&gt;[.Y$6]);([.$P25]-[.Y$6])*[.Y$5];0)+[.Y$8])" office:value-type="float" office:value="11">
            <text:p>11</text:p>
          </table:table-cell>
          <table:table-cell table:formula="of:=([.Y25]-[.X25])/[.X25]" office:value-type="percentage" office:value="-0.74">
            <text:p>-74%</text:p>
          </table:table-cell>
          <table:table-cell office:value-type="string">
            <text:p>hi</text:p>
          </table:table-cell>
          <table:table-cell/>
          <table:table-cell table:formula="of:=IF([.K25]&gt;=125;&quot;hi&quot;;IF([.K25]&gt;=100;&quot;mid&quot;;&quot;low&quot;))" office:value-type="string" office:string-value="hi">
            <text:p>hi</text:p>
          </table:table-cell>
          <table:table-cell office:value-type="string">
            <text:p>Y</text:p>
          </table:table-cell>
          <table:table-cell table:number-columns-repeated="989"/>
        </table:table-row>
        <table:table-row table:style-name="ro3">
          <table:table-cell table:number-columns-repeated="2"/>
          <table:table-cell office:value-type="string">
            <text:p>Ty51</text:p>
          </table:table-cell>
          <table:table-cell/>
          <table:table-cell office:value-type="float" office:value="1951">
            <text:p>1951</text:p>
          </table:table-cell>
          <table:table-cell office:value-type="float" office:value="1993">
            <text:p>199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formula="of:=IF(ISBLANK([.F26]);&quot;&quot;;([.F26]-[.E26])+[.G26]-[.H26]+8-2)" office:value-type="float" office:value="65">
            <text:p>65</text:p>
          </table:table-cell>
          <table:table-cell table:formula="of:=[.G26]-[.H26]" office:value-type="float" office:value="17">
            <text:p>17</text:p>
          </table:table-cell>
          <table:table-cell table:formula="of:=110+79" office:value-type="float" office:value="189">
            <text:p>189</text:p>
          </table:table-cell>
          <table:table-cell office:value-type="float" office:value="1590">
            <text:p>1590</text:p>
          </table:table-cell>
          <table:table-cell/>
          <table:table-cell office:value-type="float" office:value="24">
            <text:p>24</text:p>
          </table:table-cell>
          <table:table-cell table:formula="of:=[.N26]/[.K26]" office:value-type="float" office:value="0.127">
            <text:p>0,127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3.025">
            <text:p>23,03</text:p>
          </table:table-cell>
          <table:table-cell table:formula="of:=IF([.R26]&lt;=12; [.R26]/1.5; [.R26]/3+4)" office:value-type="float" office:value="11.68">
            <text:p>11,68</text:p>
          </table:table-cell>
          <table:table-cell table:formula="of:=8+7" office:value-type="float" office:value="15">
            <text:p>15</text:p>
          </table:table-cell>
          <table:table-cell table:formula="of:=INT([.$L26]*[.U$1]+([.$P26]-[.U$3])*[.U$2]+[.U$8])" office:value-type="float" office:value="66">
            <text:p>66</text:p>
          </table:table-cell>
          <table:table-cell table:formula="of:=INT(([.L26]/[.L$1])*[.V$1]+POWER(([.P26]-[.V$3])/([.P$1]-[.V$3]);[.V$4])*[.V$2]+([.R26]/[.R$1])*[.V$7]+[.V$8])" office:value-type="float" office:value="37">
            <text:p>37</text:p>
          </table:table-cell>
          <table:table-cell table:formula="of:=([.V26]*2-[.U26])/[.U26]" office:value-type="percentage" office:value="0.12">
            <text:p>12%</text:p>
          </table:table-cell>
          <table:table-cell table:formula="of:=INT([.$L26]*[.X$1]+([.$P26]-[.X$3])*[.X$2]+IF(([.$P26]&gt;[.X$6]);([.$P26]-[.X$6])*[.X$5];0)+[.X$8])" office:value-type="float" office:value="61">
            <text:p>61</text:p>
          </table:table-cell>
          <table:table-cell table:formula="of:=INT([.$L26]*[.Y$1]+([.$P26]-[.Y$3])*[.Y$2]+IF(([.$P26]&gt;[.Y$6]);([.$P26]-[.Y$6])*[.Y$5];0)+[.Y$8])" office:value-type="float" office:value="10">
            <text:p>10</text:p>
          </table:table-cell>
          <table:table-cell table:formula="of:=([.Y26]-[.X26])/[.X26]" office:value-type="percentage" office:value="-0.84">
            <text:p>-84%</text:p>
          </table:table-cell>
          <table:table-cell office:value-type="string">
            <text:p>mid</text:p>
          </table:table-cell>
          <table:table-cell/>
          <table:table-cell table:formula="of:=IF([.K26]&gt;=125;&quot;hi&quot;;IF([.K26]&gt;=100;&quot;mid&quot;;&quot;low&quot;))" office:value-type="string" office:string-value="hi">
            <text:p>hi</text:p>
          </table:table-cell>
          <table:table-cell office:value-type="string">
            <text:p>Y</text:p>
          </table:table-cell>
          <table:table-cell table:number-columns-repeated="989"/>
        </table:table-row>
        <table:table-row table:style-name="ro3">
          <table:table-cell/>
          <table:table-cell table:style-name="ce38"/>
          <table:table-cell office:value-type="string">
            <text:p>SM30</text:p>
          </table:table-cell>
          <table:table-cell/>
          <table:table-cell office:value-type="float" office:value="1957">
            <text:p>1957</text:p>
          </table:table-cell>
          <table:table-cell office:value-type="float" office:value="2007">
            <text:p>2007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table:formula="of:=IF(ISBLANK([.F27]);&quot;&quot;;([.F27]-[.E27])+[.G27]-[.H27]+8-2)" office:value-type="float" office:value="72">
            <text:p>72</text:p>
          </table:table-cell>
          <table:table-cell table:formula="of:=[.G27]-[.H27]" office:value-type="float" office:value="16">
            <text:p>16</text:p>
          </table:table-cell>
          <table:table-cell office:value-type="float" office:value="36">
            <text:p>36</text:p>
          </table:table-cell>
          <table:table-cell office:value-type="float" office:value="257">
            <text:p>257</text:p>
          </table:table-cell>
          <table:table-cell/>
          <table:table-cell office:value-type="float" office:value="7.5">
            <text:p>7,5</text:p>
          </table:table-cell>
          <table:table-cell table:formula="of:=[.N27]/[.K27]" office:value-type="float" office:value="0.208">
            <text:p>0,208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0.14">
            <text:p>10,14</text:p>
          </table:table-cell>
          <table:table-cell table:formula="of:=IF([.R27]&lt;=12; [.R27]/1.5; [.R27]/3+4)" office:value-type="float" office:value="6.76">
            <text:p>6,76</text:p>
          </table:table-cell>
          <table:table-cell office:value-type="float" office:value="7">
            <text:p>7</text:p>
          </table:table-cell>
          <table:table-cell table:formula="of:=INT([.$L27]*[.U$1]+([.$P27]-[.U$3])*[.U$2]+[.U$8])" office:value-type="float" office:value="28">
            <text:p>28</text:p>
          </table:table-cell>
          <table:table-cell table:formula="of:=INT(([.L27]/[.L$1])*[.V$1]+POWER(([.P27]-[.V$3])/([.P$1]-[.V$3]);[.V$4])*[.V$2]+([.R27]/[.R$1])*[.V$7]+[.V$8])" office:value-type="float" office:value="10">
            <text:p>10</text:p>
          </table:table-cell>
          <table:table-cell table:formula="of:=([.V27]*2-[.U27])/[.U27]" office:value-type="percentage" office:value="-0.29">
            <text:p>-29%</text:p>
          </table:table-cell>
          <table:table-cell table:formula="of:=INT([.$L27]*[.X$1]+([.$P27]-[.X$3])*[.X$2]+IF(([.$P27]&gt;[.X$6]);([.$P27]-[.X$6])*[.X$5];0)+[.X$8])" office:value-type="float" office:value="20">
            <text:p>20</text:p>
          </table:table-cell>
          <table:table-cell table:formula="of:=INT([.$L27]*[.Y$1]+([.$P27]-[.Y$3])*[.Y$2]+IF(([.$P27]&gt;[.Y$6]);([.$P27]-[.Y$6])*[.Y$5];0)+[.Y$8])" office:value-type="float" office:value="9">
            <text:p>9</text:p>
          </table:table-cell>
          <table:table-cell table:formula="of:=([.Y27]-[.X27])/[.X27]" office:value-type="percentage" office:value="-0.55">
            <text:p>-55%</text:p>
          </table:table-cell>
          <table:table-cell table:number-columns-repeated="2"/>
          <table:table-cell table:formula="of:=IF([.K27]&gt;=125;&quot;hi&quot;;IF([.K27]&gt;=100;&quot;mid&quot;;&quot;low&quot;))" office:value-type="string" office:string-value="low">
            <text:p>low</text:p>
          </table:table-cell>
          <table:table-cell table:number-columns-repeated="990"/>
        </table:table-row>
        <table:table-row table:style-name="ro3">
          <table:table-cell/>
          <table:table-cell table:style-name="ce38"/>
          <table:table-cell office:value-type="string">
            <text:p>SM41</text:p>
          </table:table-cell>
          <table:table-cell/>
          <table:table-cell office:value-type="float" office:value="1958">
            <text:p>1958</text:p>
          </table:table-cell>
          <table:table-cell office:value-type="float" office:value="2000">
            <text:p>200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IF(ISBLANK([.F28]);&quot;&quot;;([.F28]-[.E28])+[.G28]-[.H28]+8-2)" office:value-type="float" office:value="64">
            <text:p>64</text:p>
          </table:table-cell>
          <table:table-cell table:formula="of:=[.G28]-[.H28]" office:value-type="float" office:value="16">
            <text:p>16</text:p>
          </table:table-cell>
          <table:table-cell office:value-type="float" office:value="59">
            <text:p>59</text:p>
          </table:table-cell>
          <table:table-cell office:value-type="float" office:value="441">
            <text:p>441</text:p>
          </table:table-cell>
          <table:table-cell office:value-type="float" office:value="182">
            <text:p>182</text:p>
          </table:table-cell>
          <table:table-cell table:formula="of:=[.M28]/9.81" office:value-type="float" office:value="18.552">
            <text:p>18,552</text:p>
          </table:table-cell>
          <table:table-cell table:formula="of:=[.N28]/[.K28]" office:value-type="float" office:value="0.314">
            <text:p>0,314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1.28">
            <text:p>11,28</text:p>
          </table:table-cell>
          <table:table-cell table:formula="of:=IF([.R28]&lt;=12; [.R28]/1.5; [.R28]/3+4)" office:value-type="float" office:value="7.52">
            <text:p>7,52</text:p>
          </table:table-cell>
          <table:table-cell office:value-type="float" office:value="7">
            <text:p>7</text:p>
          </table:table-cell>
          <table:table-cell table:formula="of:=INT([.$L28]*[.U$1]+([.$P28]-[.U$3])*[.U$2]+[.U$8])" office:value-type="float" office:value="45">
            <text:p>45</text:p>
          </table:table-cell>
          <table:table-cell table:formula="of:=INT(([.L28]/[.L$1])*[.V$1]+POWER(([.P28]-[.V$3])/([.P$1]-[.V$3]);[.V$4])*[.V$2]+([.R28]/[.R$1])*[.V$7]+[.V$8])" office:value-type="float" office:value="19">
            <text:p>19</text:p>
          </table:table-cell>
          <table:table-cell table:formula="of:=([.V28]*2-[.U28])/[.U28]" office:value-type="percentage" office:value="-0.16">
            <text:p>-16%</text:p>
          </table:table-cell>
          <table:table-cell table:formula="of:=INT([.$L28]*[.X$1]+([.$P28]-[.X$3])*[.X$2]+IF(([.$P28]&gt;[.X$6]);([.$P28]-[.X$6])*[.X$5];0)+[.X$8])" office:value-type="float" office:value="26">
            <text:p>26</text:p>
          </table:table-cell>
          <table:table-cell table:formula="of:=INT([.$L28]*[.Y$1]+([.$P28]-[.Y$3])*[.Y$2]+IF(([.$P28]&gt;[.Y$6]);([.$P28]-[.Y$6])*[.Y$5];0)+[.Y$8])" office:value-type="float" office:value="10">
            <text:p>10</text:p>
          </table:table-cell>
          <table:table-cell table:formula="of:=([.Y28]-[.X28])/[.X28]" office:value-type="percentage" office:value="-0.62">
            <text:p>-62%</text:p>
          </table:table-cell>
          <table:table-cell table:number-columns-repeated="2"/>
          <table:table-cell table:formula="of:=IF([.K28]&gt;=125;&quot;hi&quot;;IF([.K28]&gt;=100;&quot;mid&quot;;&quot;low&quot;))" office:value-type="string" office:string-value="low">
            <text:p>low</text:p>
          </table:table-cell>
          <table:table-cell table:number-columns-repeated="990"/>
        </table:table-row>
        <table:table-row table:style-name="ro3">
          <table:table-cell/>
          <table:table-cell table:style-name="ce38"/>
          <table:table-cell office:value-type="string">
            <text:p>SM42</text:p>
          </table:table-cell>
          <table:table-cell/>
          <table:table-cell office:value-type="float" office:value="1965">
            <text:p>1965</text:p>
          </table:table-cell>
          <table:table-cell/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IF(ISBLANK([.F29]);&quot;&quot;;([.F29]-[.E29])+[.G29]-[.H29]+8-2)">
            <text:p/>
          </table:table-cell>
          <table:table-cell table:formula="of:=[.G29]-[.H29]" office:value-type="float" office:value="16">
            <text:p>16</text:p>
          </table:table-cell>
          <table:table-cell table:style-name="ce49" office:value-type="float" office:value="70" table:number-columns-spanned="1" table:number-rows-spanned="3">
            <text:p>70</text:p>
          </table:table-cell>
          <table:table-cell table:style-name="ce49" office:value-type="float" office:value="588" table:number-columns-spanned="1" table:number-rows-spanned="3">
            <text:p>588</text:p>
          </table:table-cell>
          <table:table-cell table:style-name="ce49" office:value-type="float" office:value="228" table:number-columns-spanned="1" table:number-rows-spanned="3">
            <text:p>228</text:p>
          </table:table-cell>
          <table:table-cell table:style-name="ce49" table:formula="of:=[.M29]/9.81" office:value-type="float" office:value="23.242" table:number-columns-spanned="1" table:number-rows-spanned="3">
            <text:p>23,242</text:p>
          </table:table-cell>
          <table:table-cell table:style-name="ce53" table:formula="of:=[.N29]/[.K29]" office:value-type="float" office:value="0.332" table:number-columns-spanned="1" table:number-rows-spanned="3">
            <text:p>0,332</text:p>
          </table:table-cell>
          <table:table-cell table:style-name="ce49" office:value-type="float" office:value="90" table:number-columns-spanned="1" table:number-rows-spanned="3">
            <text:p>90</text:p>
          </table:table-cell>
          <table:table-cell table:style-name="ce49" office:value-type="float" office:value="0" table:number-columns-spanned="1" table:number-rows-spanned="3">
            <text:p>0</text:p>
          </table:table-cell>
          <table:table-cell table:style-name="ce56" office:value-type="float" office:value="14.24" table:number-columns-spanned="1" table:number-rows-spanned="3">
            <text:p>14,24</text:p>
          </table:table-cell>
          <table:table-cell table:style-name="ce56" table:formula="of:=IF([.R29]&lt;=12; [.R29]/1.5; [.R29]/3+4)" office:value-type="float" office:value="8.75" table:number-columns-spanned="1" table:number-rows-spanned="3">
            <text:p>8,75</text:p>
          </table:table-cell>
          <table:table-cell table:style-name="ce49" office:value-type="float" office:value="8" table:number-columns-spanned="1" table:number-rows-spanned="3">
            <text:p>8</text:p>
          </table:table-cell>
          <table:table-cell table:style-name="ce57" table:formula="of:=INT([.$L29]*[.U$1]+([.$P29]-[.U$3])*[.U$2]+[.U$8])" office:value-type="float" office:value="55" table:number-columns-spanned="1" table:number-rows-spanned="3">
            <text:p>55</text:p>
          </table:table-cell>
          <table:table-cell table:formula="of:=INT(([.L29]/[.L$1])*[.V$1]+POWER(([.P29]-[.V$3])/([.P$1]-[.V$3]);[.V$4])*[.V$2]+([.R29]/[.R$1])*[.V$7]+[.V$8])" office:value-type="float" office:value="26">
            <text:p>26</text:p>
          </table:table-cell>
          <table:table-cell table:formula="of:=([.V29]*2-[.U29])/[.U29]" office:value-type="percentage" office:value="-0.05">
            <text:p>-5%</text:p>
          </table:table-cell>
          <table:table-cell table:formula="of:=INT([.$L29]*[.X$1]+([.$P29]-[.X$3])*[.X$2]+IF(([.$P29]&gt;[.X$6]);([.$P29]-[.X$6])*[.X$5];0)+[.X$8])" office:value-type="float" office:value="31">
            <text:p>31</text:p>
          </table:table-cell>
          <table:table-cell table:formula="of:=INT([.$L29]*[.Y$1]+([.$P29]-[.Y$3])*[.Y$2]+IF(([.$P29]&gt;[.Y$6]);([.$P29]-[.Y$6])*[.Y$5];0)+[.Y$8])" office:value-type="float" office:value="11">
            <text:p>11</text:p>
          </table:table-cell>
          <table:table-cell table:formula="of:=([.Y29]-[.X29])/[.X29]" office:value-type="percentage" office:value="-0.65">
            <text:p>-65%</text:p>
          </table:table-cell>
          <table:table-cell office:value-type="string">
            <text:p>none</text:p>
          </table:table-cell>
          <table:table-cell/>
          <table:table-cell table:formula="of:=IF([.K29]&gt;=125;&quot;hi&quot;;IF([.K29]&gt;=100;&quot;mid&quot;;&quot;low&quot;))" office:value-type="string" office:string-value="low">
            <text:p>low</text:p>
          </table:table-cell>
          <table:table-cell table:number-columns-repeated="990"/>
        </table:table-row>
        <table:table-row table:style-name="ro3">
          <table:table-cell/>
          <table:table-cell table:style-name="ce38"/>
          <table:table-cell office:value-type="string">
            <text:p>SP42</text:p>
          </table:table-cell>
          <table:table-cell/>
          <table:table-cell office:value-type="float" office:value="1967">
            <text:p>1967</text:p>
          </table:table-cell>
          <table:table-cell office:value-type="float" office:value="2000">
            <text:p>200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IF(ISBLANK([.F30]);&quot;&quot;;([.F30]-[.E30])+[.G30]-[.H30]+8-2)" office:value-type="float" office:value="55">
            <text:p>55</text:p>
          </table:table-cell>
          <table:table-cell table:formula="of:=[.G30]-[.H30]" office:value-type="float" office:value="16">
            <text:p>16</text:p>
          </table:table-cell>
          <table:covered-table-cell table:number-columns-repeated="4" table:style-name="ce49"/>
          <table:covered-table-cell table:style-name="ce53"/>
          <table:covered-table-cell table:number-columns-repeated="2" table:style-name="ce49"/>
          <table:covered-table-cell table:number-columns-repeated="2" table:style-name="ce56"/>
          <table:covered-table-cell table:style-name="ce49"/>
          <table:covered-table-cell table:style-name="ce57"/>
          <table:table-cell table:number-columns-repeated="2"/>
          <table:table-cell table:formula="of:=[.X29]+1" office:value-type="float" office:value="32">
            <text:p>32</text:p>
          </table:table-cell>
          <table:table-cell table:formula="of:=[.Y29]+1" office:value-type="float" office:value="12">
            <text:p>12</text:p>
          </table:table-cell>
          <table:table-cell table:formula="of:=([.Y30]-[.X30])/[.X30]" office:value-type="percentage" office:value="-0.63">
            <text:p>-63%</text:p>
          </table:table-cell>
          <table:table-cell office:value-type="string">
            <text:p>mid</text:p>
          </table:table-cell>
          <table:table-cell/>
          <table:table-cell table:formula="of:=[.AC29]" office:value-type="string" office:string-value="low">
            <text:p>low</text:p>
          </table:table-cell>
          <table:table-cell table:number-columns-repeated="990"/>
        </table:table-row>
        <table:table-row table:style-name="ro3">
          <table:table-cell/>
          <table:table-cell table:style-name="ce38"/>
          <table:table-cell office:value-type="string">
            <text:p>SU42</text:p>
          </table:table-cell>
          <table:table-cell/>
          <table:table-cell office:value-type="float" office:value="1999">
            <text:p>1999</text:p>
          </table:table-cell>
          <table:table-cell/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IF(ISBLANK([.F31]);&quot;&quot;;([.F31]-[.E31])+[.G31]-[.H31]+8-2)">
            <text:p/>
          </table:table-cell>
          <table:table-cell table:formula="of:=[.G31]-[.H31]" office:value-type="float" office:value="16">
            <text:p>16</text:p>
          </table:table-cell>
          <table:covered-table-cell table:number-columns-repeated="4" table:style-name="ce49"/>
          <table:covered-table-cell table:style-name="ce53"/>
          <table:covered-table-cell table:number-columns-repeated="2" table:style-name="ce49"/>
          <table:covered-table-cell table:number-columns-repeated="2" table:style-name="ce56"/>
          <table:covered-table-cell table:style-name="ce49"/>
          <table:covered-table-cell table:style-name="ce57"/>
          <table:table-cell table:number-columns-repeated="2"/>
          <table:table-cell table:formula="of:=[.X29]+1" office:value-type="float" office:value="32">
            <text:p>32</text:p>
          </table:table-cell>
          <table:table-cell table:formula="of:=[.Y29]+1" office:value-type="float" office:value="12">
            <text:p>12</text:p>
          </table:table-cell>
          <table:table-cell table:formula="of:=([.Y31]-[.X31])/[.X31]" office:value-type="percentage" office:value="-0.63">
            <text:p>-63%</text:p>
          </table:table-cell>
          <table:table-cell/>
          <table:table-cell office:value-type="string">
            <text:p>low</text:p>
          </table:table-cell>
          <table:table-cell table:formula="of:=[.AC30]" office:value-type="string" office:string-value="low">
            <text:p>low</text:p>
          </table:table-cell>
          <table:table-cell table:number-columns-repeated="990"/>
        </table:table-row>
        <table:table-row table:style-name="ro3">
          <table:table-cell/>
          <table:table-cell table:style-name="ce38"/>
          <table:table-cell office:value-type="string">
            <text:p>ST43</text:p>
          </table:table-cell>
          <table:table-cell/>
          <table:table-cell office:value-type="float" office:value="1965">
            <text:p>1965</text:p>
          </table:table-cell>
          <table:table-cell/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IF(ISBLANK([.F32]);&quot;&quot;;([.F32]-[.E32])+[.G32]-[.H32]+8-2)">
            <text:p/>
          </table:table-cell>
          <table:table-cell table:formula="of:=[.G32]-[.H32]" office:value-type="float" office:value="16">
            <text:p>16</text:p>
          </table:table-cell>
          <table:table-cell office:value-type="float" office:value="118">
            <text:p>118</text:p>
          </table:table-cell>
          <table:table-cell office:value-type="float" office:value="1544">
            <text:p>1544</text:p>
          </table:table-cell>
          <table:table-cell/>
          <table:table-cell office:value-type="float" office:value="22.5">
            <text:p>22,5</text:p>
          </table:table-cell>
          <table:table-cell table:formula="of:=[.N32]/[.K32]" office:value-type="float" office:value="0.191">
            <text:p>0,19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7.4">
            <text:p>17,40</text:p>
          </table:table-cell>
          <table:table-cell table:formula="of:=IF([.R32]&lt;=12; [.R32]/1.5; [.R32]/3+4)" office:value-type="float" office:value="9.8">
            <text:p>9,80</text:p>
          </table:table-cell>
          <table:table-cell office:value-type="float" office:value="10">
            <text:p>10</text:p>
          </table:table-cell>
          <table:table-cell table:formula="of:=INT([.$L32]*[.U$1]+([.$P32]-[.U$3])*[.U$2]+[.U$8])" office:value-type="float" office:value="79">
            <text:p>79</text:p>
          </table:table-cell>
          <table:table-cell table:formula="of:=INT(([.L32]/[.L$1])*[.V$1]+POWER(([.P32]-[.V$3])/([.P$1]-[.V$3]);[.V$4])*[.V$2]+([.R32]/[.R$1])*[.V$7]+[.V$8])" office:value-type="float" office:value="43">
            <text:p>43</text:p>
          </table:table-cell>
          <table:table-cell table:formula="of:=([.V32]*2-[.U32])/[.U32]" office:value-type="percentage" office:value="0.09">
            <text:p>9%</text:p>
          </table:table-cell>
          <table:table-cell table:formula="of:=INT([.$L32]*[.X$1]+([.$P32]-[.X$3])*[.X$2]+IF(([.$P32]&gt;[.X$6]);([.$P32]-[.X$6])*[.X$5];0)+[.X$8])" office:value-type="float" office:value="61">
            <text:p>61</text:p>
          </table:table-cell>
          <table:table-cell table:formula="of:=INT([.$L32]*[.Y$1]+([.$P32]-[.Y$3])*[.Y$2]+IF(([.$P32]&gt;[.Y$6]);([.$P32]-[.Y$6])*[.Y$5];0)+[.Y$8])" office:value-type="float" office:value="11">
            <text:p>11</text:p>
          </table:table-cell>
          <table:table-cell table:formula="of:=([.Y32]-[.X32])/[.X32]" office:value-type="percentage" office:value="-0.82">
            <text:p>-82%</text:p>
          </table:table-cell>
          <table:table-cell/>
          <table:table-cell office:value-type="string">
            <text:p>none</text:p>
          </table:table-cell>
          <table:table-cell table:formula="of:=IF([.K32]&gt;=125;&quot;hi&quot;;IF([.K32]&gt;=100;&quot;mid&quot;;&quot;low&quot;))" office:value-type="string" office:string-value="mid">
            <text:p>mid</text:p>
          </table:table-cell>
          <table:table-cell table:number-columns-repeated="990"/>
        </table:table-row>
        <table:table-row table:style-name="ro3">
          <table:table-cell/>
          <table:table-cell table:style-name="ce38"/>
          <table:table-cell office:value-type="string">
            <text:p>ST44</text:p>
          </table:table-cell>
          <table:table-cell/>
          <table:table-cell office:value-type="float" office:value="1966">
            <text:p>1966</text:p>
          </table:table-cell>
          <table:table-cell/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IF(ISBLANK([.F33]);&quot;&quot;;([.F33]-[.E33])+[.G33]-[.H33]+8-2)">
            <text:p/>
          </table:table-cell>
          <table:table-cell table:formula="of:=[.G33]-[.H33]" office:value-type="float" office:value="18">
            <text:p>18</text:p>
          </table:table-cell>
          <table:table-cell office:value-type="float" office:value="116">
            <text:p>116</text:p>
          </table:table-cell>
          <table:table-cell office:value-type="float" office:value="1472">
            <text:p>1472</text:p>
          </table:table-cell>
          <table:table-cell office:value-type="float" office:value="380">
            <text:p>380</text:p>
          </table:table-cell>
          <table:table-cell table:formula="of:=[.M33]/9.81" office:value-type="float" office:value="38.736">
            <text:p>38,736</text:p>
          </table:table-cell>
          <table:table-cell table:formula="of:=[.N33]/[.K33]" office:value-type="float" office:value="0.334">
            <text:p>0,33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7.55">
            <text:p>17,55</text:p>
          </table:table-cell>
          <table:table-cell table:formula="of:=IF([.R33]&lt;=12; [.R33]/1.5; [.R33]/3+4)" office:value-type="float" office:value="9.85">
            <text:p>9,85</text:p>
          </table:table-cell>
          <table:table-cell office:value-type="float" office:value="10">
            <text:p>10</text:p>
          </table:table-cell>
          <table:table-cell table:formula="of:=INT([.$L33]*[.U$1]+([.$P33]-[.U$3])*[.U$2]+[.U$8])" office:value-type="float" office:value="78">
            <text:p>78</text:p>
          </table:table-cell>
          <table:table-cell table:formula="of:=INT(([.L33]/[.L$1])*[.V$1]+POWER(([.P33]-[.V$3])/([.P$1]-[.V$3]);[.V$4])*[.V$2]+([.R33]/[.R$1])*[.V$7]+[.V$8])" office:value-type="float" office:value="43">
            <text:p>43</text:p>
          </table:table-cell>
          <table:table-cell table:formula="of:=([.V33]*2-[.U33])/[.U33]" office:value-type="percentage" office:value="0.1">
            <text:p>10%</text:p>
          </table:table-cell>
          <table:table-cell table:formula="of:=INT([.$L33]*[.X$1]+([.$P33]-[.X$3])*[.X$2]+IF(([.$P33]&gt;[.X$6]);([.$P33]-[.X$6])*[.X$5];0)+[.X$8])" office:value-type="float" office:value="58">
            <text:p>58</text:p>
          </table:table-cell>
          <table:table-cell table:formula="of:=INT([.$L33]*[.Y$1]+([.$P33]-[.Y$3])*[.Y$2]+IF(([.$P33]&gt;[.Y$6]);([.$P33]-[.Y$6])*[.Y$5];0)+[.Y$8])" office:value-type="float" office:value="11">
            <text:p>11</text:p>
          </table:table-cell>
          <table:table-cell table:formula="of:=([.Y33]-[.X33])/[.X33]" office:value-type="percentage" office:value="-0.81">
            <text:p>-81%</text:p>
          </table:table-cell>
          <table:table-cell/>
          <table:table-cell office:value-type="string">
            <text:p>none</text:p>
          </table:table-cell>
          <table:table-cell table:formula="of:=IF([.K33]&gt;=125;&quot;hi&quot;;IF([.K33]&gt;=100;&quot;mid&quot;;&quot;low&quot;))" office:value-type="string" office:string-value="mid">
            <text:p>mid</text:p>
          </table:table-cell>
          <table:table-cell table:number-columns-repeated="990"/>
        </table:table-row>
        <table:table-row table:style-name="ro3">
          <table:table-cell/>
          <table:table-cell table:style-name="ce38"/>
          <table:table-cell office:value-type="string">
            <text:p>SP45</text:p>
          </table:table-cell>
          <table:table-cell/>
          <table:table-cell office:value-type="float" office:value="1970">
            <text:p>1970</text:p>
          </table:table-cell>
          <table:table-cell office:value-type="float" office:value="1997">
            <text:p>1997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IF(ISBLANK([.F34]);&quot;&quot;;([.F34]-[.E34])+[.G34]-[.H34]+8-2)" office:value-type="float" office:value="49">
            <text:p>49</text:p>
          </table:table-cell>
          <table:table-cell table:formula="of:=[.G34]-[.H34]" office:value-type="float" office:value="16">
            <text:p>16</text:p>
          </table:table-cell>
          <table:table-cell table:style-name="ce49" office:value-type="float" office:value="102" table:number-columns-spanned="1" table:number-rows-spanned="2">
            <text:p>102</text:p>
          </table:table-cell>
          <table:table-cell table:style-name="ce49" office:value-type="float" office:value="1250" table:number-columns-spanned="1" table:number-rows-spanned="2">
            <text:p>1250</text:p>
          </table:table-cell>
          <table:table-cell table:style-name="ce49" office:value-type="float" office:value="320" table:number-columns-spanned="1" table:number-rows-spanned="2">
            <text:p>320</text:p>
          </table:table-cell>
          <table:table-cell table:style-name="ce49" table:formula="of:=[.M34]/9.81" office:value-type="float" office:value="32.62" table:number-columns-spanned="1" table:number-rows-spanned="2">
            <text:p>32,62</text:p>
          </table:table-cell>
          <table:table-cell table:style-name="ce53" table:formula="of:=[.N34]/[.K34]" office:value-type="float" office:value="0.32" table:number-columns-spanned="1" table:number-rows-spanned="2">
            <text:p>0,320</text:p>
          </table:table-cell>
          <table:table-cell table:style-name="ce49" office:value-type="float" office:value="120" table:number-columns-spanned="1" table:number-rows-spanned="2">
            <text:p>120</text:p>
          </table:table-cell>
          <table:table-cell table:style-name="ce49" office:value-type="float" office:value="0" table:number-columns-spanned="1" table:number-rows-spanned="2">
            <text:p>0</text:p>
          </table:table-cell>
          <table:table-cell table:style-name="ce56" office:value-type="float" office:value="18.9" table:number-columns-spanned="1" table:number-rows-spanned="2">
            <text:p>18,90</text:p>
          </table:table-cell>
          <table:table-cell table:style-name="ce56" table:formula="of:=IF([.R34]&lt;=12; [.R34]/1.5; [.R34]/3+4)" office:value-type="float" office:value="10.3" table:number-columns-spanned="1" table:number-rows-spanned="2">
            <text:p>10,30</text:p>
          </table:table-cell>
          <table:table-cell table:style-name="ce49" office:value-type="float" office:value="10" table:number-columns-spanned="1" table:number-rows-spanned="2">
            <text:p>10</text:p>
          </table:table-cell>
          <table:table-cell table:style-name="ce57" table:formula="of:=INT([.$L34]*[.U$1]+([.$P34]-[.U$3])*[.U$2]+[.U$8])" office:value-type="float" office:value="88" table:number-columns-spanned="1" table:number-rows-spanned="2">
            <text:p>88</text:p>
          </table:table-cell>
          <table:table-cell table:formula="of:=INT(([.L34]/[.L$1])*[.V$1]+POWER(([.P34]-[.V$3])/([.P$1]-[.V$3]);[.V$4])*[.V$2]+([.R34]/[.R$1])*[.V$7]+[.V$8])" office:value-type="float" office:value="51">
            <text:p>51</text:p>
          </table:table-cell>
          <table:table-cell table:formula="of:=([.V34]*2-[.U34])/[.U34]" office:value-type="percentage" office:value="0.16">
            <text:p>16%</text:p>
          </table:table-cell>
          <table:table-cell table:formula="of:=INT([.$L34]*[.X$1]+([.$P34]-[.X$3])*[.X$2]+IF(([.$P34]&gt;[.X$6]);([.$P34]-[.X$6])*[.X$5];0)+[.X$8])" office:value-type="float" office:value="57">
            <text:p>57</text:p>
          </table:table-cell>
          <table:table-cell table:formula="of:=INT([.$L34]*[.Y$1]+([.$P34]-[.Y$3])*[.Y$2]+IF(([.$P34]&gt;[.Y$6]);([.$P34]-[.Y$6])*[.Y$5];0)+[.Y$8])" office:value-type="float" office:value="16">
            <text:p>16</text:p>
          </table:table-cell>
          <table:table-cell table:formula="of:=([.Y34]-[.X34])/[.X34]" office:value-type="percentage" office:value="-0.72">
            <text:p>-72%</text:p>
          </table:table-cell>
          <table:table-cell office:value-type="string">
            <text:p>hi</text:p>
          </table:table-cell>
          <table:table-cell/>
          <table:table-cell table:formula="of:=IF([.K34]&gt;=125;&quot;hi&quot;;IF([.K34]&gt;=100;&quot;mid&quot;;&quot;low&quot;))" office:value-type="string" office:string-value="mid">
            <text:p>mid</text:p>
          </table:table-cell>
          <table:table-cell table:number-columns-repeated="990"/>
        </table:table-row>
        <table:table-row table:style-name="ro3">
          <table:table-cell/>
          <table:table-cell table:style-name="ce38"/>
          <table:table-cell office:value-type="string">
            <text:p>SU45</text:p>
          </table:table-cell>
          <table:table-cell/>
          <table:table-cell office:value-type="float" office:value="1988">
            <text:p>1988</text:p>
          </table:table-cell>
          <table:table-cell/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IF(ISBLANK([.F35]);&quot;&quot;;([.F35]-[.E35])+[.G35]-[.H35]+8-2)">
            <text:p/>
          </table:table-cell>
          <table:table-cell table:formula="of:=[.G35]-[.H35]" office:value-type="float" office:value="16">
            <text:p>16</text:p>
          </table:table-cell>
          <table:covered-table-cell table:number-columns-repeated="4" table:style-name="ce49"/>
          <table:covered-table-cell table:style-name="ce53"/>
          <table:covered-table-cell table:number-columns-repeated="2" table:style-name="ce49"/>
          <table:covered-table-cell table:number-columns-repeated="2" table:style-name="ce56"/>
          <table:covered-table-cell table:style-name="ce49"/>
          <table:covered-table-cell table:style-name="ce57"/>
          <table:table-cell table:number-columns-repeated="2"/>
          <table:table-cell table:formula="of:=[.X34]+1" office:value-type="float" office:value="58">
            <text:p>58</text:p>
          </table:table-cell>
          <table:table-cell table:formula="of:=[.Y34]+1" office:value-type="float" office:value="17">
            <text:p>17</text:p>
          </table:table-cell>
          <table:table-cell table:formula="of:=([.Y35]-[.X35])/[.X35]" office:value-type="percentage" office:value="-0.71">
            <text:p>-71%</text:p>
          </table:table-cell>
          <table:table-cell/>
          <table:table-cell office:value-type="string">
            <text:p>mid</text:p>
          </table:table-cell>
          <table:table-cell table:formula="of:=[.AC34]" office:value-type="string" office:string-value="mid">
            <text:p>mid</text:p>
          </table:table-cell>
          <table:table-cell table:number-columns-repeated="990"/>
        </table:table-row>
        <table:table-row table:style-name="ro3">
          <table:table-cell/>
          <table:table-cell table:style-name="ce38"/>
          <table:table-cell office:value-type="string">
            <text:p>SU46</text:p>
          </table:table-cell>
          <table:table-cell/>
          <table:table-cell office:value-type="float" office:value="1974">
            <text:p>1974</text:p>
          </table:table-cell>
          <table:table-cell/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IF(ISBLANK([.F36]);&quot;&quot;;([.F36]-[.E36])+[.G36]-[.H36]+8-2)">
            <text:p/>
          </table:table-cell>
          <table:table-cell table:formula="of:=[.G36]-[.H36]" office:value-type="float" office:value="16">
            <text:p>16</text:p>
          </table:table-cell>
          <table:table-cell office:value-type="float" office:value="105">
            <text:p>105</text:p>
          </table:table-cell>
          <table:table-cell office:value-type="float" office:value="1655">
            <text:p>1655</text:p>
          </table:table-cell>
          <table:table-cell office:value-type="float" office:value="316">
            <text:p>316</text:p>
          </table:table-cell>
          <table:table-cell table:formula="of:=[.M36]/9.81" office:value-type="float" office:value="32.212">
            <text:p>32,212</text:p>
          </table:table-cell>
          <table:table-cell table:formula="of:=[.N36]/[.K36]" office:value-type="float" office:value="0.307">
            <text:p>0,307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18.99">
            <text:p>18,99</text:p>
          </table:table-cell>
          <table:table-cell table:formula="of:=IF([.R36]&lt;=12; [.R36]/1.5; [.R36]/3+4)" office:value-type="float" office:value="10.33">
            <text:p>10,33</text:p>
          </table:table-cell>
          <table:table-cell office:value-type="float" office:value="10">
            <text:p>10</text:p>
          </table:table-cell>
          <table:table-cell table:formula="of:=INT([.$L36]*[.U$1]+([.$P36]-[.U$3])*[.U$2]+[.U$8])" office:value-type="float" office:value="95">
            <text:p>95</text:p>
          </table:table-cell>
          <table:table-cell table:formula="of:=INT(([.L36]/[.L$1])*[.V$1]+POWER(([.P36]-[.V$3])/([.P$1]-[.V$3]);[.V$4])*[.V$2]+([.R36]/[.R$1])*[.V$7]+[.V$8])" office:value-type="float" office:value="56">
            <text:p>56</text:p>
          </table:table-cell>
          <table:table-cell table:formula="of:=([.V36]*2-[.U36])/[.U36]" office:value-type="percentage" office:value="0.18">
            <text:p>18%</text:p>
          </table:table-cell>
          <table:table-cell table:formula="of:=INT([.$L36]*[.X$1]+([.$P36]-[.X$3])*[.X$2]+IF(([.$P36]&gt;[.X$6]);([.$P36]-[.X$6])*[.X$5];0)+[.X$8])" office:value-type="float" office:value="69">
            <text:p>69</text:p>
          </table:table-cell>
          <table:table-cell table:formula="of:=INT([.$L36]*[.Y$1]+([.$P36]-[.Y$3])*[.Y$2]+IF(([.$P36]&gt;[.Y$6]);([.$P36]-[.Y$6])*[.Y$5];0)+[.Y$8])" office:value-type="float" office:value="16">
            <text:p>16</text:p>
          </table:table-cell>
          <table:table-cell table:formula="of:=([.Y36]-[.X36])/[.X36]" office:value-type="percentage" office:value="-0.77">
            <text:p>-77%</text:p>
          </table:table-cell>
          <table:table-cell/>
          <table:table-cell office:value-type="string">
            <text:p>hi</text:p>
          </table:table-cell>
          <table:table-cell table:formula="of:=IF([.K36]&gt;=125;&quot;hi&quot;;IF([.K36]&gt;=100;&quot;mid&quot;;&quot;low&quot;))" office:value-type="string" office:string-value="mid">
            <text:p>mid</text:p>
          </table:table-cell>
          <table:table-cell table:number-columns-repeated="990"/>
        </table:table-row>
        <table:table-row table:style-name="ro3">
          <table:table-cell/>
          <table:table-cell table:style-name="ce38"/>
          <table:table-cell office:value-type="string">
            <text:p>SM31</text:p>
          </table:table-cell>
          <table:table-cell/>
          <table:table-cell office:value-type="float" office:value="1976">
            <text:p>1976</text:p>
          </table:table-cell>
          <table:table-cell/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IF(ISBLANK([.F37]);&quot;&quot;;([.F37]-[.E37])+[.G37]-[.H37]+8-2)">
            <text:p/>
          </table:table-cell>
          <table:table-cell table:formula="of:=[.G37]-[.H37]" office:value-type="float" office:value="16">
            <text:p>16</text:p>
          </table:table-cell>
          <table:table-cell office:value-type="float" office:value="116">
            <text:p>116</text:p>
          </table:table-cell>
          <table:table-cell office:value-type="float" office:value="880">
            <text:p>880</text:p>
          </table:table-cell>
          <table:table-cell office:value-type="float" office:value="353">
            <text:p>353</text:p>
          </table:table-cell>
          <table:table-cell table:formula="of:=[.M37]/9.81" office:value-type="float" office:value="35.984">
            <text:p>35,984</text:p>
          </table:table-cell>
          <table:table-cell table:formula="of:=[.N37]/[.K37]" office:value-type="float" office:value="0.31">
            <text:p>0,31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7">
            <text:p>17,00</text:p>
          </table:table-cell>
          <table:table-cell table:formula="of:=IF([.R37]&lt;=12; [.R37]/1.5; [.R37]/3+4)" office:value-type="float" office:value="9.67">
            <text:p>9,67</text:p>
          </table:table-cell>
          <table:table-cell office:value-type="float" office:value="9">
            <text:p>9</text:p>
          </table:table-cell>
          <table:table-cell table:formula="of:=INT([.$L37]*[.U$1]+([.$P37]-[.U$3])*[.U$2]+[.U$8])" office:value-type="float" office:value="53">
            <text:p>53</text:p>
          </table:table-cell>
          <table:table-cell table:formula="of:=INT(([.L37]/[.L$1])*[.V$1]+POWER(([.P37]-[.V$3])/([.P$1]-[.V$3]);[.V$4])*[.V$2]+([.R37]/[.R$1])*[.V$7]+[.V$8])" office:value-type="float" office:value="26">
            <text:p>26</text:p>
          </table:table-cell>
          <table:table-cell table:formula="of:=([.V37]*2-[.U37])/[.U37]" office:value-type="percentage" office:value="-0.02">
            <text:p>-2%</text:p>
          </table:table-cell>
          <table:table-cell table:formula="of:=INT([.$L37]*[.X$1]+([.$P37]-[.X$3])*[.X$2]+IF(([.$P37]&gt;[.X$6]);([.$P37]-[.X$6])*[.X$5];0)+[.X$8])" office:value-type="float" office:value="40">
            <text:p>40</text:p>
          </table:table-cell>
          <table:table-cell table:formula="of:=INT([.$L37]*[.Y$1]+([.$P37]-[.Y$3])*[.Y$2]+IF(([.$P37]&gt;[.Y$6]);([.$P37]-[.Y$6])*[.Y$5];0)+[.Y$8])" office:value-type="float" office:value="10">
            <text:p>10</text:p>
          </table:table-cell>
          <table:table-cell table:formula="of:=([.Y37]-[.X37])/[.X37]" office:value-type="percentage" office:value="-0.75">
            <text:p>-75%</text:p>
          </table:table-cell>
          <table:table-cell/>
          <table:table-cell office:value-type="string">
            <text:p>none</text:p>
          </table:table-cell>
          <table:table-cell table:formula="of:=IF([.K37]&gt;=125;&quot;hi&quot;;IF([.K37]&gt;=100;&quot;mid&quot;;&quot;low&quot;))" office:value-type="string" office:string-value="mid">
            <text:p>mid</text:p>
          </table:table-cell>
          <table:table-cell table:number-columns-repeated="990"/>
        </table:table-row>
        <table:table-row table:style-name="ro3">
          <table:table-cell/>
          <table:table-cell table:style-name="ce38"/>
          <table:table-cell office:value-type="string">
            <text:p>SP32</text:p>
          </table:table-cell>
          <table:table-cell/>
          <table:table-cell office:value-type="float" office:value="1985">
            <text:p>1985</text:p>
          </table:table-cell>
          <table:table-cell/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IF(ISBLANK([.F38]);&quot;&quot;;([.F38]-[.E38])+[.G38]-[.H38]+8-2)">
            <text:p/>
          </table:table-cell>
          <table:table-cell table:formula="of:=[.G38]-[.H38]" office:value-type="float" office:value="16">
            <text:p>16</text:p>
          </table:table-cell>
          <table:table-cell office:value-type="float" office:value="74">
            <text:p>74</text:p>
          </table:table-cell>
          <table:table-cell office:value-type="float" office:value="1015">
            <text:p>1015</text:p>
          </table:table-cell>
          <table:table-cell office:value-type="float" office:value="136">
            <text:p>136</text:p>
          </table:table-cell>
          <table:table-cell table:formula="of:=[.M38]/9.81" office:value-type="float" office:value="13.863">
            <text:p>13,863</text:p>
          </table:table-cell>
          <table:table-cell table:formula="of:=[.N38]/[.K38]" office:value-type="float" office:value="0.187">
            <text:p>0,18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6">
            <text:p>16,00</text:p>
          </table:table-cell>
          <table:table-cell table:formula="of:=IF([.R38]&lt;=12; [.R38]/1.5; [.R38]/3+4)" office:value-type="float" office:value="9.33">
            <text:p>9,33</text:p>
          </table:table-cell>
          <table:table-cell office:value-type="float" office:value="9">
            <text:p>9</text:p>
          </table:table-cell>
          <table:table-cell table:formula="of:=INT([.$L38]*[.U$1]+([.$P38]-[.U$3])*[.U$2]+[.U$8])" office:value-type="float" office:value="70">
            <text:p>70</text:p>
          </table:table-cell>
          <table:table-cell table:formula="of:=INT(([.L38]/[.L$1])*[.V$1]+POWER(([.P38]-[.V$3])/([.P$1]-[.V$3]);[.V$4])*[.V$2]+([.R38]/[.R$1])*[.V$7]+[.V$8])" office:value-type="float" office:value="36">
            <text:p>36</text:p>
          </table:table-cell>
          <table:table-cell table:formula="of:=([.V38]*2-[.U38])/[.U38]" office:value-type="percentage" office:value="0.03">
            <text:p>3%</text:p>
          </table:table-cell>
          <table:table-cell table:formula="of:=INT([.$L38]*[.X$1]+([.$P38]-[.X$3])*[.X$2]+IF(([.$P38]&gt;[.X$6]);([.$P38]-[.X$6])*[.X$5];0)+[.X$8])" office:value-type="float" office:value="45">
            <text:p>45</text:p>
          </table:table-cell>
          <table:table-cell table:formula="of:=INT([.$L38]*[.Y$1]+([.$P38]-[.Y$3])*[.Y$2]+IF(([.$P38]&gt;[.Y$6]);([.$P38]-[.Y$6])*[.Y$5];0)+[.Y$8])" office:value-type="float" office:value="11">
            <text:p>11</text:p>
          </table:table-cell>
          <table:table-cell table:formula="of:=([.Y38]-[.X38])/[.X38]" office:value-type="percentage" office:value="-0.76">
            <text:p>-76%</text:p>
          </table:table-cell>
          <table:table-cell/>
          <table:table-cell office:value-type="string">
            <text:p>mid</text:p>
          </table:table-cell>
          <table:table-cell table:formula="of:=IF([.K38]&gt;=125;&quot;hi&quot;;IF([.K38]&gt;=100;&quot;mid&quot;;&quot;low&quot;))" office:value-type="string" office:string-value="low">
            <text:p>low</text:p>
          </table:table-cell>
          <table:table-cell table:number-columns-repeated="990"/>
        </table:table-row>
        <table:table-row table:style-name="ro3">
          <table:table-cell/>
          <table:table-cell table:style-name="ce38"/>
          <table:table-cell office:value-type="string">
            <text:p>SU160</text:p>
          </table:table-cell>
          <table:table-cell/>
          <table:table-cell office:value-type="float" office:value="2015">
            <text:p>2015</text:p>
          </table:table-cell>
          <table:table-cell/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IF(ISBLANK([.F39]);&quot;&quot;;([.F39]-[.E39])+[.G39]-[.H39]+8-2)">
            <text:p/>
          </table:table-cell>
          <table:table-cell table:formula="of:=[.G39]-[.H39]" office:value-type="float" office:value="16">
            <text:p>16</text:p>
          </table:table-cell>
          <table:table-cell office:value-type="float" office:value="84">
            <text:p>84</text:p>
          </table:table-cell>
          <table:table-cell office:value-type="float" office:value="2280">
            <text:p>2280</text:p>
          </table:table-cell>
          <table:table-cell office:value-type="float" office:value="275">
            <text:p>275</text:p>
          </table:table-cell>
          <table:table-cell table:formula="of:=[.M39]/9.81" office:value-type="float" office:value="28.033">
            <text:p>28,033</text:p>
          </table:table-cell>
          <table:table-cell table:formula="of:=[.N39]/[.K39]" office:value-type="float" office:value="0.334">
            <text:p>0,334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19.8">
            <text:p>19,80</text:p>
          </table:table-cell>
          <table:table-cell table:formula="of:=IF([.R39]&lt;=12; [.R39]/1.5; [.R39]/3+4)" office:value-type="float" office:value="10.6">
            <text:p>10,60</text:p>
          </table:table-cell>
          <table:table-cell office:value-type="float" office:value="10">
            <text:p>10</text:p>
          </table:table-cell>
          <table:table-cell table:formula="of:=INT([.$L39]*[.U$1]+([.$P39]-[.U$3])*[.U$2]+[.U$8])" office:value-type="float" office:value="135">
            <text:p>135</text:p>
          </table:table-cell>
          <table:table-cell table:formula="of:=INT(([.L39]/[.L$1])*[.V$1]+POWER(([.P39]-[.V$3])/([.P$1]-[.V$3]);[.V$4])*[.V$2]+([.R39]/[.R$1])*[.V$7]+[.V$8])" office:value-type="float" office:value="88">
            <text:p>88</text:p>
          </table:table-cell>
          <table:table-cell table:formula="of:=([.V39]*2-[.U39])/[.U39]" office:value-type="percentage" office:value="0.3">
            <text:p>30%</text:p>
          </table:table-cell>
          <table:table-cell table:formula="of:=INT([.$L39]*[.X$1]+([.$P39]-[.X$3])*[.X$2]+IF(([.$P39]&gt;[.X$6]);([.$P39]-[.X$6])*[.X$5];0)+[.X$8])" office:value-type="float" office:value="97">
            <text:p>97</text:p>
          </table:table-cell>
          <table:table-cell table:formula="of:=INT([.$L39]*[.Y$1]+([.$P39]-[.Y$3])*[.Y$2]+IF(([.$P39]&gt;[.Y$6]);([.$P39]-[.Y$6])*[.Y$5];0)+[.Y$8])" office:value-type="float" office:value="26">
            <text:p>26</text:p>
          </table:table-cell>
          <table:table-cell table:formula="of:=([.Y39]-[.X39])/[.X39]" office:value-type="percentage" office:value="-0.73">
            <text:p>-73%</text:p>
          </table:table-cell>
          <table:table-cell/>
          <table:table-cell office:value-type="string">
            <text:p>hi</text:p>
          </table:table-cell>
          <table:table-cell table:formula="of:=IF([.K39]&gt;=125;&quot;hi&quot;;IF([.K39]&gt;=100;&quot;mid&quot;;&quot;low&quot;))" office:value-type="string" office:string-value="low">
            <text:p>low</text:p>
          </table:table-cell>
          <table:table-cell table:number-columns-repeated="990"/>
        </table:table-row>
        <table:table-row table:style-name="ro3">
          <table:table-cell/>
          <table:table-cell table:style-name="ce39"/>
          <table:table-cell office:value-type="string">
            <text:p>SN61</text:p>
          </table:table-cell>
          <table:table-cell/>
          <table:table-cell office:value-type="float" office:value="1960">
            <text:p>1960</text:p>
          </table:table-cell>
          <table:table-cell office:value-type="float" office:value="1993">
            <text:p>1993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formula="of:=IF(ISBLANK([.F40]);&quot;&quot;;([.F40]-[.E40])+[.G40]-[.H40]+8-2)" office:value-type="float" office:value="51">
            <text:p>51</text:p>
          </table:table-cell>
          <table:table-cell table:formula="of:=[.G40]-[.H40]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368">
            <text:p>368</text:p>
          </table:table-cell>
          <table:table-cell/>
          <table:table-cell office:value-type="float" office:value="5.1">
            <text:p>5,1</text:p>
          </table:table-cell>
          <table:table-cell table:formula="of:=[.N40]/[.K40]" office:value-type="float" office:value="0.088">
            <text:p>0,088</text:p>
          </table:table-cell>
          <table:table-cell office:value-type="float" office:value="108">
            <text:p>108</text:p>
          </table:table-cell>
          <table:table-cell office:value-type="float" office:value="63">
            <office:annotation draw:style-name="gr2" draw:text-style-name="P1" svg:width="3.263cm" svg:height="0.596cm" svg:x="29.583cm" svg:y="17.506cm" draw:caption-point-x="-0.61cm" draw:caption-point-y="1.556cm">
              <dc:creator>TD</dc:creator>
              <dc:date>2014-01-12T00:00:00</dc:date>
              <text:p text:style-name="P1"><text:span text:style-name="T1">siedzących: 48+5</text:span></text:p>
            </office:annotation>
            <text:p>63</text:p>
          </table:table-cell>
          <table:table-cell office:value-type="float" office:value="24.21">
            <text:p>24,21</text:p>
          </table:table-cell>
          <table:table-cell table:formula="of:=IF([.R40]&lt;=12; [.R40]/1.5; [.R40]/3+4)" office:value-type="float" office:value="12.07">
            <text:p>12,07</text:p>
          </table:table-cell>
          <table:table-cell office:value-type="float" office:value="11">
            <text:p>11</text:p>
          </table:table-cell>
          <table:table-cell table:formula="of:=INT([.$L40]*[.U$1]+([.$P40]-[.U$3])*[.U$2]+[.U$8])" office:value-type="float" office:value="64">
            <text:p>64</text:p>
          </table:table-cell>
          <table:table-cell table:formula="of:=INT(([.L40]/[.L$1])*[.V$1]+POWER(([.P40]-[.V$3])/([.P$1]-[.V$3]);[.V$4])*[.V$2]+([.R40]/[.R$1])*[.V$7]+[.V$8])" office:value-type="float" office:value="35">
            <text:p>35</text:p>
          </table:table-cell>
          <table:table-cell table:formula="of:=([.V40]*2-[.U40])/[.U40]" office:value-type="percentage" office:value="0.09">
            <text:p>9%</text:p>
          </table:table-cell>
          <table:table-cell table:formula="of:=INT([.$L40]*[.X$1]+([.$P40]-[.X$3])*[.X$2]+IF(([.$P40]&gt;[.X$6]);([.$P40]-[.X$6])*[.X$5];0)+[.X$8])" office:value-type="float" office:value="27">
            <text:p>27</text:p>
          </table:table-cell>
          <table:table-cell table:formula="of:=INT([.$L40]*[.Y$1]+([.$P40]-[.Y$3])*[.Y$2]+IF(([.$P40]&gt;[.Y$6]);([.$P40]-[.Y$6])*[.Y$5];0)+[.Y$8])" office:value-type="float" office:value="13">
            <text:p>13</text:p>
          </table:table-cell>
          <table:table-cell table:formula="of:=([.Y40]-[.X40])/[.X40]" office:value-type="percentage" office:value="-0.52">
            <text:p>-52%</text:p>
          </table:table-cell>
          <table:table-cell table:number-columns-repeated="993"/>
        </table:table-row>
        <table:table-row table:style-name="ro3">
          <table:table-cell/>
          <table:table-cell table:style-name="ce39"/>
          <table:table-cell office:value-type="string">
            <text:p>SA106</text:p>
          </table:table-cell>
          <table:table-cell/>
          <table:table-cell office:value-type="float" office:value="2001">
            <text:p>2001</text:p>
          </table:table-cell>
          <table:table-cell/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IF(ISBLANK([.F41]);&quot;&quot;;([.F41]-[.E41])+[.G41]-[.H41]+8-2)">
            <text:p/>
          </table:table-cell>
          <table:table-cell table:formula="of:=[.G41]-[.H41]" office:value-type="float" office:value="16">
            <text:p>16</text:p>
          </table:table-cell>
          <table:table-cell office:value-type="float" office:value="52">
            <text:p>52</text:p>
          </table:table-cell>
          <table:table-cell office:value-type="float" office:value="500">
            <text:p>500</text:p>
          </table:table-cell>
          <table:table-cell/>
          <table:table-cell table:formula="of:=[.M41]/9.81" office:value-type="float" office:value="0">
            <text:p>0</text:p>
          </table:table-cell>
          <table:table-cell table:formula="of:=[.N41]/[.K41]" office:value-type="float" office:value="0">
            <text:p>0,000</text:p>
          </table:table-cell>
          <table:table-cell office:value-type="float" office:value="140">
            <text:p>140</text:p>
          </table:table-cell>
          <table:table-cell office:value-type="float" office:value="68">
            <text:p>68</text:p>
          </table:table-cell>
          <table:table-cell office:value-type="float" office:value="24.5">
            <text:p>24,50</text:p>
          </table:table-cell>
          <table:table-cell table:formula="of:=IF([.R41]&lt;=12; [.R41]/1.5; [.R41]/3+4)" office:value-type="float" office:value="12.17">
            <text:p>12,17</text:p>
          </table:table-cell>
          <table:table-cell office:value-type="float" office:value="11">
            <text:p>11</text:p>
          </table:table-cell>
          <table:table-cell table:formula="of:=INT([.$L41]*[.U$1]+([.$P41]-[.U$3])*[.U$2]+[.U$8])" office:value-type="float" office:value="89">
            <text:p>89</text:p>
          </table:table-cell>
          <table:table-cell table:formula="of:=INT(([.L41]/[.L$1])*[.V$1]+POWER(([.P41]-[.V$3])/([.P$1]-[.V$3]);[.V$4])*[.V$2]+([.R41]/[.R$1])*[.V$7]+[.V$8])" office:value-type="float" office:value="55">
            <text:p>55</text:p>
          </table:table-cell>
          <table:table-cell table:formula="of:=([.V41]*2-[.U41])/[.U41]" office:value-type="percentage" office:value="0.24">
            <text:p>24%</text:p>
          </table:table-cell>
          <table:table-cell table:formula="of:=INT([.$L41]*[.X$1]+([.$P41]-[.X$3])*[.X$2]+IF(([.$P41]&gt;[.X$6]);([.$P41]-[.X$6])*[.X$5];0)+[.X$8])" office:value-type="float" office:value="39">
            <text:p>39</text:p>
          </table:table-cell>
          <table:table-cell table:formula="of:=INT([.$L41]*[.Y$1]+([.$P41]-[.Y$3])*[.Y$2]+IF(([.$P41]&gt;[.Y$6]);([.$P41]-[.Y$6])*[.Y$5];0)+[.Y$8])" office:value-type="float" office:value="21">
            <text:p>21</text:p>
          </table:table-cell>
          <table:table-cell table:formula="of:=([.Y41]-[.X41])/[.X41]" office:value-type="percentage" office:value="-0.46">
            <text:p>-46%</text:p>
          </table:table-cell>
          <table:table-cell table:number-columns-repeated="993"/>
        </table:table-row>
        <table:table-row table:style-name="ro3">
          <table:table-cell/>
          <table:table-cell table:style-name="ce40"/>
          <table:table-cell office:value-type="string">
            <text:p>EP01</text:p>
          </table:table-cell>
          <table:table-cell/>
          <table:table-cell office:value-type="float" office:value="1934">
            <text:p>1934</text:p>
          </table:table-cell>
          <table:table-cell office:value-type="float" office:value="1961">
            <text:p>196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formula="of:=IF(ISBLANK([.F42]);&quot;&quot;;([.F42]-[.E42])+[.G42]-[.H42]+8-2)" office:value-type="float" office:value="32">
            <text:p>32</text:p>
          </table:table-cell>
          <table:table-cell table:formula="of:=[.G42]-[.H42]" office:value-type="float" office:value="-1">
            <text:p>-1</text:p>
          </table:table-cell>
          <table:table-cell office:value-type="float" office:value="75">
            <text:p>75</text:p>
          </table:table-cell>
          <table:table-cell office:value-type="float" office:value="1352">
            <text:p>1352</text:p>
          </table:table-cell>
          <table:table-cell office:value-type="float" office:value="169">
            <text:p>169</text:p>
          </table:table-cell>
          <table:table-cell table:formula="of:=[.M42]/9.81" office:value-type="float" office:value="17.227">
            <text:p>17,227</text:p>
          </table:table-cell>
          <table:table-cell table:formula="of:=[.N42]/[.K42]" office:value-type="float" office:value="0.23">
            <text:p>0,2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3.6">
            <text:p>13,60</text:p>
          </table:table-cell>
          <table:table-cell table:formula="of:=IF([.R42]&lt;=12; [.R42]/1.5; [.R42]/3+4)" office:value-type="float" office:value="8.53">
            <text:p>8,53</text:p>
          </table:table-cell>
          <table:table-cell office:value-type="float" office:value="8">
            <text:p>8</text:p>
          </table:table-cell>
          <table:table-cell table:formula="of:=INT([.$L42]*[.U$1]+([.$P42]-[.U$3])*[.U$2]+[.U$8])" office:value-type="float" office:value="76">
            <text:p>76</text:p>
          </table:table-cell>
          <table:table-cell table:formula="of:=INT(([.L42]/[.L$1])*[.V$1]+POWER(([.P42]-[.V$3])/([.P$1]-[.V$3]);[.V$4])*[.V$2]+([.R42]/[.R$1])*[.V$7]+[.V$8])" office:value-type="float" office:value="40">
            <text:p>40</text:p>
          </table:table-cell>
          <table:table-cell table:formula="of:=([.V42]*2-[.U42])/[.U42]" office:value-type="percentage" office:value="0.05">
            <text:p>5%</text:p>
          </table:table-cell>
          <table:table-cell table:formula="of:=INT([.$L42]*[.X$1]+([.$P42]-[.X$3])*[.X$2]+IF(([.$P42]&gt;[.X$6]);([.$P42]-[.X$6])*[.X$5];0)+[.X$8])" office:value-type="float" office:value="55">
            <text:p>55</text:p>
          </table:table-cell>
          <table:table-cell table:formula="of:=INT([.$L42]*[.Y$1]+([.$P42]-[.Y$3])*[.Y$2]+IF(([.$P42]&gt;[.Y$6]);([.$P42]-[.Y$6])*[.Y$5];0)+[.Y$8])" office:value-type="float" office:value="11">
            <text:p>11</text:p>
          </table:table-cell>
          <table:table-cell table:formula="of:=([.Y42]-[.X42])/[.X42]" office:value-type="percentage" office:value="-0.8">
            <text:p>-80%</text:p>
          </table:table-cell>
          <table:table-cell/>
          <table:table-cell office:value-type="string">
            <text:p>none</text:p>
          </table:table-cell>
          <table:table-cell table:formula="of:=IF([.K42]&gt;=125;&quot;hi&quot;;IF([.K42]&gt;=100;&quot;mid&quot;;&quot;low&quot;))" office:value-type="string" office:string-value="low">
            <text:p>low</text:p>
          </table:table-cell>
          <table:table-cell table:number-columns-repeated="990"/>
        </table:table-row>
        <table:table-row table:style-name="ro3">
          <table:table-cell/>
          <table:table-cell table:style-name="ce40"/>
          <table:table-cell office:value-type="string">
            <text:p>EP02</text:p>
          </table:table-cell>
          <table:table-cell/>
          <table:table-cell office:value-type="float" office:value="1953">
            <text:p>1953</text:p>
          </table:table-cell>
          <table:table-cell office:value-type="float" office:value="1974">
            <text:p>1974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table:formula="of:=IF(ISBLANK([.F43]);&quot;&quot;;([.F43]-[.E43])+[.G43]-[.H43]+8-2)" office:value-type="float" office:value="29">
            <text:p>29</text:p>
          </table:table-cell>
          <table:table-cell table:formula="of:=[.G43]-[.H43]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352">
            <text:p>1352</text:p>
          </table:table-cell>
          <table:table-cell office:value-type="float" office:value="169">
            <text:p>169</text:p>
          </table:table-cell>
          <table:table-cell table:formula="of:=[.M43]/9.81" office:value-type="float" office:value="17.227">
            <text:p>17,227</text:p>
          </table:table-cell>
          <table:table-cell table:formula="of:=[.N43]/[.K43]" office:value-type="float" office:value="0.213">
            <text:p>0,213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15">
            <text:p>15,00</text:p>
          </table:table-cell>
          <table:table-cell table:formula="of:=IF([.R43]&lt;=12; [.R43]/1.5; [.R43]/3+4)" office:value-type="float" office:value="9">
            <text:p>9,00</text:p>
          </table:table-cell>
          <table:table-cell office:value-type="float" office:value="9">
            <text:p>9</text:p>
          </table:table-cell>
          <table:table-cell table:formula="of:=INT([.$L43]*[.U$1]+([.$P43]-[.U$3])*[.U$2]+[.U$8])" office:value-type="float" office:value="83">
            <text:p>83</text:p>
          </table:table-cell>
          <table:table-cell table:formula="of:=INT(([.L43]/[.L$1])*[.V$1]+POWER(([.P43]-[.V$3])/([.P$1]-[.V$3]);[.V$4])*[.V$2]+([.R43]/[.R$1])*[.V$7]+[.V$8])" office:value-type="float" office:value="45">
            <text:p>45</text:p>
          </table:table-cell>
          <table:table-cell table:formula="of:=([.V43]*2-[.U43])/[.U43]" office:value-type="percentage" office:value="0.08">
            <text:p>8%</text:p>
          </table:table-cell>
          <table:table-cell table:formula="of:=INT([.$L43]*[.X$1]+([.$P43]-[.X$3])*[.X$2]+IF(([.$P43]&gt;[.X$6]);([.$P43]-[.X$6])*[.X$5];0)+[.X$8])" office:value-type="float" office:value="57">
            <text:p>57</text:p>
          </table:table-cell>
          <table:table-cell table:formula="of:=INT([.$L43]*[.Y$1]+([.$P43]-[.Y$3])*[.Y$2]+IF(([.$P43]&gt;[.Y$6]);([.$P43]-[.Y$6])*[.Y$5];0)+[.Y$8])" office:value-type="float" office:value="14">
            <text:p>14</text:p>
          </table:table-cell>
          <table:table-cell table:formula="of:=([.Y43]-[.X43])/[.X43]" office:value-type="percentage" office:value="-0.75">
            <text:p>-75%</text:p>
          </table:table-cell>
          <table:table-cell/>
          <table:table-cell office:value-type="string">
            <text:p>low</text:p>
          </table:table-cell>
          <table:table-cell table:formula="of:=IF([.K43]&gt;=125;&quot;hi&quot;;IF([.K43]&gt;=100;&quot;mid&quot;;&quot;low&quot;))" office:value-type="string" office:string-value="low">
            <text:p>low</text:p>
          </table:table-cell>
          <table:table-cell table:number-columns-repeated="990"/>
        </table:table-row>
        <table:table-row table:style-name="ro3">
          <table:table-cell/>
          <table:table-cell table:style-name="ce40"/>
          <table:table-cell office:value-type="string">
            <text:p>ET21</text:p>
          </table:table-cell>
          <table:table-cell/>
          <table:table-cell office:value-type="float" office:value="1957">
            <text:p>1957</text:p>
          </table:table-cell>
          <table:table-cell/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IF(ISBLANK([.F44]);&quot;&quot;;([.F44]-[.E44])+[.G44]-[.H44]+8-2)">
            <text:p/>
          </table:table-cell>
          <table:table-cell table:formula="of:=[.G44]-[.H44]" office:value-type="float" office:value="16">
            <text:p>16</text:p>
          </table:table-cell>
          <table:table-cell office:value-type="float" office:value="114">
            <text:p>114</text:p>
          </table:table-cell>
          <table:table-cell office:value-type="float" office:value="1860">
            <text:p>1860</text:p>
          </table:table-cell>
          <table:table-cell/>
          <table:table-cell office:value-type="float" office:value="32">
            <text:p>32</text:p>
          </table:table-cell>
          <table:table-cell table:formula="of:=[.N44]/[.K44]" office:value-type="float" office:value="0.281">
            <text:p>0,28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6.82">
            <text:p>16,82</text:p>
          </table:table-cell>
          <table:table-cell table:formula="of:=IF([.R44]&lt;=12; [.R44]/1.5; [.R44]/3+4)" office:value-type="float" office:value="9.61">
            <text:p>9,61</text:p>
          </table:table-cell>
          <table:table-cell office:value-type="float" office:value="9">
            <text:p>9</text:p>
          </table:table-cell>
          <table:table-cell table:formula="of:=INT([.$L44]*[.U$1]+([.$P44]-[.U$3])*[.U$2]+[.U$8])" office:value-type="float" office:value="85">
            <text:p>85</text:p>
          </table:table-cell>
          <table:table-cell table:formula="of:=INT(([.L44]/[.L$1])*[.V$1]+POWER(([.P44]-[.V$3])/([.P$1]-[.V$3]);[.V$4])*[.V$2]+([.R44]/[.R$1])*[.V$7]+[.V$8])" office:value-type="float" office:value="47">
            <text:p>47</text:p>
          </table:table-cell>
          <table:table-cell table:formula="of:=([.V44]*2-[.U44])/[.U44]" office:value-type="percentage" office:value="0.11">
            <text:p>11%</text:p>
          </table:table-cell>
          <table:table-cell table:formula="of:=INT([.$L44]*[.X$1]+([.$P44]-[.X$3])*[.X$2]+IF(([.$P44]&gt;[.X$6]);([.$P44]-[.X$6])*[.X$5];0)+[.X$8])" office:value-type="float" office:value="70">
            <text:p>70</text:p>
          </table:table-cell>
          <table:table-cell table:formula="of:=INT([.$L44]*[.Y$1]+([.$P44]-[.Y$3])*[.Y$2]+IF(([.$P44]&gt;[.Y$6]);([.$P44]-[.Y$6])*[.Y$5];0)+[.Y$8])" office:value-type="float" office:value="11">
            <text:p>11</text:p>
          </table:table-cell>
          <table:table-cell table:formula="of:=([.Y44]-[.X44])/[.X44]" office:value-type="percentage" office:value="-0.84">
            <text:p>-84%</text:p>
          </table:table-cell>
          <table:table-cell/>
          <table:table-cell office:value-type="string">
            <text:p>mid</text:p>
          </table:table-cell>
          <table:table-cell table:formula="of:=IF([.K44]&gt;=125;&quot;hi&quot;;IF([.K44]&gt;=100;&quot;mid&quot;;&quot;low&quot;))" office:value-type="string" office:string-value="mid">
            <text:p>mid</text:p>
          </table:table-cell>
          <table:table-cell table:number-columns-repeated="990"/>
        </table:table-row>
        <table:table-row table:style-name="ro3">
          <table:table-cell/>
          <table:table-cell table:style-name="ce40"/>
          <table:table-cell office:value-type="string">
            <text:p>EU07</text:p>
          </table:table-cell>
          <table:table-cell/>
          <table:table-cell office:value-type="float" office:value="1965">
            <text:p>1965</text:p>
          </table:table-cell>
          <table:table-cell/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IF(ISBLANK([.F45]);&quot;&quot;;([.F45]-[.E45])+[.G45]-[.H45]+8-2)">
            <text:p/>
          </table:table-cell>
          <table:table-cell table:formula="of:=[.G45]-[.H45]" office:value-type="float" office:value="16">
            <text:p>16</text:p>
          </table:table-cell>
          <table:table-cell office:value-type="float" office:value="81">
            <text:p>81</text:p>
          </table:table-cell>
          <table:table-cell office:value-type="float" office:value="2000">
            <text:p>2000</text:p>
          </table:table-cell>
          <table:table-cell office:value-type="float" office:value="280">
            <text:p>280</text:p>
          </table:table-cell>
          <table:table-cell table:formula="of:=[.M45]/9.81" office:value-type="float" office:value="28.542">
            <text:p>28,542</text:p>
          </table:table-cell>
          <table:table-cell table:formula="of:=[.N45]/[.K45]" office:value-type="float" office:value="0.352">
            <text:p>0,352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float" office:value="15.915">
            <text:p>15,92</text:p>
          </table:table-cell>
          <table:table-cell table:formula="of:=IF([.R45]&lt;=12; [.R45]/1.5; [.R45]/3+4)" office:value-type="float" office:value="9.31">
            <text:p>9,31</text:p>
          </table:table-cell>
          <table:table-cell office:value-type="float" office:value="9">
            <text:p>9</text:p>
          </table:table-cell>
          <table:table-cell table:formula="of:=INT([.$L45]*[.U$1]+([.$P45]-[.U$3])*[.U$2]+[.U$8])" office:value-type="float" office:value="105">
            <text:p>105</text:p>
          </table:table-cell>
          <table:table-cell table:formula="of:=INT(([.L45]/[.L$1])*[.V$1]+POWER(([.P45]-[.V$3])/([.P$1]-[.V$3]);[.V$4])*[.V$2]+([.R45]/[.R$1])*[.V$7]+[.V$8])" office:value-type="float" office:value="62">
            <text:p>62</text:p>
          </table:table-cell>
          <table:table-cell table:formula="of:=([.V45]*2-[.U45])/[.U45]" office:value-type="percentage" office:value="0.18">
            <text:p>18%</text:p>
          </table:table-cell>
          <table:table-cell table:formula="of:=INT([.$L45]*[.X$1]+([.$P45]-[.X$3])*[.X$2]+IF(([.$P45]&gt;[.X$6]);([.$P45]-[.X$6])*[.X$5];0)+[.X$8])" office:value-type="float" office:value="80">
            <text:p>80</text:p>
          </table:table-cell>
          <table:table-cell table:formula="of:=INT([.$L45]*[.Y$1]+([.$P45]-[.Y$3])*[.Y$2]+IF(([.$P45]&gt;[.Y$6]);([.$P45]-[.Y$6])*[.Y$5];0)+[.Y$8])" office:value-type="float" office:value="17">
            <text:p>17</text:p>
          </table:table-cell>
          <table:table-cell table:formula="of:=([.Y45]-[.X45])/[.X45]" office:value-type="percentage" office:value="-0.79">
            <text:p>-79%</text:p>
          </table:table-cell>
          <table:table-cell/>
          <table:table-cell office:value-type="string">
            <text:p>hi</text:p>
          </table:table-cell>
          <table:table-cell table:formula="of:=IF([.K45]&gt;=125;&quot;hi&quot;;IF([.K45]&gt;=100;&quot;mid&quot;;&quot;low&quot;))" office:value-type="string" office:string-value="low">
            <text:p>low</text:p>
          </table:table-cell>
          <table:table-cell table:number-columns-repeated="990"/>
        </table:table-row>
        <table:table-row table:style-name="ro3">
          <table:table-cell/>
          <table:table-cell table:style-name="ce40"/>
          <table:table-cell office:value-type="string">
            <text:p>ET22</text:p>
          </table:table-cell>
          <table:table-cell/>
          <table:table-cell office:value-type="float" office:value="1969">
            <text:p>1969</text:p>
          </table:table-cell>
          <table:table-cell/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IF(ISBLANK([.F46]);&quot;&quot;;([.F46]-[.E46])+[.G46]-[.H46]+8-2)">
            <text:p/>
          </table:table-cell>
          <table:table-cell table:formula="of:=[.G46]-[.H46]" office:value-type="float" office:value="18">
            <text:p>18</text:p>
          </table:table-cell>
          <table:table-cell office:value-type="float" office:value="120">
            <text:p>120</text:p>
          </table:table-cell>
          <table:table-cell office:value-type="float" office:value="3000">
            <text:p>3000</text:p>
          </table:table-cell>
          <table:table-cell/>
          <table:table-cell office:value-type="float" office:value="42">
            <text:p>42</text:p>
          </table:table-cell>
          <table:table-cell table:formula="of:=[.N46]/[.K46]" office:value-type="float" office:value="0.35">
            <text:p>0,350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float" office:value="19.24">
            <text:p>19,24</text:p>
          </table:table-cell>
          <table:table-cell table:formula="of:=IF([.R46]&lt;=12; [.R46]/1.5; [.R46]/3+4)" office:value-type="float" office:value="10.41">
            <text:p>10,41</text:p>
          </table:table-cell>
          <table:table-cell office:value-type="float" office:value="10">
            <text:p>10</text:p>
          </table:table-cell>
          <table:table-cell table:formula="of:=INT([.$L46]*[.U$1]+([.$P46]-[.U$3])*[.U$2]+[.U$8])" office:value-type="float" office:value="123">
            <text:p>123</text:p>
          </table:table-cell>
          <table:table-cell table:formula="of:=INT(([.L46]/[.L$1])*[.V$1]+POWER(([.P46]-[.V$3])/([.P$1]-[.V$3]);[.V$4])*[.V$2]+([.R46]/[.R$1])*[.V$7]+[.V$8])" office:value-type="float" office:value="75">
            <text:p>75</text:p>
          </table:table-cell>
          <table:table-cell table:formula="of:=([.V46]*2-[.U46])/[.U46]" office:value-type="percentage" office:value="0.22">
            <text:p>22%</text:p>
          </table:table-cell>
          <table:table-cell table:formula="of:=INT([.$L46]*[.X$1]+([.$P46]-[.X$3])*[.X$2]+IF(([.$P46]&gt;[.X$6]);([.$P46]-[.X$6])*[.X$5];0)+[.X$8])" office:value-type="float" office:value="110">
            <text:p>110</text:p>
          </table:table-cell>
          <table:table-cell table:formula="of:=INT([.$L46]*[.Y$1]+([.$P46]-[.Y$3])*[.Y$2]+IF(([.$P46]&gt;[.Y$6]);([.$P46]-[.Y$6])*[.Y$5];0)+[.Y$8])" office:value-type="float" office:value="17">
            <text:p>17</text:p>
          </table:table-cell>
          <table:table-cell table:formula="of:=([.Y46]-[.X46])/[.X46]" office:value-type="percentage" office:value="-0.85">
            <text:p>-85%</text:p>
          </table:table-cell>
          <table:table-cell/>
          <table:table-cell office:value-type="string">
            <text:p>mid</text:p>
          </table:table-cell>
          <table:table-cell table:formula="of:=IF([.K46]&gt;=125;&quot;hi&quot;;IF([.K46]&gt;=100;&quot;mid&quot;;&quot;low&quot;))" office:value-type="string" office:string-value="mid">
            <text:p>mid</text:p>
          </table:table-cell>
          <table:table-cell table:number-columns-repeated="990"/>
        </table:table-row>
        <table:table-row table:style-name="ro3">
          <table:table-cell/>
          <table:table-cell table:style-name="ce40"/>
          <table:table-cell office:value-type="string">
            <text:p>EP05</text:p>
          </table:table-cell>
          <table:table-cell/>
          <table:table-cell office:value-type="float" office:value="1973">
            <office:annotation draw:style-name="gr1" draw:text-style-name="P1" svg:width="2.899cm" svg:height="0.596cm" svg:x="8.391cm" svg:y="20.781cm" draw:caption-point-x="-0.61cm" draw:caption-point-y="1.578cm">
              <dc:creator>TD</dc:creator>
              <dc:date>2013-05-05T00:00:00</dc:date>
              <text:p text:style-name="P1"><text:span text:style-name="T1">EU05 - 1961</text:span></text:p>
            </office:annotation>
            <text:p>1973</text:p>
          </table:table-cell>
          <table:table-cell office:value-type="float" office:value="2005">
            <text:p>2005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table:formula="of:=IF(ISBLANK([.F47]);&quot;&quot;;([.F47]-[.E47])+[.G47]-[.H47]+8-2)" office:value-type="float" office:value="40">
            <text:p>40</text:p>
          </table:table-cell>
          <table:table-cell table:formula="of:=[.G47]-[.H47]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2032">
            <text:p>2032</text:p>
          </table:table-cell>
          <table:table-cell office:value-type="float" office:value="225">
            <text:p>225</text:p>
          </table:table-cell>
          <table:table-cell table:formula="of:=[.M47]/9.81" office:value-type="float" office:value="22.936">
            <text:p>22,936</text:p>
          </table:table-cell>
          <table:table-cell table:formula="of:=[.N47]/[.K47]" office:value-type="float" office:value="0.28">
            <text:p>0,280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16.14">
            <text:p>16,14</text:p>
          </table:table-cell>
          <table:table-cell table:formula="of:=IF([.R47]&lt;=12; [.R47]/1.5; [.R47]/3+4)" office:value-type="float" office:value="9.38">
            <text:p>9,38</text:p>
          </table:table-cell>
          <table:table-cell office:value-type="float" office:value="9">
            <text:p>9</text:p>
          </table:table-cell>
          <table:table-cell table:formula="of:=INT([.$L47]*[.U$1]+([.$P47]-[.U$3])*[.U$2]+[.U$8])" office:value-type="float" office:value="130">
            <text:p>130</text:p>
          </table:table-cell>
          <table:table-cell table:formula="of:=INT(([.L47]/[.L$1])*[.V$1]+POWER(([.P47]-[.V$3])/([.P$1]-[.V$3]);[.V$4])*[.V$2]+([.R47]/[.R$1])*[.V$7]+[.V$8])" office:value-type="float" office:value="84">
            <text:p>84</text:p>
          </table:table-cell>
          <table:table-cell table:formula="of:=([.V47]*2-[.U47])/[.U47]" office:value-type="percentage" office:value="0.29">
            <text:p>29%</text:p>
          </table:table-cell>
          <table:table-cell table:formula="of:=INT([.$L47]*[.X$1]+([.$P47]-[.X$3])*[.X$2]+IF(([.$P47]&gt;[.X$6]);([.$P47]-[.X$6])*[.X$5];0)+[.X$8])" office:value-type="float" office:value="90">
            <text:p>90</text:p>
          </table:table-cell>
          <table:table-cell table:formula="of:=INT([.$L47]*[.Y$1]+([.$P47]-[.Y$3])*[.Y$2]+IF(([.$P47]&gt;[.Y$6]);([.$P47]-[.Y$6])*[.Y$5];0)+[.Y$8])" office:value-type="float" office:value="26">
            <text:p>26</text:p>
          </table:table-cell>
          <table:table-cell table:formula="of:=([.Y47]-[.X47])/[.X47]" office:value-type="percentage" office:value="-0.71">
            <text:p>-71%</text:p>
          </table:table-cell>
          <table:table-cell/>
          <table:table-cell office:value-type="string">
            <text:p>hi</text:p>
          </table:table-cell>
          <table:table-cell table:formula="of:=IF([.K47]&gt;=125;&quot;hi&quot;;IF([.K47]&gt;=100;&quot;mid&quot;;&quot;low&quot;))" office:value-type="string" office:string-value="low">
            <text:p>low</text:p>
          </table:table-cell>
          <table:table-cell table:number-columns-repeated="990"/>
        </table:table-row>
        <table:table-row table:style-name="ro3">
          <table:table-cell table:style-name="ce34"/>
          <table:table-cell table:style-name="ce41"/>
          <table:table-cell table:style-name="ce45" office:value-type="string">
            <text:p>EP08</text:p>
          </table:table-cell>
          <table:table-cell table:style-name="ce34"/>
          <table:table-cell table:style-name="ce34" office:value-type="float" office:value="1972">
            <text:p>1972</text:p>
          </table:table-cell>
          <table:table-cell table:style-name="ce34"/>
          <table:table-cell table:style-name="ce34" office:value-type="float" office:value="20">
            <text:p>20</text:p>
          </table:table-cell>
          <table:table-cell table:style-name="ce34" office:value-type="float" office:value="4">
            <text:p>4</text:p>
          </table:table-cell>
          <table:table-cell table:formula="of:=IF(ISBLANK([.F48]);&quot;&quot;;([.F48]-[.E48])+[.G48]-[.H48]+8-2)">
            <text:p/>
          </table:table-cell>
          <table:table-cell table:style-name="ce48" table:formula="of:=[.G48]-[.H48]" office:value-type="float" office:value="16">
            <text:p>16</text:p>
          </table:table-cell>
          <table:table-cell table:style-name="ce34" office:value-type="float" office:value="80">
            <text:p>80</text:p>
          </table:table-cell>
          <table:table-cell table:style-name="ce34" office:value-type="float" office:value="2000">
            <text:p>2000</text:p>
          </table:table-cell>
          <table:table-cell table:style-name="ce34"/>
          <table:table-cell table:style-name="ce34" office:value-type="float" office:value="25">
            <text:p>25</text:p>
          </table:table-cell>
          <table:table-cell table:style-name="ce52" table:formula="of:=[.N48]/[.K48]" office:value-type="float" office:value="0.313">
            <text:p>0,313</text:p>
          </table:table-cell>
          <table:table-cell table:style-name="ce34" office:value-type="float" office:value="160">
            <text:p>160</text:p>
          </table:table-cell>
          <table:table-cell table:style-name="ce34" office:value-type="float" office:value="0">
            <text:p>0</text:p>
          </table:table-cell>
          <table:table-cell table:style-name="ce55" office:value-type="float" office:value="15.94">
            <text:p>15,94</text:p>
          </table:table-cell>
          <table:table-cell table:style-name="ce55" table:formula="of:=IF([.R48]&lt;=12; [.R48]/1.5; [.R48]/3+4)" office:value-type="float" office:value="9.31">
            <text:p>9,31</text:p>
          </table:table-cell>
          <table:table-cell table:style-name="ce34" office:value-type="float" office:value="9">
            <text:p>9</text:p>
          </table:table-cell>
          <table:table-cell table:style-name="ce48" table:formula="of:=INT([.$L48]*[.U$1]+([.$P48]-[.U$3])*[.U$2]+[.U$8])" office:value-type="float" office:value="130">
            <text:p>130</text:p>
          </table:table-cell>
          <table:table-cell table:formula="of:=INT(([.L48]/[.L$1])*[.V$1]+POWER(([.P48]-[.V$3])/([.P$1]-[.V$3]);[.V$4])*[.V$2]+([.R48]/[.R$1])*[.V$7]+[.V$8])" office:value-type="float" office:value="84">
            <text:p>84</text:p>
          </table:table-cell>
          <table:table-cell table:formula="of:=([.V48]*2-[.U48])/[.U48]" office:value-type="percentage" office:value="0.29">
            <text:p>29%</text:p>
          </table:table-cell>
          <table:table-cell table:style-name="ce48" table:formula="of:=INT([.$L48]*[.X$1]+([.$P48]-[.X$3])*[.X$2]+IF(([.$P48]&gt;[.X$6]);([.$P48]-[.X$6])*[.X$5];0)+[.X$8])" office:value-type="float" office:value="89">
            <text:p>89</text:p>
          </table:table-cell>
          <table:table-cell table:style-name="ce48" table:formula="of:=INT([.$L48]*[.Y$1]+([.$P48]-[.Y$3])*[.Y$2]+IF(([.$P48]&gt;[.Y$6]);([.$P48]-[.Y$6])*[.Y$5];0)+[.Y$8])" office:value-type="float" office:value="26">
            <text:p>26</text:p>
          </table:table-cell>
          <table:table-cell table:style-name="ce61" table:formula="of:=([.Y48]-[.X48])/[.X48]" office:value-type="percentage" office:value="-0.71">
            <text:p>-71%</text:p>
          </table:table-cell>
          <table:table-cell table:style-name="ce93"/>
          <table:table-cell table:style-name="ce93" office:value-type="string">
            <text:p>hi</text:p>
          </table:table-cell>
          <table:table-cell table:style-name="ce93" table:formula="of:=IF([.K48]&gt;=125;&quot;hi&quot;;IF([.K48]&gt;=100;&quot;mid&quot;;&quot;low&quot;))" office:value-type="string" office:string-value="low">
            <text:p>low</text:p>
          </table:table-cell>
          <table:table-cell table:style-name="ce94"/>
          <table:table-cell table:style-name="ce34" table:number-columns-repeated="989"/>
        </table:table-row>
        <table:table-row table:style-name="ro3">
          <table:table-cell/>
          <table:table-cell table:style-name="ce40"/>
          <table:table-cell office:value-type="string">
            <text:p>ET40</text:p>
          </table:table-cell>
          <table:table-cell/>
          <table:table-cell office:value-type="float" office:value="1975">
            <text:p>1975</text:p>
          </table:table-cell>
          <table:table-cell office:value-type="float" office:value="2007">
            <text:p>2007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table:formula="of:=IF(ISBLANK([.F49]);&quot;&quot;;([.F49]-[.E49])+[.G49]-[.H49]+8-2)" office:value-type="float" office:value="40">
            <text:p>40</text:p>
          </table:table-cell>
          <table:table-cell table:formula="of:=[.G49]-[.H49]" office:value-type="float" office:value="2">
            <text:p>2</text:p>
          </table:table-cell>
          <table:table-cell office:value-type="float" office:value="164">
            <text:p>164</text:p>
          </table:table-cell>
          <table:table-cell office:value-type="float" office:value="4080">
            <text:p>4080</text:p>
          </table:table-cell>
          <table:table-cell table:formula="of:=[.N49]*9.81" office:value-type="float" office:value="490.5">
            <text:p>490,5</text:p>
          </table:table-cell>
          <table:table-cell office:value-type="float" office:value="50">
            <text:p>50</text:p>
          </table:table-cell>
          <table:table-cell table:formula="of:=[.N49]/[.K49]" office:value-type="float" office:value="0.305">
            <text:p>0,30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34.42">
            <text:p>34,42</text:p>
          </table:table-cell>
          <table:table-cell table:formula="of:=IF([.R49]&lt;=12; [.R49]/1.5; [.R49]/3+4)" office:value-type="float" office:value="15.47">
            <text:p>15,47</text:p>
          </table:table-cell>
          <table:table-cell office:value-type="float" office:value="18">
            <text:p>18</text:p>
          </table:table-cell>
          <table:table-cell table:formula="of:=INT([.$L49]*[.U$1]+([.$P49]-[.U$3])*[.U$2]+[.U$8])" office:value-type="float" office:value="125">
            <text:p>125</text:p>
          </table:table-cell>
          <table:table-cell table:formula="of:=INT(([.L49]/[.L$1])*[.V$1]+POWER(([.P49]-[.V$3])/([.P$1]-[.V$3]);[.V$4])*[.V$2]+([.R49]/[.R$1])*[.V$7]+[.V$8])" office:value-type="float" office:value="81">
            <text:p>81</text:p>
          </table:table-cell>
          <table:table-cell table:formula="of:=([.V49]*2-[.U49])/[.U49]" office:value-type="percentage" office:value="0.3">
            <text:p>30%</text:p>
          </table:table-cell>
          <table:table-cell table:formula="of:=INT([.$L49]*[.X$1]+([.$P49]-[.X$3])*[.X$2]+IF(([.$P49]&gt;[.X$6]);([.$P49]-[.X$6])*[.X$5];0)+[.X$8])" office:value-type="float" office:value="137">
            <text:p>137</text:p>
          </table:table-cell>
          <table:table-cell table:formula="of:=INT([.$L49]*[.Y$1]+([.$P49]-[.Y$3])*[.Y$2]+IF(([.$P49]&gt;[.Y$6]);([.$P49]-[.Y$6])*[.Y$5];0)+[.Y$8])" office:value-type="float" office:value="11">
            <text:p>11</text:p>
          </table:table-cell>
          <table:table-cell table:formula="of:=([.Y49]-[.X49])/[.X49]" office:value-type="percentage" office:value="-0.92">
            <text:p>-92%</text:p>
          </table:table-cell>
          <table:table-cell/>
          <table:table-cell office:value-type="string">
            <text:p>mid</text:p>
          </table:table-cell>
          <table:table-cell table:formula="of:=IF([.K49]&gt;=125;&quot;hi&quot;;IF([.K49]&gt;=100;&quot;mid&quot;;&quot;low&quot;))" office:value-type="string" office:string-value="hi">
            <text:p>hi</text:p>
          </table:table-cell>
          <table:table-cell table:number-columns-repeated="990"/>
        </table:table-row>
        <table:table-row table:style-name="ro3">
          <table:table-cell/>
          <table:table-cell table:style-name="ce40"/>
          <table:table-cell office:value-type="string">
            <text:p>ET41</text:p>
          </table:table-cell>
          <table:table-cell/>
          <table:table-cell office:value-type="float" office:value="1977">
            <text:p>1977</text:p>
          </table:table-cell>
          <table:table-cell/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IF(ISBLANK([.F50]);&quot;&quot;;([.F50]-[.E50])+[.G50]-[.H50]+8-2)">
            <text:p/>
          </table:table-cell>
          <table:table-cell table:formula="of:=[.G50]-[.H50]" office:value-type="float" office:value="16">
            <text:p>16</text:p>
          </table:table-cell>
          <table:table-cell office:value-type="float" office:value="167">
            <text:p>167</text:p>
          </table:table-cell>
          <table:table-cell office:value-type="float" office:value="4000">
            <text:p>4000</text:p>
          </table:table-cell>
          <table:table-cell office:value-type="float" office:value="549">
            <text:p>549</text:p>
          </table:table-cell>
          <table:table-cell table:formula="of:=[.M50]/9.81" office:value-type="float" office:value="55.963">
            <text:p>55,963</text:p>
          </table:table-cell>
          <table:table-cell table:formula="of:=[.N50]/[.K50]" office:value-type="float" office:value="0.335">
            <text:p>0,335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float" office:value="31.86">
            <text:p>31,86</text:p>
          </table:table-cell>
          <table:table-cell table:formula="of:=IF([.R50]&lt;=12; [.R50]/1.5; [.R50]/3+4)" office:value-type="float" office:value="14.62">
            <text:p>14,62</text:p>
          </table:table-cell>
          <table:table-cell table:formula="of:=9+9" office:value-type="float" office:value="18">
            <text:p>18</text:p>
          </table:table-cell>
          <table:table-cell table:formula="of:=INT([.$L50]*[.U$1]+([.$P50]-[.U$3])*[.U$2]+[.U$8])" office:value-type="float" office:value="141">
            <text:p>141</text:p>
          </table:table-cell>
          <table:table-cell table:formula="of:=INT(([.L50]/[.L$1])*[.V$1]+POWER(([.P50]-[.V$3])/([.P$1]-[.V$3]);[.V$4])*[.V$2]+([.R50]/[.R$1])*[.V$7]+[.V$8])" office:value-type="float" office:value="92">
            <text:p>92</text:p>
          </table:table-cell>
          <table:table-cell table:formula="of:=([.V50]*2-[.U50])/[.U50]" office:value-type="percentage" office:value="0.3">
            <text:p>30%</text:p>
          </table:table-cell>
          <table:table-cell table:formula="of:=INT([.$L50]*[.X$1]+([.$P50]-[.X$3])*[.X$2]+IF(([.$P50]&gt;[.X$6]);([.$P50]-[.X$6])*[.X$5];0)+[.X$8])" office:value-type="float" office:value="140">
            <text:p>140</text:p>
          </table:table-cell>
          <table:table-cell table:formula="of:=INT([.$L50]*[.Y$1]+([.$P50]-[.Y$3])*[.Y$2]+IF(([.$P50]&gt;[.Y$6]);([.$P50]-[.Y$6])*[.Y$5];0)+[.Y$8])" office:value-type="float" office:value="17">
            <text:p>17</text:p>
          </table:table-cell>
          <table:table-cell table:formula="of:=([.Y50]-[.X50])/[.X50]" office:value-type="percentage" office:value="-0.88">
            <text:p>-88%</text:p>
          </table:table-cell>
          <table:table-cell/>
          <table:table-cell office:value-type="string">
            <text:p>mid</text:p>
          </table:table-cell>
          <table:table-cell table:formula="of:=IF([.K50]&gt;=125;&quot;hi&quot;;IF([.K50]&gt;=100;&quot;mid&quot;;&quot;low&quot;))" office:value-type="string" office:string-value="hi">
            <text:p>hi</text:p>
          </table:table-cell>
          <table:table-cell table:number-columns-repeated="990"/>
        </table:table-row>
        <table:table-row table:style-name="ro3">
          <table:table-cell/>
          <table:table-cell table:style-name="ce40"/>
          <table:table-cell office:value-type="string">
            <text:p>ET42</text:p>
          </table:table-cell>
          <table:table-cell/>
          <table:table-cell office:value-type="float" office:value="1979">
            <text:p>1979</text:p>
          </table:table-cell>
          <table:table-cell/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IF(ISBLANK([.F51]);&quot;&quot;;([.F51]-[.E51])+[.G51]-[.H51]+8-2)">
            <text:p/>
          </table:table-cell>
          <table:table-cell table:formula="of:=[.G51]-[.H51]" office:value-type="float" office:value="18">
            <text:p>18</text:p>
          </table:table-cell>
          <table:table-cell office:value-type="float" office:value="165">
            <text:p>165</text:p>
          </table:table-cell>
          <table:table-cell office:value-type="float" office:value="4480">
            <text:p>4480</text:p>
          </table:table-cell>
          <table:table-cell table:formula="of:=[.N51]*9.81" office:value-type="float" office:value="510.12">
            <text:p>510,12</text:p>
          </table:table-cell>
          <table:table-cell office:value-type="float" office:value="52">
            <text:p>52</text:p>
          </table:table-cell>
          <table:table-cell table:formula="of:=[.N51]/[.K51]" office:value-type="float" office:value="0.315">
            <text:p>0,3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30.88">
            <text:p>30,88</text:p>
          </table:table-cell>
          <table:table-cell table:formula="of:=IF([.R51]&lt;=12; [.R51]/1.5; [.R51]/3+4)" office:value-type="float" office:value="14.29">
            <text:p>14,29</text:p>
          </table:table-cell>
          <table:table-cell office:value-type="float" office:value="18">
            <text:p>18</text:p>
          </table:table-cell>
          <table:table-cell table:formula="of:=INT([.$L51]*[.U$1]+([.$P51]-[.U$3])*[.U$2]+[.U$8])" office:value-type="float" office:value="132">
            <text:p>132</text:p>
          </table:table-cell>
          <table:table-cell table:formula="of:=INT(([.L51]/[.L$1])*[.V$1]+POWER(([.P51]-[.V$3])/([.P$1]-[.V$3]);[.V$4])*[.V$2]+([.R51]/[.R$1])*[.V$7]+[.V$8])" office:value-type="float" office:value="84">
            <text:p>84</text:p>
          </table:table-cell>
          <table:table-cell table:formula="of:=([.V51]*2-[.U51])/[.U51]" office:value-type="percentage" office:value="0.27">
            <text:p>27%</text:p>
          </table:table-cell>
          <table:table-cell table:formula="of:=INT([.$L51]*[.X$1]+([.$P51]-[.X$3])*[.X$2]+IF(([.$P51]&gt;[.X$6]);([.$P51]-[.X$6])*[.X$5];0)+[.X$8])" office:value-type="float" office:value="149">
            <text:p>149</text:p>
          </table:table-cell>
          <table:table-cell table:formula="of:=INT([.$L51]*[.Y$1]+([.$P51]-[.Y$3])*[.Y$2]+IF(([.$P51]&gt;[.Y$6]);([.$P51]-[.Y$6])*[.Y$5];0)+[.Y$8])" office:value-type="float" office:value="11">
            <text:p>11</text:p>
          </table:table-cell>
          <table:table-cell table:formula="of:=([.Y51]-[.X51])/[.X51]" office:value-type="percentage" office:value="-0.93">
            <text:p>-93%</text:p>
          </table:table-cell>
          <table:table-cell/>
          <table:table-cell office:value-type="string">
            <text:p>mid</text:p>
          </table:table-cell>
          <table:table-cell table:formula="of:=IF([.K51]&gt;=125;&quot;hi&quot;;IF([.K51]&gt;=100;&quot;mid&quot;;&quot;low&quot;))" office:value-type="string" office:string-value="hi">
            <text:p>hi</text:p>
          </table:table-cell>
          <table:table-cell table:number-columns-repeated="990"/>
        </table:table-row>
        <table:table-row table:style-name="ro3">
          <table:table-cell/>
          <table:table-cell table:style-name="ce40"/>
          <table:table-cell office:value-type="string">
            <text:p>EP09</text:p>
          </table:table-cell>
          <table:table-cell/>
          <table:table-cell office:value-type="float" office:value="1986">
            <text:p>1986</text:p>
          </table:table-cell>
          <table:table-cell/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IF(ISBLANK([.F52]);&quot;&quot;;([.F52]-[.E52])+[.G52]-[.H52]+8-2)">
            <text:p/>
          </table:table-cell>
          <table:table-cell table:formula="of:=[.G52]-[.H52]" office:value-type="float" office:value="16">
            <text:p>16</text:p>
          </table:table-cell>
          <table:table-cell office:value-type="float" office:value="84">
            <text:p>84</text:p>
          </table:table-cell>
          <table:table-cell office:value-type="float" office:value="2920">
            <text:p>2920</text:p>
          </table:table-cell>
          <table:table-cell office:value-type="float" office:value="195">
            <text:p>195</text:p>
          </table:table-cell>
          <table:table-cell table:formula="of:=[.M52]/9.81" office:value-type="float" office:value="19.878">
            <text:p>19,878</text:p>
          </table:table-cell>
          <table:table-cell table:formula="of:=[.N52]/[.K52]" office:value-type="float" office:value="0.237">
            <text:p>0,237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16.74">
            <text:p>16,74</text:p>
          </table:table-cell>
          <table:table-cell table:formula="of:=IF([.R52]&lt;=12; [.R52]/1.5; [.R52]/3+4)" office:value-type="float" office:value="9.58">
            <text:p>9,58</text:p>
          </table:table-cell>
          <table:table-cell office:value-type="float" office:value="9">
            <text:p>9</text:p>
          </table:table-cell>
          <table:table-cell table:formula="of:=INT([.$L52]*[.U$1]+([.$P52]-[.U$3])*[.U$2]+[.U$8])" office:value-type="float" office:value="146">
            <text:p>146</text:p>
          </table:table-cell>
          <table:table-cell table:formula="of:=INT(([.L52]/[.L$1])*[.V$1]+POWER(([.P52]-[.V$3])/([.P$1]-[.V$3]);[.V$4])*[.V$2]+([.R52]/[.R$1])*[.V$7]+[.V$8])" office:value-type="float" office:value="95">
            <text:p>95</text:p>
          </table:table-cell>
          <table:table-cell table:formula="of:=([.V52]*2-[.U52])/[.U52]" office:value-type="percentage" office:value="0.3">
            <text:p>30%</text:p>
          </table:table-cell>
          <table:table-cell table:formula="of:=INT([.$L52]*[.X$1]+([.$P52]-[.X$3])*[.X$2]+IF(([.$P52]&gt;[.X$6]);([.$P52]-[.X$6])*[.X$5];0)+[.X$8])" office:value-type="float" office:value="116">
            <text:p>116</text:p>
          </table:table-cell>
          <table:table-cell table:formula="of:=INT([.$L52]*[.Y$1]+([.$P52]-[.Y$3])*[.Y$2]+IF(([.$P52]&gt;[.Y$6]);([.$P52]-[.Y$6])*[.Y$5];0)+[.Y$8])" office:value-type="float" office:value="26">
            <text:p>26</text:p>
          </table:table-cell>
          <table:table-cell table:formula="of:=([.Y52]-[.X52])/[.X52]" office:value-type="percentage" office:value="-0.78">
            <text:p>-78%</text:p>
          </table:table-cell>
          <table:table-cell/>
          <table:table-cell office:value-type="string">
            <text:p>hi</text:p>
          </table:table-cell>
          <table:table-cell table:formula="of:=IF([.K52]&gt;=125;&quot;hi&quot;;IF([.K52]&gt;=100;&quot;mid&quot;;&quot;low&quot;))" office:value-type="string" office:string-value="low">
            <text:p>low</text:p>
          </table:table-cell>
          <table:table-cell table:number-columns-repeated="990"/>
        </table:table-row>
        <table:table-row table:style-name="ro3">
          <table:table-cell/>
          <table:table-cell table:style-name="ce40"/>
          <table:table-cell office:value-type="string">
            <text:p>EU43(Traxx)</text:p>
          </table:table-cell>
          <table:table-cell/>
          <table:table-cell office:value-type="float" office:value="2008">
            <text:p>2008</text:p>
          </table:table-cell>
          <table:table-cell/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IF(ISBLANK([.F53]);&quot;&quot;;([.F53]-[.E53])+[.G53]-[.H53]+8-2)">
            <text:p/>
          </table:table-cell>
          <table:table-cell table:formula="of:=[.G53]-[.H53]" office:value-type="float" office:value="16">
            <text:p>16</text:p>
          </table:table-cell>
          <table:table-cell office:value-type="float" office:value="85">
            <text:p>85</text:p>
          </table:table-cell>
          <table:table-cell office:value-type="float" office:value="5588">
            <text:p>5588</text:p>
          </table:table-cell>
          <table:table-cell office:value-type="float" office:value="300">
            <text:p>300</text:p>
          </table:table-cell>
          <table:table-cell table:formula="of:=[.M53]/9.81" office:value-type="float" office:value="30.581">
            <text:p>30,581</text:p>
          </table:table-cell>
          <table:table-cell table:formula="of:=[.N53]/[.K53]" office:value-type="float" office:value="0.36">
            <text:p>0,360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18.9">
            <text:p>18,90</text:p>
          </table:table-cell>
          <table:table-cell table:formula="of:=IF([.R53]&lt;=12; [.R53]/1.5; [.R53]/3+4)" office:value-type="float" office:value="10.3">
            <text:p>10,30</text:p>
          </table:table-cell>
          <table:table-cell office:value-type="float" office:value="10">
            <text:p>10</text:p>
          </table:table-cell>
          <table:table-cell table:formula="of:=INT([.$L53]*[.U$1]+([.$P53]-[.U$3])*[.U$2]+[.U$8])" office:value-type="float" office:value="180">
            <text:p>180</text:p>
          </table:table-cell>
          <table:table-cell table:formula="of:=INT(([.L53]/[.L$1])*[.V$1]+POWER(([.P53]-[.V$3])/([.P$1]-[.V$3]);[.V$4])*[.V$2]+([.R53]/[.R$1])*[.V$7]+[.V$8])" office:value-type="float" office:value="116">
            <text:p>116</text:p>
          </table:table-cell>
          <table:table-cell table:formula="of:=([.V53]*2-[.U53])/[.U53]" office:value-type="percentage" office:value="0.29">
            <text:p>29%</text:p>
          </table:table-cell>
          <table:table-cell table:formula="of:=INT([.$L53]*[.X$1]+([.$P53]-[.X$3])*[.X$2]+IF(([.$P53]&gt;[.X$6]);([.$P53]-[.X$6])*[.X$5];0)+[.X$8])" office:value-type="float" office:value="192">
            <text:p>192</text:p>
          </table:table-cell>
          <table:table-cell table:formula="of:=INT([.$L53]*[.Y$1]+([.$P53]-[.Y$3])*[.Y$2]+IF(([.$P53]&gt;[.Y$6]);([.$P53]-[.Y$6])*[.Y$5];0)+[.Y$8])" office:value-type="float" office:value="21">
            <text:p>21</text:p>
          </table:table-cell>
          <table:table-cell table:formula="of:=([.Y53]-[.X53])/[.X53]" office:value-type="percentage" office:value="-0.89">
            <text:p>-89%</text:p>
          </table:table-cell>
          <table:table-cell/>
          <table:table-cell office:value-type="string">
            <text:p>hi</text:p>
          </table:table-cell>
          <table:table-cell table:formula="of:=IF([.K53]&gt;=125;&quot;hi&quot;;IF([.K53]&gt;=100;&quot;mid&quot;;&quot;low&quot;))" office:value-type="string" office:string-value="low">
            <text:p>low</text:p>
          </table:table-cell>
          <table:table-cell table:number-columns-repeated="990"/>
        </table:table-row>
        <table:table-row table:style-name="ro3">
          <table:table-cell/>
          <table:table-cell table:style-name="ce40"/>
          <table:table-cell office:value-type="string">
            <text:p>EU44(Husarz)</text:p>
          </table:table-cell>
          <table:table-cell/>
          <table:table-cell office:value-type="float" office:value="2009">
            <text:p>2009</text:p>
          </table:table-cell>
          <table:table-cell/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IF(ISBLANK([.F54]);&quot;&quot;;([.F54]-[.E54])+[.G54]-[.H54]+8-2)">
            <text:p/>
          </table:table-cell>
          <table:table-cell table:formula="of:=[.G54]-[.H54]" office:value-type="float" office:value="16">
            <text:p>16</text:p>
          </table:table-cell>
          <table:table-cell office:value-type="float" office:value="87">
            <text:p>87</text:p>
          </table:table-cell>
          <table:table-cell office:value-type="float" office:value="6000">
            <text:p>6000</text:p>
          </table:table-cell>
          <table:table-cell office:value-type="float" office:value="250">
            <text:p>250</text:p>
          </table:table-cell>
          <table:table-cell table:formula="of:=[.M54]/9.81" office:value-type="float" office:value="25.484">
            <text:p>25,484</text:p>
          </table:table-cell>
          <table:table-cell table:formula="of:=[.N54]/[.K54]" office:value-type="float" office:value="0.293">
            <text:p>0,293</text:p>
          </table:table-cell>
          <table:table-cell office:value-type="float" office:value="230">
            <text:p>230</text:p>
          </table:table-cell>
          <table:table-cell office:value-type="float" office:value="0">
            <text:p>0</text:p>
          </table:table-cell>
          <table:table-cell office:value-type="float" office:value="19.58">
            <text:p>19,58</text:p>
          </table:table-cell>
          <table:table-cell table:formula="of:=IF([.R54]&lt;=12; [.R54]/1.5; [.R54]/3+4)" office:value-type="float" office:value="10.53">
            <text:p>10,53</text:p>
          </table:table-cell>
          <table:table-cell office:value-type="float" office:value="10">
            <text:p>10</text:p>
          </table:table-cell>
          <table:table-cell table:formula="of:=INT([.$L54]*[.U$1]+([.$P54]-[.U$3])*[.U$2]+[.U$8])" office:value-type="float" office:value="251">
            <text:p>251</text:p>
          </table:table-cell>
          <table:table-cell table:formula="of:=INT(([.L54]/[.L$1])*[.V$1]+POWER(([.P54]-[.V$3])/([.P$1]-[.V$3]);[.V$4])*[.V$2]+([.R54]/[.R$1])*[.V$7]+[.V$8])" office:value-type="float" office:value="188">
            <text:p>188</text:p>
          </table:table-cell>
          <table:table-cell table:formula="of:=([.V54]*2-[.U54])/[.U54]" office:value-type="percentage" office:value="0.5">
            <text:p>50%</text:p>
          </table:table-cell>
          <table:table-cell table:formula="of:=INT([.$L54]*[.X$1]+([.$P54]-[.X$3])*[.X$2]+IF(([.$P54]&gt;[.X$6]);([.$P54]-[.X$6])*[.X$5];0)+[.X$8])" office:value-type="float" office:value="226">
            <text:p>226</text:p>
          </table:table-cell>
          <table:table-cell table:formula="of:=INT([.$L54]*[.Y$1]+([.$P54]-[.Y$3])*[.Y$2]+IF(([.$P54]&gt;[.Y$6]);([.$P54]-[.Y$6])*[.Y$5];0)+[.Y$8])" office:value-type="float" office:value="43">
            <text:p>43</text:p>
          </table:table-cell>
          <table:table-cell table:formula="of:=([.Y54]-[.X54])/[.X54]" office:value-type="percentage" office:value="-0.81">
            <text:p>-81%</text:p>
          </table:table-cell>
          <table:table-cell/>
          <table:table-cell office:value-type="string">
            <text:p>hi</text:p>
          </table:table-cell>
          <table:table-cell table:formula="of:=IF([.K54]&gt;=125;&quot;hi&quot;;IF([.K54]&gt;=100;&quot;mid&quot;;&quot;low&quot;))" office:value-type="string" office:string-value="low">
            <text:p>low</text:p>
          </table:table-cell>
          <table:table-cell table:number-columns-repeated="990"/>
        </table:table-row>
        <table:table-row table:style-name="ro3">
          <table:table-cell/>
          <table:table-cell table:style-name="ce40"/>
          <table:table-cell office:value-type="string">
            <text:p>EU46(Vectron)</text:p>
          </table:table-cell>
          <table:table-cell/>
          <table:table-cell office:value-type="float" office:value="2015">
            <text:p>2015</text:p>
          </table:table-cell>
          <table:table-cell/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IF(ISBLANK([.F55]);&quot;&quot;;([.F55]-[.E55])+[.G55]-[.H55]+8-2)">
            <text:p/>
          </table:table-cell>
          <table:table-cell table:formula="of:=[.G55]-[.H55]" office:value-type="float" office:value="16">
            <text:p>16</text:p>
          </table:table-cell>
          <table:table-cell office:value-type="float" office:value="87">
            <text:p>87</text:p>
          </table:table-cell>
          <table:table-cell office:value-type="float" office:value="6400">
            <text:p>6400</text:p>
          </table:table-cell>
          <table:table-cell office:value-type="float" office:value="300">
            <text:p>300</text:p>
          </table:table-cell>
          <table:table-cell table:formula="of:=[.M55]/9.81" office:value-type="float" office:value="30.581">
            <text:p>30,581</text:p>
          </table:table-cell>
          <table:table-cell table:formula="of:=[.N55]/[.K55]" office:value-type="float" office:value="0.352">
            <text:p>0,352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18.98">
            <text:p>18,98</text:p>
          </table:table-cell>
          <table:table-cell table:formula="of:=IF([.R55]&lt;=12; [.R55]/1.5; [.R55]/3+4)" office:value-type="float" office:value="10.33">
            <text:p>10,33</text:p>
          </table:table-cell>
          <table:table-cell office:value-type="float" office:value="10">
            <text:p>10</text:p>
          </table:table-cell>
          <table:table-cell table:formula="of:=INT([.$L55]*[.U$1]+([.$P55]-[.U$3])*[.U$2]+[.U$8])" office:value-type="float" office:value="237">
            <text:p>237</text:p>
          </table:table-cell>
          <table:table-cell table:formula="of:=INT(([.L55]/[.L$1])*[.V$1]+POWER(([.P55]-[.V$3])/([.P$1]-[.V$3]);[.V$4])*[.V$2]+([.R55]/[.R$1])*[.V$7]+[.V$8])" office:value-type="float" office:value="169">
            <text:p>169</text:p>
          </table:table-cell>
          <table:table-cell table:formula="of:=([.V55]*2-[.U55])/[.U55]" office:value-type="percentage" office:value="0.43">
            <text:p>43%</text:p>
          </table:table-cell>
          <table:table-cell table:formula="of:=INT([.$L55]*[.X$1]+([.$P55]-[.X$3])*[.X$2]+IF(([.$P55]&gt;[.X$6]);([.$P55]-[.X$6])*[.X$5];0)+[.X$8])" office:value-type="float" office:value="230">
            <text:p>230</text:p>
          </table:table-cell>
          <table:table-cell table:formula="of:=INT([.$L55]*[.Y$1]+([.$P55]-[.Y$3])*[.Y$2]+IF(([.$P55]&gt;[.Y$6]);([.$P55]-[.Y$6])*[.Y$5];0)+[.Y$8])" office:value-type="float" office:value="35">
            <text:p>35</text:p>
          </table:table-cell>
          <table:table-cell table:formula="of:=([.Y55]-[.X55])/[.X55]" office:value-type="percentage" office:value="-0.85">
            <text:p>-85%</text:p>
          </table:table-cell>
          <table:table-cell/>
          <table:table-cell office:value-type="string">
            <text:p>hi</text:p>
          </table:table-cell>
          <table:table-cell table:formula="of:=IF([.K55]&gt;=125;&quot;hi&quot;;IF([.K55]&gt;=100;&quot;mid&quot;;&quot;low&quot;))" office:value-type="string" office:string-value="low">
            <text:p>low</text:p>
          </table:table-cell>
          <table:table-cell table:number-columns-repeated="990"/>
        </table:table-row>
        <table:table-row table:style-name="ro3">
          <table:table-cell/>
          <table:table-cell table:style-name="ce42"/>
          <table:table-cell office:value-type="string">
            <text:p>EN57</text:p>
          </table:table-cell>
          <table:table-cell/>
          <table:table-cell office:value-type="float" office:value="1958">
            <text:p>1958</text:p>
          </table:table-cell>
          <table:table-cell/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IF(ISBLANK([.F56]);&quot;&quot;;([.F56]-[.E56])+[.G56]-[.H56]+8-2)">
            <text:p/>
          </table:table-cell>
          <table:table-cell table:formula="of:=[.G56]-[.H56]" office:value-type="float" office:value="16">
            <text:p>16</text:p>
          </table:table-cell>
          <table:table-cell office:value-type="float" office:value="126">
            <text:p>126</text:p>
          </table:table-cell>
          <table:table-cell office:value-type="float" office:value="700">
            <text:p>700</text:p>
          </table:table-cell>
          <table:table-cell office:value-type="float" office:value="98">
            <text:p>98</text:p>
          </table:table-cell>
          <table:table-cell table:formula="of:=[.M56]/9.81" office:value-type="float" office:value="9.99">
            <text:p>9,99</text:p>
          </table:table-cell>
          <table:table-cell table:formula="of:=[.N56]/[.K56]" office:value-type="float" office:value="0.079">
            <text:p>0,079</text:p>
          </table:table-cell>
          <table:table-cell office:value-type="float" office:value="110">
            <text:p>110</text:p>
          </table:table-cell>
          <table:table-cell table:formula="of:=56+76+56+2*26+24" office:value-type="float" office:value="264">
            <office:annotation draw:style-name="gr1" draw:text-style-name="P1" svg:width="2.899cm" svg:height="0.596cm" svg:x="29.583cm" svg:y="25.041cm" draw:caption-point-x="-0.61cm" draw:caption-point-y="1.556cm">
              <dc:creator>TD</dc:creator>
              <dc:date>2014-01-12T00:00:00</dc:date>
              <text:p text:style-name="P1"><text:span text:style-name="T1">siedzących” 188</text:span></text:p>
            </office:annotation>
            <text:p>264</text:p>
          </table:table-cell>
          <table:table-cell office:value-type="float" office:value="64.97">
            <text:p>64,97</text:p>
          </table:table-cell>
          <table:table-cell table:formula="of:=IF([.R56]&lt;=12; [.R56]/1.5; [.R56]/3+4)" office:value-type="float" office:value="25.66">
            <text:p>25,66</text:p>
          </table:table-cell>
          <table:table-cell table:formula="of:=11+10+11" office:value-type="float" office:value="32">
            <text:p>32</text:p>
          </table:table-cell>
          <table:table-cell table:formula="of:=INT([.$L56]*[.U$1]+([.$P56]-[.U$3])*[.U$2]+[.U$8])" office:value-type="float" office:value="71">
            <text:p>71</text:p>
          </table:table-cell>
          <table:table-cell table:formula="of:=INT(([.L56]/[.L$1])*[.V$1]+POWER(([.P56]-[.V$3])/([.P$1]-[.V$3]);[.V$4])*[.V$2]+([.R56]/[.R$1])*[.V$7]+[.V$8])" office:value-type="float" office:value="53">
            <text:p>53</text:p>
          </table:table-cell>
          <table:table-cell table:formula="of:=([.V56]*2-[.U56])/[.U56]" office:value-type="percentage" office:value="0.49">
            <text:p>49%</text:p>
          </table:table-cell>
          <table:table-cell table:formula="of:=INT([.$L56]*[.X$1]+([.$P56]-[.X$3])*[.X$2]+IF(([.$P56]&gt;[.X$6]);([.$P56]-[.X$6])*[.X$5];0)+[.X$8])" office:value-type="float" office:value="38">
            <text:p>38</text:p>
          </table:table-cell>
          <table:table-cell table:formula="of:=INT([.$L56]*[.Y$1]+([.$P56]-[.Y$3])*[.Y$2]+IF(([.$P56]&gt;[.Y$6]);([.$P56]-[.Y$6])*[.Y$5];0)+[.Y$8])" office:value-type="float" office:value="14">
            <text:p>14</text:p>
          </table:table-cell>
          <table:table-cell table:formula="of:=([.Y56]-[.X56])/[.X56]" office:value-type="percentage" office:value="-0.63">
            <text:p>-63%</text:p>
          </table:table-cell>
          <table:table-cell table:number-columns-repeated="993"/>
        </table:table-row>
        <table:table-row table:style-name="ro3">
          <table:table-cell/>
          <table:table-cell table:style-name="ce42"/>
          <table:table-cell office:value-type="string">
            <text:p>EN71</text:p>
          </table:table-cell>
          <table:table-cell/>
          <table:table-cell office:value-type="float" office:value="1976">
            <text:p>1976</text:p>
          </table:table-cell>
          <table:table-cell/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IF(ISBLANK([.F57]);&quot;&quot;;([.F57]-[.E57])+[.G57]-[.H57]+8-2)">
            <text:p/>
          </table:table-cell>
          <table:table-cell table:formula="of:=[.G57]-[.H57]" office:value-type="float" office:value="16">
            <text:p>16</text:p>
          </table:table-cell>
          <table:table-cell office:value-type="float" office:value="182">
            <text:p>182</text:p>
          </table:table-cell>
          <table:table-cell office:value-type="float" office:value="1560">
            <text:p>1560</text:p>
          </table:table-cell>
          <table:table-cell office:value-type="float" office:value="196">
            <text:p>196</text:p>
          </table:table-cell>
          <table:table-cell table:formula="of:=[.M57]/9.81" office:value-type="float" office:value="19.98">
            <text:p>19,98</text:p>
          </table:table-cell>
          <table:table-cell table:formula="of:=[.N57]/[.K57]" office:value-type="float" office:value="0.11">
            <text:p>0,110</text:p>
          </table:table-cell>
          <table:table-cell office:value-type="float" office:value="110">
            <text:p>110</text:p>
          </table:table-cell>
          <table:table-cell table:formula="of:=56+76+76+56+2*26+2*24" office:value-type="float" office:value="364">
            <office:annotation draw:style-name="gr1" draw:text-style-name="P1" svg:width="2.899cm" svg:height="0.596cm" svg:x="29.583cm" svg:y="25.512cm" draw:caption-point-x="-0.61cm" draw:caption-point-y="1.556cm">
              <dc:creator>TD</dc:creator>
              <dc:date>2014-01-12T00:00:00</dc:date>
              <text:p text:style-name="P1"><text:span text:style-name="T1">siedzących: 264</text:span></text:p>
            </office:annotation>
            <text:p>364</text:p>
          </table:table-cell>
          <table:table-cell office:value-type="float" office:value="86.84">
            <text:p>86,84</text:p>
          </table:table-cell>
          <table:table-cell table:formula="of:=IF([.R57]&lt;=12; [.R57]/1.5; [.R57]/3+4)" office:value-type="float" office:value="32.95">
            <text:p>32,95</text:p>
          </table:table-cell>
          <table:table-cell table:formula="of:=11+10+10+11" office:value-type="float" office:value="42">
            <text:p>42</text:p>
          </table:table-cell>
          <table:table-cell table:formula="of:=INT([.$L57]*[.U$1]+([.$P57]-[.U$3])*[.U$2]+[.U$8])" office:value-type="float" office:value="87">
            <text:p>87</text:p>
          </table:table-cell>
          <table:table-cell table:formula="of:=INT(([.L57]/[.L$1])*[.V$1]+POWER(([.P57]-[.V$3])/([.P$1]-[.V$3]);[.V$4])*[.V$2]+([.R57]/[.R$1])*[.V$7]+[.V$8])" office:value-type="float" office:value="71">
            <text:p>71</text:p>
          </table:table-cell>
          <table:table-cell table:formula="of:=([.V57]*2-[.U57])/[.U57]" office:value-type="percentage" office:value="0.63">
            <text:p>63%</text:p>
          </table:table-cell>
          <table:table-cell table:formula="of:=INT([.$L57]*[.X$1]+([.$P57]-[.X$3])*[.X$2]+IF(([.$P57]&gt;[.X$6]);([.$P57]-[.X$6])*[.X$5];0)+[.X$8])" office:value-type="float" office:value="64">
            <text:p>64</text:p>
          </table:table-cell>
          <table:table-cell table:formula="of:=INT([.$L57]*[.Y$1]+([.$P57]-[.Y$3])*[.Y$2]+IF(([.$P57]&gt;[.Y$6]);([.$P57]-[.Y$6])*[.Y$5];0)+[.Y$8])" office:value-type="float" office:value="14">
            <text:p>14</text:p>
          </table:table-cell>
          <table:table-cell table:formula="of:=([.Y57]-[.X57])/[.X57]" office:value-type="percentage" office:value="-0.78">
            <text:p>-78%</text:p>
          </table:table-cell>
          <table:table-cell table:number-columns-repeated="993"/>
        </table:table-row>
        <table:table-row table:style-name="ro3">
          <table:table-cell/>
          <table:table-cell table:style-name="ce42"/>
          <table:table-cell office:value-type="string">
            <text:p>ED72</text:p>
          </table:table-cell>
          <table:table-cell/>
          <table:table-cell office:value-type="float" office:value="1993">
            <text:p>1993</text:p>
          </table:table-cell>
          <table:table-cell/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IF(ISBLANK([.F58]);&quot;&quot;;([.F58]-[.E58])+[.G58]-[.H58]+8-2)">
            <text:p/>
          </table:table-cell>
          <table:table-cell table:formula="of:=[.G58]-[.H58]" office:value-type="float" office:value="16">
            <text:p>16</text:p>
          </table:table-cell>
          <table:table-cell office:value-type="float" office:value="182">
            <text:p>182</text:p>
          </table:table-cell>
          <table:table-cell office:value-type="float" office:value="1400">
            <text:p>1400</text:p>
          </table:table-cell>
          <table:table-cell office:value-type="float" office:value="196">
            <text:p>196</text:p>
          </table:table-cell>
          <table:table-cell table:formula="of:=[.M58]/9.81" office:value-type="float" office:value="19.98">
            <text:p>19,98</text:p>
          </table:table-cell>
          <table:table-cell table:formula="of:=[.N58]/[.K58]" office:value-type="float" office:value="0.11">
            <text:p>0,110</text:p>
          </table:table-cell>
          <table:table-cell office:value-type="float" office:value="130">
            <text:p>130</text:p>
          </table:table-cell>
          <table:table-cell office:value-type="float" office:value="338">
            <office:annotation draw:style-name="gr1" draw:text-style-name="P1" svg:width="2.899cm" svg:height="0.596cm" svg:x="29.583cm" svg:y="26.005cm" draw:caption-point-x="-0.61cm" draw:caption-point-y="1.534cm">
              <dc:creator>TD</dc:creator>
              <dc:date>2015-01-14T00:00:00</dc:date>
              <text:p text:style-name="P1"><text:span text:style-name="T1">siedzących: 237</text:span></text:p>
            </office:annotation>
            <text:p>338</text:p>
          </table:table-cell>
          <table:table-cell office:value-type="float" office:value="86.84">
            <text:p>86,84</text:p>
          </table:table-cell>
          <table:table-cell table:formula="of:=IF([.R58]&lt;=12; [.R58]/1.5; [.R58]/3+4)" office:value-type="float" office:value="32.95">
            <text:p>32,95</text:p>
          </table:table-cell>
          <table:table-cell table:formula="of:=11+10+10+11" office:value-type="float" office:value="42">
            <text:p>42</text:p>
          </table:table-cell>
          <table:table-cell table:formula="of:=INT([.$L58]*[.U$1]+([.$P58]-[.U$3])*[.U$2]+[.U$8])" office:value-type="float" office:value="98">
            <text:p>98</text:p>
          </table:table-cell>
          <table:table-cell table:formula="of:=INT(([.L58]/[.L$1])*[.V$1]+POWER(([.P58]-[.V$3])/([.P$1]-[.V$3]);[.V$4])*[.V$2]+([.R58]/[.R$1])*[.V$7]+[.V$8])" office:value-type="float" office:value="80">
            <text:p>80</text:p>
          </table:table-cell>
          <table:table-cell table:formula="of:=([.V58]*2-[.U58])/[.U58]" office:value-type="percentage" office:value="0.63">
            <text:p>63%</text:p>
          </table:table-cell>
          <table:table-cell table:formula="of:=INT([.$L58]*[.X$1]+([.$P58]-[.X$3])*[.X$2]+IF(([.$P58]&gt;[.X$6]);([.$P58]-[.X$6])*[.X$5];0)+[.X$8])" office:value-type="float" office:value="64">
            <text:p>64</text:p>
          </table:table-cell>
          <table:table-cell table:formula="of:=INT([.$L58]*[.Y$1]+([.$P58]-[.Y$3])*[.Y$2]+IF(([.$P58]&gt;[.Y$6]);([.$P58]-[.Y$6])*[.Y$5];0)+[.Y$8])" office:value-type="float" office:value="19">
            <text:p>19</text:p>
          </table:table-cell>
          <table:table-cell table:formula="of:=([.Y58]-[.X58])/[.X58]" office:value-type="percentage" office:value="-0.7">
            <text:p>-70%</text:p>
          </table:table-cell>
          <table:table-cell table:number-columns-repeated="993"/>
        </table:table-row>
        <table:table-row table:style-name="ro3">
          <table:table-cell/>
          <table:table-cell table:style-name="ce42"/>
          <table:table-cell table:style-name="ce46" office:value-type="string">
            <text:p>ED74</text:p>
          </table:table-cell>
          <table:table-cell/>
          <table:table-cell office:value-type="float" office:value="2007">
            <text:p>2007</text:p>
          </table:table-cell>
          <table:table-cell/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IF(ISBLANK([.F59]);&quot;&quot;;([.F59]-[.E59])+[.G59]-[.H59]+8-2)">
            <text:p/>
          </table:table-cell>
          <table:table-cell table:formula="of:=[.G59]-[.H59]" office:value-type="float" office:value="16">
            <text:p>16</text:p>
          </table:table-cell>
          <table:table-cell office:value-type="float" office:value="159">
            <text:p>159</text:p>
          </table:table-cell>
          <table:table-cell office:value-type="float" office:value="2000">
            <text:p>2000</text:p>
          </table:table-cell>
          <table:table-cell/>
          <table:table-cell table:formula="of:=[.M59]/9.81" office:value-type="float" office:value="0">
            <text:p>0</text:p>
          </table:table-cell>
          <table:table-cell table:formula="of:=[.N59]/[.K59]" office:value-type="float" office:value="0">
            <text:p>0,000</text:p>
          </table:table-cell>
          <table:table-cell office:value-type="float" office:value="160">
            <text:p>160</text:p>
          </table:table-cell>
          <table:table-cell table:formula="of:=206+20*4" office:value-type="float" office:value="286">
            <office:annotation draw:style-name="gr1" draw:text-style-name="P1" svg:width="2.899cm" svg:height="0.596cm" svg:x="29.583cm" svg:y="26.474cm" draw:caption-point-x="-0.61cm" draw:caption-point-y="1.536cm">
              <dc:creator>TD</dc:creator>
              <dc:date>2015-01-03T00:00:00</dc:date>
              <text:p text:style-name="P1"><text:span text:style-name="T1">siedzących: 206</text:span></text:p>
            </office:annotation>
            <text:p>286</text:p>
          </table:table-cell>
          <table:table-cell office:value-type="float" office:value="80.33">
            <text:p>80,33</text:p>
          </table:table-cell>
          <table:table-cell table:formula="of:=IF([.R59]&lt;=12; [.R59]/1.5; [.R59]/3+4)" office:value-type="float" office:value="30.78">
            <text:p>30,78</text:p>
          </table:table-cell>
          <table:table-cell table:formula="of:=11+10+10+11" office:value-type="float" office:value="42">
            <text:p>42</text:p>
          </table:table-cell>
          <table:table-cell table:formula="of:=INT([.$L59]*[.U$1]+([.$P59]-[.U$3])*[.U$2]+[.U$8])" office:value-type="float" office:value="130">
            <text:p>130</text:p>
          </table:table-cell>
          <table:table-cell table:formula="of:=INT(([.L59]/[.L$1])*[.V$1]+POWER(([.P59]-[.V$3])/([.P$1]-[.V$3]);[.V$4])*[.V$2]+([.R59]/[.R$1])*[.V$7]+[.V$8])" office:value-type="float" office:value="104">
            <text:p>104</text:p>
          </table:table-cell>
          <table:table-cell table:formula="of:=([.V59]*2-[.U59])/[.U59]" office:value-type="percentage" office:value="0.6">
            <text:p>60%</text:p>
          </table:table-cell>
          <table:table-cell table:formula="of:=INT([.$L59]*[.X$1]+([.$P59]-[.X$3])*[.X$2]+IF(([.$P59]&gt;[.X$6]);([.$P59]-[.X$6])*[.X$5];0)+[.X$8])" office:value-type="float" office:value="89">
            <text:p>89</text:p>
          </table:table-cell>
          <table:table-cell table:formula="of:=INT([.$L59]*[.Y$1]+([.$P59]-[.Y$3])*[.Y$2]+IF(([.$P59]&gt;[.Y$6]);([.$P59]-[.Y$6])*[.Y$5];0)+[.Y$8])" office:value-type="float" office:value="26">
            <text:p>26</text:p>
          </table:table-cell>
          <table:table-cell table:formula="of:=([.Y59]-[.X59])/[.X59]" office:value-type="percentage" office:value="-0.71">
            <text:p>-71%</text:p>
          </table:table-cell>
          <table:table-cell table:number-columns-repeated="993"/>
        </table:table-row>
        <table:table-row table:style-name="ro3">
          <table:table-cell/>
          <table:table-cell table:style-name="ce42"/>
          <table:table-cell office:value-type="string">
            <text:p>EN76 (Elf-22WE)</text:p>
          </table:table-cell>
          <table:table-cell/>
          <table:table-cell office:value-type="float" office:value="2010">
            <text:p>2010</text:p>
          </table:table-cell>
          <table:table-cell/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IF(ISBLANK([.F60]);&quot;&quot;;([.F60]-[.E60])+[.G60]-[.H60]+8-2)">
            <text:p/>
          </table:table-cell>
          <table:table-cell table:formula="of:=[.G60]-[.H60]" office:value-type="float" office:value="16">
            <text:p>16</text:p>
          </table:table-cell>
          <table:table-cell office:value-type="float" office:value="135">
            <text:p>135</text:p>
          </table:table-cell>
          <table:table-cell office:value-type="float" office:value="2000">
            <text:p>2000</text:p>
          </table:table-cell>
          <table:table-cell/>
          <table:table-cell table:formula="of:=[.M60]/9.81" office:value-type="float" office:value="0">
            <text:p>0</text:p>
          </table:table-cell>
          <table:table-cell table:formula="of:=0.3*75/135" office:value-type="float" office:value="0.167">
            <text:p>0,167</text:p>
          </table:table-cell>
          <table:table-cell office:value-type="float" office:value="160">
            <text:p>160</text:p>
          </table:table-cell>
          <table:table-cell table:formula="of:=50+50+50+50+4*24" office:value-type="float" office:value="296">
            <text:p>296</text:p>
          </table:table-cell>
          <table:table-cell office:value-type="float" office:value="75.25">
            <text:p>75,25</text:p>
          </table:table-cell>
          <table:table-cell table:formula="of:=IF([.R60]&lt;=12; [.R60]/1.5; [.R60]/3+4)" office:value-type="float" office:value="29.08">
            <text:p>29,08</text:p>
          </table:table-cell>
          <table:table-cell table:formula="of:=2*10+2*9" office:value-type="float" office:value="38">
            <text:p>38</text:p>
          </table:table-cell>
          <table:table-cell table:formula="of:=INT([.$L60]*[.U$1]+([.$P60]-[.U$3])*[.U$2]+[.U$8])" office:value-type="float" office:value="130">
            <text:p>130</text:p>
          </table:table-cell>
          <table:table-cell table:formula="of:=INT(([.L60]/[.L$1])*[.V$1]+POWER(([.P60]-[.V$3])/([.P$1]-[.V$3]);[.V$4])*[.V$2]+([.R60]/[.R$1])*[.V$7]+[.V$8])" office:value-type="float" office:value="103">
            <text:p>103</text:p>
          </table:table-cell>
          <table:table-cell table:formula="of:=([.V60]*2-[.U60])/[.U60]" office:value-type="percentage" office:value="0.58">
            <text:p>58%</text:p>
          </table:table-cell>
          <table:table-cell table:formula="of:=INT([.$L60]*[.X$1]+([.$P60]-[.X$3])*[.X$2]+IF(([.$P60]&gt;[.X$6]);([.$P60]-[.X$6])*[.X$5];0)+[.X$8])" office:value-type="float" office:value="89">
            <text:p>89</text:p>
          </table:table-cell>
          <table:table-cell table:formula="of:=INT([.$L60]*[.Y$1]+([.$P60]-[.Y$3])*[.Y$2]+IF(([.$P60]&gt;[.Y$6]);([.$P60]-[.Y$6])*[.Y$5];0)+[.Y$8])" office:value-type="float" office:value="26">
            <text:p>26</text:p>
          </table:table-cell>
          <table:table-cell table:formula="of:=([.Y60]-[.X60])/[.X60]" office:value-type="percentage" office:value="-0.71">
            <text:p>-71%</text:p>
          </table:table-cell>
          <table:table-cell table:number-columns-repeated="993"/>
        </table:table-row>
        <table:table-row table:style-name="ro3">
          <table:table-cell/>
          <table:table-cell table:style-name="ce42"/>
          <table:table-cell office:value-type="string">
            <text:p>ED250 (Pendolino)</text:p>
          </table:table-cell>
          <table:table-cell/>
          <table:table-cell office:value-type="float" office:value="2013">
            <text:p>2013</text:p>
          </table:table-cell>
          <table:table-cell/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IF(ISBLANK([.F61]);&quot;&quot;;([.F61]-[.E61])+[.G61]-[.H61]+8-2)">
            <text:p/>
          </table:table-cell>
          <table:table-cell table:formula="of:=[.G61]-[.H61]" office:value-type="float" office:value="16">
            <text:p>16</text:p>
          </table:table-cell>
          <table:table-cell office:value-type="float" office:value="395">
            <text:p>395</text:p>
          </table:table-cell>
          <table:table-cell office:value-type="float" office:value="5600">
            <text:p>5600</text:p>
          </table:table-cell>
          <table:table-cell/>
          <table:table-cell table:formula="of:=[.M61]/9.81" office:value-type="float" office:value="0">
            <text:p>0</text:p>
          </table:table-cell>
          <table:table-cell table:formula="of:=0.3*16.5*4*4/387" office:value-type="float" office:value="0.205">
            <text:p>0,205</text:p>
          </table:table-cell>
          <table:table-cell office:value-type="float" office:value="250">
            <text:p>250</text:p>
          </table:table-cell>
          <table:table-cell table:formula="of:=343+45+12+2" office:value-type="float" office:value="402">
            <text:p>402</text:p>
          </table:table-cell>
          <table:table-cell table:formula="of:=26.2*5+28.2*2" office:value-type="float" office:value="187.4">
            <text:p>187,40</text:p>
          </table:table-cell>
          <table:table-cell table:formula="of:=IF([.R61]&lt;=12; [.R61]/1.5; [.R61]/3+4)" office:value-type="float" office:value="66.47">
            <text:p>66,47</text:p>
          </table:table-cell>
          <table:table-cell table:formula="of:=7*12" office:value-type="float" office:value="84">
            <text:p>84</text:p>
          </table:table-cell>
          <table:table-cell table:formula="of:=INT([.$L61]*[.U$1]+([.$P61]-[.U$3])*[.U$2]+[.U$8])" office:value-type="float" office:value="257">
            <office:annotation draw:style-name="gr1" draw:text-style-name="P1" svg:width="2.899cm" svg:height="0.596cm" svg:x="36.575cm" svg:y="27.411cm" draw:caption-point-x="-0.61cm" draw:caption-point-y="1.541cm">
              <dc:creator>TD</dc:creator>
              <dc:date>2014-11-03T00:00:00</dc:date>
              <text:p text:style-name="P1"><text:span text:style-name="T1">255</text:span></text:p>
            </office:annotation>
            <text:p>257</text:p>
          </table:table-cell>
          <table:table-cell table:formula="of:=INT(([.L61]/[.L$1])*[.V$1]+POWER(([.P61]-[.V$3])/([.P$1]-[.V$3]);[.V$4])*[.V$2]+([.R61]/[.R$1])*[.V$7]+[.V$8])" office:value-type="float" office:value="255">
            <text:p>255</text:p>
          </table:table-cell>
          <table:table-cell table:formula="of:=([.V61]*2-[.U61])/[.U61]" office:value-type="percentage" office:value="0.98">
            <text:p>98%</text:p>
          </table:table-cell>
          <table:table-cell table:formula="of:=INT([.$L61]*[.X$1]+([.$P61]-[.X$3])*[.X$2]+IF(([.$P61]&gt;[.X$6]);([.$P61]-[.X$6])*[.X$5];0)+[.X$8])" office:value-type="float" office:value="218">
            <text:p>218</text:p>
          </table:table-cell>
          <table:table-cell table:formula="of:=INT([.$L61]*[.Y$1]+([.$P61]-[.Y$3])*[.Y$2]+IF(([.$P61]&gt;[.Y$6]);([.$P61]-[.Y$6])*[.Y$5];0)+[.Y$8])" office:value-type="float" office:value="47">
            <text:p>47</text:p>
          </table:table-cell>
          <table:table-cell table:formula="of:=([.Y61]-[.X61])/[.X61]" office:value-type="percentage" office:value="-0.78">
            <text:p>-78%</text:p>
          </table:table-cell>
          <table:table-cell table:number-columns-repeated="993"/>
        </table:table-row>
        <table:table-row table:style-name="ro3">
          <table:table-cell/>
          <table:table-cell table:style-name="ce43"/>
          <table:table-cell office:value-type="string">
            <text:p>WM15A</text:p>
          </table:table-cell>
          <table:table-cell/>
          <table:table-cell office:value-type="float" office:value="1977">
            <text:p>1977</text:p>
          </table:table-cell>
          <table:table-cell/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IF(ISBLANK([.F62]);&quot;&quot;;([.F62]-[.E62])+[.G62]-[.H62]+8-2)">
            <text:p/>
          </table:table-cell>
          <table:table-cell table:formula="of:=[.G62]-[.H62]"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47">
            <text:p>147</text:p>
          </table:table-cell>
          <table:table-cell/>
          <table:table-cell table:formula="of:=[.M62]/9.81" office:value-type="float" office:value="0">
            <text:p>0</text:p>
          </table:table-cell>
          <table:table-cell table:formula="of:=[.N62]/[.K62]" office:value-type="float" office:value="0">
            <text:p>0,000</text:p>
          </table:table-cell>
          <table:table-cell office:value-type="float" office:value="80">
            <text:p>80</text:p>
          </table:table-cell>
          <table:table-cell office:value-type="float" office:value="7">
            <text:p>7</text:p>
          </table:table-cell>
          <table:table-cell office:value-type="float" office:value="12.45">
            <text:p>12,45</text:p>
          </table:table-cell>
          <table:table-cell table:formula="of:=IF([.R62]&lt;=12; [.R62]/1.5; [.R62]/3+4)" office:value-type="float" office:value="8.15">
            <text:p>8,15</text:p>
          </table:table-cell>
          <table:table-cell office:value-type="float" office:value="8">
            <text:p>8</text:p>
          </table:table-cell>
          <table:table-cell table:formula="of:=INT([.$L62]*[.U$1]+([.$P62]-[.U$3])*[.U$2]+[.U$8])" office:value-type="float" office:value="40">
            <text:p>40</text:p>
          </table:table-cell>
          <table:table-cell table:formula="of:=INT(([.L62]/[.L$1])*[.V$1]+POWER(([.P62]-[.V$3])/([.P$1]-[.V$3]);[.V$4])*[.V$2]+([.R62]/[.R$1])*[.V$7]+[.V$8])" office:value-type="float" office:value="16">
            <text:p>16</text:p>
          </table:table-cell>
          <table:table-cell table:formula="of:=([.V62]*2-[.U62])/[.U62]" office:value-type="percentage" office:value="-0.2">
            <text:p>-20%</text:p>
          </table:table-cell>
          <table:table-cell table:formula="of:=INT([.$L62]*[.X$1]+([.$P62]-[.X$3])*[.X$2]+IF(([.$P62]&gt;[.X$6]);([.$P62]-[.X$6])*[.X$5];0)+[.X$8])" office:value-type="float" office:value="18">
            <text:p>18</text:p>
          </table:table-cell>
          <table:table-cell table:formula="of:=INT([.$L62]*[.Y$1]+([.$P62]-[.Y$3])*[.Y$2]+IF(([.$P62]&gt;[.Y$6]);([.$P62]-[.Y$6])*[.Y$5];0)+[.Y$8])" office:value-type="float" office:value="10">
            <text:p>10</text:p>
          </table:table-cell>
          <table:table-cell table:formula="of:=([.Y62]-[.X62])/[.X62]" office:value-type="percentage" office:value="-0.44">
            <text:p>-44%</text:p>
          </table:table-cell>
          <table:table-cell table:number-columns-repeated="993"/>
        </table:table-row>
        <table:table-row table:style-name="ro3">
          <table:table-cell/>
          <table:table-cell table:style-name="ce43"/>
          <table:table-cell office:value-type="string">
            <text:p>ASF</text:p>
          </table:table-cell>
          <table:table-cell/>
          <table:table-cell office:value-type="float" office:value="1966">
            <text:p>1966</text:p>
          </table:table-cell>
          <table:table-cell/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IF(ISBLANK([.F63]);&quot;&quot;;([.F63]-[.E63])+[.G63]-[.H63]+8-2)">
            <text:p/>
          </table:table-cell>
          <table:table-cell table:formula="of:=[.G63]-[.H63]"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table:formula="of:=[.M63]/9.81" office:value-type="float" office:value="4.077">
            <text:p>4,077</text:p>
          </table:table-cell>
          <table:table-cell table:formula="of:=[.N63]/[.K63]" office:value-type="float" office:value="0.34">
            <text:p>0,34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.25">
            <text:p>4,25</text:p>
          </table:table-cell>
          <table:table-cell table:formula="of:=IF([.R63]&lt;=12; [.R63]/1.5; [.R63]/3+4)" office:value-type="float" office:value="2.83">
            <text:p>2,8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([.V63]*2-[.U63])/[.U63]" office:value-type="percentage" office:value="0">
            <text:p>0%</text:p>
          </table:table-cell>
          <table:table-cell table:number-columns-repeated="2" office:value-type="float" office:value="0">
            <text:p>0</text:p>
          </table:table-cell>
          <table:table-cell table:number-columns-repeated="994"/>
        </table:table-row>
      </table:table>
      <table:table table:name="Wagony" table:style-name="ta1">
        <table:table-column table:style-name="co19" table:default-cell-style-name="Default"/>
        <table:table-column table:style-name="co8" table:default-cell-style-name="ce100"/>
        <table:table-column table:style-name="co20" table:default-cell-style-name="ce44"/>
        <table:table-column table:style-name="co21" table:default-cell-style-name="ce32"/>
        <table:table-column table:style-name="co22" table:number-columns-repeated="3" table:default-cell-style-name="Default"/>
        <table:table-column table:style-name="co22" table:default-cell-style-name="ce47"/>
        <table:table-column table:style-name="co23" table:default-cell-style-name="Default"/>
        <table:table-column table:style-name="co23" table:default-cell-style-name="ce92"/>
        <table:table-column table:style-name="co11" table:default-cell-style-name="ce92"/>
        <table:table-column table:style-name="co24" table:default-cell-style-name="ce54"/>
        <table:table-column table:style-name="co24" table:default-cell-style-name="ce104"/>
        <table:table-column table:style-name="co24" table:default-cell-style-name="Default"/>
        <table:table-column table:style-name="co18" table:default-cell-style-name="ce47"/>
        <table:table-column table:style-name="co25" table:default-cell-style-name="ce106"/>
        <table:table-column table:style-name="co16" table:default-cell-style-name="ce92"/>
        <table:table-column table:style-name="co26" table:default-cell-style-name="ce32"/>
        <table:table-column table:style-name="co11" table:default-cell-style-name="ce109"/>
        <table:table-column table:style-name="co11" table:number-columns-repeated="1004" table:default-cell-style-name="Default"/>
        <table:table-row table:style-name="ro1" table:visibility="collapse">
          <table:table-cell/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Default" table:number-columns-repeated="4"/>
          <table:table-cell office:value-type="string">
            <text:p>weight:</text:p>
          </table:table-cell>
          <table:table-cell table:style-name="ce50" office:value-type="float" office:value="1.2">
            <text:p>1,200</text:p>
          </table:table-cell>
          <table:table-cell table:style-name="ce50"/>
          <table:table-cell table:style-name="Default" table:number-columns-repeated="3"/>
          <table:table-cell table:number-columns-repeated="1004"/>
        </table:table-row>
        <table:table-row table:style-name="ro1" table:visibility="collapse">
          <table:table-cell/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Default" table:number-columns-repeated="4"/>
          <table:table-cell office:value-type="string">
            <text:p>vmax:</text:p>
          </table:table-cell>
          <table:table-cell table:style-name="ce50" office:value-type="float" office:value="0.3">
            <text:p>0,300</text:p>
          </table:table-cell>
          <table:table-cell table:style-name="ce50"/>
          <table:table-cell table:style-name="Default" table:number-columns-repeated="3"/>
          <table:table-cell table:number-columns-repeated="1004"/>
        </table:table-row>
        <table:table-row table:style-name="ro1" table:visibility="collapse">
          <table:table-cell/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Default" table:number-columns-repeated="4"/>
          <table:table-cell office:value-type="string">
            <text:p>year:</text:p>
          </table:table-cell>
          <table:table-cell table:style-name="ce50" office:value-type="float" office:value="0.3">
            <text:p>0,300</text:p>
          </table:table-cell>
          <table:table-cell table:style-name="ce50"/>
          <table:table-cell table:style-name="Default" table:number-columns-repeated="3"/>
          <table:table-cell table:number-columns-repeated="1004"/>
        </table:table-row>
        <table:table-row table:style-name="ro1" table:visibility="collapse">
          <table:table-cell/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Default" table:number-columns-repeated="4"/>
          <table:table-cell/>
          <table:table-cell table:style-name="ce50" office:value-type="float" office:value="10">
            <text:p>10,000</text:p>
          </table:table-cell>
          <table:table-cell table:style-name="ce50"/>
          <table:table-cell table:style-name="Default" table:number-columns-repeated="3"/>
          <table:table-cell table:number-columns-repeated="1004"/>
        </table:table-row>
        <table:table-row table:style-name="ro2">
          <table:table-cell table:style-name="ce33"/>
          <table:table-cell table:style-name="ce35" office:value-type="string">
            <text:p>Typ</text:p>
          </table:table-cell>
          <table:table-cell table:style-name="ce35" office:value-type="string">
            <text:p>Nazwa</text:p>
          </table:table-cell>
          <table:table-cell table:style-name="ce35" office:value-type="string">
            <text:p>Typ konstrukcji</text:p>
          </table:table-cell>
          <table:table-cell table:style-name="ce35" office:value-type="string">
            <text:p>intro_ date</text:p>
          </table:table-cell>
          <table:table-cell table:style-name="ce35" office:value-type="string">
            <text:p>last build</text:p>
          </table:table-cell>
          <table:table-cell table:style-name="ce35" office:value-type="string">
            <text:p>vehicle_life</text:p>
          </table:table-cell>
          <table:table-cell table:style-name="ce35" office:value-type="string">
            <text:p>model_life</text:p>
          </table:table-cell>
          <table:table-cell table:style-name="ce35" office:value-type="string">
            <text:p>Weight [t]</text:p>
          </table:table-cell>
          <table:table-cell table:style-name="ce35" office:value-type="string">
            <text:p>V max. [km/h]</text:p>
          </table:table-cell>
          <table:table-cell table:style-name="ce35" office:value-type="string">
            <text:p>Ładowność [osób/t/paczek/1000l]</text:p>
          </table:table-cell>
          <table:table-cell table:style-name="ce35" office:value-type="string">
            <text:p>Długość [m]</text:p>
          </table:table-cell>
          <table:table-cell table:style-name="ce35" office:value-type="string">
            <text:p>Dług. ttd [-]</text:p>
          </table:table-cell>
          <table:table-cell table:style-name="ce35" office:value-type="string">
            <text:p>Dług. ttd [units]</text:p>
          </table:table-cell>
          <table:table-cell table:style-name="ce35" office:value-type="string">
            <text:p>cost_ factor</text:p>
          </table:table-cell>
          <table:table-cell table:style-name="ce35" office:value-type="string">
            <text:p>Autorefit</text:p>
          </table:table-cell>
          <table:table-cell table:style-name="ce35" office:value-type="string">
            <text:p>Brake force</text:p>
          </table:table-cell>
          <table:table-cell table:style-name="ce108" office:value-type="string">
            <text:p>Zoom 2x</text:p>
          </table:table-cell>
          <table:table-cell table:style-name="ce35" office:value-type="string">
            <text:p>Notes</text:p>
          </table:table-cell>
          <table:table-cell table:number-columns-repeated="1004"/>
        </table:table-row>
        <table:table-row table:style-name="ro1">
          <table:table-cell/>
          <table:table-cell table:style-name="ce95"/>
          <table:table-cell office:value-type="string">
            <text:p>Gmy</text:p>
          </table:table-cell>
          <table:table-cell/>
          <table:table-cell office:value-type="float" office:value="1918">
            <text:p>1918</text:p>
          </table:table-cell>
          <table:table-cell office:value-type="float" office:value="1968">
            <text:p>1968</text:p>
          </table:table-cell>
          <table:table-cell office:value-type="float" office:value="20">
            <text:p>20</text:p>
          </table:table-cell>
          <table:table-cell table:formula="of:=IF(ISBLANK([.F6]);&quot;&quot;;([.F6]-[.E6])+[.G6]-4+8-2)" office:value-type="float" office:value="72">
            <text:p>72</text:p>
          </table:table-cell>
          <table:table-cell office:value-type="float" office:value="19">
            <text:p>19</text:p>
          </table:table-cell>
          <table:table-cell office:value-type="float" office:value="80">
            <text:p>80</text:p>
          </table:table-cell>
          <table:table-cell table:style-name="Default" office:value-type="float" office:value="34">
            <text:p>34</text:p>
          </table:table-cell>
          <table:table-cell office:value-type="float" office:value="10.5">
            <office:annotation draw:style-name="gr1" draw:text-style-name="P1" svg:width="2.899cm" svg:height="0.991cm" svg:x="22.098cm" svg:y="0cm" draw:caption-point-x="-0.61cm" draw:caption-point-y="1.321cm">
              <dc:date>2012-10-11T00:00:00</dc:date>
              <text:p text:style-name="P1"><text:span text:style-name="T1">wartość przyblizona</text:span></text:p>
            </office:annotation>
            <text:p>10,50</text:p>
          </table:table-cell>
          <table:table-cell table:formula="of:=IF([.L6]&lt;=12; [.L6]/1.5; [.L6]/3+4)" office:value-type="float" office:value="7">
            <text:p>7,00</text:p>
          </table:table-cell>
          <table:table-cell office:value-type="float" office:value="7">
            <text:p>7</text:p>
          </table:table-cell>
          <table:table-cell table:formula="of:=INT(([.E6]-1918)*[.$O$3]+[.I6]*[.$O$1]+[.J6]*[.$O$2]+[.$O$4])" office:value-type="float" office:value="56">
            <text:p>56</text:p>
          </table:table-cell>
          <table:table-cell/>
          <table:table-cell table:formula="of:=IF([.I6]&gt;=40;&quot;hi&quot;;IF([.I6]&gt;=21;&quot;mid&quot;;&quot;low&quot;))" office:value-type="string" office:string-value="low">
            <text:p>low</text:p>
          </table:table-cell>
          <table:table-cell office:value-type="string">
            <text:p>Y</text:p>
          </table:table-cell>
          <table:table-cell table:number-columns-repeated="1005"/>
        </table:table-row>
        <table:table-row table:style-name="ro1">
          <table:table-cell/>
          <table:table-cell table:style-name="ce95"/>
          <table:table-cell office:value-type="string">
            <text:p>Ghmx</text:p>
          </table:table-cell>
          <table:table-cell/>
          <table:table-cell office:value-type="float" office:value="1929">
            <text:p>1929</text:p>
          </table:table-cell>
          <table:table-cell office:value-type="float" office:value="1979">
            <text:p>1979</text:p>
          </table:table-cell>
          <table:table-cell office:value-type="float" office:value="20">
            <text:p>20</text:p>
          </table:table-cell>
          <table:table-cell table:formula="of:=IF(ISBLANK([.F7]);&quot;&quot;;([.F7]-[.E7])+[.G7]-4+8-2)" office:value-type="float" office:value="72">
            <text:p>72</text:p>
          </table:table-cell>
          <table:table-cell office:value-type="float" office:value="41">
            <text:p>41</text:p>
          </table:table-cell>
          <table:table-cell office:value-type="float" office:value="120">
            <text:p>120</text:p>
          </table:table-cell>
          <table:table-cell table:style-name="Default" office:value-type="float" office:value="64">
            <text:p>64</text:p>
          </table:table-cell>
          <table:table-cell office:value-type="float" office:value="21.25">
            <text:p>21,25</text:p>
          </table:table-cell>
          <table:table-cell table:formula="of:=IF([.L7]&lt;=12; [.L7]/1.5; [.L7]/3+4)" office:value-type="float" office:value="11.08">
            <text:p>11,08</text:p>
          </table:table-cell>
          <table:table-cell office:value-type="float" office:value="11">
            <text:p>11</text:p>
          </table:table-cell>
          <table:table-cell table:formula="of:=INT(([.E7]-1918)*[.$O$3]+[.I7]*[.$O$1]+[.J7]*[.$O$2]+[.$O$4])" office:value-type="float" office:value="98">
            <text:p>98</text:p>
          </table:table-cell>
          <table:table-cell/>
          <table:table-cell table:formula="of:=IF([.I7]&gt;=40;&quot;hi&quot;;IF([.I7]&gt;=21;&quot;mid&quot;;&quot;low&quot;))" office:value-type="string" office:string-value="hi">
            <text:p>hi</text:p>
          </table:table-cell>
          <table:table-cell table:number-columns-repeated="1006"/>
        </table:table-row>
        <table:table-row table:style-name="ro1">
          <table:table-cell/>
          <table:table-cell table:style-name="ce95"/>
          <table:table-cell office:value-type="string">
            <text:p>Gmw</text:p>
          </table:table-cell>
          <table:table-cell office:value-type="string">
            <text:p>5G</text:p>
          </table:table-cell>
          <table:table-cell office:value-type="float" office:value="1954">
            <text:p>1954</text:p>
          </table:table-cell>
          <table:table-cell office:value-type="float" office:value="1989">
            <text:p>1989</text:p>
          </table:table-cell>
          <table:table-cell office:value-type="float" office:value="20">
            <text:p>20</text:p>
          </table:table-cell>
          <table:table-cell table:formula="of:=IF(ISBLANK([.F8]);&quot;&quot;;([.F8]-[.E8])+[.G8]-4+8-2)" office:value-type="float" office:value="57">
            <text:p>57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table:style-name="Default" office:value-type="float" office:value="36">
            <office:annotation draw:style-name="gr1" draw:text-style-name="P1" svg:width="2.899cm" svg:height="0.596cm" svg:x="20.385cm" svg:y="0.69cm" draw:caption-point-x="-0.61cm" draw:caption-point-y="1.535cm">
              <dc:creator>TD</dc:creator>
              <dc:date>2015-01-22T00:00:00</dc:date>
              <text:p text:style-name="P1"><text:span text:style-name="T1">Oryginalnie: 6,5t.</text:span></text:p>
            </office:annotation>
            <text:p>36</text:p>
          </table:table-cell>
          <table:table-cell office:value-type="float" office:value="12">
            <office:annotation draw:style-name="gr1" draw:text-style-name="P1" svg:width="2.899cm" svg:height="0.991cm" svg:x="22.098cm" svg:y="0.875cm" draw:caption-point-x="-0.61cm" draw:caption-point-y="1.35cm">
              <dc:date>2012-10-11T00:00:00</dc:date>
              <text:p text:style-name="P1"><text:span text:style-name="T1">wartość przyblizona</text:span></text:p>
            </office:annotation>
            <text:p>12,00</text:p>
          </table:table-cell>
          <table:table-cell table:formula="of:=IF([.L8]&lt;=12; [.L8]/1.5; [.L8]/3+4)" office:value-type="float" office:value="8">
            <text:p>8,00</text:p>
          </table:table-cell>
          <table:table-cell office:value-type="float" office:value="8">
            <text:p>8</text:p>
          </table:table-cell>
          <table:table-cell table:formula="of:=INT(([.E8]-1918)*[.$O$3]+[.I8]*[.$O$1]+[.J8]*[.$O$2]+[.$O$4])" office:value-type="float" office:value="80">
            <text:p>80</text:p>
          </table:table-cell>
          <table:table-cell/>
          <table:table-cell table:formula="of:=IF([.I8]&gt;=40;&quot;hi&quot;;IF([.I8]&gt;=21;&quot;mid&quot;;&quot;low&quot;))" office:value-type="string" office:string-value="mid">
            <text:p>mid</text:p>
          </table:table-cell>
          <table:table-cell table:number-columns-repeated="1006"/>
        </table:table-row>
        <table:table-row table:style-name="ro1">
          <table:table-cell/>
          <table:table-cell table:style-name="ce95"/>
          <table:table-cell office:value-type="string">
            <text:p>Pdn</text:p>
          </table:table-cell>
          <table:table-cell office:value-type="string">
            <text:p>101C</text:p>
          </table:table-cell>
          <table:table-cell office:value-type="float" office:value="1963">
            <text:p>1963</text:p>
          </table:table-cell>
          <table:table-cell table:number-columns-repeated="2"/>
          <table:table-cell table:formula="of:=IF(ISBLANK([.F9]);&quot;&quot;;([.F9]-[.E9])+[.G9]-4+8-2)">
            <text:p/>
          </table:table-cell>
          <table:table-cell office:value-type="float" office:value="37">
            <text:p>37</text:p>
          </table:table-cell>
          <table:table-cell office:value-type="float" office:value="160">
            <text:p>160</text:p>
          </table:table-cell>
          <table:table-cell table:style-name="Default" office:value-type="float" office:value="72">
            <text:p>72</text:p>
          </table:table-cell>
          <table:table-cell office:value-type="float" office:value="24.5">
            <text:p>24,50</text:p>
          </table:table-cell>
          <table:table-cell table:formula="of:=IF([.L9]&lt;=12; [.L9]/1.5; [.L9]/3+4)" office:value-type="float" office:value="12.17">
            <text:p>12,17</text:p>
          </table:table-cell>
          <table:table-cell office:value-type="float" office:value="11">
            <text:p>11</text:p>
          </table:table-cell>
          <table:table-cell table:formula="of:=INT(([.E9]-1918)*[.$O$3]+[.I9]*[.$O$1]+[.J9]*[.$O$2]+[.$O$4])" office:value-type="float" office:value="115">
            <text:p>115</text:p>
          </table:table-cell>
          <table:table-cell/>
          <table:table-cell table:formula="of:=IF([.I9]&gt;=40;&quot;hi&quot;;IF([.I9]&gt;=21;&quot;mid&quot;;&quot;low&quot;))" office:value-type="string" office:string-value="mid">
            <text:p>mid</text:p>
          </table:table-cell>
          <table:table-cell table:number-columns-repeated="1006"/>
        </table:table-row>
        <table:table-row table:style-name="ro1">
          <table:table-cell/>
          <table:table-cell table:style-name="ce96"/>
          <table:table-cell office:value-type="string">
            <text:p>Ohxt</text:p>
          </table:table-cell>
          <table:table-cell office:value-type="string">
            <text:p>Bauart 42</text:p>
          </table:table-cell>
          <table:table-cell office:value-type="float" office:value="1930">
            <text:p>1930</text:p>
          </table:table-cell>
          <table:table-cell office:value-type="float" office:value="1980">
            <text:p>1980</text:p>
          </table:table-cell>
          <table:table-cell office:value-type="float" office:value="20">
            <text:p>20</text:p>
          </table:table-cell>
          <table:table-cell table:formula="of:=IF(ISBLANK([.F10]);&quot;&quot;;([.F10]-[.E10])+[.G10]-4+8-2)" office:value-type="float" office:value="72">
            <text:p>72</text:p>
          </table:table-cell>
          <table:table-cell office:value-type="float" office:value="32">
            <text:p>32</text:p>
          </table:table-cell>
          <table:table-cell office:value-type="float" office:value="140">
            <text:p>140</text:p>
          </table:table-cell>
          <table:table-cell table:style-name="Default" office:value-type="float" office:value="0">
            <text:p>0</text:p>
          </table:table-cell>
          <table:table-cell office:value-type="float" office:value="17.1">
            <text:p>17,10</text:p>
          </table:table-cell>
          <table:table-cell table:formula="of:=IF([.L10]&lt;=12; [.L10]/1.5; [.L10]/3+4)" office:value-type="float" office:value="9.7">
            <text:p>9,70</text:p>
          </table:table-cell>
          <table:table-cell office:value-type="float" office:value="9">
            <text:p>9</text:p>
          </table:table-cell>
          <table:table-cell table:formula="of:=INT(([.E10]-1918)*[.$O$3]+[.I10]*[.$O$1]+[.J10]*[.$O$2]+[.$O$4])" office:value-type="float" office:value="94">
            <text:p>94</text:p>
          </table:table-cell>
          <table:table-cell/>
          <table:table-cell table:formula="of:=IF([.I10]&gt;=40;&quot;hi&quot;;IF([.I10]&gt;=21;&quot;mid&quot;;&quot;low&quot;))" office:value-type="string" office:string-value="mid">
            <text:p>mid</text:p>
          </table:table-cell>
          <table:table-cell table:number-columns-repeated="1006"/>
        </table:table-row>
        <table:table-row table:style-name="ro1">
          <table:table-cell/>
          <table:table-cell table:style-name="ce97"/>
          <table:table-cell office:value-type="string">
            <text:p>Fg</text:p>
          </table:table-cell>
          <table:table-cell office:value-type="string">
            <text:p>PwPosti-34</text:p>
          </table:table-cell>
          <table:table-cell office:value-type="float" office:value="1925">
            <office:annotation draw:style-name="gr2" draw:text-style-name="P1" svg:width="3.225cm" svg:height="0.596cm" svg:x="9.922cm" svg:y="2.047cm" draw:caption-point-x="-0.61cm" draw:caption-point-y="1.533cm">
              <dc:creator>TD</dc:creator>
              <dc:date>2015-01-27T00:00:00</dc:date>
              <text:p text:style-name="P1"><text:span text:style-name="T1">Oryginalnie: 1934</text:span></text:p>
            </office:annotation>
            <text:p>1925</text:p>
          </table:table-cell>
          <table:table-cell office:value-type="float" office:value="1971">
            <text:p>1971</text:p>
          </table:table-cell>
          <table:table-cell office:value-type="float" office:value="20">
            <text:p>20</text:p>
          </table:table-cell>
          <table:table-cell table:formula="of:=IF(ISBLANK([.F11]);&quot;&quot;;([.F11]-[.E11])+[.G11]-4+8-2)" office:value-type="float" office:value="68">
            <text:p>68</text:p>
          </table:table-cell>
          <table:table-cell office:value-type="float" office:value="19">
            <text:p>19</text:p>
          </table:table-cell>
          <table:table-cell office:value-type="float" office:value="90">
            <text:p>90</text:p>
          </table:table-cell>
          <table:table-cell office:value-type="string">
            <text:p>16b./14c.</text:p>
          </table:table-cell>
          <table:table-cell office:value-type="float" office:value="12.8">
            <text:p>12,80</text:p>
          </table:table-cell>
          <table:table-cell table:formula="of:=IF([.L11]&lt;=12; [.L11]/1.5; [.L11]/3+4)" office:value-type="float" office:value="8.27">
            <text:p>8,27</text:p>
          </table:table-cell>
          <table:table-cell office:value-type="float" office:value="8">
            <text:p>8</text:p>
          </table:table-cell>
          <table:table-cell table:formula="of:=INT(([.E11]-1918)*[.$O$3]+[.I11]*[.$O$1]+[.J11]*[.$O$2]+[.$O$4])" office:value-type="float" office:value="61">
            <text:p>61</text:p>
          </table:table-cell>
          <table:table-cell/>
          <table:table-cell table:formula="of:=IF([.I11]&gt;=40;&quot;hi&quot;;IF([.I11]&gt;=21;&quot;mid&quot;;&quot;low&quot;))" office:value-type="string" office:string-value="low">
            <text:p>low</text:p>
          </table:table-cell>
          <table:table-cell office:value-type="string">
            <text:p>Y</text:p>
          </table:table-cell>
          <table:table-cell table:number-columns-repeated="1005"/>
        </table:table-row>
        <table:table-row table:style-name="ro1">
          <table:table-cell/>
          <table:table-cell table:style-name="ce97"/>
          <table:table-cell office:value-type="string">
            <text:p>Fy</text:p>
          </table:table-cell>
          <table:table-cell/>
          <table:table-cell office:value-type="float" office:value="1918">
            <text:p>1918</text:p>
          </table:table-cell>
          <table:table-cell office:value-type="float" office:value="1963">
            <text:p>1963</text:p>
          </table:table-cell>
          <table:table-cell office:value-type="float" office:value="20">
            <text:p>20</text:p>
          </table:table-cell>
          <table:table-cell table:formula="of:=IF(ISBLANK([.F12]);&quot;&quot;;([.F12]-[.E12])+[.G12]-4+8-2)" office:value-type="float" office:value="67">
            <text:p>67</text:p>
          </table:table-cell>
          <table:table-cell office:value-type="float" office:value="16">
            <text:p>16</text:p>
          </table:table-cell>
          <table:table-cell office:value-type="float" office:value="80">
            <text:p>80</text:p>
          </table:table-cell>
          <table:table-cell office:value-type="string">
            <text:p>24c.</text:p>
          </table:table-cell>
          <table:table-cell office:value-type="float" office:value="13.2">
            <text:p>13,20</text:p>
          </table:table-cell>
          <table:table-cell table:formula="of:=IF([.L12]&lt;=12; [.L12]/1.5; [.L12]/3+4)" office:value-type="float" office:value="8.4">
            <text:p>8,40</text:p>
          </table:table-cell>
          <table:table-cell office:value-type="float" office:value="8">
            <text:p>8</text:p>
          </table:table-cell>
          <table:table-cell table:formula="of:=INT(([.E12]-1918)*[.$O$3]+[.I12]*[.$O$1]+[.J12]*[.$O$2]+[.$O$4])" office:value-type="float" office:value="53">
            <text:p>53</text:p>
          </table:table-cell>
          <table:table-cell/>
          <table:table-cell table:formula="of:=IF([.I12]&gt;=40;&quot;hi&quot;;IF([.I12]&gt;=21;&quot;mid&quot;;&quot;low&quot;))" office:value-type="string" office:string-value="low">
            <text:p>low</text:p>
          </table:table-cell>
          <table:table-cell table:number-columns-repeated="1006"/>
        </table:table-row>
        <table:table-row table:style-name="ro1">
          <table:table-cell/>
          <table:table-cell table:style-name="ce97"/>
          <table:table-cell office:value-type="string">
            <text:p>Fhx</text:p>
          </table:table-cell>
          <table:table-cell office:value-type="string">
            <text:p>Lilpop BIII</text:p>
          </table:table-cell>
          <table:table-cell office:value-type="float" office:value="1932">
            <office:annotation draw:style-name="gr2" draw:text-style-name="P1" svg:width="3.225cm" svg:height="0.596cm" svg:x="9.922cm" svg:y="2.95cm" draw:caption-point-x="-0.61cm" draw:caption-point-y="1.533cm">
              <dc:creator>TD</dc:creator>
              <dc:date>2015-01-31T00:00:00</dc:date>
              <text:p text:style-name="P1"><text:span text:style-name="T1">Oryginalnie: 1938</text:span></text:p>
            </office:annotation>
            <text:p>1932</text:p>
          </table:table-cell>
          <table:table-cell office:value-type="float" office:value="1976">
            <text:p>1976</text:p>
          </table:table-cell>
          <table:table-cell office:value-type="float" office:value="20">
            <text:p>20</text:p>
          </table:table-cell>
          <table:table-cell table:formula="of:=IF(ISBLANK([.F13]);&quot;&quot;;([.F13]-[.E13])+[.G13]-4+8-2)" office:value-type="float" office:value="66">
            <text:p>66</text:p>
          </table:table-cell>
          <table:table-cell office:value-type="float" office:value="38">
            <office:annotation draw:style-name="gr1" draw:text-style-name="P1" svg:width="2.899cm" svg:height="0.991cm" svg:x="16.22cm" svg:y="2.95cm" draw:caption-point-x="-0.61cm" draw:caption-point-y="1.533cm">
              <dc:creator>TD</dc:creator>
              <dc:date>2015-01-27T00:00:00</dc:date>
              <text:p text:style-name="P1"><text:span text:style-name="T1">Wartość przybliżona</text:span></text:p>
            </office:annotation>
            <text:p>38</text:p>
          </table:table-cell>
          <table:table-cell office:value-type="float" office:value="100">
            <office:annotation draw:style-name="gr2" draw:text-style-name="P1" svg:width="3.403cm" svg:height="0.596cm" svg:x="18.127cm" svg:y="2.95cm" draw:caption-point-x="-0.61cm" draw:caption-point-y="1.533cm">
              <dc:creator>TD</dc:creator>
              <dc:date>2015-01-27T00:00:00</dc:date>
              <text:p text:style-name="P1"><text:span text:style-name="T1">Oryginalnie: 90km/h</text:span></text:p>
            </office:annotation>
            <text:p>100</text:p>
          </table:table-cell>
          <table:table-cell office:value-type="string">
            <text:p>34c.</text:p>
          </table:table-cell>
          <table:table-cell office:value-type="float" office:value="18.78">
            <text:p>18,78</text:p>
          </table:table-cell>
          <table:table-cell table:formula="of:=IF([.L13]&lt;=12; [.L13]/1.5; [.L13]/3+4)" office:value-type="float" office:value="10.26">
            <text:p>10,26</text:p>
          </table:table-cell>
          <table:table-cell office:value-type="float" office:value="10">
            <text:p>10</text:p>
          </table:table-cell>
          <table:table-cell table:formula="of:=INT(([.E13]-1918)*[.$O$3]+[.I13]*[.$O$1]+[.J13]*[.$O$2]+[.$O$4])" office:value-type="float" office:value="89">
            <text:p>89</text:p>
          </table:table-cell>
          <table:table-cell/>
          <table:table-cell table:formula="of:=IF([.I13]&gt;=40;&quot;hi&quot;;IF([.I13]&gt;=21;&quot;mid&quot;;&quot;low&quot;))" office:value-type="string" office:string-value="mid">
            <text:p>mid</text:p>
          </table:table-cell>
          <table:table-cell table:number-columns-repeated="1006"/>
        </table:table-row>
        <table:table-row table:style-name="ro1">
          <table:table-cell/>
          <table:table-cell table:style-name="ce97"/>
          <table:table-cell office:value-type="string">
            <text:p>Dhxt</text:p>
          </table:table-cell>
          <table:table-cell office:value-type="string">
            <text:p>1F</text:p>
          </table:table-cell>
          <table:table-cell office:value-type="float" office:value="1954">
            <text:p>1954</text:p>
          </table:table-cell>
          <table:table-cell office:value-type="float" office:value="1998">
            <text:p>1998</text:p>
          </table:table-cell>
          <table:table-cell office:value-type="float" office:value="20">
            <text:p>20</text:p>
          </table:table-cell>
          <table:table-cell table:formula="of:=IF(ISBLANK([.F14]);&quot;&quot;;([.F14]-[.E14])+[.G14]-4+8-2)" office:value-type="float" office:value="66">
            <text:p>66</text:p>
          </table:table-cell>
          <table:table-cell office:value-type="float" office:value="41">
            <office:annotation draw:style-name="gr1" draw:text-style-name="P1" svg:width="2.899cm" svg:height="0.991cm" svg:x="16.22cm" svg:y="3.401cm" draw:caption-point-x="-0.61cm" draw:caption-point-y="1.533cm">
              <dc:creator>TD</dc:creator>
              <dc:date>2015-01-31T00:00:00</dc:date>
              <text:p text:style-name="P1"><text:span text:style-name="T1">Wartość przybliżona</text:span></text:p>
            </office:annotation>
            <text:p>41</text:p>
          </table:table-cell>
          <table:table-cell office:value-type="float" office:value="120">
            <text:p>120</text:p>
          </table:table-cell>
          <table:table-cell office:value-type="string">
            <text:p>36c.</text:p>
          </table:table-cell>
          <table:table-cell office:value-type="float" office:value="18.78">
            <text:p>18,78</text:p>
          </table:table-cell>
          <table:table-cell table:formula="of:=IF([.L14]&lt;=12; [.L14]/1.5; [.L14]/3+4)" office:value-type="float" office:value="10.26">
            <text:p>10,26</text:p>
          </table:table-cell>
          <table:table-cell office:value-type="float" office:value="10">
            <text:p>10</text:p>
          </table:table-cell>
          <table:table-cell table:formula="of:=INT(([.E14]-1918)*[.$O$3]+[.I14]*[.$O$1]+[.J14]*[.$O$2]+[.$O$4])" office:value-type="float" office:value="106">
            <text:p>106</text:p>
          </table:table-cell>
          <table:table-cell/>
          <table:table-cell table:formula="of:=IF([.I14]&gt;=40;&quot;hi&quot;;IF([.I14]&gt;=21;&quot;mid&quot;;&quot;low&quot;))" office:value-type="string" office:string-value="hi">
            <text:p>hi</text:p>
          </table:table-cell>
          <table:table-cell table:number-columns-repeated="1006"/>
        </table:table-row>
        <table:table-row table:style-name="ro1">
          <table:table-cell/>
          <table:table-cell table:style-name="ce97"/>
          <table:table-cell office:value-type="string">
            <text:p>Dwxz </text:p>
          </table:table-cell>
          <table:table-cell office:value-type="string">
            <text:p>209C</text:p>
          </table:table-cell>
          <table:table-cell office:value-type="float" office:value="1975">
            <office:annotation draw:style-name="gr1" draw:text-style-name="P1" svg:width="2.899cm" svg:height="0.596cm" svg:x="9.922cm" svg:y="3.857cm" draw:caption-point-x="-0.61cm" draw:caption-point-y="1.529cm">
              <dc:creator>TD</dc:creator>
              <dc:date>2015-09-13T00:00:00</dc:date>
              <text:p text:style-name="P1"><text:span text:style-name="T1">oryginalnie: 1974</text:span></text:p>
            </office:annotation>
            <text:p>1975</text:p>
          </table:table-cell>
          <table:table-cell table:number-columns-repeated="2"/>
          <table:table-cell table:formula="of:=IF(ISBLANK([.F15]);&quot;&quot;;([.F15]-[.E15])+[.G15]-4+8-2)">
            <text:p/>
          </table:table-cell>
          <table:table-cell office:value-type="float" office:value="43">
            <text:p>43</text:p>
          </table:table-cell>
          <table:table-cell office:value-type="float" office:value="160">
            <text:p>160</text:p>
          </table:table-cell>
          <table:table-cell office:value-type="string">
            <text:p>36c.</text:p>
          </table:table-cell>
          <table:table-cell office:value-type="float" office:value="24.5">
            <text:p>24,50</text:p>
          </table:table-cell>
          <table:table-cell table:formula="of:=IF([.L15]&lt;=12; [.L15]/1.5; [.L15]/3+4)" office:value-type="float" office:value="12.17">
            <text:p>12,17</text:p>
          </table:table-cell>
          <table:table-cell office:value-type="float" office:value="11">
            <text:p>11</text:p>
          </table:table-cell>
          <table:table-cell table:formula="of:=INT(([.E15]-1918)*[.$O$3]+[.I15]*[.$O$1]+[.J15]*[.$O$2]+[.$O$4])" office:value-type="float" office:value="126">
            <text:p>126</text:p>
          </table:table-cell>
          <table:table-cell/>
          <table:table-cell table:formula="of:=IF([.I15]&gt;=40;&quot;hi&quot;;IF([.I15]&gt;=21;&quot;mid&quot;;&quot;low&quot;))" office:value-type="string" office:string-value="hi">
            <text:p>hi</text:p>
          </table:table-cell>
          <table:table-cell table:number-columns-repeated="1006"/>
        </table:table-row>
        <table:table-row table:style-name="ro1">
          <table:table-cell/>
          <table:table-cell table:style-name="ce97"/>
          <table:table-cell office:value-type="string">
            <text:p>BDwxzd</text:p>
          </table:table-cell>
          <table:table-cell office:value-type="string">
            <text:p>609A</text:p>
          </table:table-cell>
          <table:table-cell office:value-type="float" office:value="1981">
            <text:p>1981</text:p>
          </table:table-cell>
          <table:table-cell table:number-columns-repeated="2"/>
          <table:table-cell table:formula="of:=IF(ISBLANK([.F16]);&quot;&quot;;([.F16]-[.E16])+[.G16]-4+8-2)">
            <text:p/>
          </table:table-cell>
          <table:table-cell office:value-type="float" office:value="43">
            <text:p>43</text:p>
          </table:table-cell>
          <table:table-cell office:value-type="float" office:value="160">
            <text:p>160</text:p>
          </table:table-cell>
          <table:table-cell office:value-type="string">
            <text:p>32p./24c.</text:p>
          </table:table-cell>
          <table:table-cell office:value-type="float" office:value="24.5">
            <text:p>24,50</text:p>
          </table:table-cell>
          <table:table-cell table:formula="of:=IF([.L16]&lt;=12; [.L16]/1.5; [.L16]/3+4)" office:value-type="float" office:value="12.17">
            <text:p>12,17</text:p>
          </table:table-cell>
          <table:table-cell office:value-type="float" office:value="11">
            <text:p>11</text:p>
          </table:table-cell>
          <table:table-cell table:formula="of:=INT(([.E16]-1918)*[.$O$3]+[.I16]*[.$O$1]+[.J16]*[.$O$2]+[.$O$4])" office:value-type="float" office:value="128">
            <text:p>128</text:p>
          </table:table-cell>
          <table:table-cell/>
          <table:table-cell table:formula="of:=IF([.I16]&gt;=40;&quot;hi&quot;;IF([.I16]&gt;=21;&quot;mid&quot;;&quot;low&quot;))" office:value-type="string" office:string-value="hi">
            <text:p>hi</text:p>
          </table:table-cell>
          <table:table-cell table:number-columns-repeated="1006"/>
        </table:table-row>
        <table:table-row table:style-name="ro1">
          <table:table-cell/>
          <table:table-cell table:style-name="ce98"/>
          <table:table-cell office:value-type="string">
            <text:p>BCy</text:p>
          </table:table-cell>
          <table:table-cell office:value-type="string">
            <text:p>Boczniak</text:p>
          </table:table-cell>
          <table:table-cell office:value-type="float" office:value="1918">
            <text:p>1918</text:p>
          </table:table-cell>
          <table:table-cell office:value-type="float" office:value="1968">
            <text:p>1968</text:p>
          </table:table-cell>
          <table:table-cell office:value-type="float" office:value="20">
            <text:p>20</text:p>
          </table:table-cell>
          <table:table-cell table:formula="of:=IF(ISBLANK([.F17]);&quot;&quot;;([.F17]-[.E17])+[.G17]-4+8-2)" office:value-type="float" office:value="72">
            <text:p>7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48">
            <text:p>48</text:p>
          </table:table-cell>
          <table:table-cell office:value-type="float" office:value="12.5">
            <office:annotation draw:style-name="gr1" draw:text-style-name="P1" svg:width="2.899cm" svg:height="0.991cm" svg:x="22.098cm" svg:y="4.709cm" draw:caption-point-x="-0.61cm" draw:caption-point-y="1.58cm">
              <dc:date>2012-10-13T00:00:00</dc:date>
              <text:p text:style-name="P1"><text:span text:style-name="T1">Wartość przybliżona</text:span></text:p>
            </office:annotation>
            <text:p>12,50</text:p>
          </table:table-cell>
          <table:table-cell table:formula="of:=IF([.L17]&lt;=12; [.L17]/1.5; [.L17]/3+4)" office:value-type="float" office:value="8.17">
            <text:p>8,17</text:p>
          </table:table-cell>
          <table:table-cell office:value-type="float" office:value="8">
            <text:p>8</text:p>
          </table:table-cell>
          <table:table-cell table:formula="of:=INT(([.E17]-1918)*[.$O$3]+[.I17]*[.$O$1]+[.J17]*[.$O$2]+[.$O$4])" office:value-type="float" office:value="58">
            <text:p>58</text:p>
          </table:table-cell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1005"/>
        </table:table-row>
        <table:table-row table:style-name="ro1">
          <table:table-cell/>
          <table:table-cell table:style-name="ce98"/>
          <table:table-cell office:value-type="string">
            <text:p>BCyh</text:p>
          </table:table-cell>
          <table:table-cell office:value-type="string">
            <text:p>Boczniak</text:p>
          </table:table-cell>
          <table:table-cell office:value-type="float" office:value="1918">
            <text:p>1918</text:p>
          </table:table-cell>
          <table:table-cell office:value-type="float" office:value="1968">
            <text:p>1968</text:p>
          </table:table-cell>
          <table:table-cell office:value-type="float" office:value="20">
            <text:p>20</text:p>
          </table:table-cell>
          <table:table-cell table:formula="of:=IF(ISBLANK([.F18]);&quot;&quot;;([.F18]-[.E18])+[.G18]-4+8-2)" office:value-type="float" office:value="72">
            <text:p>72</text:p>
          </table:table-cell>
          <table:table-cell office:value-type="float" office:value="21">
            <text:p>21</text:p>
          </table:table-cell>
          <table:table-cell office:value-type="float" office:value="80">
            <text:p>80</text:p>
          </table:table-cell>
          <table:table-cell office:value-type="float" office:value="48">
            <text:p>48</text:p>
          </table:table-cell>
          <table:table-cell office:value-type="float" office:value="12.5">
            <office:annotation draw:style-name="gr1" draw:text-style-name="P1" svg:width="2.899cm" svg:height="0.991cm" svg:x="22.098cm" svg:y="5.161cm" draw:caption-point-x="-0.61cm" draw:caption-point-y="1.58cm">
              <dc:date>2012-10-13T00:00:00</dc:date>
              <text:p text:style-name="P1"><text:span text:style-name="T1">Wartość przybliżona</text:span></text:p>
            </office:annotation>
            <text:p>12,50</text:p>
          </table:table-cell>
          <table:table-cell table:formula="of:=IF([.L18]&lt;=12; [.L18]/1.5; [.L18]/3+4)" office:value-type="float" office:value="8.17">
            <text:p>8,17</text:p>
          </table:table-cell>
          <table:table-cell office:value-type="float" office:value="8">
            <text:p>8</text:p>
          </table:table-cell>
          <table:table-cell table:formula="of:=INT(([.E18]-1918)*[.$O$3]+[.I18]*[.$O$1]+[.J18]*[.$O$2]+[.$O$4])" office:value-type="float" office:value="59">
            <text:p>59</text:p>
          </table:table-cell>
          <table:table-cell office:value-type="string">
            <text:p>Y</text:p>
          </table:table-cell>
          <table:table-cell table:formula="of:=IF([.I18]&gt;=40;&quot;hi&quot;;IF([.I18]&gt;=21;&quot;mid&quot;;&quot;low&quot;))" office:value-type="string" office:string-value="mid">
            <text:p>mid</text:p>
          </table:table-cell>
          <table:table-cell office:value-type="string">
            <text:p>Y</text:p>
          </table:table-cell>
          <table:table-cell table:number-columns-repeated="1005"/>
        </table:table-row>
        <table:table-row table:style-name="ro1">
          <table:table-cell/>
          <table:table-cell table:style-name="ce98"/>
          <table:table-cell office:value-type="string">
            <text:p>BCi</text:p>
          </table:table-cell>
          <table:table-cell office:value-type="string">
            <text:p>Donnerbuchsse</text:p>
          </table:table-cell>
          <table:table-cell office:value-type="float" office:value="1939">
            <text:p>1939</text:p>
          </table:table-cell>
          <table:table-cell office:value-type="float" office:value="1979">
            <text:p>1979</text:p>
          </table:table-cell>
          <table:table-cell office:value-type="float" office:value="20">
            <text:p>20</text:p>
          </table:table-cell>
          <table:table-cell table:formula="of:=IF(ISBLANK([.F19]);&quot;&quot;;([.F19]-[.E19])+[.G19]-4+8-2)" office:value-type="float" office:value="62">
            <text:p>62</text:p>
          </table:table-cell>
          <table:table-cell office:value-type="float" office:value="19">
            <text:p>19</text:p>
          </table:table-cell>
          <table:table-cell office:value-type="float" office:value="90">
            <text:p>90</text:p>
          </table:table-cell>
          <table:table-cell office:value-type="float" office:value="58">
            <text:p>58</text:p>
          </table:table-cell>
          <table:table-cell office:value-type="float" office:value="12">
            <office:annotation draw:style-name="gr1" draw:text-style-name="P1" svg:width="2.899cm" svg:height="0.991cm" svg:x="22.098cm" svg:y="5.613cm" draw:caption-point-x="-0.61cm" draw:caption-point-y="1.58cm">
              <dc:date>2012-10-13T00:00:00</dc:date>
              <text:p text:style-name="P1"><text:span text:style-name="T1">Wartość przybliżona</text:span></text:p>
            </office:annotation>
            <text:p>12,00</text:p>
          </table:table-cell>
          <table:table-cell table:formula="of:=IF([.L19]&lt;=12; [.L19]/1.5; [.L19]/3+4)" office:value-type="float" office:value="8">
            <text:p>8,00</text:p>
          </table:table-cell>
          <table:table-cell office:value-type="float" office:value="8">
            <text:p>8</text:p>
          </table:table-cell>
          <table:table-cell table:formula="of:=INT(([.E19]-1918)*[.$O$3]+[.I19]*[.$O$1]+[.J19]*[.$O$2]+[.$O$4])" office:value-type="float" office:value="66">
            <text:p>66</text:p>
          </table:table-cell>
          <table:table-cell office:value-type="string">
            <text:p>Y</text:p>
          </table:table-cell>
          <table:table-cell table:formula="of:=IF([.I19]&gt;=40;&quot;hi&quot;;IF([.I19]&gt;=21;&quot;mid&quot;;&quot;low&quot;))" office:value-type="string" office:string-value="low">
            <text:p>low</text:p>
          </table:table-cell>
          <table:table-cell table:number-columns-repeated="1006"/>
        </table:table-row>
        <table:table-row table:style-name="ro1">
          <table:table-cell/>
          <table:table-cell table:style-name="ce98"/>
          <table:table-cell office:value-type="string">
            <text:p>Bh</text:p>
          </table:table-cell>
          <table:table-cell office:value-type="string">
            <text:p>43A/101A</text:p>
          </table:table-cell>
          <table:table-cell office:value-type="float" office:value="1958">
            <text:p>1958</text:p>
          </table:table-cell>
          <table:table-cell office:value-type="float" office:value="2003">
            <text:p>2003</text:p>
          </table:table-cell>
          <table:table-cell office:value-type="float" office:value="20">
            <text:p>20</text:p>
          </table:table-cell>
          <table:table-cell table:formula="of:=IF(ISBLANK([.F20]);&quot;&quot;;([.F20]-[.E20])+[.G20]-4+8-2)" office:value-type="float" office:value="67">
            <text:p>67</text:p>
          </table:table-cell>
          <table:table-cell office:value-type="float" office:value="39">
            <office:annotation draw:style-name="gr1" draw:text-style-name="P1" svg:width="2.899cm" svg:height="0.991cm" svg:x="16.22cm" svg:y="6.064cm" draw:caption-point-x="-0.61cm" draw:caption-point-y="1.58cm">
              <dc:date>2012-10-13T00:00:00</dc:date>
              <text:p text:style-name="P1"><text:span text:style-name="T1">Wartość przybliżona</text:span></text:p>
            </office:annotation>
            <text:p>39</text:p>
          </table:table-cell>
          <table:table-cell office:value-type="float" office:value="120">
            <text:p>120</text:p>
          </table:table-cell>
          <table:table-cell office:value-type="string">
            <office:annotation draw:style-name="gr1" draw:text-style-name="P1" svg:width="2.899cm" svg:height="0.596cm" svg:x="20.385cm" svg:y="6.089cm" draw:caption-point-x="-0.61cm" draw:caption-point-y="1.555cm">
              <dc:creator>TD</dc:creator>
              <dc:date>2014-01-19T00:00:00</dc:date>
              <text:p text:style-name="P1"><text:span text:style-name="T1">siedzących: 76</text:span></text:p>
            </office:annotation>
            <text:p>84 (60+12b.)</text:p>
          </table:table-cell>
          <table:table-cell office:value-type="float" office:value="23.3">
            <office:annotation draw:style-name="gr1" draw:text-style-name="P1" svg:width="2.899cm" svg:height="0.596cm" svg:x="22.098cm" svg:y="6.064cm" draw:caption-point-x="-0.61cm" draw:caption-point-y="1.58cm">
              <dc:date>2012-10-14T00:00:00</dc:date>
              <text:p text:style-name="P1"><text:span text:style-name="T1">101A: 24,21m</text:span></text:p>
            </office:annotation>
            <text:p>23,30</text:p>
          </table:table-cell>
          <table:table-cell table:formula="of:=IF([.L20]&lt;=12; [.L20]/1.5; [.L20]/3+4)" office:value-type="float" office:value="11.77">
            <text:p>11,77</text:p>
          </table:table-cell>
          <table:table-cell office:value-type="float" office:value="11">
            <text:p>11</text:p>
          </table:table-cell>
          <table:table-cell table:formula="of:=INT(([.E20]-1918)*[.$O$3]+[.I20]*[.$O$1]+[.J20]*[.$O$2]+[.$O$4])" office:value-type="float" office:value="104">
            <text:p>104</text:p>
          </table:table-cell>
          <table:table-cell office:value-type="string">
            <text:p>Y</text:p>
          </table:table-cell>
          <table:table-cell table:formula="of:=IF([.I20]&gt;=40;&quot;hi&quot;;IF([.I20]&gt;=21;&quot;mid&quot;;&quot;low&quot;))" office:value-type="string" office:string-value="mid">
            <text:p>mid</text:p>
          </table:table-cell>
          <table:table-cell office:value-type="string">
            <text:p>Y</text:p>
          </table:table-cell>
          <table:table-cell table:number-columns-repeated="1005"/>
        </table:table-row>
        <table:table-row table:style-name="ro1">
          <table:table-cell/>
          <table:table-cell table:style-name="ce98"/>
          <table:table-cell office:value-type="string">
            <text:p>Bh</text:p>
          </table:table-cell>
          <table:table-cell office:value-type="string">
            <text:p>120A</text:p>
          </table:table-cell>
          <table:table-cell office:value-type="float" office:value="1973">
            <text:p>1973</text:p>
          </table:table-cell>
          <table:table-cell table:number-columns-repeated="2"/>
          <table:table-cell table:formula="of:=IF(ISBLANK([.F21]);&quot;&quot;;([.F21]-[.E21])+[.G21]-4+8-2)">
            <text:p/>
          </table:table-cell>
          <table:table-cell office:value-type="float" office:value="39">
            <text:p>39</text:p>
          </table:table-cell>
          <table:table-cell office:value-type="float" office:value="140">
            <text:p>140</text:p>
          </table:table-cell>
          <table:table-cell office:value-type="string">
            <text:p>88 (64+12b.)</text:p>
          </table:table-cell>
          <table:table-cell office:value-type="float" office:value="24.5">
            <text:p>24,50</text:p>
          </table:table-cell>
          <table:table-cell table:formula="of:=IF([.L21]&lt;=12; [.L21]/1.5; [.L21]/3+4)" office:value-type="float" office:value="12.17">
            <text:p>12,17</text:p>
          </table:table-cell>
          <table:table-cell office:value-type="float" office:value="11">
            <text:p>11</text:p>
          </table:table-cell>
          <table:table-cell table:formula="of:=INT(([.E21]-1918)*[.$O$3]+[.I21]*[.$O$1]+[.J21]*[.$O$2]+[.$O$4])" office:value-type="float" office:value="115">
            <text:p>115</text:p>
          </table:table-cell>
          <table:table-cell office:value-type="string">
            <text:p>Y</text:p>
          </table:table-cell>
          <table:table-cell table:formula="of:=IF([.I21]&gt;=40;&quot;hi&quot;;IF([.I21]&gt;=21;&quot;mid&quot;;&quot;low&quot;))" office:value-type="string" office:string-value="mid">
            <text:p>mid</text:p>
          </table:table-cell>
          <table:table-cell table:number-columns-repeated="1006"/>
        </table:table-row>
        <table:table-row table:style-name="ro1">
          <table:table-cell/>
          <table:table-cell table:style-name="ce98"/>
          <table:table-cell office:value-type="string">
            <text:p>Bhp</text:p>
          </table:table-cell>
          <table:table-cell table:style-name="ce103" office:value-type="string">
            <text:p>Görlitz</text:p>
          </table:table-cell>
          <table:table-cell office:value-type="float" office:value="1957">
            <text:p>1957</text:p>
          </table:table-cell>
          <table:table-cell office:value-type="float" office:value="2023">
            <text:p>2023</text:p>
          </table:table-cell>
          <table:table-cell office:value-type="float" office:value="20">
            <text:p>20</text:p>
          </table:table-cell>
          <table:table-cell table:formula="of:=IF(ISBLANK([.F22]);&quot;&quot;;([.F22]-[.E22])+[.G22]-4+8-2)" office:value-type="float" office:value="88">
            <text:p>88</text:p>
          </table:table-cell>
          <table:table-cell table:formula="of:=36+30+30+36" office:value-type="float" office:value="132">
            <text:p>132</text:p>
          </table:table-cell>
          <table:table-cell office:value-type="float" office:value="100">
            <text:p>100</text:p>
          </table:table-cell>
          <table:table-cell table:formula="of:=90+80+80+90+4*16" office:value-type="float" office:value="404">
            <office:annotation draw:style-name="gr1" draw:text-style-name="P1" svg:width="2.899cm" svg:height="0.991cm" svg:x="20.385cm" svg:y="6.992cm" draw:caption-point-x="-0.61cm" draw:caption-point-y="1.555cm">
              <dc:creator>TD</dc:creator>
              <dc:date>2014-01-19T00:00:00</dc:date>
              <text:p text:style-name="P1"><text:span text:style-name="T1">siedzących: 340 (90+80+80+90)</text:span></text:p>
            </office:annotation>
            <text:p>404</text:p>
          </table:table-cell>
          <table:table-cell office:value-type="float" office:value="73.4">
            <text:p>73,40</text:p>
          </table:table-cell>
          <table:table-cell table:formula="of:=IF([.L22]&lt;=12; [.L22]/1.5; [.L22]/3+4)" office:value-type="float" office:value="28.47">
            <text:p>28,47</text:p>
          </table:table-cell>
          <table:table-cell table:formula="of:=10+9+9+10" office:value-type="float" office:value="38">
            <text:p>38</text:p>
          </table:table-cell>
          <table:table-cell table:formula="of:=INT(([.E22]-1918)*[.$O$3]+[.I22]*[.$O$1]+[.J22]*[.$O$2]+[.$O$4])" office:value-type="float" office:value="210">
            <text:p>210</text:p>
          </table:table-cell>
          <table:table-cell office:value-type="string">
            <text:p>Y</text:p>
          </table:table-cell>
          <table:table-cell table:formula="of:=IF([.I22]&gt;=40;&quot;hi&quot;;IF([.I22]&gt;=21;&quot;mid&quot;;&quot;low&quot;))" office:value-type="string" office:string-value="hi">
            <text:p>hi</text:p>
          </table:table-cell>
          <table:table-cell table:number-columns-repeated="1006"/>
        </table:table-row>
        <table:table-row table:style-name="ro1">
          <table:table-cell/>
          <table:table-cell table:style-name="ce98"/>
          <table:table-cell office:value-type="string">
            <text:p>Bdhpumn</text:p>
          </table:table-cell>
          <table:table-cell table:style-name="ce103" office:value-type="string">
            <text:p>Görlitz</text:p>
          </table:table-cell>
          <table:table-cell office:value-type="float" office:value="1989">
            <text:p>1989</text:p>
          </table:table-cell>
          <table:table-cell table:number-columns-repeated="2"/>
          <table:table-cell table:formula="of:=IF(ISBLANK([.F23]);&quot;&quot;;([.F23]-[.E23])+[.G23]-4+8-2)">
            <text:p/>
          </table:table-cell>
          <table:table-cell office:value-type="float" office:value="42">
            <text:p>42</text:p>
          </table:table-cell>
          <table:table-cell office:value-type="float" office:value="120">
            <text:p>120</text:p>
          </table:table-cell>
          <table:table-cell office:value-type="float" office:value="132">
            <text:p>132</text:p>
          </table:table-cell>
          <table:table-cell office:value-type="float" office:value="26.8">
            <text:p>26,80</text:p>
          </table:table-cell>
          <table:table-cell table:formula="of:=IF([.L23]&lt;=12; [.L23]/1.5; [.L23]/3+4)" office:value-type="float" office:value="12.93">
            <text:p>12,93</text:p>
          </table:table-cell>
          <table:table-cell office:value-type="float" office:value="12">
            <text:p>12</text:p>
          </table:table-cell>
          <table:table-cell table:formula="of:=INT(([.E23]-1918)*[.$O$3]+[.I23]*[.$O$1]+[.J23]*[.$O$2]+[.$O$4])" office:value-type="float" office:value="117">
            <text:p>117</text:p>
          </table:table-cell>
          <table:table-cell/>
          <table:table-cell table:formula="of:=IF([.I23]&gt;=40;&quot;hi&quot;;IF([.I23]&gt;=21;&quot;mid&quot;;&quot;low&quot;))" office:value-type="string" office:string-value="hi">
            <text:p>hi</text:p>
          </table:table-cell>
          <table:table-cell table:number-columns-repeated="1006"/>
        </table:table-row>
        <table:table-row table:style-name="ro1">
          <table:table-cell/>
          <table:table-cell table:style-name="ce98"/>
          <table:table-cell office:value-type="string">
            <text:p>Bhxz</text:p>
          </table:table-cell>
          <table:table-cell office:value-type="string">
            <text:p>Ringhoffer Smichov</text:p>
          </table:table-cell>
          <table:table-cell office:value-type="float" office:value="1918">
            <text:p>1918</text:p>
          </table:table-cell>
          <table:table-cell office:value-type="float" office:value="1958">
            <text:p>1958</text:p>
          </table:table-cell>
          <table:table-cell office:value-type="float" office:value="20">
            <text:p>20</text:p>
          </table:table-cell>
          <table:table-cell table:formula="of:=IF(ISBLANK([.F24]);&quot;&quot;;([.F24]-[.E24])+[.G24]-4+8-2)" office:value-type="float" office:value="62">
            <text:p>62</text:p>
          </table:table-cell>
          <table:table-cell office:value-type="float" office:value="39">
            <text:p>39</text:p>
          </table:table-cell>
          <table:table-cell office:value-type="float" office:value="100">
            <text:p>100</text:p>
          </table:table-cell>
          <table:table-cell office:value-type="float" office:value="51">
            <text:p>51</text:p>
          </table:table-cell>
          <table:table-cell office:value-type="float" office:value="17.89">
            <text:p>17,89</text:p>
          </table:table-cell>
          <table:table-cell table:formula="of:=IF([.L24]&lt;=12; [.L24]/1.5; [.L24]/3+4)" office:value-type="float" office:value="9.96">
            <text:p>9,96</text:p>
          </table:table-cell>
          <table:table-cell office:value-type="float" office:value="10">
            <text:p>10</text:p>
          </table:table-cell>
          <table:table-cell table:formula="of:=INT(([.E24]-1918)*[.$O$3]+[.I24]*[.$O$1]+[.J24]*[.$O$2]+[.$O$4])" office:value-type="float" office:value="86">
            <text:p>86</text:p>
          </table:table-cell>
          <table:table-cell office:value-type="string">
            <text:p>Y</text:p>
          </table:table-cell>
          <table:table-cell table:formula="of:=IF([.I24]&gt;=40;&quot;hi&quot;;IF([.I24]&gt;=21;&quot;mid&quot;;&quot;low&quot;))" office:value-type="string" office:string-value="mid">
            <text:p>mid</text:p>
          </table:table-cell>
          <table:table-cell table:number-columns-repeated="1006"/>
        </table:table-row>
        <table:table-row table:style-name="ro1">
          <table:table-cell/>
          <table:table-cell table:style-name="ce98"/>
          <table:table-cell office:value-type="string">
            <text:p>A/Bhxz</text:p>
          </table:table-cell>
          <table:table-cell office:value-type="string">
            <text:p>Lilpop</text:p>
          </table:table-cell>
          <table:table-cell office:value-type="float" office:value="1931">
            <text:p>1931</text:p>
          </table:table-cell>
          <table:table-cell office:value-type="float" office:value="1981">
            <text:p>1981</text:p>
          </table:table-cell>
          <table:table-cell office:value-type="float" office:value="20">
            <text:p>20</text:p>
          </table:table-cell>
          <table:table-cell table:formula="of:=IF(ISBLANK([.F25]);&quot;&quot;;([.F25]-[.E25])+[.G25]-4+8-2)" office:value-type="float" office:value="72">
            <text:p>72</text:p>
          </table:table-cell>
          <table:table-cell office:value-type="float" office:value="41">
            <text:p>41</text:p>
          </table:table-cell>
          <table:table-cell office:value-type="float" office:value="120">
            <text:p>120</text:p>
          </table:table-cell>
          <table:table-cell office:value-type="string">
            <text:p>80/64/48</text:p>
          </table:table-cell>
          <table:table-cell office:value-type="float" office:value="21.67">
            <text:p>21,67</text:p>
          </table:table-cell>
          <table:table-cell table:formula="of:=IF([.L25]&lt;=12; [.L25]/1.5; [.L25]/3+4)" office:value-type="float" office:value="11.22">
            <text:p>11,22</text:p>
          </table:table-cell>
          <table:table-cell office:value-type="float" office:value="11">
            <text:p>11</text:p>
          </table:table-cell>
          <table:table-cell table:formula="of:=INT(([.E25]-1918)*[.$O$3]+[.I25]*[.$O$1]+[.J25]*[.$O$2]+[.$O$4])" office:value-type="float" office:value="99">
            <text:p>99</text:p>
          </table:table-cell>
          <table:table-cell office:value-type="string">
            <text:p>Y</text:p>
          </table:table-cell>
          <table:table-cell table:formula="of:=IF([.I25]&gt;=40;&quot;hi&quot;;IF([.I25]&gt;=21;&quot;mid&quot;;&quot;low&quot;))" office:value-type="string" office:string-value="hi">
            <text:p>hi</text:p>
          </table:table-cell>
          <table:table-cell table:number-columns-repeated="1006"/>
        </table:table-row>
        <table:table-row table:style-name="ro1">
          <table:table-cell/>
          <table:table-cell table:style-name="ce98"/>
          <table:table-cell office:value-type="string">
            <text:p>A/Bdnu</text:p>
          </table:table-cell>
          <table:table-cell office:value-type="string">
            <text:p>111A/112A</text:p>
          </table:table-cell>
          <table:table-cell office:value-type="float" office:value="1968">
            <office:annotation draw:style-name="gr2" draw:text-style-name="P1" svg:width="3.231cm" svg:height="0.596cm" svg:x="9.922cm" svg:y="8.774cm" draw:caption-point-x="-0.61cm" draw:caption-point-y="1.58cm">
              <dc:date>2012-10-13T00:00:00</dc:date>
              <text:p text:style-name="P1"><text:span text:style-name="T1">Oryginalnie: 1969</text:span></text:p>
            </office:annotation>
            <text:p>1968</text:p>
          </table:table-cell>
          <table:table-cell table:number-columns-repeated="2"/>
          <table:table-cell table:formula="of:=IF(ISBLANK([.F26]);&quot;&quot;;([.F26]-[.E26])+[.G26]-4+8-2)">
            <text:p/>
          </table:table-cell>
          <table:table-cell office:value-type="float" office:value="39">
            <text:p>39</text:p>
          </table:table-cell>
          <table:table-cell office:value-type="float" office:value="160">
            <text:p>160</text:p>
          </table:table-cell>
          <table:table-cell office:value-type="string">
            <text:p>80/64/48</text:p>
          </table:table-cell>
          <table:table-cell office:value-type="float" office:value="24.5">
            <text:p>24,50</text:p>
          </table:table-cell>
          <table:table-cell table:formula="of:=IF([.L26]&lt;=12; [.L26]/1.5; [.L26]/3+4)" office:value-type="float" office:value="12.17">
            <text:p>12,17</text:p>
          </table:table-cell>
          <table:table-cell office:value-type="float" office:value="11">
            <text:p>11</text:p>
          </table:table-cell>
          <table:table-cell table:formula="of:=INT(([.E26]-1918)*[.$O$3]+[.I26]*[.$O$1]+[.J26]*[.$O$2]+[.$O$4])" office:value-type="float" office:value="119">
            <text:p>119</text:p>
          </table:table-cell>
          <table:table-cell office:value-type="string">
            <text:p>Y</text:p>
          </table:table-cell>
          <table:table-cell table:formula="of:=IF([.I26]&gt;=40;&quot;hi&quot;;IF([.I26]&gt;=21;&quot;mid&quot;;&quot;low&quot;))" office:value-type="string" office:string-value="mid">
            <text:p>mid</text:p>
          </table:table-cell>
          <table:table-cell table:number-columns-repeated="1006"/>
        </table:table-row>
        <table:table-row table:style-name="ro1">
          <table:table-cell/>
          <table:table-cell table:style-name="ce98"/>
          <table:table-cell office:value-type="string">
            <text:p>A/Bdhmnu</text:p>
          </table:table-cell>
          <table:table-cell office:value-type="string">
            <text:p>154A/152A</text:p>
          </table:table-cell>
          <table:table-cell office:value-type="float" office:value="1995">
            <office:annotation draw:style-name="gr2" draw:text-style-name="P1" svg:width="3.175cm" svg:height="0.596cm" svg:x="9.922cm" svg:y="9.226cm" draw:caption-point-x="-0.61cm" draw:caption-point-y="1.58cm">
              <dc:date>2012-10-13T00:00:00</dc:date>
              <text:p text:style-name="P1"><text:span text:style-name="T1">Oryginalnie: 1998</text:span></text:p>
            </office:annotation>
            <text:p>1995</text:p>
          </table:table-cell>
          <table:table-cell table:number-columns-repeated="2"/>
          <table:table-cell table:formula="of:=IF(ISBLANK([.F27]);&quot;&quot;;([.F27]-[.E27])+[.G27]-4+8-2)">
            <text:p/>
          </table:table-cell>
          <table:table-cell office:value-type="float" office:value="48">
            <text:p>48</text:p>
          </table:table-cell>
          <table:table-cell office:value-type="float" office:value="200">
            <text:p>200</text:p>
          </table:table-cell>
          <table:table-cell office:value-type="string">
            <text:p>80/54</text:p>
          </table:table-cell>
          <table:table-cell office:value-type="float" office:value="26.4">
            <text:p>26,40</text:p>
          </table:table-cell>
          <table:table-cell table:formula="of:=IF([.L27]&lt;=12; [.L27]/1.5; [.L27]/3+4)" office:value-type="float" office:value="12.8">
            <text:p>12,80</text:p>
          </table:table-cell>
          <table:table-cell office:value-type="float" office:value="12">
            <text:p>12</text:p>
          </table:table-cell>
          <table:table-cell table:formula="of:=INT(([.E27]-1918)*[.$O$3]+[.I27]*[.$O$1]+[.J27]*[.$O$2]+[.$O$4])" office:value-type="float" office:value="150">
            <text:p>150</text:p>
          </table:table-cell>
          <table:table-cell office:value-type="string">
            <text:p>Y</text:p>
          </table:table-cell>
          <table:table-cell table:formula="of:=IF([.I27]&gt;=40;&quot;hi&quot;;IF([.I27]&gt;=21;&quot;mid&quot;;&quot;low&quot;))" office:value-type="string" office:string-value="hi">
            <text:p>hi</text:p>
          </table:table-cell>
          <table:table-cell table:number-columns-repeated="1006"/>
        </table:table-row>
        <table:table-row table:style-name="ro1">
          <table:table-cell/>
          <table:table-cell table:style-name="ce98"/>
          <table:table-cell office:value-type="string">
            <text:p>A/B9mnopuz</text:p>
          </table:table-cell>
          <table:table-cell office:value-type="string">
            <text:p>159A/158A</text:p>
          </table:table-cell>
          <table:table-cell office:value-type="float" office:value="2010">
            <text:p>2010</text:p>
          </table:table-cell>
          <table:table-cell table:number-columns-repeated="2"/>
          <table:table-cell table:formula="of:=IF(ISBLANK([.F28]);&quot;&quot;;([.F28]-[.E28])+[.G28]-4+8-2)">
            <text:p/>
          </table:table-cell>
          <table:table-cell office:value-type="float" office:value="50">
            <text:p>50</text:p>
          </table:table-cell>
          <table:table-cell office:value-type="float" office:value="230">
            <office:annotation draw:style-name="gr1" draw:text-style-name="P1" svg:width="2.899cm" svg:height="0.991cm" svg:x="18.127cm" svg:y="9.688cm" draw:caption-point-x="-0.61cm" draw:caption-point-y="1.569cm">
              <dc:creator>TD</dc:creator>
              <dc:date>2013-07-02T00:00:00</dc:date>
              <text:p text:style-name="P1"><text:span text:style-name="T1">Oryginalnie 200km/h</text:span></text:p>
            </office:annotation>
            <text:p>230</text:p>
          </table:table-cell>
          <table:table-cell office:value-type="string">
            <text:p>72/54</text:p>
          </table:table-cell>
          <table:table-cell office:value-type="float" office:value="26.4">
            <text:p>26,40</text:p>
          </table:table-cell>
          <table:table-cell table:formula="of:=IF([.L28]&lt;=12; [.L28]/1.5; [.L28]/3+4)" office:value-type="float" office:value="12.8">
            <text:p>12,80</text:p>
          </table:table-cell>
          <table:table-cell office:value-type="float" office:value="12">
            <text:p>12</text:p>
          </table:table-cell>
          <table:table-cell table:formula="of:=INT(([.E28]-1918)*[.$O$3]+[.I28]*[.$O$1]+[.J28]*[.$O$2]+[.$O$4])" office:value-type="float" office:value="166">
            <text:p>166</text:p>
          </table:table-cell>
          <table:table-cell office:value-type="string">
            <text:p>Y</text:p>
          </table:table-cell>
          <table:table-cell table:formula="of:=IF([.I28]&gt;=40;&quot;hi&quot;;IF([.I28]&gt;=21;&quot;mid&quot;;&quot;low&quot;))" office:value-type="string" office:string-value="hi">
            <text:p>hi</text:p>
          </table:table-cell>
          <table:table-cell table:number-columns-repeated="1006"/>
        </table:table-row>
        <table:table-row table:style-name="ro1">
          <table:table-cell/>
          <table:table-cell table:style-name="ce98"/>
          <table:table-cell office:value-type="string">
            <text:p>WLAB</text:p>
          </table:table-cell>
          <table:table-cell table:style-name="ce103" office:value-type="string">
            <text:p>Görlitz G75</text:p>
          </table:table-cell>
          <table:table-cell office:value-type="float" office:value="1967">
            <office:annotation draw:style-name="gr1" draw:text-style-name="P1" svg:width="2.899cm" svg:height="0.596cm" svg:x="9.922cm" svg:y="10.18cm" draw:caption-point-x="-0.61cm" draw:caption-point-y="1.529cm">
              <dc:creator>TD</dc:creator>
              <dc:date>2015-09-20T00:00:00</dc:date>
              <text:p text:style-name="P1"><text:span text:style-name="T1">1972?</text:span></text:p>
            </office:annotation>
            <text:p>1967</text:p>
          </table:table-cell>
          <table:table-cell office:value-type="float" office:value="2014">
            <text:p>2014</text:p>
          </table:table-cell>
          <table:table-cell office:value-type="float" office:value="20">
            <text:p>20</text:p>
          </table:table-cell>
          <table:table-cell table:formula="of:=IF(ISBLANK([.F29]);&quot;&quot;;([.F29]-[.E29])+[.G29]-4+8-2)" office:value-type="float" office:value="69">
            <text:p>69</text:p>
          </table:table-cell>
          <table:table-cell office:value-type="float" office:value="42">
            <office:annotation draw:style-name="gr3" draw:text-style-name="P1" svg:width="2.532cm" svg:height="1.069cm" svg:x="16.22cm" svg:y="10.133cm" draw:caption-point-x="-0.61cm" draw:caption-point-y="1.576cm">
              <dc:creator>TD</dc:creator>
              <dc:date>2013-06-09T00:00:00</dc:date>
              <text:p text:style-name="P1"><text:span text:style-name="T1">Wartość przybliżona</text:span></text:p>
            </office:annotation>
            <text:p>42</text:p>
          </table:table-cell>
          <table:table-cell office:value-type="float" office:value="160">
            <text:p>160</text:p>
          </table:table-cell>
          <table:table-cell office:value-type="float" office:value="32">
            <office:annotation draw:style-name="gr1" draw:text-style-name="P1" svg:width="2.899cm" svg:height="0.596cm" svg:x="20.385cm" svg:y="10.15cm" draw:caption-point-x="-0.61cm" draw:caption-point-y="1.559cm">
              <dc:creator>TD</dc:creator>
              <dc:date>2013-10-03T00:00:00</dc:date>
              <text:p text:style-name="P1"><text:span text:style-name="T1">Oryginalnie: 30</text:span></text:p>
            </office:annotation>
            <text:p>32</text:p>
          </table:table-cell>
          <table:table-cell office:value-type="float" office:value="24.5">
            <text:p>24,50</text:p>
          </table:table-cell>
          <table:table-cell table:formula="of:=IF([.L29]&lt;=12; [.L29]/1.5; [.L29]/3+4)" office:value-type="float" office:value="12.17">
            <text:p>12,17</text:p>
          </table:table-cell>
          <table:table-cell office:value-type="float" office:value="11">
            <text:p>11</text:p>
          </table:table-cell>
          <table:table-cell table:formula="of:=INT(([.E29]-1918)*[.$O$3]+[.I29]*[.$O$1]+[.J29]*[.$O$2]+[.$O$4])" office:value-type="float" office:value="123">
            <text:p>123</text:p>
          </table:table-cell>
          <table:table-cell office:value-type="string">
            <text:p>Y</text:p>
          </table:table-cell>
          <table:table-cell table:formula="of:=IF([.I29]&gt;=40;&quot;hi&quot;;IF([.I29]&gt;=21;&quot;mid&quot;;&quot;low&quot;))" office:value-type="string" office:string-value="hi">
            <text:p>hi</text:p>
          </table:table-cell>
          <table:table-cell table:number-columns-repeated="1006"/>
        </table:table-row>
        <table:table-row table:style-name="ro1">
          <table:table-cell/>
          <table:table-cell table:style-name="ce98"/>
          <table:table-cell office:value-type="string">
            <text:p>WLAB10mnouz</text:p>
          </table:table-cell>
          <table:table-cell table:style-name="ce103" office:value-type="string">
            <text:p>305Ad</text:p>
          </table:table-cell>
          <table:table-cell office:value-type="float" office:value="2004">
            <text:p>2004</text:p>
          </table:table-cell>
          <table:table-cell table:number-columns-repeated="2"/>
          <table:table-cell table:formula="of:=IF(ISBLANK([.F30]);&quot;&quot;;([.F30]-[.E30])+[.G30]-4+8-2)">
            <text:p/>
          </table:table-cell>
          <table:table-cell office:value-type="float" office:value="55">
            <office:annotation draw:style-name="gr3" draw:text-style-name="P1" svg:width="2.532cm" svg:height="1.069cm" svg:x="16.22cm" svg:y="10.584cm" draw:caption-point-x="-0.61cm" draw:caption-point-y="1.576cm">
              <dc:creator>TD</dc:creator>
              <dc:date>2013-06-09T00:00:00</dc:date>
              <text:p text:style-name="P1"><text:span text:style-name="T1">Wartość przybliżona</text:span></text:p>
            </office:annotation>
            <text:p>55</text:p>
          </table:table-cell>
          <table:table-cell office:value-type="float" office:value="200">
            <text:p>200</text:p>
          </table:table-cell>
          <table:table-cell office:value-type="float" office:value="30">
            <office:annotation draw:style-name="gr1" draw:text-style-name="P1" svg:width="2.899cm" svg:height="0.596cm" svg:x="20.385cm" svg:y="10.601cm" draw:caption-point-x="-0.61cm" draw:caption-point-y="1.559cm">
              <dc:creator>TD</dc:creator>
              <dc:date>2016-11-28T00:00:00</dc:date>
              <text:p text:style-name="P1"><text:span text:style-name="T1">Oryginalnie: 29</text:span></text:p>
            </office:annotation>
            <text:p>30</text:p>
          </table:table-cell>
          <table:table-cell office:value-type="float" office:value="26.4">
            <text:p>26,40</text:p>
          </table:table-cell>
          <table:table-cell table:formula="of:=IF([.L30]&lt;=12; [.L30]/1.5; [.L30]/3+4)" office:value-type="float" office:value="12.8">
            <text:p>12,80</text:p>
          </table:table-cell>
          <table:table-cell office:value-type="float" office:value="12">
            <text:p>12</text:p>
          </table:table-cell>
          <table:table-cell table:formula="of:=INT(([.E30]-1918)*[.$O$3]+[.I30]*[.$O$1]+[.J30]*[.$O$2]+[.$O$4])" office:value-type="float" office:value="161">
            <text:p>161</text:p>
          </table:table-cell>
          <table:table-cell office:value-type="string">
            <text:p>Y</text:p>
          </table:table-cell>
          <table:table-cell table:formula="of:=IF([.I30]&gt;=40;&quot;hi&quot;;IF([.I30]&gt;=21;&quot;mid&quot;;&quot;low&quot;))" office:value-type="string" office:string-value="hi">
            <text:p>hi</text:p>
          </table:table-cell>
          <table:table-cell table:number-columns-repeated="1006"/>
        </table:table-row>
        <table:table-row table:style-name="ro1">
          <table:table-cell/>
          <table:table-cell table:style-name="ce99"/>
          <table:table-cell office:value-type="string">
            <text:p>Jhx</text:p>
          </table:table-cell>
          <table:table-cell table:style-name="ce103" office:value-type="string">
            <text:p>WR4ü-34</text:p>
          </table:table-cell>
          <table:table-cell office:value-type="float" office:value="1934">
            <text:p>1934</text:p>
          </table:table-cell>
          <table:table-cell office:value-type="float" office:value="1968">
            <text:p>1968</text:p>
          </table:table-cell>
          <table:table-cell office:value-type="float" office:value="20">
            <text:p>20</text:p>
          </table:table-cell>
          <table:table-cell table:formula="of:=IF(ISBLANK([.F31]);&quot;&quot;;([.F31]-[.E31])+[.G31]-4+8-2)" office:value-type="float" office:value="56">
            <text:p>56</text:p>
          </table:table-cell>
          <table:table-cell office:value-type="float" office:value="41">
            <office:annotation draw:style-name="gr1" draw:text-style-name="P1" svg:width="2.899cm" svg:height="0.991cm" svg:x="16.22cm" svg:y="11.079cm" draw:caption-point-x="-0.61cm" draw:caption-point-y="1.533cm">
              <dc:creator>TD</dc:creator>
              <dc:date>2015-01-31T00:00:00</dc:date>
              <text:p text:style-name="P1"><text:span text:style-name="T1">Wartość przybliżona</text:span></text:p>
            </office:annotation>
            <text:p>4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1.5">
            <office:annotation draw:style-name="gr1" draw:text-style-name="P1" svg:width="2.899cm" svg:height="0.991cm" svg:x="22.098cm" svg:y="11.083cm" draw:caption-point-x="-0.61cm" draw:caption-point-y="1.529cm">
              <dc:creator>TD</dc:creator>
              <dc:date>2015-09-20T00:00:00</dc:date>
              <text:p text:style-name="P1"><text:span text:style-name="T1">wartość przybliżona</text:span></text:p>
            </office:annotation>
            <text:p>21,50</text:p>
          </table:table-cell>
          <table:table-cell table:formula="of:=IF([.L31]&lt;=12; [.L31]/1.5; [.L31]/3+4)" office:value-type="float" office:value="11.17">
            <text:p>11,17</text:p>
          </table:table-cell>
          <table:table-cell office:value-type="float" office:value="11">
            <text:p>11</text:p>
          </table:table-cell>
          <table:table-cell table:formula="of:=INT(([.E31]-1918)*[.$O$3]+[.I31]*[.$O$1]+[.J31]*[.$O$2]+[.$O$4])" office:value-type="float" office:value="94">
            <text:p>94</text:p>
          </table:table-cell>
          <table:table-cell/>
          <table:table-cell table:formula="of:=IF([.I31]&gt;=40;&quot;hi&quot;;IF([.I31]&gt;=21;&quot;mid&quot;;&quot;low&quot;))" office:value-type="string" office:string-value="hi">
            <text:p>hi</text:p>
          </table:table-cell>
          <table:table-cell table:number-columns-repeated="1006"/>
        </table:table-row>
        <table:table-row table:style-name="ro1">
          <table:table-cell/>
          <table:table-cell table:style-name="ce99"/>
          <table:table-cell office:value-type="string">
            <text:p>Jhix</text:p>
          </table:table-cell>
          <table:table-cell table:style-name="ce103" office:value-type="string">
            <text:p>Bautzen 60/Gosa76</text:p>
          </table:table-cell>
          <table:table-cell office:value-type="float" office:value="1960">
            <text:p>1960</text:p>
          </table:table-cell>
          <table:table-cell office:value-type="float" office:value="1991">
            <text:p>1991</text:p>
          </table:table-cell>
          <table:table-cell office:value-type="float" office:value="20">
            <text:p>20</text:p>
          </table:table-cell>
          <table:table-cell table:formula="of:=IF(ISBLANK([.F32]);&quot;&quot;;([.F32]-[.E32])+[.G32]-4+8-2)" office:value-type="float" office:value="53">
            <text:p>53</text:p>
          </table:table-cell>
          <table:table-cell office:value-type="float" office:value="46">
            <text:p>46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24.9">
            <text:p>24,90</text:p>
          </table:table-cell>
          <table:table-cell table:formula="of:=IF([.L32]&lt;=12; [.L32]/1.5; [.L32]/3+4)" office:value-type="float" office:value="12.3">
            <text:p>12,30</text:p>
          </table:table-cell>
          <table:table-cell office:value-type="float" office:value="11">
            <text:p>11</text:p>
          </table:table-cell>
          <table:table-cell table:formula="of:=INT(([.E32]-1918)*[.$O$3]+[.I32]*[.$O$1]+[.J32]*[.$O$2]+[.$O$4])" office:value-type="float" office:value="119">
            <text:p>119</text:p>
          </table:table-cell>
          <table:table-cell/>
          <table:table-cell table:formula="of:=IF([.I32]&gt;=40;&quot;hi&quot;;IF([.I32]&gt;=21;&quot;mid&quot;;&quot;low&quot;))" office:value-type="string" office:string-value="hi">
            <text:p>hi</text:p>
          </table:table-cell>
          <table:table-cell table:number-columns-repeated="1006"/>
        </table:table-row>
        <table:table-row table:style-name="ro1">
          <table:table-cell/>
          <table:table-cell table:style-name="ce99"/>
          <table:table-cell office:value-type="string">
            <text:p>WRdmnu</text:p>
          </table:table-cell>
          <table:table-cell table:style-name="ce103" office:value-type="string">
            <text:p>Bautzen 89</text:p>
          </table:table-cell>
          <table:table-cell office:value-type="float" office:value="1989">
            <text:p>1989</text:p>
          </table:table-cell>
          <table:table-cell table:number-columns-repeated="3"/>
          <table:table-cell office:value-type="float" office:value="48">
            <text:p>48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26.4">
            <text:p>26,40</text:p>
          </table:table-cell>
          <table:table-cell table:formula="of:=IF([.L33]&lt;=12; [.L33]/1.5; [.L33]/3+4)" office:value-type="float" office:value="12.8">
            <text:p>12,80</text:p>
          </table:table-cell>
          <table:table-cell office:value-type="float" office:value="12">
            <text:p>12</text:p>
          </table:table-cell>
          <table:table-cell table:formula="of:=INT(([.E33]-1918)*[.$O$3]+[.I33]*[.$O$1]+[.J33]*[.$O$2]+[.$O$4])" office:value-type="float" office:value="136">
            <text:p>136</text:p>
          </table:table-cell>
          <table:table-cell/>
          <table:table-cell table:formula="of:=IF([.I33]&gt;=40;&quot;hi&quot;;IF([.I33]&gt;=21;&quot;mid&quot;;&quot;low&quot;))" office:value-type="string" office:string-value="hi">
            <text:p>hi</text:p>
          </table:table-cell>
          <table:table-cell table:number-columns-repeated="1006"/>
        </table:table-row>
        <table:table-row table:style-name="ro1">
          <table:table-cell/>
          <table:table-cell table:style-name="ce99"/>
          <table:table-cell office:value-type="string">
            <text:p>WRmnouz</text:p>
          </table:table-cell>
          <table:table-cell table:style-name="ce103" office:value-type="string">
            <text:p>407A</text:p>
          </table:table-cell>
          <table:table-cell office:value-type="float" office:value="2013">
            <text:p>2013</text:p>
          </table:table-cell>
          <table:table-cell table:number-columns-repeated="3"/>
          <table:table-cell office:value-type="float" office:value="56">
            <text:p>56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6.4">
            <text:p>26,40</text:p>
          </table:table-cell>
          <table:table-cell table:formula="of:=IF([.L34]&lt;=12; [.L34]/1.5; [.L34]/3+4)" office:value-type="float" office:value="12.8">
            <text:p>12,80</text:p>
          </table:table-cell>
          <table:table-cell office:value-type="float" office:value="12">
            <text:p>12</text:p>
          </table:table-cell>
          <table:table-cell table:formula="of:=INT(([.E34]-1918)*[.$O$3]+[.I34]*[.$O$1]+[.J34]*[.$O$2]+[.$O$4])" office:value-type="float" office:value="165">
            <text:p>165</text:p>
          </table:table-cell>
          <table:table-cell/>
          <table:table-cell table:formula="of:=IF([.I34]&gt;=40;&quot;hi&quot;;IF([.I34]&gt;=21;&quot;mid&quot;;&quot;low&quot;))" office:value-type="string" office:string-value="hi">
            <text:p>hi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>
            <text:p>Wdn</text:p>
          </table:table-cell>
          <table:table-cell table:style-name="ce103" office:value-type="string">
            <text:p>XIXw.</text:p>
          </table:table-cell>
          <table:table-cell office:value-type="float" office:value="1918">
            <text:p>1918</text:p>
          </table:table-cell>
          <table:table-cell office:value-type="float" office:value="1943">
            <text:p>1943</text:p>
          </table:table-cell>
          <table:table-cell office:value-type="float" office:value="20">
            <text:p>20</text:p>
          </table:table-cell>
          <table:table-cell table:formula="of:=IF(ISBLANK([.F35]);&quot;&quot;;([.F35]-[.E35])+[.G35]-4+8-2)" office:value-type="float" office:value="47">
            <text:p>47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office:value-type="float" office:value="15">
            <text:p>15</text:p>
          </table:table-cell>
          <table:table-cell office:value-type="float" office:value="8">
            <text:p>8,00</text:p>
          </table:table-cell>
          <table:table-cell table:formula="of:=IF([.L35]&lt;=12; [.L35]/1.5; [.L35]/3+4)" office:value-type="float" office:value="5.33">
            <text:p>5,33</text:p>
          </table:table-cell>
          <table:table-cell office:value-type="float" office:value="5">
            <text:p>5</text:p>
          </table:table-cell>
          <table:table-cell table:formula="of:=INT(([.E35]-1918)*[.$O$3]+[.I35]*[.$O$1]+[.J35]*[.$O$2]+[.$O$4])" office:value-type="float" office:value="34">
            <text:p>34</text:p>
          </table:table-cell>
          <table:table-cell office:value-type="string">
            <text:p>Y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Wddo</text:p>
          </table:table-cell>
          <table:table-cell/>
          <table:table-cell office:value-type="float" office:value="1918">
            <text:p>1918</text:p>
          </table:table-cell>
          <table:table-cell office:value-type="float" office:value="1962">
            <text:p>1962</text:p>
          </table:table-cell>
          <table:table-cell office:value-type="float" office:value="20">
            <text:p>20</text:p>
          </table:table-cell>
          <table:table-cell table:formula="of:=IF(ISBLANK([.F36]);&quot;&quot;;([.F36]-[.E36])+[.G36]-4+8-2)" office:value-type="float" office:value="66">
            <text:p>66</text:p>
          </table:table-cell>
          <table:table-cell office:value-type="float" office:value="11">
            <text:p>11</text:p>
          </table:table-cell>
          <table:table-cell office:value-type="float" office:value="65">
            <text:p>65</text:p>
          </table:table-cell>
          <table:table-cell office:value-type="float" office:value="21">
            <text:p>21</text:p>
          </table:table-cell>
          <table:table-cell office:value-type="float" office:value="9.5">
            <text:p>9,50</text:p>
          </table:table-cell>
          <table:table-cell table:formula="of:=IF([.L36]&lt;=12; [.L36]/1.5; [.L36]/3+4)" office:value-type="float" office:value="6.33">
            <text:p>6,33</text:p>
          </table:table-cell>
          <table:table-cell office:value-type="float" office:value="6">
            <text:p>6</text:p>
          </table:table-cell>
          <table:table-cell table:formula="of:=INT(([.E36]-1918)*[.$O$3]+[.I36]*[.$O$1]+[.J36]*[.$O$2]+[.$O$4])" office:value-type="float" office:value="42">
            <text:p>42</text:p>
          </table:table-cell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>
            <text:p>Wddoh</text:p>
          </table:table-cell>
          <table:table-cell/>
          <table:table-cell office:value-type="float" office:value="1918">
            <text:p>1918</text:p>
          </table:table-cell>
          <table:table-cell office:value-type="float" office:value="1962">
            <text:p>1962</text:p>
          </table:table-cell>
          <table:table-cell office:value-type="float" office:value="20">
            <text:p>20</text:p>
          </table:table-cell>
          <table:table-cell table:formula="of:=IF(ISBLANK([.F37]);&quot;&quot;;([.F37]-[.E37])+[.G37]-4+8-2)" office:value-type="float" office:value="66">
            <text:p>66</text:p>
          </table:table-cell>
          <table:table-cell office:value-type="float" office:value="12">
            <text:p>12</text:p>
          </table:table-cell>
          <table:table-cell office:value-type="float" office:value="65">
            <text:p>65</text:p>
          </table:table-cell>
          <table:table-cell office:value-type="float" office:value="21">
            <text:p>21</text:p>
          </table:table-cell>
          <table:table-cell office:value-type="float" office:value="10.5">
            <text:p>10,50</text:p>
          </table:table-cell>
          <table:table-cell table:formula="of:=IF([.L37]&lt;=12; [.L37]/1.5; [.L37]/3+4)" office:value-type="float" office:value="7">
            <text:p>7,00</text:p>
          </table:table-cell>
          <table:table-cell office:value-type="float" office:value="7">
            <text:p>7</text:p>
          </table:table-cell>
          <table:table-cell table:formula="of:=INT(([.E37]-1918)*[.$O$3]+[.I37]*[.$O$1]+[.J37]*[.$O$2]+[.$O$4])" office:value-type="float" office:value="43">
            <text:p>43</text:p>
          </table:table-cell>
          <table:table-cell office:value-type="string">
            <text:p>Y</text:p>
          </table:table-cell>
          <table:table-cell table:formula="of:=IF([.I37]&gt;=40;&quot;hi&quot;;IF([.I37]&gt;=21;&quot;mid&quot;;&quot;low&quot;))" office:value-type="string" office:string-value="low">
            <text:p>low</text:p>
          </table:table-cell>
          <table:table-cell office:value-type="string">
            <text:p>Y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>
            <text:p>Wddo</text:p>
          </table:table-cell>
          <table:table-cell office:value-type="string">
            <text:p>Klagenfurt/2W</text:p>
          </table:table-cell>
          <table:table-cell office:value-type="float" office:value="1942">
            <text:p>1942</text:p>
          </table:table-cell>
          <table:table-cell office:value-type="float" office:value="1974">
            <text:p>1974</text:p>
          </table:table-cell>
          <table:table-cell office:value-type="float" office:value="20">
            <text:p>20</text:p>
          </table:table-cell>
          <table:table-cell table:formula="of:=IF(ISBLANK([.F38]);&quot;&quot;;([.F38]-[.E38])+[.G38]-4+8-2)" office:value-type="float" office:value="54">
            <text:p>54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24">
            <text:p>24</text:p>
          </table:table-cell>
          <table:table-cell office:value-type="float" office:value="10">
            <text:p>10,00</text:p>
          </table:table-cell>
          <table:table-cell table:formula="of:=IF([.L38]&lt;=12; [.L38]/1.5; [.L38]/3+4)" office:value-type="float" office:value="6.67">
            <text:p>6,67</text:p>
          </table:table-cell>
          <table:table-cell office:value-type="float" office:value="7">
            <text:p>7</text:p>
          </table:table-cell>
          <table:table-cell table:formula="of:=INT(([.E38]-1918)*[.$O$3]+[.I38]*[.$O$1]+[.J38]*[.$O$2]+[.$O$4])" office:value-type="float" office:value="53">
            <text:p>53</text:p>
          </table:table-cell>
          <table:table-cell office:value-type="string">
            <text:p>Y</text:p>
          </table:table-cell>
          <table:table-cell table:formula="of:=IF([.I38]&gt;=40;&quot;hi&quot;;IF([.I38]&gt;=21;&quot;mid&quot;;&quot;low&quot;))" office:value-type="string" office:string-value="low">
            <text:p>low</text:p>
          </table:table-cell>
          <table:table-cell office:value-type="string">
            <text:p>Y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>
            <text:p>Es</text:p>
          </table:table-cell>
          <table:table-cell office:value-type="string">
            <text:p>9W</text:p>
          </table:table-cell>
          <table:table-cell office:value-type="float" office:value="1952">
            <text:p>1952</text:p>
          </table:table-cell>
          <table:table-cell office:value-type="float" office:value="2000">
            <text:p>2000</text:p>
          </table:table-cell>
          <table:table-cell office:value-type="float" office:value="20">
            <text:p>20</text:p>
          </table:table-cell>
          <table:table-cell table:formula="of:=IF(ISBLANK([.F39]);&quot;&quot;;([.F39]-[.E39])+[.G39]-4+8-2)" office:value-type="float" office:value="70">
            <text:p>70</text:p>
          </table:table-cell>
          <table:table-cell office:value-type="float" office:value="11">
            <text:p>1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.5">
            <text:p>10,50</text:p>
          </table:table-cell>
          <table:table-cell table:formula="of:=IF([.L39]&lt;=12; [.L39]/1.5; [.L39]/3+4)" office:value-type="float" office:value="7">
            <text:p>7,00</text:p>
          </table:table-cell>
          <table:table-cell office:value-type="float" office:value="7">
            <text:p>7</text:p>
          </table:table-cell>
          <table:table-cell table:formula="of:=INT(([.E39]-1918)*[.$O$3]+[.I39]*[.$O$1]+[.J39]*[.$O$2]+[.$O$4])" office:value-type="float" office:value="63">
            <text:p>63</text:p>
          </table:table-cell>
          <table:table-cell office:value-type="string">
            <text:p>Y</text:p>
          </table:table-cell>
          <table:table-cell table:formula="of:=IF([.I39]&gt;=40;&quot;hi&quot;;IF([.I39]&gt;=21;&quot;mid&quot;;&quot;low&quot;))" office:value-type="string" office:string-value="low">
            <text:p>low</text:p>
          </table:table-cell>
          <table:table-cell office:value-type="string">
            <text:p>Y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>
            <text:p>Eaos</text:p>
          </table:table-cell>
          <table:table-cell office:value-type="string">
            <text:p>401Wb/408Wj</text:p>
          </table:table-cell>
          <table:table-cell office:value-type="float" office:value="1963">
            <text:p>1963</text:p>
          </table:table-cell>
          <table:table-cell table:number-columns-repeated="2"/>
          <table:table-cell table:formula="of:=IF(ISBLANK([.F40]);&quot;&quot;;([.F40]-[.E40])+[.G40]-4+8-2)">
            <text:p/>
          </table:table-cell>
          <table:table-cell office:value-type="float" office:value="21">
            <text:p>21</text:p>
          </table:table-cell>
          <table:table-cell office:value-type="float" office:value="100">
            <text:p>100</text:p>
          </table:table-cell>
          <table:table-cell office:value-type="string">
            <text:p>50/45</text:p>
          </table:table-cell>
          <table:table-cell office:value-type="float" office:value="14.04">
            <text:p>14,04</text:p>
          </table:table-cell>
          <table:table-cell table:formula="of:=IF([.L40]&lt;=12; [.L40]/1.5; [.L40]/3+4)" office:value-type="float" office:value="8.68">
            <text:p>8,68</text:p>
          </table:table-cell>
          <table:table-cell office:value-type="float" office:value="8">
            <text:p>8</text:p>
          </table:table-cell>
          <table:table-cell table:formula="of:=INT(([.E40]-1918)*[.$O$3]+[.I40]*[.$O$1]+[.J40]*[.$O$2]+[.$O$4])" office:value-type="float" office:value="78">
            <text:p>78</text:p>
          </table:table-cell>
          <table:table-cell office:value-type="string">
            <text:p>Y</text:p>
          </table:table-cell>
          <table:table-cell table:formula="of:=IF([.I40]&gt;=40;&quot;hi&quot;;IF([.I40]&gt;=21;&quot;mid&quot;;&quot;low&quot;))" office:value-type="string" office:string-value="mid">
            <text:p>mid</text:p>
          </table:table-cell>
          <table:table-cell office:value-type="string">
            <text:p>Y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>
            <text:p>PPu</text:p>
          </table:table-cell>
          <table:table-cell office:value-type="string">
            <text:p>amerykańska</text:p>
          </table:table-cell>
          <table:table-cell office:value-type="float" office:value="1926">
            <text:p>1926</text:p>
          </table:table-cell>
          <table:table-cell office:value-type="float" office:value="1972">
            <text:p>1972</text:p>
          </table:table-cell>
          <table:table-cell office:value-type="float" office:value="20">
            <text:p>20</text:p>
          </table:table-cell>
          <table:table-cell table:formula="of:=IF(ISBLANK([.F41]);&quot;&quot;;([.F41]-[.E41])+[.G41]-4+8-2)" office:value-type="float" office:value="68">
            <text:p>68</text:p>
          </table:table-cell>
          <table:table-cell office:value-type="float" office:value="13">
            <text:p>13</text:p>
          </table:table-cell>
          <table:table-cell office:value-type="float" office:value="75">
            <text:p>75</text:p>
          </table:table-cell>
          <table:table-cell office:value-type="float" office:value="30">
            <text:p>30</text:p>
          </table:table-cell>
          <table:table-cell office:value-type="float" office:value="12.144">
            <text:p>12,14</text:p>
          </table:table-cell>
          <table:table-cell table:formula="of:=IF([.L41]&lt;=12; [.L41]/1.5; [.L41]/3+4)" office:value-type="float" office:value="8.05">
            <text:p>8,05</text:p>
          </table:table-cell>
          <table:table-cell office:value-type="float" office:value="8">
            <text:p>8</text:p>
          </table:table-cell>
          <table:table-cell table:formula="of:=INT(([.E41]-1918)*[.$O$3]+[.I41]*[.$O$1]+[.J41]*[.$O$2]+[.$O$4])" office:value-type="float" office:value="50">
            <text:p>50</text:p>
          </table:table-cell>
          <table:table-cell office:value-type="string">
            <text:p>Y</text:p>
          </table:table-cell>
          <table:table-cell table:formula="of:=IF([.I41]&gt;=40;&quot;hi&quot;;IF([.I41]&gt;=21;&quot;mid&quot;;&quot;low&quot;))" office:value-type="string" office:string-value="low">
            <text:p>low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>
            <text:p>Eamos</text:p>
          </table:table-cell>
          <table:table-cell office:value-type="string">
            <text:p>401Zb</text:p>
          </table:table-cell>
          <table:table-cell office:value-type="float" office:value="1960">
            <text:p>1960</text:p>
          </table:table-cell>
          <table:table-cell table:number-columns-repeated="2"/>
          <table:table-cell table:formula="of:=IF(ISBLANK([.F42]);&quot;&quot;;([.F42]-[.E42])+[.G42]-4+8-2)">
            <text:p/>
          </table:table-cell>
          <table:table-cell office:value-type="float" office:value="22">
            <text:p>2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12.24">
            <text:p>12,24</text:p>
          </table:table-cell>
          <table:table-cell table:formula="of:=IF([.L42]&lt;=12; [.L42]/1.5; [.L42]/3+4)" office:value-type="float" office:value="8.08">
            <text:p>8,08</text:p>
          </table:table-cell>
          <table:table-cell office:value-type="float" office:value="8">
            <text:p>8</text:p>
          </table:table-cell>
          <table:table-cell table:formula="of:=INT(([.E42]-1918)*[.$O$3]+[.I42]*[.$O$1]+[.J42]*[.$O$2]+[.$O$4])" office:value-type="float" office:value="79">
            <text:p>79</text:p>
          </table:table-cell>
          <table:table-cell office:value-type="string">
            <text:p>Y</text:p>
          </table:table-cell>
          <table:table-cell table:formula="of:=IF([.I42]&gt;=40;&quot;hi&quot;;IF([.I42]&gt;=21;&quot;mid&quot;;&quot;low&quot;))" office:value-type="string" office:string-value="mid">
            <text:p>mid</text:p>
          </table:table-cell>
          <table:table-cell office:value-type="string">
            <text:p>Y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>
            <text:p>Fals</text:p>
          </table:table-cell>
          <table:table-cell office:value-type="string">
            <text:p>WAP</text:p>
          </table:table-cell>
          <table:table-cell office:value-type="float" office:value="1973">
            <text:p>1973</text:p>
          </table:table-cell>
          <table:table-cell office:value-type="float" office:value="2023">
            <text:p>2023</text:p>
          </table:table-cell>
          <table:table-cell office:value-type="float" office:value="20">
            <text:p>20</text:p>
          </table:table-cell>
          <table:table-cell table:formula="of:=IF(ISBLANK([.F43]);&quot;&quot;;([.F43]-[.E43])+[.G43]-4+8-2)" office:value-type="float" office:value="72">
            <text:p>72</text:p>
          </table:table-cell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office:value-type="float" office:value="44">
            <text:p>44</text:p>
          </table:table-cell>
          <table:table-cell office:value-type="float" office:value="13.5">
            <text:p>13,50</text:p>
          </table:table-cell>
          <table:table-cell table:formula="of:=IF([.L43]&lt;=12; [.L43]/1.5; [.L43]/3+4)" office:value-type="float" office:value="8.5">
            <text:p>8,50</text:p>
          </table:table-cell>
          <table:table-cell office:value-type="float" office:value="8">
            <text:p>8</text:p>
          </table:table-cell>
          <table:table-cell table:formula="of:=INT(([.E43]-1918)*[.$O$3]+[.I43]*[.$O$1]+[.J43]*[.$O$2]+[.$O$4])" office:value-type="float" office:value="90">
            <text:p>90</text:p>
          </table:table-cell>
          <table:table-cell office:value-type="string">
            <text:p>Y</text:p>
          </table:table-cell>
          <table:table-cell table:formula="of:=IF([.I43]&gt;=40;&quot;hi&quot;;IF([.I43]&gt;=21;&quot;mid&quot;;&quot;low&quot;))" office:value-type="string" office:string-value="mid">
            <text:p>mid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>
            <text:p>Falns</text:p>
          </table:table-cell>
          <table:table-cell office:value-type="string">
            <text:p>436V</text:p>
          </table:table-cell>
          <table:table-cell office:value-type="float" office:value="1997">
            <text:p>1997</text:p>
          </table:table-cell>
          <table:table-cell table:number-columns-repeated="2"/>
          <table:table-cell table:formula="of:=IF(ISBLANK([.F44]);&quot;&quot;;([.F44]-[.E44])+[.G44]-4+8-2)">
            <text:p/>
          </table:table-cell>
          <table:table-cell office:value-type="float" office:value="26">
            <text:p>26</text:p>
          </table:table-cell>
          <table:table-cell office:value-type="float" office:value="120">
            <office:annotation draw:style-name="gr1" draw:text-style-name="P1" svg:width="2.899cm" svg:height="0.596cm" svg:x="18.127cm" svg:y="16.903cm" draw:caption-point-x="-0.61cm" draw:caption-point-y="1.58cm">
              <dc:date>2012-10-21T00:00:00</dc:date>
              <text:p text:style-name="P1"><text:span text:style-name="T1">próżny: 120km/h</text:span></text:p>
            </office:annotation>
            <text:p>120</text:p>
          </table:table-cell>
          <table:table-cell office:value-type="float" office:value="53">
            <text:p>53</text:p>
          </table:table-cell>
          <table:table-cell office:value-type="float" office:value="14.04">
            <text:p>14,04</text:p>
          </table:table-cell>
          <table:table-cell table:formula="of:=IF([.L44]&lt;=12; [.L44]/1.5; [.L44]/3+4)" office:value-type="float" office:value="8.68">
            <text:p>8,68</text:p>
          </table:table-cell>
          <table:table-cell office:value-type="float" office:value="8">
            <text:p>8</text:p>
          </table:table-cell>
          <table:table-cell table:formula="of:=INT(([.E44]-1918)*[.$O$3]+[.I44]*[.$O$1]+[.J44]*[.$O$2]+[.$O$4])" office:value-type="float" office:value="100">
            <text:p>100</text:p>
          </table:table-cell>
          <table:table-cell office:value-type="string">
            <text:p>Y</text:p>
          </table:table-cell>
          <table:table-cell table:formula="of:=IF([.I44]&gt;=40;&quot;hi&quot;;IF([.I44]&gt;=21;&quot;mid&quot;;&quot;low&quot;))" office:value-type="string" office:string-value="mid">
            <text:p>mid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>
            <text:p>Kd</text:p>
          </table:table-cell>
          <table:table-cell table:style-name="ce103" office:value-type="string">
            <text:p>XIXw.</text:p>
          </table:table-cell>
          <table:table-cell office:value-type="float" office:value="1918">
            <text:p>1918</text:p>
          </table:table-cell>
          <table:table-cell office:value-type="float" office:value="1941">
            <text:p>1941</text:p>
          </table:table-cell>
          <table:table-cell office:value-type="float" office:value="20">
            <text:p>20</text:p>
          </table:table-cell>
          <table:table-cell table:formula="of:=IF(ISBLANK([.F45]);&quot;&quot;;([.F45]-[.E45])+[.G45]-4+8-2)" office:value-type="float" office:value="45">
            <text:p>45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office:value-type="float" office:value="12">
            <text:p>12</text:p>
          </table:table-cell>
          <table:table-cell office:value-type="float" office:value="8">
            <text:p>8,00</text:p>
          </table:table-cell>
          <table:table-cell table:formula="of:=IF([.L45]&lt;=12; [.L45]/1.5; [.L45]/3+4)" office:value-type="float" office:value="5.33">
            <text:p>5,33</text:p>
          </table:table-cell>
          <table:table-cell office:value-type="float" office:value="5">
            <text:p>5</text:p>
          </table:table-cell>
          <table:table-cell table:formula="of:=INT(([.E45]-1918)*[.$O$3]+[.I45]*[.$O$1]+[.J45]*[.$O$2]+[.$O$4])" office:value-type="float" office:value="34">
            <text:p>34</text:p>
          </table:table-cell>
          <table:table-cell office:value-type="string">
            <text:p>Y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Kdt</text:p>
          </table:table-cell>
          <table:table-cell/>
          <table:table-cell office:value-type="float" office:value="1918">
            <text:p>1918</text:p>
          </table:table-cell>
          <table:table-cell office:value-type="float" office:value="1964">
            <text:p>1964</text:p>
          </table:table-cell>
          <table:table-cell office:value-type="float" office:value="20">
            <text:p>20</text:p>
          </table:table-cell>
          <table:table-cell table:formula="of:=IF(ISBLANK([.F46]);&quot;&quot;;([.F46]-[.E46])+[.G46]-4+8-2)" office:value-type="float" office:value="68">
            <text:p>68</text:p>
          </table:table-cell>
          <table:table-cell office:value-type="float" office:value="11">
            <text:p>11</text:p>
          </table:table-cell>
          <table:table-cell office:value-type="float" office:value="65">
            <text:p>65</text:p>
          </table:table-cell>
          <table:table-cell office:value-type="float" office:value="16">
            <text:p>16</text:p>
          </table:table-cell>
          <table:table-cell office:value-type="float" office:value="9.5">
            <office:annotation draw:style-name="gr1" draw:text-style-name="P1" svg:width="2.899cm" svg:height="0.991cm" svg:x="22.098cm" svg:y="17.806cm" draw:caption-point-x="-0.61cm" draw:caption-point-y="1.58cm">
              <dc:date>2012-11-01T00:00:00</dc:date>
              <text:p text:style-name="P1"><text:span text:style-name="T1">Wartość przybliżona</text:span></text:p>
            </office:annotation>
            <text:p>9,50</text:p>
          </table:table-cell>
          <table:table-cell table:formula="of:=IF([.L46]&lt;=12; [.L46]/1.5; [.L46]/3+4)" office:value-type="float" office:value="6.33">
            <text:p>6,33</text:p>
          </table:table-cell>
          <table:table-cell office:value-type="float" office:value="6">
            <text:p>6</text:p>
          </table:table-cell>
          <table:table-cell table:formula="of:=INT(([.E46]-1918)*[.$O$3]+[.I46]*[.$O$1]+[.J46]*[.$O$2]+[.$O$4])" office:value-type="float" office:value="42">
            <text:p>42</text:p>
          </table:table-cell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>
            <text:p>Kdth</text:p>
          </table:table-cell>
          <table:table-cell/>
          <table:table-cell office:value-type="float" office:value="1918">
            <text:p>1918</text:p>
          </table:table-cell>
          <table:table-cell office:value-type="float" office:value="1964">
            <text:p>1964</text:p>
          </table:table-cell>
          <table:table-cell office:value-type="float" office:value="20">
            <text:p>20</text:p>
          </table:table-cell>
          <table:table-cell table:formula="of:=IF(ISBLANK([.F47]);&quot;&quot;;([.F47]-[.E47])+[.G47]-4+8-2)" office:value-type="float" office:value="68">
            <text:p>68</text:p>
          </table:table-cell>
          <table:table-cell office:value-type="float" office:value="12">
            <text:p>12</text:p>
          </table:table-cell>
          <table:table-cell office:value-type="float" office:value="65">
            <text:p>65</text:p>
          </table:table-cell>
          <table:table-cell office:value-type="float" office:value="16">
            <text:p>16</text:p>
          </table:table-cell>
          <table:table-cell office:value-type="float" office:value="10.5">
            <office:annotation draw:style-name="gr1" draw:text-style-name="P1" svg:width="2.899cm" svg:height="0.991cm" svg:x="22.098cm" svg:y="18.262cm" draw:caption-point-x="-0.61cm" draw:caption-point-y="1.576cm">
              <dc:creator>TD</dc:creator>
              <dc:date>2013-06-09T00:00:00</dc:date>
              <text:p text:style-name="P1"><text:span text:style-name="T1">Wartość przybliżona</text:span></text:p>
            </office:annotation>
            <text:p>10,50</text:p>
          </table:table-cell>
          <table:table-cell table:formula="of:=IF([.L47]&lt;=12; [.L47]/1.5; [.L47]/3+4)" office:value-type="float" office:value="7">
            <text:p>7,00</text:p>
          </table:table-cell>
          <table:table-cell office:value-type="float" office:value="7">
            <text:p>7</text:p>
          </table:table-cell>
          <table:table-cell table:formula="of:=INT(([.E47]-1918)*[.$O$3]+[.I47]*[.$O$1]+[.J47]*[.$O$2]+[.$O$4])" office:value-type="float" office:value="43">
            <text:p>43</text:p>
          </table:table-cell>
          <table:table-cell office:value-type="string">
            <text:p>Y</text:p>
          </table:table-cell>
          <table:table-cell table:formula="of:=IF([.I47]&gt;=40;&quot;hi&quot;;IF([.I47]&gt;=21;&quot;mid&quot;;&quot;low&quot;))" office:value-type="string" office:string-value="low">
            <text:p>low</text:p>
          </table:table-cell>
          <table:table-cell office:value-type="string">
            <text:p>Y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>
            <text:p>Kddet</text:p>
          </table:table-cell>
          <table:table-cell office:value-type="string">
            <text:p>poniemieckie/1K</text:p>
          </table:table-cell>
          <table:table-cell office:value-type="float" office:value="1936">
            <text:p>1936</text:p>
          </table:table-cell>
          <table:table-cell office:value-type="float" office:value="1981">
            <text:p>1981</text:p>
          </table:table-cell>
          <table:table-cell office:value-type="float" office:value="20">
            <text:p>20</text:p>
          </table:table-cell>
          <table:table-cell table:formula="of:=IF(ISBLANK([.F48]);&quot;&quot;;([.F48]-[.E48])+[.G48]-4+8-2)" office:value-type="float" office:value="67">
            <text:p>67</text:p>
          </table:table-cell>
          <table:table-cell office:value-type="float" office:value="12">
            <text:p>12</text:p>
          </table:table-cell>
          <table:table-cell office:value-type="float" office:value="80">
            <text:p>80</text:p>
          </table:table-cell>
          <table:table-cell office:value-type="float" office:value="21">
            <text:p>21</text:p>
          </table:table-cell>
          <table:table-cell office:value-type="float" office:value="10.5">
            <office:annotation draw:style-name="gr1" draw:text-style-name="P1" svg:width="2.899cm" svg:height="0.991cm" svg:x="22.098cm" svg:y="18.714cm" draw:caption-point-x="-0.61cm" draw:caption-point-y="1.576cm">
              <dc:creator>TD</dc:creator>
              <dc:date>2013-06-09T00:00:00</dc:date>
              <text:p text:style-name="P1"><text:span text:style-name="T1">Wartość przybliżona</text:span></text:p>
            </office:annotation>
            <text:p>10,50</text:p>
          </table:table-cell>
          <table:table-cell table:formula="of:=IF([.L48]&lt;=12; [.L48]/1.5; [.L48]/3+4)" office:value-type="float" office:value="7">
            <text:p>7,00</text:p>
          </table:table-cell>
          <table:table-cell office:value-type="float" office:value="7">
            <text:p>7</text:p>
          </table:table-cell>
          <table:table-cell table:formula="of:=INT(([.E48]-1918)*[.$O$3]+[.I48]*[.$O$1]+[.J48]*[.$O$2]+[.$O$4])" office:value-type="float" office:value="53">
            <text:p>53</text:p>
          </table:table-cell>
          <table:table-cell office:value-type="string">
            <text:p>Y</text:p>
          </table:table-cell>
          <table:table-cell table:formula="of:=IF([.I48]&gt;=40;&quot;hi&quot;;IF([.I48]&gt;=21;&quot;mid&quot;;&quot;low&quot;))" office:value-type="string" office:string-value="low">
            <text:p>low</text:p>
          </table:table-cell>
          <table:table-cell office:value-type="string">
            <text:p>Y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>
            <text:p>Ggs</text:p>
          </table:table-cell>
          <table:table-cell office:value-type="string">
            <text:p>23K</text:p>
          </table:table-cell>
          <table:table-cell office:value-type="float" office:value="1956">
            <text:p>1956</text:p>
          </table:table-cell>
          <table:table-cell office:value-type="float" office:value="2002">
            <text:p>2002</text:p>
          </table:table-cell>
          <table:table-cell office:value-type="float" office:value="20">
            <text:p>20</text:p>
          </table:table-cell>
          <table:table-cell table:formula="of:=IF(ISBLANK([.F49]);&quot;&quot;;([.F49]-[.E49])+[.G49]-4+8-2)" office:value-type="float" office:value="68">
            <text:p>68</text:p>
          </table:table-cell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10.5">
            <office:annotation draw:style-name="gr1" draw:text-style-name="P1" svg:width="2.899cm" svg:height="0.991cm" svg:x="22.098cm" svg:y="19.165cm" draw:caption-point-x="-0.61cm" draw:caption-point-y="1.576cm">
              <dc:creator>TD</dc:creator>
              <dc:date>2013-06-09T00:00:00</dc:date>
              <text:p text:style-name="P1"><text:span text:style-name="T1">Wartość przybliżona</text:span></text:p>
            </office:annotation>
            <text:p>10,50</text:p>
          </table:table-cell>
          <table:table-cell table:formula="of:=IF([.L49]&lt;=12; [.L49]/1.5; [.L49]/3+4)" office:value-type="float" office:value="7">
            <text:p>7,00</text:p>
          </table:table-cell>
          <table:table-cell office:value-type="float" office:value="7">
            <text:p>7</text:p>
          </table:table-cell>
          <table:table-cell table:formula="of:=INT(([.E49]-1918)*[.$O$3]+[.I49]*[.$O$1]+[.J49]*[.$O$2]+[.$O$4])" office:value-type="float" office:value="65">
            <text:p>65</text:p>
          </table:table-cell>
          <table:table-cell office:value-type="string">
            <text:p>Y</text:p>
          </table:table-cell>
          <table:table-cell table:formula="of:=IF([.I49]&gt;=40;&quot;hi&quot;;IF([.I49]&gt;=21;&quot;mid&quot;;&quot;low&quot;))" office:value-type="string" office:string-value="low">
            <text:p>low</text:p>
          </table:table-cell>
          <table:table-cell office:value-type="string">
            <text:p>Y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>
            <text:p>Gags</text:p>
          </table:table-cell>
          <table:table-cell office:value-type="string">
            <text:p>401Ka</text:p>
          </table:table-cell>
          <table:table-cell office:value-type="float" office:value="1968">
            <text:p>1968</text:p>
          </table:table-cell>
          <table:table-cell table:number-columns-repeated="2"/>
          <table:table-cell table:formula="of:=IF(ISBLANK([.F50]);&quot;&quot;;([.F50]-[.E50])+[.G50]-4+8-2)">
            <text:p/>
          </table:table-cell>
          <table:table-cell office:value-type="float" office:value="23">
            <text:p>23</text:p>
          </table:table-cell>
          <table:table-cell office:value-type="float" office:value="100">
            <text:p>100</text:p>
          </table:table-cell>
          <table:table-cell office:value-type="float" office:value="49">
            <text:p>49</text:p>
          </table:table-cell>
          <table:table-cell office:value-type="float" office:value="16.52">
            <text:p>16,52</text:p>
          </table:table-cell>
          <table:table-cell table:formula="of:=IF([.L50]&lt;=12; [.L50]/1.5; [.L50]/3+4)" office:value-type="float" office:value="9.51">
            <text:p>9,51</text:p>
          </table:table-cell>
          <table:table-cell office:value-type="float" office:value="9">
            <text:p>9</text:p>
          </table:table-cell>
          <table:table-cell table:formula="of:=INT(([.E50]-1918)*[.$O$3]+[.I50]*[.$O$1]+[.J50]*[.$O$2]+[.$O$4])" office:value-type="float" office:value="82">
            <text:p>82</text:p>
          </table:table-cell>
          <table:table-cell office:value-type="string">
            <text:p>Y</text:p>
          </table:table-cell>
          <table:table-cell table:formula="of:=IF([.I50]&gt;=40;&quot;hi&quot;;IF([.I50]&gt;=21;&quot;mid&quot;;&quot;low&quot;))" office:value-type="string" office:string-value="mid">
            <text:p>mid</text:p>
          </table:table-cell>
          <table:table-cell office:value-type="string">
            <text:p>Y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>
            <text:p>Gbs</text:p>
          </table:table-cell>
          <table:table-cell office:value-type="string">
            <text:p>208Kf</text:p>
          </table:table-cell>
          <table:table-cell office:value-type="float" office:value="1981">
            <text:p>1981</text:p>
          </table:table-cell>
          <table:table-cell table:number-columns-repeated="2"/>
          <table:table-cell table:formula="of:=IF(ISBLANK([.F51]);&quot;&quot;;([.F51]-[.E51])+[.G51]-4+8-2)">
            <text:p/>
          </table:table-cell>
          <table:table-cell office:value-type="float" office:value="14">
            <text:p>14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4.02">
            <text:p>14,02</text:p>
          </table:table-cell>
          <table:table-cell table:formula="of:=IF([.L51]&lt;=12; [.L51]/1.5; [.L51]/3+4)" office:value-type="float" office:value="8.67">
            <text:p>8,67</text:p>
          </table:table-cell>
          <table:table-cell office:value-type="float" office:value="8">
            <text:p>8</text:p>
          </table:table-cell>
          <table:table-cell table:formula="of:=INT(([.E51]-1918)*[.$O$3]+[.I51]*[.$O$1]+[.J51]*[.$O$2]+[.$O$4])" office:value-type="float" office:value="75">
            <text:p>75</text:p>
          </table:table-cell>
          <table:table-cell office:value-type="string">
            <text:p>Y</text:p>
          </table:table-cell>
          <table:table-cell table:formula="of:=IF([.I51]&gt;=40;&quot;hi&quot;;IF([.I51]&gt;=21;&quot;mid&quot;;&quot;low&quot;))" office:value-type="string" office:string-value="low">
            <text:p>low</text:p>
          </table:table-cell>
          <table:table-cell office:value-type="string">
            <text:p>Y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>
            <text:p>Hbbins</text:p>
          </table:table-cell>
          <table:table-cell office:value-type="string">
            <text:p>H/DB</text:p>
          </table:table-cell>
          <table:table-cell office:value-type="float" office:value="1987">
            <office:annotation draw:style-name="gr1" draw:text-style-name="P1" svg:width="2.899cm" svg:height="0.596cm" svg:x="9.922cm" svg:y="20.555cm" draw:caption-point-x="-0.61cm" draw:caption-point-y="1.541cm">
              <dc:creator>TD</dc:creator>
              <dc:date>2014-10-18T00:00:00</dc:date>
              <text:p text:style-name="P1"><text:span text:style-name="T1">Było 1985</text:span></text:p>
            </office:annotation>
            <text:p>1987</text:p>
          </table:table-cell>
          <table:table-cell table:number-columns-repeated="2"/>
          <table:table-cell table:formula="of:=IF(ISBLANK([.F52]);&quot;&quot;;([.F52]-[.E52])+[.G52]-4+8-2)">
            <text:p/>
          </table:table-cell>
          <table:table-cell office:value-type="float" office:value="17">
            <text:p>17</text:p>
          </table:table-cell>
          <table:table-cell office:value-type="float" office:value="120">
            <text:p>120</text:p>
          </table:table-cell>
          <table:table-cell office:value-type="float" office:value="28">
            <text:p>28</text:p>
          </table:table-cell>
          <table:table-cell office:value-type="float" office:value="15.5">
            <text:p>15,50</text:p>
          </table:table-cell>
          <table:table-cell table:formula="of:=IF([.L52]&lt;=12; [.L52]/1.5; [.L52]/3+4)" office:value-type="float" office:value="9.17">
            <text:p>9,17</text:p>
          </table:table-cell>
          <table:table-cell office:value-type="float" office:value="9">
            <text:p>9</text:p>
          </table:table-cell>
          <table:table-cell table:formula="of:=INT(([.E52]-1918)*[.$O$3]+[.I52]*[.$O$1]+[.J52]*[.$O$2]+[.$O$4])" office:value-type="float" office:value="87">
            <text:p>87</text:p>
          </table:table-cell>
          <table:table-cell office:value-type="string">
            <text:p>Y</text:p>
          </table:table-cell>
          <table:table-cell table:formula="of:=IF([.I52]&gt;=40;&quot;hi&quot;;IF([.I52]&gt;=21;&quot;mid&quot;;&quot;low&quot;))" office:value-type="string" office:string-value="low">
            <text:p>low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>
            <text:p>Habbins</text:p>
          </table:table-cell>
          <table:table-cell office:value-type="string">
            <text:p>Ha/DB</text:p>
          </table:table-cell>
          <table:table-cell office:value-type="float" office:value="1991">
            <office:annotation draw:style-name="gr2" draw:text-style-name="P1" svg:width="3.204cm" svg:height="0.596cm" svg:x="9.922cm" svg:y="21.007cm" draw:caption-point-x="-0.61cm" draw:caption-point-y="1.541cm">
              <dc:creator>TD</dc:creator>
              <dc:date>2014-10-21T00:00:00</dc:date>
              <text:p text:style-name="P1"><text:span text:style-name="T1">Rok budowy: 1985</text:span></text:p>
            </office:annotation>
            <text:p>1991</text:p>
          </table:table-cell>
          <table:table-cell table:number-columns-repeated="2"/>
          <table:table-cell table:formula="of:=IF(ISBLANK([.F53]);&quot;&quot;;([.F53]-[.E53])+[.G53]-4+8-2)">
            <text:p/>
          </table:table-cell>
          <table:table-cell office:value-type="float" office:value="24">
            <text:p>24</text:p>
          </table:table-cell>
          <table:table-cell office:value-type="float" office:value="120">
            <text:p>120</text:p>
          </table:table-cell>
          <table:table-cell office:value-type="float" office:value="56">
            <text:p>56</text:p>
          </table:table-cell>
          <table:table-cell office:value-type="float" office:value="23.26">
            <text:p>23,26</text:p>
          </table:table-cell>
          <table:table-cell table:formula="of:=IF([.L53]&lt;=12; [.L53]/1.5; [.L53]/3+4)" office:value-type="float" office:value="11.75">
            <text:p>11,75</text:p>
          </table:table-cell>
          <table:table-cell office:value-type="float" office:value="11">
            <text:p>11</text:p>
          </table:table-cell>
          <table:table-cell table:formula="of:=INT(([.E53]-1918)*[.$O$3]+[.I53]*[.$O$1]+[.J53]*[.$O$2]+[.$O$4])" office:value-type="float" office:value="96">
            <text:p>96</text:p>
          </table:table-cell>
          <table:table-cell office:value-type="string">
            <text:p>Y</text:p>
          </table:table-cell>
          <table:table-cell table:formula="of:=IF([.I53]&gt;=40;&quot;hi&quot;;IF([.I53]&gt;=21;&quot;mid&quot;;&quot;low&quot;))" office:value-type="string" office:string-value="mid">
            <text:p>mid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>
            <text:p>Slr</text:p>
          </table:table-cell>
          <table:table-cell/>
          <table:table-cell office:value-type="float" office:value="1918">
            <text:p>1918</text:p>
          </table:table-cell>
          <table:table-cell office:value-type="float" office:value="1971">
            <text:p>1971</text:p>
          </table:table-cell>
          <table:table-cell office:value-type="float" office:value="20">
            <text:p>20</text:p>
          </table:table-cell>
          <table:table-cell table:formula="of:=IF(ISBLANK([.F54]);&quot;&quot;;([.F54]-[.E54])+[.G54]-4+8-2)" office:value-type="float" office:value="75">
            <text:p>75</text:p>
          </table:table-cell>
          <table:table-cell office:value-type="float" office:value="11">
            <text:p>11</text:p>
          </table:table-cell>
          <table:table-cell office:value-type="float" office:value="80">
            <text:p>80</text:p>
          </table:table-cell>
          <table:table-cell office:value-type="float" office:value="16">
            <text:p>16</text:p>
          </table:table-cell>
          <table:table-cell office:value-type="float" office:value="9.5">
            <office:annotation draw:style-name="gr1" draw:text-style-name="P1" svg:width="2.899cm" svg:height="0.991cm" svg:x="22.098cm" svg:y="21.419cm" draw:caption-point-x="-0.61cm" draw:caption-point-y="1.58cm">
              <dc:date>2012-11-01T00:00:00</dc:date>
              <text:p text:style-name="P1"><text:span text:style-name="T1">Wartość przybliżona</text:span></text:p>
            </office:annotation>
            <text:p>9,50</text:p>
          </table:table-cell>
          <table:table-cell table:formula="of:=IF([.L54]&lt;=12; [.L54]/1.5; [.L54]/3+4)" office:value-type="float" office:value="6.33">
            <text:p>6,33</text:p>
          </table:table-cell>
          <table:table-cell office:value-type="float" office:value="6">
            <text:p>6</text:p>
          </table:table-cell>
          <table:table-cell table:formula="of:=INT(([.E54]-1918)*[.$O$3]+[.I54]*[.$O$1]+[.J54]*[.$O$2]+[.$O$4])" office:value-type="float" office:value="47">
            <text:p>47</text:p>
          </table:table-cell>
          <table:table-cell office:value-type="string">
            <text:p>Y</text:p>
          </table:table-cell>
          <table:table-cell table:formula="of:=IF([.I54]&gt;=40;&quot;hi&quot;;IF([.I54]&gt;=21;&quot;mid&quot;;&quot;low&quot;))" office:value-type="string" office:string-value="low">
            <text:p>low</text:p>
          </table:table-cell>
          <table:table-cell office:value-type="string">
            <text:p>Y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>
            <text:p>Ibhs</text:p>
          </table:table-cell>
          <table:table-cell office:value-type="string">
            <text:p>202Lc</text:p>
          </table:table-cell>
          <table:table-cell office:value-type="float" office:value="1966">
            <text:p>1966</text:p>
          </table:table-cell>
          <table:table-cell table:number-columns-repeated="2"/>
          <table:table-cell table:formula="of:=IF(ISBLANK([.F55]);&quot;&quot;;([.F55]-[.E55])+[.G55]-4+8-2)">
            <text:p/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11.74">
            <text:p>11,74</text:p>
          </table:table-cell>
          <table:table-cell table:formula="of:=IF([.L55]&lt;=12; [.L55]/1.5; [.L55]/3+4)" office:value-type="float" office:value="7.83">
            <text:p>7,83</text:p>
          </table:table-cell>
          <table:table-cell office:value-type="float" office:value="8">
            <office:annotation draw:style-name="gr1" draw:text-style-name="P1" svg:width="2.899cm" svg:height="0.596cm" svg:x="25.525cm" svg:y="21.885cm" draw:caption-point-x="-0.61cm" draw:caption-point-y="1.566cm">
              <dc:creator>TD</dc:creator>
              <dc:date>2013-07-05T00:00:00</dc:date>
              <text:p text:style-name="P1"><text:span text:style-name="T1">powinno być 7!</text:span></text:p>
            </office:annotation>
            <text:p>8</text:p>
          </table:table-cell>
          <table:table-cell table:formula="of:=INT(([.E55]-1918)*[.$O$3]+[.I55]*[.$O$1]+[.J55]*[.$O$2]+[.$O$4])" office:value-type="float" office:value="73">
            <text:p>73</text:p>
          </table:table-cell>
          <table:table-cell office:value-type="string">
            <text:p>Y</text:p>
          </table:table-cell>
          <table:table-cell table:formula="of:=IF([.I55]&gt;=40;&quot;hi&quot;;IF([.I55]&gt;=21;&quot;mid&quot;;&quot;low&quot;))" office:value-type="string" office:string-value="low">
            <text:p>low</text:p>
          </table:table-cell>
          <table:table-cell office:value-type="string">
            <text:p>Y</text:p>
          </table:table-cell>
          <table:table-cell table:number-columns-repeated="1005"/>
        </table:table-row>
        <table:table-row table:style-name="ro1">
          <table:table-cell table:style-name="ce34"/>
          <table:table-cell table:style-name="ce101"/>
          <table:table-cell table:style-name="ce45" office:value-type="string">
            <text:p>Pddk30</text:p>
          </table:table-cell>
          <table:table-cell table:style-name="ce94"/>
          <table:table-cell table:style-name="ce34" office:value-type="float" office:value="1918">
            <text:p>1918</text:p>
          </table:table-cell>
          <table:table-cell table:style-name="ce34" office:value-type="float" office:value="1981">
            <text:p>1981</text:p>
          </table:table-cell>
          <table:table-cell table:style-name="ce34" office:value-type="float" office:value="20">
            <text:p>20</text:p>
          </table:table-cell>
          <table:table-cell table:style-name="ce48" table:formula="of:=IF(ISBLANK([.F56]);&quot;&quot;;([.F56]-[.E56])+[.G56]-4+8-2)" office:value-type="float" office:value="85">
            <text:p>85</text:p>
          </table:table-cell>
          <table:table-cell table:style-name="ce34" office:value-type="float" office:value="11">
            <text:p>11</text:p>
          </table:table-cell>
          <table:table-cell table:style-name="ce93" office:value-type="float" office:value="80">
            <text:p>80</text:p>
          </table:table-cell>
          <table:table-cell table:style-name="ce93" office:value-type="float" office:value="24">
            <text:p>24</text:p>
          </table:table-cell>
          <table:table-cell table:style-name="ce55" office:value-type="float" office:value="14.34">
            <text:p>14,34</text:p>
          </table:table-cell>
          <table:table-cell table:style-name="ce105" table:formula="of:=IF([.L56]&lt;=12; [.L56]/1.5; [.L56]/3+4)" office:value-type="float" office:value="8.78">
            <text:p>8,78</text:p>
          </table:table-cell>
          <table:table-cell table:style-name="ce34" office:value-type="float" office:value="8">
            <text:p>8</text:p>
          </table:table-cell>
          <table:table-cell table:style-name="ce48" table:formula="of:=INT(([.E56]-1918)*[.$O$3]+[.I56]*[.$O$1]+[.J56]*[.$O$2]+[.$O$4])" office:value-type="float" office:value="47">
            <text:p>47</text:p>
          </table:table-cell>
          <table:table-cell table:style-name="ce107" office:value-type="string">
            <text:p>Y</text:p>
          </table:table-cell>
          <table:table-cell table:style-name="ce93" table:formula="of:=IF([.I56]&gt;=40;&quot;hi&quot;;IF([.I56]&gt;=21;&quot;mid&quot;;&quot;low&quot;))" office:value-type="string" office:string-value="low">
            <text:p>low</text:p>
          </table:table-cell>
          <table:table-cell table:style-name="ce94" office:value-type="string">
            <text:p>Y</text:p>
          </table:table-cell>
          <table:table-cell table:style-name="ce110"/>
          <table:table-cell table:style-name="ce34" table:number-columns-repeated="1004"/>
        </table:table-row>
        <table:table-row table:style-name="ro1">
          <table:table-cell table:number-columns-repeated="2"/>
          <table:table-cell office:value-type="string">
            <text:p>Pdk31</text:p>
          </table:table-cell>
          <table:table-cell office:value-type="string">
            <text:p>Stuttgart</text:p>
          </table:table-cell>
          <table:table-cell office:value-type="float" office:value="1918">
            <text:p>1918</text:p>
          </table:table-cell>
          <table:table-cell office:value-type="float" office:value="1968">
            <text:p>1968</text:p>
          </table:table-cell>
          <table:table-cell office:value-type="float" office:value="20">
            <text:p>20</text:p>
          </table:table-cell>
          <table:table-cell table:formula="of:=IF(ISBLANK([.F57]);&quot;&quot;;([.F57]-[.E57])+[.G57]-4+8-2)" office:value-type="float" office:value="72">
            <text:p>72</text:p>
          </table:table-cell>
          <table:table-cell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8">
            <text:p>18</text:p>
          </table:table-cell>
          <table:table-cell office:value-type="float" office:value="11.5">
            <text:p>11,50</text:p>
          </table:table-cell>
          <table:table-cell table:formula="of:=IF([.L57]&lt;=12; [.L57]/1.5; [.L57]/3+4)" office:value-type="float" office:value="7.67">
            <text:p>7,67</text:p>
          </table:table-cell>
          <table:table-cell office:value-type="float" office:value="7">
            <text:p>7</text:p>
          </table:table-cell>
          <table:table-cell table:formula="of:=INT(([.E57]-1918)*[.$O$3]+[.I57]*[.$O$1]+[.J57]*[.$O$2]+[.$O$4])" office:value-type="float" office:value="44">
            <text:p>44</text:p>
          </table:table-cell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>
            <text:p>Pdkh31</text:p>
          </table:table-cell>
          <table:table-cell office:value-type="string">
            <text:p>Stuttgart</text:p>
          </table:table-cell>
          <table:table-cell office:value-type="float" office:value="1918">
            <text:p>1918</text:p>
          </table:table-cell>
          <table:table-cell office:value-type="float" office:value="1968">
            <text:p>1968</text:p>
          </table:table-cell>
          <table:table-cell office:value-type="float" office:value="20">
            <text:p>20</text:p>
          </table:table-cell>
          <table:table-cell table:formula="of:=IF(ISBLANK([.F58]);&quot;&quot;;([.F58]-[.E58])+[.G58]-4+8-2)" office:value-type="float" office:value="72">
            <text:p>72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8">
            <text:p>18</text:p>
          </table:table-cell>
          <table:table-cell office:value-type="float" office:value="12.5">
            <text:p>12,50</text:p>
          </table:table-cell>
          <table:table-cell table:formula="of:=IF([.L58]&lt;=12; [.L58]/1.5; [.L58]/3+4)" office:value-type="float" office:value="8.17">
            <text:p>8,17</text:p>
          </table:table-cell>
          <table:table-cell office:value-type="float" office:value="8">
            <text:p>8</text:p>
          </table:table-cell>
          <table:table-cell table:formula="of:=INT(([.E58]-1918)*[.$O$3]+[.I58]*[.$O$1]+[.J58]*[.$O$2]+[.$O$4])" office:value-type="float" office:value="46">
            <text:p>46</text:p>
          </table:table-cell>
          <table:table-cell office:value-type="string">
            <text:p>Y</text:p>
          </table:table-cell>
          <table:table-cell table:formula="of:=IF([.I58]&gt;=40;&quot;hi&quot;;IF([.I58]&gt;=21;&quot;mid&quot;;&quot;low&quot;))" office:value-type="string" office:string-value="low">
            <text:p>low</text:p>
          </table:table-cell>
          <table:table-cell office:value-type="string">
            <text:p>Y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>
            <text:p>Kbkks</text:p>
          </table:table-cell>
          <table:table-cell office:value-type="string">
            <text:p>201Z</text:p>
          </table:table-cell>
          <table:table-cell office:value-type="float" office:value="1954">
            <office:annotation draw:style-name="gr1" draw:text-style-name="P1" svg:width="2.899cm" svg:height="0.596cm" svg:x="9.922cm" svg:y="23.707cm" draw:caption-point-x="-0.61cm" draw:caption-point-y="1.551cm">
              <dc:creator>TD</dc:creator>
              <dc:date>2014-03-27T00:00:00</dc:date>
              <text:p text:style-name="P1"><text:span text:style-name="T1">data przybliżona</text:span></text:p>
            </office:annotation>
            <text:p>1954</text:p>
          </table:table-cell>
          <table:table-cell office:value-type="float" office:value="2004">
            <text:p>2004</text:p>
          </table:table-cell>
          <table:table-cell office:value-type="float" office:value="20">
            <text:p>20</text:p>
          </table:table-cell>
          <table:table-cell table:formula="of:=IF(ISBLANK([.F59]);&quot;&quot;;([.F59]-[.E59])+[.G59]-4+8-2)" office:value-type="float" office:value="72">
            <text:p>72</text:p>
          </table:table-cell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14.34">
            <text:p>14,34</text:p>
          </table:table-cell>
          <table:table-cell table:formula="of:=IF([.L59]&lt;=12; [.L59]/1.5; [.L59]/3+4)" office:value-type="float" office:value="8.78">
            <text:p>8,78</text:p>
          </table:table-cell>
          <table:table-cell office:value-type="float" office:value="8">
            <text:p>8</text:p>
          </table:table-cell>
          <table:table-cell table:formula="of:=INT(([.E59]-1918)*[.$O$3]+[.I59]*[.$O$1]+[.J59]*[.$O$2]+[.$O$4])" office:value-type="float" office:value="65">
            <text:p>65</text:p>
          </table:table-cell>
          <table:table-cell office:value-type="string">
            <text:p>Y</text:p>
          </table:table-cell>
          <table:table-cell table:formula="of:=IF([.I59]&gt;=40;&quot;hi&quot;;IF([.I59]&gt;=21;&quot;mid&quot;;&quot;low&quot;))" office:value-type="string" office:string-value="low">
            <text:p>low</text:p>
          </table:table-cell>
          <table:table-cell office:value-type="string">
            <text:p>Y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>
            <text:p>Kgns</text:p>
          </table:table-cell>
          <table:table-cell office:value-type="string">
            <text:p>212Z</text:p>
          </table:table-cell>
          <table:table-cell office:value-type="float" office:value="1990">
            <office:annotation draw:style-name="gr1" draw:text-style-name="P1" svg:width="2.899cm" svg:height="0.596cm" svg:x="9.922cm" svg:y="24.158cm" draw:caption-point-x="-0.61cm" draw:caption-point-y="1.551cm">
              <dc:creator>TD</dc:creator>
              <dc:date>2014-03-27T00:00:00</dc:date>
              <text:p text:style-name="P1"><text:span text:style-name="T1">data przybliżona</text:span></text:p>
            </office:annotation>
            <text:p>1990</text:p>
          </table:table-cell>
          <table:table-cell table:number-columns-repeated="2"/>
          <table:table-cell table:formula="of:=IF(ISBLANK([.F60]);&quot;&quot;;([.F60]-[.E60])+[.G60]-4+8-2)">
            <text:p/>
          </table:table-cell>
          <table:table-cell office:value-type="float" office:value="15">
            <text:p>15</text:p>
          </table:table-cell>
          <table:table-cell office:value-type="float" office:value="120">
            <text:p>120</text:p>
          </table:table-cell>
          <table:table-cell office:value-type="float" office:value="26">
            <text:p>26</text:p>
          </table:table-cell>
          <table:table-cell office:value-type="float" office:value="13.86">
            <text:p>13,86</text:p>
          </table:table-cell>
          <table:table-cell table:formula="of:=IF([.L60]&lt;=12; [.L60]/1.5; [.L60]/3+4)" office:value-type="float" office:value="8.62">
            <text:p>8,62</text:p>
          </table:table-cell>
          <table:table-cell office:value-type="float" office:value="8">
            <text:p>8</text:p>
          </table:table-cell>
          <table:table-cell table:formula="of:=INT(([.E60]-1918)*[.$O$3]+[.I60]*[.$O$1]+[.J60]*[.$O$2]+[.$O$4])" office:value-type="float" office:value="85">
            <text:p>85</text:p>
          </table:table-cell>
          <table:table-cell office:value-type="string">
            <text:p>Y</text:p>
          </table:table-cell>
          <table:table-cell table:formula="of:=IF([.I60]&gt;=40;&quot;hi&quot;;IF([.I60]&gt;=21;&quot;mid&quot;;&quot;low&quot;))" office:value-type="string" office:string-value="low">
            <text:p>low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>
            <text:p>Res</text:p>
          </table:table-cell>
          <table:table-cell office:value-type="string">
            <text:p>424Z</text:p>
          </table:table-cell>
          <table:table-cell office:value-type="float" office:value="1979">
            <text:p>1979</text:p>
          </table:table-cell>
          <table:table-cell table:number-columns-repeated="2"/>
          <table:table-cell table:formula="of:=IF(ISBLANK([.F61]);&quot;&quot;;([.F61]-[.E61])+[.G61]-4+8-2)">
            <text:p/>
          </table:table-cell>
          <table:table-cell office:value-type="float" office:value="23">
            <text:p>23</text:p>
          </table:table-cell>
          <table:table-cell office:value-type="float" office:value="100">
            <text:p>100</text:p>
          </table:table-cell>
          <table:table-cell office:value-type="float" office:value="56">
            <text:p>56</text:p>
          </table:table-cell>
          <table:table-cell office:value-type="float" office:value="19.9">
            <text:p>19,90</text:p>
          </table:table-cell>
          <table:table-cell table:formula="of:=IF([.L61]&lt;=12; [.L61]/1.5; [.L61]/3+4)" office:value-type="float" office:value="10.63">
            <text:p>10,63</text:p>
          </table:table-cell>
          <table:table-cell office:value-type="float" office:value="10">
            <text:p>10</text:p>
          </table:table-cell>
          <table:table-cell table:formula="of:=INT(([.E61]-1918)*[.$O$3]+[.I61]*[.$O$1]+[.J61]*[.$O$2]+[.$O$4])" office:value-type="float" office:value="85">
            <text:p>85</text:p>
          </table:table-cell>
          <table:table-cell office:value-type="string">
            <text:p>Y</text:p>
          </table:table-cell>
          <table:table-cell table:formula="of:=IF([.I61]&gt;=40;&quot;hi&quot;;IF([.I61]&gt;=21;&quot;mid&quot;;&quot;low&quot;))" office:value-type="string" office:string-value="mid">
            <text:p>mid</text:p>
          </table:table-cell>
          <table:table-cell office:value-type="string">
            <text:p>Y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>
            <text:p>Sgs</text:p>
          </table:table-cell>
          <table:table-cell office:value-type="string">
            <text:p>412Z</text:p>
          </table:table-cell>
          <table:table-cell office:value-type="float" office:value="1970">
            <text:p>1970</text:p>
          </table:table-cell>
          <table:table-cell table:number-columns-repeated="2"/>
          <table:table-cell table:formula="of:=IF(ISBLANK([.F62]);&quot;&quot;;([.F62]-[.E62])+[.G62]-4+8-2)">
            <text:p/>
          </table:table-cell>
          <table:table-cell office:value-type="float" office:value="22">
            <text:p>22</text:p>
          </table:table-cell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  <table:table-cell office:value-type="float" office:value="19.9">
            <text:p>19,90</text:p>
          </table:table-cell>
          <table:table-cell table:formula="of:=IF([.L62]&lt;=12; [.L62]/1.5; [.L62]/3+4)" office:value-type="float" office:value="10.63">
            <text:p>10,63</text:p>
          </table:table-cell>
          <table:table-cell office:value-type="float" office:value="10">
            <text:p>10</text:p>
          </table:table-cell>
          <table:table-cell table:formula="of:=INT(([.E62]-1918)*[.$O$3]+[.I62]*[.$O$1]+[.J62]*[.$O$2]+[.$O$4])" office:value-type="float" office:value="82">
            <text:p>82</text:p>
          </table:table-cell>
          <table:table-cell office:value-type="string">
            <text:p>Y</text:p>
          </table:table-cell>
          <table:table-cell table:formula="of:=IF([.I62]&gt;=40;&quot;hi&quot;;IF([.I62]&gt;=21;&quot;mid&quot;;&quot;low&quot;))" office:value-type="string" office:string-value="mid">
            <text:p>mid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>
            <text:p>Sdgmnss</text:p>
          </table:table-cell>
          <table:table-cell office:value-type="string">
            <text:p>434S</text:p>
          </table:table-cell>
          <table:table-cell office:value-type="float" office:value="2000">
            <text:p>2000</text:p>
          </table:table-cell>
          <table:table-cell table:number-columns-repeated="2"/>
          <table:table-cell table:formula="of:=IF(ISBLANK([.F63]);&quot;&quot;;([.F63]-[.E63])+[.G63]-4+8-2)">
            <text:p/>
          </table:table-cell>
          <table:table-cell office:value-type="float" office:value="21">
            <text:p>21</text:p>
          </table:table-cell>
          <table:table-cell office:value-type="float" office:value="120">
            <text:p>120</text:p>
          </table:table-cell>
          <table:table-cell office:value-type="float" office:value="59">
            <text:p>59</text:p>
          </table:table-cell>
          <table:table-cell office:value-type="float" office:value="18.34">
            <text:p>18,34</text:p>
          </table:table-cell>
          <table:table-cell table:formula="of:=IF([.L63]&lt;=12; [.L63]/1.5; [.L63]/3+4)" office:value-type="float" office:value="10.11">
            <text:p>10,11</text:p>
          </table:table-cell>
          <table:table-cell office:value-type="float" office:value="10">
            <text:p>10</text:p>
          </table:table-cell>
          <table:table-cell table:formula="of:=INT(([.E63]-1918)*[.$O$3]+[.I63]*[.$O$1]+[.J63]*[.$O$2]+[.$O$4])" office:value-type="float" office:value="95">
            <text:p>95</text:p>
          </table:table-cell>
          <table:table-cell office:value-type="string">
            <text:p>Y</text:p>
          </table:table-cell>
          <table:table-cell table:formula="of:=IF([.I63]&gt;=40;&quot;hi&quot;;IF([.I63]&gt;=21;&quot;mid&quot;;&quot;low&quot;))" office:value-type="string" office:string-value="mid">
            <text:p>mid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>
            <text:p>Rh</text:p>
          </table:table-cell>
          <table:table-cell/>
          <table:table-cell office:value-type="float" office:value="1918">
            <text:p>1918</text:p>
          </table:table-cell>
          <table:table-cell office:value-type="float" office:value="1965">
            <text:p>1965</text:p>
          </table:table-cell>
          <table:table-cell office:value-type="float" office:value="20">
            <text:p>20</text:p>
          </table:table-cell>
          <table:table-cell table:formula="of:=IF(ISBLANK([.F64]);&quot;&quot;;([.F64]-[.E64])+[.G64]-4+8-2)" office:value-type="float" office:value="69">
            <text:p>69</text:p>
          </table:table-cell>
          <table:table-cell office:value-type="float" office:value="14">
            <text:p>14</text:p>
          </table:table-cell>
          <table:table-cell office:value-type="float" office:value="65">
            <text:p>65</text:p>
          </table:table-cell>
          <table:table-cell office:value-type="float" office:value="17">
            <text:p>17</text:p>
          </table:table-cell>
          <table:table-cell office:value-type="float" office:value="8.8">
            <text:p>8,80</text:p>
          </table:table-cell>
          <table:table-cell table:formula="of:=IF([.L64]&lt;=12; [.L64]/1.5; [.L64]/3+4)" office:value-type="float" office:value="5.87">
            <text:p>5,87</text:p>
          </table:table-cell>
          <table:table-cell office:value-type="float" office:value="6">
            <text:p>6</text:p>
          </table:table-cell>
          <table:table-cell table:formula="of:=INT(([.E64]-1918)*[.$O$3]+[.I64]*[.$O$1]+[.J64]*[.$O$2]+[.$O$4])" office:value-type="float" office:value="46">
            <text:p>46</text:p>
          </table:table-cell>
          <table:table-cell/>
          <table:table-cell table:formula="of:=IF([.I64]&gt;=40;&quot;hi&quot;;IF([.I64]&gt;=21;&quot;mid&quot;;&quot;low&quot;))" office:value-type="string" office:string-value="low">
            <text:p>low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>
            <text:p>Rbh</text:p>
          </table:table-cell>
          <table:table-cell office:value-type="string">
            <text:p>1R/1</text:p>
          </table:table-cell>
          <table:table-cell office:value-type="float" office:value="1943">
            <text:p>1943</text:p>
          </table:table-cell>
          <table:table-cell office:value-type="float" office:value="1985">
            <text:p>1985</text:p>
          </table:table-cell>
          <table:table-cell office:value-type="float" office:value="20">
            <text:p>20</text:p>
          </table:table-cell>
          <table:table-cell table:formula="of:=IF(ISBLANK([.F65]);&quot;&quot;;([.F65]-[.E65])+[.G65]-4+8-2)"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80">
            <text:p>80</text:p>
          </table:table-cell>
          <table:table-cell office:value-type="float" office:value="26">
            <text:p>26</text:p>
          </table:table-cell>
          <table:table-cell office:value-type="float" office:value="8.8">
            <text:p>8,80</text:p>
          </table:table-cell>
          <table:table-cell table:formula="of:=IF([.L65]&lt;=12; [.L65]/1.5; [.L65]/3+4)" office:value-type="float" office:value="5.87">
            <text:p>5,87</text:p>
          </table:table-cell>
          <table:table-cell office:value-type="float" office:value="6">
            <text:p>6</text:p>
          </table:table-cell>
          <table:table-cell table:formula="of:=INT(([.E65]-1918)*[.$O$3]+[.I65]*[.$O$1]+[.J65]*[.$O$2]+[.$O$4])" office:value-type="float" office:value="59">
            <text:p>59</text:p>
          </table:table-cell>
          <table:table-cell/>
          <table:table-cell table:formula="of:=IF([.I65]&gt;=40;&quot;hi&quot;;IF([.I65]&gt;=21;&quot;mid&quot;;&quot;low&quot;))" office:value-type="string" office:string-value="low">
            <text:p>low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>
            <text:p>Zaes</text:p>
          </table:table-cell>
          <table:table-cell office:value-type="string">
            <text:p>406R</text:p>
          </table:table-cell>
          <table:table-cell office:value-type="float" office:value="1964">
            <text:p>1964</text:p>
          </table:table-cell>
          <table:table-cell table:number-columns-repeated="2"/>
          <table:table-cell table:formula="of:=IF(ISBLANK([.F66]);&quot;&quot;;([.F66]-[.E66])+[.G66]-4+8-2)">
            <text:p/>
          </table:table-cell>
          <table:table-cell office:value-type="float" office:value="23">
            <text:p>23</text:p>
          </table:table-cell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  <table:table-cell/>
          <table:table-cell table:formula="of:=IF([.L66]&lt;=12; [.L66]/1.5; [.L66]/3+4)" office:value-type="float" office:value="0">
            <text:p>0,00</text:p>
          </table:table-cell>
          <table:table-cell office:value-type="float" office:value="8">
            <text:p>8</text:p>
          </table:table-cell>
          <table:table-cell table:formula="of:=INT(([.E66]-1918)*[.$O$3]+[.I66]*[.$O$1]+[.J66]*[.$O$2]+[.$O$4])" office:value-type="float" office:value="81">
            <text:p>81</text:p>
          </table:table-cell>
          <table:table-cell/>
          <table:table-cell table:formula="of:=IF([.I66]&gt;=40;&quot;hi&quot;;IF([.I66]&gt;=21;&quot;mid&quot;;&quot;low&quot;))" office:value-type="string" office:string-value="mid">
            <text:p>mid</text:p>
          </table:table-cell>
          <table:table-cell table:number-columns-repeated="1006"/>
        </table:table-row>
        <table:table-row table:style-name="ro1">
          <table:table-cell/>
          <table:table-cell table:style-name="ce102"/>
          <table:table-cell office:value-type="string">
            <text:p>Sn</text:p>
          </table:table-cell>
          <table:table-cell office:value-type="string">
            <text:p>Vh14</text:p>
          </table:table-cell>
          <table:table-cell office:value-type="float" office:value="1918">
            <text:p>1918</text:p>
          </table:table-cell>
          <table:table-cell office:value-type="float" office:value="1966">
            <text:p>1966</text:p>
          </table:table-cell>
          <table:table-cell office:value-type="float" office:value="20">
            <text:p>20</text:p>
          </table:table-cell>
          <table:table-cell table:formula="of:=IF(ISBLANK([.F67]);&quot;&quot;;([.F67]-[.E67])+[.G67]-4+8-2)" office:value-type="float" office:value="70">
            <text:p>70</text:p>
          </table:table-cell>
          <table:table-cell office:value-type="float" office:value="11">
            <text:p>11</text:p>
          </table:table-cell>
          <table:table-cell office:value-type="float" office:value="80">
            <text:p>80</text:p>
          </table:table-cell>
          <table:table-cell office:value-type="float" office:value="16">
            <text:p>16</text:p>
          </table:table-cell>
          <table:table-cell office:value-type="float" office:value="9.1">
            <text:p>9,10</text:p>
          </table:table-cell>
          <table:table-cell table:formula="of:=IF([.L67]&lt;=12; [.L67]/1.5; [.L67]/3+4)" office:value-type="float" office:value="6.07">
            <text:p>6,07</text:p>
          </table:table-cell>
          <table:table-cell office:value-type="float" office:value="6">
            <text:p>6</text:p>
          </table:table-cell>
          <table:table-cell table:formula="of:=INT(([.E67]-1918)*[.$O$3]+[.I67]*[.$O$1]+[.J67]*[.$O$2]+[.$O$4])" office:value-type="float" office:value="47">
            <text:p>47</text:p>
          </table:table-cell>
          <table:table-cell/>
          <table:table-cell table:formula="of:=IF([.I67]&gt;=40;&quot;hi&quot;;IF([.I67]&gt;=21;&quot;mid&quot;;&quot;low&quot;))" office:value-type="string" office:string-value="low">
            <text:p>low</text:p>
          </table:table-cell>
          <table:table-cell table:number-columns-repeated="1006"/>
        </table:table-row>
        <table:table-row table:style-name="ro1">
          <table:table-cell/>
          <table:table-cell table:style-name="ce102"/>
          <table:table-cell office:value-type="string">
            <text:p>Hes</text:p>
          </table:table-cell>
          <table:table-cell office:value-type="string">
            <text:p>201S/1</text:p>
          </table:table-cell>
          <table:table-cell office:value-type="float" office:value="1959">
            <text:p>1959</text:p>
          </table:table-cell>
          <table:table-cell office:value-type="float" office:value="1993">
            <text:p>1993</text:p>
          </table:table-cell>
          <table:table-cell office:value-type="float" office:value="20">
            <text:p>20</text:p>
          </table:table-cell>
          <table:table-cell table:formula="of:=IF(ISBLANK([.F68]);&quot;&quot;;([.F68]-[.E68])+[.G68]-4+8-2)" office:value-type="float" office:value="56">
            <text:p>56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float" office:value="7">
            <text:p>7</text:p>
          </table:table-cell>
          <table:table-cell table:formula="of:=INT(([.E68]-1918)*[.$O$3]+[.I68]*[.$O$1]+[.J68]*[.$O$2]+[.$O$4])" office:value-type="float" office:value="71">
            <text:p>71</text:p>
          </table:table-cell>
          <table:table-cell/>
          <table:table-cell table:formula="of:=IF([.I68]&gt;=40;&quot;hi&quot;;IF([.I68]&gt;=21;&quot;mid&quot;;&quot;low&quot;))" office:value-type="string" office:string-value="low">
            <text:p>low</text:p>
          </table:table-cell>
          <table:table-cell table:number-columns-repeated="1006"/>
        </table:table-row>
        <table:table-row table:style-name="ro1">
          <table:table-cell/>
          <table:table-cell table:style-name="ce102"/>
          <table:table-cell office:value-type="string">
            <text:p>Rnh</text:p>
          </table:table-cell>
          <table:table-cell office:value-type="string">
            <text:p>przedwojenne/13S</text:p>
          </table:table-cell>
          <table:table-cell office:value-type="float" office:value="1918">
            <text:p>1918</text:p>
          </table:table-cell>
          <table:table-cell office:value-type="float" office:value="1962">
            <text:p>1962</text:p>
          </table:table-cell>
          <table:table-cell office:value-type="float" office:value="20">
            <text:p>20</text:p>
          </table:table-cell>
          <table:table-cell table:formula="of:=IF(ISBLANK([.F69]);&quot;&quot;;([.F69]-[.E69])+[.G69]-4+8-2)" office:value-type="float" office:value="66">
            <text:p>66</text:p>
          </table:table-cell>
          <table:table-cell office:value-type="float" office:value="16">
            <text:p>16</text:p>
          </table:table-cell>
          <table:table-cell office:value-type="float" office:value="65">
            <text:p>65</text:p>
          </table:table-cell>
          <table:table-cell office:value-type="float" office:value="16">
            <text:p>16</text:p>
          </table:table-cell>
          <table:table-cell office:value-type="float" office:value="9.24">
            <text:p>9,24</text:p>
          </table:table-cell>
          <table:table-cell table:formula="of:=IF([.L69]&lt;=12; [.L69]/1.5; [.L69]/3+4)" office:value-type="float" office:value="6.16">
            <text:p>6,16</text:p>
          </table:table-cell>
          <table:table-cell office:value-type="float" office:value="7">
            <text:p>7</text:p>
          </table:table-cell>
          <table:table-cell table:formula="of:=INT(([.E69]-1918)*[.$O$3]+[.I69]*[.$O$1]+[.J69]*[.$O$2]+[.$O$4])" office:value-type="float" office:value="48">
            <text:p>48</text:p>
          </table:table-cell>
          <table:table-cell office:value-type="string">
            <text:p>Y</text:p>
          </table:table-cell>
          <table:table-cell table:formula="of:=IF([.I69]&gt;=40;&quot;hi&quot;;IF([.I69]&gt;=21;&quot;mid&quot;;&quot;low&quot;))" office:value-type="string" office:string-value="low">
            <text:p>low</text:p>
          </table:table-cell>
          <table:table-cell/>
          <table:table-cell office:value-type="string" table:number-columns-spanned="1" table:number-rows-spanned="3">
            <text:p>Do przewozu chemikaliów</text:p>
          </table:table-cell>
          <table:table-cell table:number-columns-repeated="1004"/>
        </table:table-row>
        <table:table-row table:style-name="ro1">
          <table:table-cell/>
          <table:table-cell table:style-name="ce102"/>
          <table:table-cell office:value-type="string">
            <text:p>Rnh</text:p>
          </table:table-cell>
          <table:table-cell office:value-type="string">
            <text:p>5R</text:p>
          </table:table-cell>
          <table:table-cell office:value-type="float" office:value="1948">
            <text:p>1948</text:p>
          </table:table-cell>
          <table:table-cell office:value-type="float" office:value="1984">
            <text:p>1984</text:p>
          </table:table-cell>
          <table:table-cell office:value-type="float" office:value="20">
            <text:p>20</text:p>
          </table:table-cell>
          <table:table-cell table:formula="of:=IF(ISBLANK([.F70]);&quot;&quot;;([.F70]-[.E70])+[.G70]-4+8-2)" office:value-type="float" office:value="58">
            <text:p>58</text:p>
          </table:table-cell>
          <table:table-cell office:value-type="float" office:value="11">
            <text:p>11</text:p>
          </table:table-cell>
          <table:table-cell office:value-type="float" office:value="80">
            <text:p>80</text:p>
          </table:table-cell>
          <table:table-cell office:value-type="float" office:value="22">
            <text:p>22</text:p>
          </table:table-cell>
          <table:table-cell office:value-type="float" office:value="8.54">
            <text:p>8,54</text:p>
          </table:table-cell>
          <table:table-cell table:formula="of:=IF([.L70]&lt;=12; [.L70]/1.5; [.L70]/3+4)" office:value-type="float" office:value="5.69">
            <text:p>5,69</text:p>
          </table:table-cell>
          <table:table-cell office:value-type="float" office:value="6">
            <text:p>6</text:p>
          </table:table-cell>
          <table:table-cell table:formula="of:=INT(([.E70]-1918)*[.$O$3]+[.I70]*[.$O$1]+[.J70]*[.$O$2]+[.$O$4])" office:value-type="float" office:value="56">
            <text:p>56</text:p>
          </table:table-cell>
          <table:table-cell office:value-type="string">
            <text:p>Y</text:p>
          </table:table-cell>
          <table:table-cell table:formula="of:=IF([.I70]&gt;=40;&quot;hi&quot;;IF([.I70]&gt;=21;&quot;mid&quot;;&quot;low&quot;))" office:value-type="string" office:string-value="low">
            <text:p>low</text:p>
          </table:table-cell>
          <table:table-cell/>
          <table:covered-table-cell/>
          <table:table-cell table:number-columns-repeated="1004"/>
        </table:table-row>
        <table:table-row table:style-name="ro1">
          <table:table-cell/>
          <table:table-cell table:style-name="ce102"/>
          <table:table-cell office:value-type="string">
            <text:p>Uahs</text:p>
          </table:table-cell>
          <table:table-cell office:value-type="string">
            <text:p>408R</text:p>
          </table:table-cell>
          <table:table-cell office:value-type="float" office:value="1966">
            <text:p>1966</text:p>
          </table:table-cell>
          <table:table-cell table:number-columns-repeated="3"/>
          <table:table-cell office:value-type="float" office:value="22">
            <text:p>22</text:p>
          </table:table-cell>
          <table:table-cell office:value-type="float" office:value="100">
            <text:p>100</text:p>
          </table:table-cell>
          <table:table-cell office:value-type="float" office:value="34">
            <text:p>34</text:p>
          </table:table-cell>
          <table:table-cell office:value-type="float" office:value="12.34">
            <text:p>12,34</text:p>
          </table:table-cell>
          <table:table-cell table:formula="of:=IF([.L71]&lt;=12; [.L71]/1.5; [.L71]/3+4)" office:value-type="float" office:value="8.11">
            <text:p>8,11</text:p>
          </table:table-cell>
          <table:table-cell office:value-type="float" office:value="8">
            <text:p>8</text:p>
          </table:table-cell>
          <table:table-cell table:formula="of:=INT(([.E71]-1918)*[.$O$3]+[.I71]*[.$O$1]+[.J71]*[.$O$2]+[.$O$4])" office:value-type="float" office:value="80">
            <text:p>80</text:p>
          </table:table-cell>
          <table:table-cell office:value-type="string">
            <text:p>Y</text:p>
          </table:table-cell>
          <table:table-cell table:formula="of:=IF([.I71]&gt;=40;&quot;hi&quot;;IF([.I71]&gt;=21;&quot;mid&quot;;&quot;low&quot;))" office:value-type="string" office:string-value="mid">
            <text:p>mid</text:p>
          </table:table-cell>
          <table:table-cell/>
          <table:covered-table-cell/>
          <table:table-cell table:number-columns-repeated="1004"/>
        </table:table-row>
        <table:table-row table:style-name="ro1">
          <table:table-cell/>
          <table:table-cell table:style-name="ce102"/>
          <table:table-cell office:value-type="string">
            <text:p>Sdw</text:p>
          </table:table-cell>
          <table:table-cell/>
          <table:table-cell office:value-type="float" office:value="1918">
            <text:p>1918</text:p>
          </table:table-cell>
          <table:table-cell office:value-type="float" office:value="1971">
            <text:p>1971</text:p>
          </table:table-cell>
          <table:table-cell office:value-type="float" office:value="20">
            <text:p>20</text:p>
          </table:table-cell>
          <table:table-cell table:formula="of:=IF(ISBLANK([.F72]);&quot;&quot;;([.F72]-[.E72])+[.G72]-4+8-2)" office:value-type="float" office:value="75">
            <text:p>75</text:p>
          </table:table-cell>
          <table:table-cell office:value-type="float" office:value="11">
            <text:p>11</text:p>
          </table:table-cell>
          <table:table-cell office:value-type="float" office:value="80">
            <text:p>80</text:p>
          </table:table-cell>
          <table:table-cell office:value-type="float" office:value="15">
            <text:p>15</text:p>
          </table:table-cell>
          <table:table-cell office:value-type="float" office:value="9.5">
            <office:annotation draw:style-name="gr1" draw:text-style-name="P1" svg:width="2.899cm" svg:height="0.991cm" svg:x="22.098cm" svg:y="29.549cm" draw:caption-point-x="-0.61cm" draw:caption-point-y="1.58cm">
              <dc:date>2012-11-01T00:00:00</dc:date>
              <text:p text:style-name="P1"><text:span text:style-name="T1">Wartość przybliżona</text:span></text:p>
            </office:annotation>
            <text:p>9,50</text:p>
          </table:table-cell>
          <table:table-cell table:formula="of:=IF([.L72]&lt;=12; [.L72]/1.5; [.L72]/3+4)" office:value-type="float" office:value="6.33">
            <text:p>6,33</text:p>
          </table:table-cell>
          <table:table-cell office:value-type="float" office:value="6">
            <text:p>6</text:p>
          </table:table-cell>
          <table:table-cell table:formula="of:=INT(([.E72]-1918)*[.$O$3]+[.I72]*[.$O$1]+[.J72]*[.$O$2]+[.$O$4])" office:value-type="float" office:value="47">
            <text:p>47</text:p>
          </table:table-cell>
          <table:table-cell office:value-type="string">
            <text:p>Y</text:p>
          </table:table-cell>
          <table:table-cell table:number-columns-repeated="2"/>
          <table:table-cell office:value-type="string" table:number-columns-spanned="1" table:number-rows-spanned="3">
            <text:p>Do przewozu cementu, wapna, itp.</text:p>
          </table:table-cell>
          <table:table-cell table:number-columns-repeated="1004"/>
        </table:table-row>
        <table:table-row table:style-name="ro1">
          <table:table-cell/>
          <table:table-cell table:style-name="ce102"/>
          <table:table-cell office:value-type="string">
            <text:p>Sdwh</text:p>
          </table:table-cell>
          <table:table-cell/>
          <table:table-cell office:value-type="float" office:value="1918">
            <text:p>1918</text:p>
          </table:table-cell>
          <table:table-cell office:value-type="float" office:value="1971">
            <text:p>1971</text:p>
          </table:table-cell>
          <table:table-cell office:value-type="float" office:value="20">
            <text:p>20</text:p>
          </table:table-cell>
          <table:table-cell table:formula="of:=IF(ISBLANK([.F73]);&quot;&quot;;([.F73]-[.E73])+[.G73]-4+8-2)" office:value-type="float" office:value="75">
            <text:p>75</text:p>
          </table:table-cell>
          <table:table-cell office:value-type="float" office:value="12">
            <text:p>12</text:p>
          </table:table-cell>
          <table:table-cell office:value-type="float" office:value="80">
            <text:p>80</text:p>
          </table:table-cell>
          <table:table-cell office:value-type="float" office:value="15">
            <text:p>15</text:p>
          </table:table-cell>
          <table:table-cell office:value-type="float" office:value="10.5">
            <office:annotation draw:style-name="gr1" draw:text-style-name="P1" svg:width="2.899cm" svg:height="0.991cm" svg:x="22.098cm" svg:y="30.004cm" draw:caption-point-x="-0.61cm" draw:caption-point-y="1.576cm">
              <dc:creator>TD</dc:creator>
              <dc:date>2013-06-09T00:00:00</dc:date>
              <text:p text:style-name="P1"><text:span text:style-name="T1">Wartość przybliżona</text:span></text:p>
            </office:annotation>
            <text:p>10,50</text:p>
          </table:table-cell>
          <table:table-cell table:formula="of:=IF([.L73]&lt;=12; [.L73]/1.5; [.L73]/3+4)" office:value-type="float" office:value="7">
            <text:p>7,00</text:p>
          </table:table-cell>
          <table:table-cell office:value-type="float" office:value="7">
            <text:p>7</text:p>
          </table:table-cell>
          <table:table-cell table:formula="of:=INT(([.E73]-1918)*[.$O$3]+[.I73]*[.$O$1]+[.J73]*[.$O$2]+[.$O$4])" office:value-type="float" office:value="48">
            <text:p>48</text:p>
          </table:table-cell>
          <table:table-cell office:value-type="string">
            <text:p>Y</text:p>
          </table:table-cell>
          <table:table-cell table:formula="of:=IF([.I73]&gt;=40;&quot;hi&quot;;IF([.I73]&gt;=21;&quot;mid&quot;;&quot;low&quot;))" office:value-type="string" office:string-value="low">
            <text:p>low</text:p>
          </table:table-cell>
          <table:table-cell/>
          <table:covered-table-cell/>
          <table:table-cell table:number-columns-repeated="1004"/>
        </table:table-row>
        <table:table-row table:style-name="ro1">
          <table:table-cell/>
          <table:table-cell table:style-name="ce102"/>
          <table:table-cell office:value-type="string">
            <text:p>Uacs</text:p>
          </table:table-cell>
          <table:table-cell office:value-type="string">
            <text:p>408S</text:p>
          </table:table-cell>
          <table:table-cell office:value-type="float" office:value="1967">
            <office:annotation draw:style-name="gr4" draw:text-style-name="P1" svg:width="4.343cm" svg:height="1.386cm" svg:x="9.922cm" svg:y="30.928cm" draw:caption-point-x="-0.61cm" draw:caption-point-y="1.104cm">
              <dc:date>2012-10-19T00:00:00</dc:date>
              <text:p text:style-name="P1"><text:span text:style-name="T1">Były budowane wcześniej, to tylko data graniczna dla potrzeb cyklu napraw!</text:span></text:p>
            </office:annotation>
            <text:p>1967</text:p>
          </table:table-cell>
          <table:table-cell table:number-columns-repeated="2"/>
          <table:table-cell table:formula="of:=IF(ISBLANK([.F74]);&quot;&quot;;([.F74]-[.E74])+[.G74]-4+8-2)">
            <text:p/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56">
            <text:p>56</text:p>
          </table:table-cell>
          <table:table-cell office:value-type="float" office:value="14.04">
            <text:p>14,04</text:p>
          </table:table-cell>
          <table:table-cell table:formula="of:=IF([.L74]&lt;=12; [.L74]/1.5; [.L74]/3+4)" office:value-type="float" office:value="8.68">
            <text:p>8,68</text:p>
          </table:table-cell>
          <table:table-cell office:value-type="float" office:value="8">
            <text:p>8</text:p>
          </table:table-cell>
          <table:table-cell table:formula="of:=INT(([.E74]-1918)*[.$O$3]+[.I74]*[.$O$1]+[.J74]*[.$O$2]+[.$O$4])" office:value-type="float" office:value="83">
            <text:p>83</text:p>
          </table:table-cell>
          <table:table-cell/>
          <table:table-cell table:formula="of:=IF([.I74]&gt;=40;&quot;hi&quot;;IF([.I74]&gt;=21;&quot;mid&quot;;&quot;low&quot;))" office:value-type="string" office:string-value="mid">
            <text:p>mid</text:p>
          </table:table-cell>
          <table:table-cell/>
          <table:covered-table-cell/>
          <table:table-cell table:number-columns-repeated="1004"/>
        </table:table-row>
        <table:table-row table:style-name="ro1">
          <table:table-cell/>
          <table:table-cell table:style-name="ce102"/>
          <table:table-cell office:value-type="string">
            <text:p>Lekqss</text:p>
          </table:table-cell>
          <table:table-cell/>
          <table:table-cell office:value-type="float" office:value="1990">
            <text:p>1990</text:p>
          </table:table-cell>
          <table:table-cell table:number-columns-repeated="2"/>
          <table:table-cell table:formula="of:=IF(ISBLANK([.F75]);&quot;&quot;;([.F75]-[.E75])+[.G75]-4+8-2)">
            <text:p/>
          </table:table-cell>
          <table:table-cell office:value-type="float" office:value="16">
            <text:p>16</text:p>
          </table:table-cell>
          <table:table-cell office:value-type="float" office:value="120">
            <text:p>120</text:p>
          </table:table-cell>
          <table:table-cell office:value-type="float" office:value="16">
            <text:p>16</text:p>
          </table:table-cell>
          <table:table-cell/>
          <table:table-cell table:formula="of:=IF([.L75]&lt;=12; [.L75]/1.5; [.L75]/3+4)" office:value-type="float" office:value="0">
            <text:p>0,00</text:p>
          </table:table-cell>
          <table:table-cell office:value-type="float" office:value="8">
            <text:p>8</text:p>
          </table:table-cell>
          <table:table-cell table:formula="of:=INT(([.E75]-1918)*[.$O$3]+[.I75]*[.$O$1]+[.J75]*[.$O$2]+[.$O$4])" office:value-type="float" office:value="86">
            <text:p>86</text:p>
          </table:table-cell>
          <table:table-cell/>
          <table:table-cell table:formula="of:=IF([.I75]&gt;=40;&quot;hi&quot;;IF([.I75]&gt;=21;&quot;mid&quot;;&quot;low&quot;))" office:value-type="string" office:string-value="low">
            <text:p>low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>
            <text:p>Tadns</text:p>
          </table:table-cell>
          <table:table-cell office:value-type="string">
            <text:p>439V</text:p>
          </table:table-cell>
          <table:table-cell office:value-type="float" office:value="1998">
            <text:p>1998</text:p>
          </table:table-cell>
          <table:table-cell table:number-columns-repeated="2"/>
          <table:table-cell table:formula="of:=IF(ISBLANK([.F76]);&quot;&quot;;([.F76]-[.E76])+[.G76]-4+8-2)">
            <text:p/>
          </table:table-cell>
          <table:table-cell office:value-type="float" office:value="27">
            <text:p>27</text:p>
          </table:table-cell>
          <table:table-cell office:value-type="float" office:value="120">
            <text:p>120</text:p>
          </table:table-cell>
          <table:table-cell office:value-type="float" office:value="53">
            <text:p>53</text:p>
          </table:table-cell>
          <table:table-cell office:value-type="float" office:value="21.63">
            <text:p>21,63</text:p>
          </table:table-cell>
          <table:table-cell table:formula="of:=IF([.L76]&lt;=12; [.L76]/1.5; [.L76]/3+4)" office:value-type="float" office:value="11.21">
            <text:p>11,21</text:p>
          </table:table-cell>
          <table:table-cell office:value-type="float" office:value="11">
            <text:p>11</text:p>
          </table:table-cell>
          <table:table-cell table:formula="of:=INT(([.E76]-1918)*[.$O$3]+[.I76]*[.$O$1]+[.J76]*[.$O$2]+[.$O$4])" office:value-type="float" office:value="102">
            <text:p>102</text:p>
          </table:table-cell>
          <table:table-cell/>
          <table:table-cell table:formula="of:=IF([.I76]&gt;=40;&quot;hi&quot;;IF([.I76]&gt;=21;&quot;mid&quot;;&quot;low&quot;))" office:value-type="string" office:string-value="mid">
            <text:p>mid</text:p>
          </table:table-cell>
          <table:table-cell table:number-columns-repeated="1006"/>
        </table:table-row>
        <table:table-row table:style-name="ro1">
          <table:table-cell/>
          <table:table-cell table:style-name="ce43"/>
          <table:table-cell office:value-type="string">
            <text:p>PWM15</text:p>
          </table:table-cell>
          <table:table-cell/>
          <table:table-cell office:value-type="float" office:value="1977">
            <text:p>1977</text:p>
          </table:table-cell>
          <table:table-cell table:number-columns-repeated="2"/>
          <table:table-cell table:formula="of:=IF(ISBLANK([.F77]);&quot;&quot;;([.F77]-[.E77])+[.G77]-4+8-2)">
            <text:p/>
          </table:table-cell>
          <table:table-cell office:value-type="float" office:value="12">
            <text:p>12</text:p>
          </table:table-cell>
          <table:table-cell office:value-type="float" office:value="80">
            <text:p>80</text:p>
          </table:table-cell>
          <table:table-cell office:value-type="float" office:value="15">
            <text:p>15</text:p>
          </table:table-cell>
          <table:table-cell office:value-type="float" office:value="11.95">
            <text:p>11,95</text:p>
          </table:table-cell>
          <table:table-cell table:formula="of:=IF([.L77]&lt;=12; [.L77]/1.5; [.L77]/3+4)" office:value-type="float" office:value="7.97">
            <text:p>7,97</text:p>
          </table:table-cell>
          <table:table-cell office:value-type="float" office:value="7">
            <text:p>7</text:p>
          </table:table-cell>
          <table:table-cell table:formula="of:=INT(([.E77]-1918)*[.$O$3]+[.I77]*[.$O$1]+[.J77]*[.$O$2]+[.$O$4])" office:value-type="float" office:value="66">
            <text:p>66</text:p>
          </table:table-cell>
          <table:table-cell office:value-type="string">
            <text:p>Y</text:p>
          </table:table-cell>
          <table:table-cell table:formula="of:=IF([.I77]&gt;=40;&quot;hi&quot;;IF([.I77]&gt;=21;&quot;mid&quot;;&quot;low&quot;))" office:value-type="string" office:string-value="low">
            <text:p>low</text:p>
          </table:table-cell>
          <table:table-cell table:number-columns-repeated="1006"/>
        </table:table-row>
      </table:table>
      <table:table table:name="Długości" table:style-name="ta1">
        <table:shapes>
          <draw:frame draw:z-index="0" draw:style-name="gr5" svg:width="31.474cm" svg:height="19.921cm" svg:x="1.258cm" svg:y="0.481cm">
            <draw:object draw:notify-on-update-of-ranges="Długości.C4:Długości.C6 Długości.C3:Długości.C3 Długości.D4:Długości.D6 Lokomotywy.R10:Lokomotywy.R26 Długości.B3:Długości.B3 Lokomotywy.T10:Lokomotywy.T26 Lokomotywy.R27:Lokomotywy.R55 Długości.B4:Długości.B4 Lokomotywy.T27:Lokomotywy.T55 Lokomotywy.R56:Lokomotywy.R61 Długości.B5:Długości.B5 Lokomotywy.T56:Lokomotywy.T61 Wagony.L6:Wagony.L77 Długości.B6:Długości.B6 Wagony.N6:Wagony.N7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7" table:default-cell-style-name="Default"/>
        <table:table-column table:style-name="co11" table:number-columns-repeated="3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Parowozy</text:p>
          </table:table-cell>
          <table:table-cell office:value-type="string">
            <text:p>Długość TTD</text:p>
          </table:table-cell>
          <table:table-cell/>
        </table:table-row>
        <table:table-row table:style-name="ro1">
          <table:table-cell/>
          <table:table-cell office:value-type="string">
            <text:p>Lokomotyw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EZT</text:p>
          </table:table-cell>
          <table:table-cell office:value-type="float" office:value="12">
            <text:p>12</text:p>
          </table:table-cell>
          <table:table-cell table:formula="of:=[.C5]/1.5"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Wagony</text:p>
          </table:table-cell>
          <table:table-cell office:value-type="float" office:value="36">
            <text:p>36</text:p>
          </table:table-cell>
          <table:table-cell table:formula="of:=[.C6]/3+4" office:value-type="float" office:value="16">
            <text:p>16</text:p>
          </table:table-cell>
        </table:table-row>
      </table:table>
      <table:table table:name="Towary" table:style-name="ta1" table:print="false">
        <office:forms form:automatic-focus="false" form:apply-design-mode="false"/>
        <table:table-column table:style-name="co28" table:default-cell-style-name="Default"/>
        <table:table-column table:style-name="co33" table:default-cell-style-name="ce115"/>
        <table:table-column table:style-name="co34" table:default-cell-style-name="Default"/>
        <table:table-column table:style-name="co35" table:number-columns-repeated="13" table:default-cell-style-name="ce115"/>
        <table:table-column table:style-name="co36" table:default-cell-style-name="Default"/>
        <table:table-column table:style-name="co37" table:number-columns-repeated="2" table:default-cell-style-name="Default"/>
        <table:table-column table:style-name="co38" table:default-cell-style-name="Default"/>
        <table:table-column table:style-name="co11" table:number-columns-repeated="1004" table:default-cell-style-name="Default"/>
        <table:table-row table:style-name="ro4">
          <table:table-cell table:style-name="ce111"/>
          <table:table-cell table:style-name="ce114"/>
          <table:table-cell table:style-name="ce111"/>
          <table:table-cell table:style-name="ce119" office:value-type="string">
            <text:p>0001 Passengers </text:p>
          </table:table-cell>
          <table:table-cell table:style-name="ce119" office:value-type="string">
            <text:p>0002 Mail </text:p>
          </table:table-cell>
          <table:table-cell table:style-name="ce119" office:value-type="string">
            <text:p>0004 Express </text:p>
          </table:table-cell>
          <table:table-cell table:style-name="ce119" office:value-type="string">
            <text:p>0008 Armoured </text:p>
          </table:table-cell>
          <table:table-cell table:style-name="ce119" office:value-type="string">
            <text:p>0010 Bulk </text:p>
          </table:table-cell>
          <table:table-cell table:style-name="ce119" office:value-type="string">
            <text:p>0020 Piece goods </text:p>
          </table:table-cell>
          <table:table-cell table:style-name="ce119" office:value-type="string">
            <text:p>0040 Liquid </text:p>
          </table:table-cell>
          <table:table-cell table:style-name="ce122" office:value-type="string">
            <office:annotation draw:style-name="gr1" draw:text-style-name="P1" svg:width="2.899cm" svg:height="1.386cm" svg:x="13.391cm" svg:y="0cm" draw:caption-point-x="-0.61cm" draw:caption-point-y="0.01cm">
              <dc:date>2012-08-15T00:00:00</dc:date>
              <text:p text:style-name="P1"><text:span text:style-name="T1">only exclude, when Piece Goods included</text:span></text:p>
            </office:annotation>
            <text:p>0080 Refrigerated </text:p>
          </table:table-cell>
          <table:table-cell table:style-name="ce122" office:value-type="string">
            <office:annotation draw:style-name="gr1" draw:text-style-name="P1" svg:width="2.899cm" svg:height="1.781cm" svg:x="14.164cm" svg:y="0cm" draw:caption-point-x="-0.61cm" draw:caption-point-y="0.01cm">
              <dc:date>2012-08-15T00:00:00</dc:date>
              <text:p text:style-name="P1"><text:span text:style-name="T1">only exclude, when special wagons are provided</text:span></text:p>
            </office:annotation>
            <text:p>0100 Hazardous</text:p>
          </table:table-cell>
          <table:table-cell table:style-name="ce122" office:value-type="string">
            <office:annotation draw:style-name="gr1" draw:text-style-name="P1" svg:width="2.899cm" svg:height="0.991cm" svg:x="14.937cm" svg:y="0cm" draw:caption-point-x="-0.61cm" draw:caption-point-y="0.01cm">
              <dc:date>2012-08-15T00:00:00</dc:date>
              <text:p text:style-name="P1"><text:span text:style-name="T1">do not exclude for Liquid</text:span></text:p>
            </office:annotation>
            <text:p>0200 Covered/sheltered</text:p>
          </table:table-cell>
          <table:table-cell table:style-name="ce122" office:value-type="string">
            <office:annotation draw:style-name="gr1" draw:text-style-name="P1" svg:width="2.899cm" svg:height="1.386cm" svg:x="15.711cm" svg:y="0cm" draw:caption-point-x="-0.61cm" draw:caption-point-y="0.01cm">
              <dc:date>2012-08-15T00:00:00</dc:date>
              <text:p text:style-name="P1"><text:span text:style-name="T1">only exclude, when Piece Goods included</text:span></text:p>
            </office:annotation>
            <text:p>0400 Oversized </text:p>
          </table:table-cell>
          <table:table-cell table:style-name="ce122" office:value-type="string">
            <office:annotation draw:style-name="gr1" draw:text-style-name="P1" svg:width="2.899cm" svg:height="1.386cm" svg:x="16.484cm" svg:y="0cm" draw:caption-point-x="-0.61cm" draw:caption-point-y="0.01cm">
              <dc:date>2012-08-15T00:00:00</dc:date>
              <text:p text:style-name="P1"><text:span text:style-name="T1">only exclude, when Bulk included</text:span></text:p>
            </office:annotation>
            <text:p>0800 Powderized</text:p>
          </table:table-cell>
          <table:table-cell table:style-name="ce122" office:value-type="string">
            <office:annotation draw:style-name="gr1" draw:text-style-name="P1" svg:width="2.899cm" svg:height="1.386cm" svg:x="17.257cm" svg:y="0cm" draw:caption-point-x="-0.61cm" draw:caption-point-y="0.01cm">
              <dc:date>2012-08-15T00:00:00</dc:date>
              <text:p text:style-name="P1"><text:span text:style-name="T1">only exclude, when Bulk included</text:span></text:p>
            </office:annotation>
            <text:p>1000 Not pourable</text:p>
          </table:table-cell>
          <table:table-cell table:style-name="ce111" table:number-columns-repeated="1008"/>
        </table:table-row>
        <table:table-row table:style-name="ro1">
          <table:table-cell/>
          <table:table-cell office:value-type="string">
            <text:p>PASS </text:p>
          </table:table-cell>
          <table:table-cell office:value-type="string">
            <text:p>Passengers </text:p>
          </table:table-cell>
          <table:table-cell office:value-type="string">
            <text:p>X</text:p>
          </table:table-cell>
          <table:table-cell table:number-columns-repeated="12"/>
          <table:table-cell office:value-type="string">
            <text:p>0001 Passengers </text:p>
          </table:table-cell>
          <table:table-cell office:value-type="string">
            <text:p>ECS </text:p>
          </table:table-cell>
          <table:table-cell office:value-type="string">
            <text:p>FIRS 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COAL </text:p>
          </table:table-cell>
          <table:table-cell office:value-type="string">
            <text:p>Coal 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8"/>
          <table:table-cell office:value-type="string">
            <text:p>0010 Bulk </text:p>
          </table:table-cell>
          <table:table-cell office:value-type="string">
            <text:p>ECS </text:p>
          </table:table-cell>
          <table:table-cell office:value-type="string">
            <text:p>FIRS 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MAIL </text:p>
          </table:table-cell>
          <table:table-cell office:value-type="string">
            <text:p>Mail </text:p>
          </table:table-cell>
          <table:table-cell/>
          <table:table-cell office:value-type="string">
            <text:p>X</text:p>
          </table:table-cell>
          <table:table-cell table:number-columns-repeated="11"/>
          <table:table-cell office:value-type="string">
            <text:p>0002 Mail </text:p>
          </table:table-cell>
          <table:table-cell office:value-type="string">
            <text:p>ECS </text:p>
          </table:table-cell>
          <table:table-cell office:value-type="string">
            <text:p>FIRS 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OIL_ </text:p>
          </table:table-cell>
          <table:table-cell office:value-type="string">
            <text:p>Oil 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6"/>
          <table:table-cell office:value-type="string">
            <text:p>0040 Liquid </text:p>
          </table:table-cell>
          <table:table-cell office:value-type="string">
            <text:p>ECS </text:p>
          </table:table-cell>
          <table:table-cell office:value-type="string">
            <text:p>FIRS 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LVST </text:p>
          </table:table-cell>
          <table:table-cell office:value-type="string">
            <text:p>Livestock 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7"/>
          <table:table-cell office:value-type="string">
            <text:p>0020 Piece goods </text:p>
          </table:table-cell>
          <table:table-cell office:value-type="string">
            <text:p>ECS </text:p>
          </table:table-cell>
          <table:table-cell office:value-type="string">
            <text:p>FIRS 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GOOD </text:p>
          </table:table-cell>
          <table:table-cell office:value-type="string">
            <text:p>Goods 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"/>
          <table:table-cell office:value-type="string">
            <text:p>0004 Express </text:p>
          </table:table-cell>
          <table:table-cell office:value-type="string">
            <text:p>ECS </text:p>
          </table:table-cell>
          <table:table-cell office:value-type="string">
            <text:p>FIRS 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GRAI </text:p>
          </table:table-cell>
          <table:table-cell office:value-type="string">
            <text:p>Grain 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8"/>
          <table:table-cell office:value-type="string">
            <text:p>0010 Bulk </text:p>
          </table:table-cell>
          <table:table-cell/>
          <table:table-cell office:value-type="string">
            <text:p>FIRS </text:p>
          </table:table-cell>
          <table:table-cell office:value-type="string">
            <text:p>Temperate; see also WHEA, MAIZ, CERE</text:p>
          </table:table-cell>
          <table:table-cell table:number-columns-repeated="1004"/>
        </table:table-row>
        <table:table-row table:style-name="ro1">
          <table:table-cell/>
          <table:table-cell office:value-type="string">
            <text:p>WOOD </text:p>
          </table:table-cell>
          <table:table-cell office:value-type="string">
            <text:p>Wood 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7"/>
          <table:table-cell office:value-type="string">
            <text:p>0020 Piece goods </text:p>
          </table:table-cell>
          <table:table-cell office:value-type="string">
            <text:p>ECS </text:p>
          </table:table-cell>
          <table:table-cell office:value-type="string">
            <text:p>FIRS 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IORE </text:p>
          </table:table-cell>
          <table:table-cell office:value-type="string">
            <text:p>Iron Ore 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8"/>
          <table:table-cell office:value-type="string">
            <text:p>0010 Bulk </text:p>
          </table:table-cell>
          <table:table-cell office:value-type="string">
            <text:p>ECS </text:p>
          </table:table-cell>
          <table:table-cell office:value-type="string">
            <text:p>FIRS 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STEL </text:p>
          </table:table-cell>
          <table:table-cell office:value-type="string">
            <text:p>Steel 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7"/>
          <table:table-cell office:value-type="string">
            <text:p>0020 Piece goods </text:p>
          </table:table-cell>
          <table:table-cell office:value-type="string">
            <text:p>ECS </text:p>
          </table:table-cell>
          <table:table-cell office:value-type="string">
            <text:p>FIRS </text:p>
          </table:table-cell>
          <table:table-cell office:value-type="string">
            <text:p>Renamed "Metal" in FIRS.</text:p>
          </table:table-cell>
          <table:table-cell table:number-columns-repeated="1004"/>
        </table:table-row>
        <table:table-row table:style-name="ro1">
          <table:table-cell/>
          <table:table-cell office:value-type="string">
            <text:p>VALU </text:p>
          </table:table-cell>
          <table:table-cell office:value-type="string">
            <text:p>Valuables 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9"/>
          <table:table-cell office:value-type="string">
            <text:p>0008 Armoured </text:p>
          </table:table-cell>
          <table:table-cell office:value-type="string">
            <text:p>ECS </text:p>
          </table:table-cell>
          <table:table-cell/>
          <table:table-cell office:value-type="string">
            <text:p>Temperate; see also GOLD, DIAM</text:p>
          </table:table-cell>
          <table:table-cell table:number-columns-repeated="1004"/>
        </table:table-row>
        <table:table-row table:style-name="ro1">
          <table:table-cell/>
          <table:table-cell office:value-type="string">
            <text:p>PAPR </text:p>
          </table:table-cell>
          <table:table-cell office:value-type="string">
            <text:p>Paper 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7"/>
          <table:table-cell office:value-type="string">
            <text:p>0020 Piece goods </text:p>
          </table:table-cell>
          <table:table-cell office:value-type="string">
            <text:p>ECS 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WHEA </text:p>
          </table:table-cell>
          <table:table-cell office:value-type="string">
            <text:p>Wheat 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8"/>
          <table:table-cell office:value-type="string">
            <text:p>0010 Bulk </text:p>
          </table:table-cell>
          <table:table-cell table:number-columns-repeated="2"/>
          <table:table-cell office:value-type="string">
            <text:p>Arctic; see also GRAI, MAIZ, CERE</text:p>
          </table:table-cell>
          <table:table-cell table:number-columns-repeated="1004"/>
        </table:table-row>
        <table:table-row table:style-name="ro1">
          <table:table-cell/>
          <table:table-cell office:value-type="string">
            <text:p>FOOD </text:p>
          </table:table-cell>
          <table:table-cell office:value-type="string">
            <text:p>Food 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5"/>
          <table:table-cell office:value-type="string">
            <text:p>0084 Express, refrigerated </text:p>
          </table:table-cell>
          <table:table-cell office:value-type="string">
            <text:p>ECS </text:p>
          </table:table-cell>
          <table:table-cell office:value-type="string">
            <text:p>FIRS 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GOLD </text:p>
          </table:table-cell>
          <table:table-cell office:value-type="string">
            <text:p>Gold 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9"/>
          <table:table-cell office:value-type="string">
            <text:p>0008 Armoured </text:p>
          </table:table-cell>
          <table:table-cell office:value-type="string">
            <text:p>ECS </text:p>
          </table:table-cell>
          <table:table-cell/>
          <table:table-cell office:value-type="string">
            <text:p>Arctic; see also VALU, DIAM</text:p>
          </table:table-cell>
          <table:table-cell table:number-columns-repeated="1004"/>
        </table:table-row>
        <table:table-row table:style-name="ro1">
          <table:table-cell/>
          <table:table-cell office:value-type="string">
            <text:p>RUBR </text:p>
          </table:table-cell>
          <table:table-cell office:value-type="string">
            <text:p>Rubber 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6"/>
          <table:table-cell office:value-type="string">
            <text:p>0040 Liquid </text:p>
          </table:table-cell>
          <table:table-cell office:value-type="string">
            <text:p>ECS 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FRUT </text:p>
          </table:table-cell>
          <table:table-cell office:value-type="string">
            <text:p>Fruit 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office:value-type="string">
            <text:p>0090 Bulk, refrigerated </text:p>
          </table:table-cell>
          <table:table-cell office:value-type="string">
            <text:p>ECS </text:p>
          </table:table-cell>
          <table:table-cell office:value-type="string">
            <text:p>FIRS</text:p>
          </table:table-cell>
          <table:table-cell office:value-type="string">
            <text:p>In FIRS: 00A4 Express, piece goods, refrigerated</text:p>
          </table:table-cell>
          <table:table-cell table:number-columns-repeated="1004"/>
        </table:table-row>
        <table:table-row table:style-name="ro1">
          <table:table-cell/>
          <table:table-cell office:value-type="string">
            <text:p>MAIZ </text:p>
          </table:table-cell>
          <table:table-cell office:value-type="string">
            <text:p>Maize 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8"/>
          <table:table-cell office:value-type="string">
            <text:p>0010 Bulk </text:p>
          </table:table-cell>
          <table:table-cell table:number-columns-repeated="2"/>
          <table:table-cell office:value-type="string">
            <text:p>Tropic; see also GRAI, WHEA, CERE</text:p>
          </table:table-cell>
          <table:table-cell table:number-columns-repeated="1004"/>
        </table:table-row>
        <table:table-row table:style-name="ro1">
          <table:table-cell/>
          <table:table-cell office:value-type="string">
            <text:p>CORE </text:p>
          </table:table-cell>
          <table:table-cell office:value-type="string">
            <text:p>Copper Ore 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8"/>
          <table:table-cell office:value-type="string">
            <text:p>0010 Bulk </text:p>
          </table:table-cell>
          <table:table-cell office:value-type="string">
            <text:p>ECS 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WATR </text:p>
          </table:table-cell>
          <table:table-cell office:value-type="string">
            <text:p>Water 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6"/>
          <table:table-cell office:value-type="string">
            <text:p>0040 Liquid </text:p>
          </table:table-cell>
          <table:table-cell office:value-type="string">
            <text:p>ECS 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DIAM </text:p>
          </table:table-cell>
          <table:table-cell office:value-type="string">
            <text:p>Diamonds 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9"/>
          <table:table-cell office:value-type="string">
            <text:p>0008 Armoured </text:p>
          </table:table-cell>
          <table:table-cell office:value-type="string">
            <text:p>ECS </text:p>
          </table:table-cell>
          <table:table-cell/>
          <table:table-cell office:value-type="string">
            <text:p>Tropic; see also VALU, GOLD</text:p>
          </table:table-cell>
          <table:table-cell table:number-columns-repeated="1004"/>
        </table:table-row>
        <table:table-row table:style-name="ro1">
          <table:table-cell table:style-name="ce112"/>
          <table:table-cell table:style-name="ce116" office:value-type="string">
            <text:p>SUGR </text:p>
          </table:table-cell>
          <table:table-cell table:style-name="ce112" office:value-type="string">
            <text:p>Sugar </text:p>
          </table:table-cell>
          <table:table-cell table:style-name="ce120" table:number-columns-repeated="4"/>
          <table:table-cell table:style-name="ce120" office:value-type="string">
            <text:p>X</text:p>
          </table:table-cell>
          <table:table-cell table:style-name="ce121" office:value-type="string">
            <text:p>X</text:p>
          </table:table-cell>
          <table:table-cell table:style-name="ce120" table:number-columns-repeated="7"/>
          <table:table-cell table:style-name="ce112" office:value-type="string">
            <text:p>0010 Bulk </text:p>
          </table:table-cell>
          <table:table-cell table:style-name="ce112"/>
          <table:table-cell table:style-name="ce112" office:value-type="string">
            <text:p>FIRS</text:p>
          </table:table-cell>
          <table:table-cell table:style-name="ce112" office:value-type="string">
            <text:p>Toyland <text:s/>In FIRS 0030 Bulk, Piece Goods</text:p>
          </table:table-cell>
          <table:table-cell table:style-name="ce112" table:number-columns-repeated="1004"/>
        </table:table-row>
        <table:table-row table:style-name="ro1">
          <table:table-cell table:style-name="ce113"/>
          <table:table-cell table:style-name="ce117" office:value-type="string">
            <text:p>TOYS </text:p>
          </table:table-cell>
          <table:table-cell table:style-name="ce113" office:value-type="string">
            <text:p>Toys </text:p>
          </table:table-cell>
          <table:table-cell table:style-name="ce117" table:number-columns-repeated="5"/>
          <table:table-cell table:style-name="ce117" office:value-type="string">
            <text:p>X</text:p>
          </table:table-cell>
          <table:table-cell table:style-name="ce117" table:number-columns-repeated="7"/>
          <table:table-cell table:style-name="ce113" office:value-type="string">
            <text:p>0020 Piece goods </text:p>
          </table:table-cell>
          <table:table-cell table:style-name="ce113" table:number-columns-repeated="2"/>
          <table:table-cell table:style-name="ce113" office:value-type="string">
            <text:p>Toyland</text:p>
          </table:table-cell>
          <table:table-cell table:style-name="ce113" table:number-columns-repeated="1004"/>
        </table:table-row>
        <table:table-row table:style-name="ro1">
          <table:table-cell table:style-name="ce113"/>
          <table:table-cell table:style-name="ce117" office:value-type="string">
            <text:p>BATT </text:p>
          </table:table-cell>
          <table:table-cell table:style-name="ce113" office:value-type="string">
            <text:p>Batteries </text:p>
          </table:table-cell>
          <table:table-cell table:style-name="ce117" table:number-columns-repeated="5"/>
          <table:table-cell table:style-name="ce117" office:value-type="string">
            <text:p>X</text:p>
          </table:table-cell>
          <table:table-cell table:style-name="ce117" table:number-columns-repeated="7"/>
          <table:table-cell table:style-name="ce113" office:value-type="string">
            <text:p>0020 Piece goods </text:p>
          </table:table-cell>
          <table:table-cell table:style-name="ce113" table:number-columns-repeated="2"/>
          <table:table-cell table:style-name="ce113" office:value-type="string">
            <text:p>Toyland</text:p>
          </table:table-cell>
          <table:table-cell table:style-name="ce113" table:number-columns-repeated="1004"/>
        </table:table-row>
        <table:table-row table:style-name="ro1">
          <table:table-cell table:style-name="ce113"/>
          <table:table-cell table:style-name="ce117" office:value-type="string">
            <text:p>SWET </text:p>
          </table:table-cell>
          <table:table-cell table:style-name="ce113" office:value-type="string">
            <text:p>Sweets (Candy) </text:p>
          </table:table-cell>
          <table:table-cell table:style-name="ce117" table:number-columns-repeated="2"/>
          <table:table-cell table:style-name="ce117" office:value-type="string">
            <text:p>X</text:p>
          </table:table-cell>
          <table:table-cell table:style-name="ce117" table:number-columns-repeated="10"/>
          <table:table-cell table:style-name="ce113" office:value-type="string">
            <text:p>0004 Express </text:p>
          </table:table-cell>
          <table:table-cell table:style-name="ce113" table:number-columns-repeated="2"/>
          <table:table-cell table:style-name="ce113" office:value-type="string">
            <text:p>Toyland</text:p>
          </table:table-cell>
          <table:table-cell table:style-name="ce113" table:number-columns-repeated="1004"/>
        </table:table-row>
        <table:table-row table:style-name="ro1">
          <table:table-cell table:style-name="ce113"/>
          <table:table-cell table:style-name="ce117" office:value-type="string">
            <text:p>TOFF </text:p>
          </table:table-cell>
          <table:table-cell table:style-name="ce113" office:value-type="string">
            <text:p>Toffee </text:p>
          </table:table-cell>
          <table:table-cell table:style-name="ce117" table:number-columns-repeated="4"/>
          <table:table-cell table:style-name="ce117" office:value-type="string">
            <text:p>X</text:p>
          </table:table-cell>
          <table:table-cell table:style-name="ce117" table:number-columns-repeated="8"/>
          <table:table-cell table:style-name="ce113" office:value-type="string">
            <text:p>0010 Bulk </text:p>
          </table:table-cell>
          <table:table-cell table:style-name="ce113" table:number-columns-repeated="2"/>
          <table:table-cell table:style-name="ce113" office:value-type="string">
            <text:p>Toyland</text:p>
          </table:table-cell>
          <table:table-cell table:style-name="ce113" table:number-columns-repeated="1004"/>
        </table:table-row>
        <table:table-row table:style-name="ro1">
          <table:table-cell table:style-name="ce113"/>
          <table:table-cell table:style-name="ce117" office:value-type="string">
            <text:p>COLA </text:p>
          </table:table-cell>
          <table:table-cell table:style-name="ce113" office:value-type="string">
            <text:p>Cola </text:p>
          </table:table-cell>
          <table:table-cell table:style-name="ce117" table:number-columns-repeated="6"/>
          <table:table-cell table:style-name="ce117" office:value-type="string">
            <text:p>X</text:p>
          </table:table-cell>
          <table:table-cell table:style-name="ce117" table:number-columns-repeated="6"/>
          <table:table-cell table:style-name="ce113" office:value-type="string">
            <text:p>0040 Liquid </text:p>
          </table:table-cell>
          <table:table-cell table:style-name="ce113" table:number-columns-repeated="2"/>
          <table:table-cell table:style-name="ce113" office:value-type="string">
            <text:p>Toyland</text:p>
          </table:table-cell>
          <table:table-cell table:style-name="ce113" table:number-columns-repeated="1004"/>
        </table:table-row>
        <table:table-row table:style-name="ro1">
          <table:table-cell table:style-name="ce113"/>
          <table:table-cell table:style-name="ce117" office:value-type="string">
            <text:p>CTCD </text:p>
          </table:table-cell>
          <table:table-cell table:style-name="ce113" office:value-type="string">
            <text:p>Cotton Candy (Candyfloss) </text:p>
          </table:table-cell>
          <table:table-cell table:style-name="ce117" table:number-columns-repeated="4"/>
          <table:table-cell table:style-name="ce117" office:value-type="string">
            <text:p>X</text:p>
          </table:table-cell>
          <table:table-cell table:style-name="ce117" table:number-columns-repeated="8"/>
          <table:table-cell table:style-name="ce113" office:value-type="string">
            <text:p>0010 Bulk </text:p>
          </table:table-cell>
          <table:table-cell table:style-name="ce113" table:number-columns-repeated="2"/>
          <table:table-cell table:style-name="ce113" office:value-type="string">
            <text:p>Toyland</text:p>
          </table:table-cell>
          <table:table-cell table:style-name="ce113" table:number-columns-repeated="1004"/>
        </table:table-row>
        <table:table-row table:style-name="ro1">
          <table:table-cell table:style-name="ce113"/>
          <table:table-cell table:style-name="ce117" office:value-type="string">
            <text:p>BUBL </text:p>
          </table:table-cell>
          <table:table-cell table:style-name="ce113" office:value-type="string">
            <text:p>Bubbles </text:p>
          </table:table-cell>
          <table:table-cell table:style-name="ce117" table:number-columns-repeated="5"/>
          <table:table-cell table:style-name="ce117" office:value-type="string">
            <text:p>X</text:p>
          </table:table-cell>
          <table:table-cell table:style-name="ce117" table:number-columns-repeated="7"/>
          <table:table-cell table:style-name="ce113" office:value-type="string">
            <text:p>0020 Piece goods </text:p>
          </table:table-cell>
          <table:table-cell table:style-name="ce113" table:number-columns-repeated="2"/>
          <table:table-cell table:style-name="ce113" office:value-type="string">
            <text:p>Toyland</text:p>
          </table:table-cell>
          <table:table-cell table:style-name="ce113" table:number-columns-repeated="1004"/>
        </table:table-row>
        <table:table-row table:style-name="ro1">
          <table:table-cell table:style-name="ce113"/>
          <table:table-cell table:style-name="ce117" office:value-type="string">
            <text:p>PLST </text:p>
          </table:table-cell>
          <table:table-cell table:style-name="ce113" office:value-type="string">
            <text:p>Plastic </text:p>
          </table:table-cell>
          <table:table-cell table:style-name="ce117" table:number-columns-repeated="6"/>
          <table:table-cell table:style-name="ce117" office:value-type="string">
            <text:p>X</text:p>
          </table:table-cell>
          <table:table-cell table:style-name="ce117" table:number-columns-repeated="6"/>
          <table:table-cell table:style-name="ce113" office:value-type="string">
            <text:p>0040 Liquid </text:p>
          </table:table-cell>
          <table:table-cell table:style-name="ce113" table:number-columns-repeated="2"/>
          <table:table-cell table:style-name="ce113" office:value-type="string">
            <text:p>Toyland; see also PLAS</text:p>
          </table:table-cell>
          <table:table-cell table:style-name="ce113" table:number-columns-repeated="1004"/>
        </table:table-row>
        <table:table-row table:style-name="ro1">
          <table:table-cell table:style-name="ce113"/>
          <table:table-cell table:style-name="ce117" office:value-type="string">
            <text:p>FZDR </text:p>
          </table:table-cell>
          <table:table-cell table:style-name="ce113" office:value-type="string">
            <text:p>Fizzy Drinks </text:p>
          </table:table-cell>
          <table:table-cell table:style-name="ce117" table:number-columns-repeated="5"/>
          <table:table-cell table:style-name="ce117" office:value-type="string">
            <text:p>X</text:p>
          </table:table-cell>
          <table:table-cell table:style-name="ce117" table:number-columns-repeated="7"/>
          <table:table-cell table:style-name="ce113" office:value-type="string">
            <text:p>0020 Piece goods </text:p>
          </table:table-cell>
          <table:table-cell table:style-name="ce113" table:number-columns-repeated="2"/>
          <table:table-cell table:style-name="ce113" office:value-type="string">
            <text:p>Toyland </text:p>
          </table:table-cell>
          <table:table-cell table:style-name="ce113" table:number-columns-repeated="1004"/>
        </table:table-row>
        <table:table-row table:style-name="ro1">
          <table:table-cell/>
          <table:table-cell office:value-type="string">
            <text:p>AORE </text:p>
          </table:table-cell>
          <table:table-cell office:value-type="string">
            <text:p>Bauxite (Aluminium ore) 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8"/>
          <table:table-cell office:value-type="string">
            <text:p>0010 Bulk </text:p>
          </table:table-cell>
          <table:table-cell office:value-type="string">
            <text:p>ECS </text:p>
          </table:table-cell>
          <table:table-cell office:value-type="string">
            <text:p>FIRS </text:p>
          </table:table-cell>
          <table:table-cell table:number-columns-repeated="1005"/>
        </table:table-row>
        <table:table-row table:style-name="ro1">
          <table:table-cell/>
          <table:table-cell table:style-name="ce116" office:value-type="string">
            <text:p>BEAN</text:p>
          </table:table-cell>
          <table:table-cell office:value-type="string">
            <text:p>Beans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8"/>
          <table:table-cell office:value-type="string">
            <text:p>0010 Bulk </text:p>
          </table:table-cell>
          <table:table-cell/>
          <table:table-cell office:value-type="string">
            <text:p>FIRS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BEER </text:p>
          </table:table-cell>
          <table:table-cell office:value-type="string">
            <text:p>Alcohol 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6"/>
          <table:table-cell office:value-type="string">
            <text:p>0064 Express, piece goods, liquids </text:p>
          </table:table-cell>
          <table:table-cell/>
          <table:table-cell office:value-type="string">
            <text:p>FIRS 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BDMT </text:p>
          </table:table-cell>
          <table:table-cell office:value-type="string">
            <text:p>Building Materials </text:p>
          </table:table-cell>
          <table:table-cell table:number-columns-repeated="4"/>
          <table:table-cell table:style-name="ce121" office:value-type="string">
            <text:p>X</text:p>
          </table:table-cell>
          <table:table-cell office:value-type="string">
            <text:p>X</text:p>
          </table:table-cell>
          <table:table-cell table:number-columns-repeated="3"/>
          <table:table-cell table:style-name="ce121" office:value-type="string">
            <text:p>X</text:p>
          </table:table-cell>
          <table:table-cell table:number-columns-repeated="3"/>
          <table:table-cell office:value-type="string">
            <text:p>0220 Piece goods, covered/sheltered </text:p>
          </table:table-cell>
          <table:table-cell office:value-type="string">
            <text:p>ECS </text:p>
          </table:table-cell>
          <table:table-cell office:value-type="string">
            <text:p>FIRS </text:p>
          </table:table-cell>
          <table:table-cell office:value-type="string">
            <text:p>In FIRS: 0030 Bulk, piece goods</text:p>
          </table:table-cell>
          <table:table-cell table:number-columns-repeated="1004"/>
        </table:table-row>
        <table:table-row table:style-name="ro1">
          <table:table-cell/>
          <table:table-cell table:style-name="ce118" office:value-type="string">
            <text:p>BOOM</text:p>
          </table:table-cell>
          <table:table-cell office:value-type="string">
            <text:p>Explosive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121"/>
          <table:table-cell office:value-type="string">
            <text:p>X</text:p>
          </table:table-cell>
          <table:table-cell table:number-columns-repeated="3"/>
          <table:table-cell table:style-name="ce121"/>
          <table:table-cell table:number-columns-repeated="3"/>
          <table:table-cell office:value-type="string">
            <text:p>0024 Express, piece goods </text:p>
          </table:table-cell>
          <table:table-cell/>
          <table:table-cell office:value-type="string">
            <text:p>FIRS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BRCK </text:p>
          </table:table-cell>
          <table:table-cell office:value-type="string">
            <text:p>Bricks 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7"/>
          <table:table-cell office:value-type="string">
            <text:p>0020 Piece goods </text:p>
          </table:table-cell>
          <table:table-cell office:value-type="string">
            <text:p>ECS </text:p>
          </table:table-cell>
          <table:table-cell table:number-columns-repeated="1006"/>
        </table:table-row>
        <table:table-row table:style-name="ro1">
          <table:table-cell/>
          <table:table-cell table:style-name="ce116" office:value-type="string">
            <text:p>CASS</text:p>
          </table:table-cell>
          <table:table-cell office:value-type="string">
            <text:p>Cassava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8"/>
          <table:table-cell office:value-type="string">
            <text:p>0010 Bulk </text:p>
          </table:table-cell>
          <table:table-cell/>
          <table:table-cell office:value-type="string">
            <text:p>FIRS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CERA </text:p>
          </table:table-cell>
          <table:table-cell office:value-type="string">
            <text:p>Ceramics 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7"/>
          <table:table-cell office:value-type="string">
            <text:p>0020 Piece goods </text:p>
          </table:table-cell>
          <table:table-cell office:value-type="string">
            <text:p>ECS 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CERE </text:p>
          </table:table-cell>
          <table:table-cell office:value-type="string">
            <text:p>Cereals 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3"/>
          <table:table-cell office:value-type="string">
            <text:p>0210 Bulk, covered/sheltered </text:p>
          </table:table-cell>
          <table:table-cell office:value-type="string">
            <text:p>ECS 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CLAY </text:p>
          </table:table-cell>
          <table:table-cell office:value-type="string">
            <text:p>Clay 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3"/>
          <table:table-cell office:value-type="string">
            <text:p>0210 Bulk covered/sheltered </text:p>
          </table:table-cell>
          <table:table-cell/>
          <table:table-cell office:value-type="string">
            <text:p>FIRS 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CMNT </text:p>
          </table:table-cell>
          <table:table-cell office:value-type="string">
            <text:p>Cement 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3"/>
          <table:table-cell office:value-type="string">
            <text:p>0210 Bulk covered/sheltered </text:p>
          </table:table-cell>
          <table:table-cell office:value-type="string">
            <text:p>ECS </text:p>
          </table:table-cell>
          <table:table-cell table:number-columns-repeated="1006"/>
        </table:table-row>
        <table:table-row table:style-name="ro1">
          <table:table-cell/>
          <table:table-cell table:style-name="ce118" office:value-type="string">
            <text:p>COKE</text:p>
          </table:table-cell>
          <table:table-cell office:value-type="string">
            <text:p>Coke (koks)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8"/>
          <table:table-cell office:value-type="string">
            <text:p>0010 Bulk </text:p>
          </table:table-cell>
          <table:table-cell/>
          <table:table-cell office:value-type="string">
            <text:p>FIRS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COPR </text:p>
          </table:table-cell>
          <table:table-cell office:value-type="string">
            <text:p>Copper 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7"/>
          <table:table-cell office:value-type="string">
            <text:p>0020 Piece goods </text:p>
          </table:table-cell>
          <table:table-cell/>
          <table:table-cell office:value-type="string">
            <text:p>FIRS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DYES </text:p>
          </table:table-cell>
          <table:table-cell office:value-type="string">
            <text:p>Dyes </text:p>
          </table:table-cell>
          <table:table-cell table:number-columns-repeated="5"/>
          <table:table-cell table:number-columns-repeated="2" office:value-type="string">
            <text:p>X</text:p>
          </table:table-cell>
          <table:table-cell table:number-columns-repeated="6"/>
          <table:table-cell office:value-type="string">
            <text:p>0060 Piece goods, liquids </text:p>
          </table:table-cell>
          <table:table-cell office:value-type="string">
            <text:p>ECS 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ENSP </text:p>
          </table:table-cell>
          <table:table-cell office:value-type="string">
            <text:p>Engineering Supplies 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7"/>
          <table:table-cell office:value-type="string">
            <text:p>0024 Express, piece goods </text:p>
          </table:table-cell>
          <table:table-cell/>
          <table:table-cell office:value-type="string">
            <text:p>FIRS </text:p>
          </table:table-cell>
          <table:table-cell table:number-columns-repeated="1005"/>
        </table:table-row>
        <table:table-row table:style-name="ro1">
          <table:table-cell/>
          <table:table-cell table:style-name="ce118" office:value-type="string">
            <text:p>EOIL</text:p>
          </table:table-cell>
          <table:table-cell office:value-type="string">
            <text:p>Edible Oil </text:p>
          </table:table-cell>
          <table:table-cell table:number-columns-repeated="5"/>
          <table:table-cell table:number-columns-repeated="2" office:value-type="string">
            <text:p>X</text:p>
          </table:table-cell>
          <table:table-cell table:number-columns-repeated="6"/>
          <table:table-cell office:value-type="string">
            <text:p>0060 Piece goods, liquids </text:p>
          </table:table-cell>
          <table:table-cell/>
          <table:table-cell office:value-type="string">
            <text:p>FIRS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FERT </text:p>
          </table:table-cell>
          <table:table-cell office:value-type="string">
            <text:p>Fertiliser </text:p>
          </table:table-cell>
          <table:table-cell table:number-columns-repeated="4"/>
          <table:table-cell table:number-columns-repeated="2" office:value-type="string">
            <text:p>X</text:p>
          </table:table-cell>
          <table:table-cell table:number-columns-repeated="7"/>
          <table:table-cell office:value-type="string">
            <text:p>0030 Bulk, piece goods </text:p>
          </table:table-cell>
          <table:table-cell office:value-type="string">
            <text:p>ECS 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FICR </text:p>
          </table:table-cell>
          <table:table-cell office:value-type="string">
            <text:p>Fibre crops </text:p>
          </table:table-cell>
          <table:table-cell table:number-columns-repeated="4"/>
          <table:table-cell table:number-columns-repeated="2" office:value-type="string">
            <text:p>X</text:p>
          </table:table-cell>
          <table:table-cell table:number-columns-repeated="7"/>
          <table:table-cell office:value-type="string">
            <text:p>0030 Bulk, piece goods </text:p>
          </table:table-cell>
          <table:table-cell office:value-type="string">
            <text:p>ECS </text:p>
          </table:table-cell>
          <table:table-cell office:value-type="string">
            <text:p>FIRS 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FISH </text:p>
          </table:table-cell>
          <table:table-cell office:value-type="string">
            <text:p>Fish 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5"/>
          <table:table-cell office:value-type="string">
            <text:p>0084 Express, refrigerated </text:p>
          </table:table-cell>
          <table:table-cell office:value-type="string">
            <text:p>ECS </text:p>
          </table:table-cell>
          <table:table-cell office:value-type="string">
            <text:p>FIRS 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FMSP </text:p>
          </table:table-cell>
          <table:table-cell office:value-type="string">
            <text:p>Farm Supplies 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7"/>
          <table:table-cell office:value-type="string">
            <text:p>0024 Express, piece goods </text:p>
          </table:table-cell>
          <table:table-cell/>
          <table:table-cell office:value-type="string">
            <text:p>FIRS 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GLAS </text:p>
          </table:table-cell>
          <table:table-cell office:value-type="string">
            <text:p>Glass 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2"/>
          <table:table-cell office:value-type="string">
            <text:p>0420 Piece goods, oversized </text:p>
          </table:table-cell>
          <table:table-cell office:value-type="string">
            <text:p>ECS 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GRVL </text:p>
          </table:table-cell>
          <table:table-cell office:value-type="string">
            <text:p>Gravel / Ballast / Stone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8"/>
          <table:table-cell office:value-type="string">
            <text:p>0010 Bulk </text:p>
          </table:table-cell>
          <table:table-cell/>
          <table:table-cell office:value-type="string">
            <text:p>FIRS </text:p>
          </table:table-cell>
          <table:table-cell table:number-columns-repeated="1005"/>
        </table:table-row>
        <table:table-row table:style-name="ro1">
          <table:table-cell/>
          <table:table-cell table:style-name="ce118" office:value-type="string">
            <text:p>IRON</text:p>
          </table:table-cell>
          <table:table-cell office:value-type="string">
            <text:p>Pig Iron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7"/>
          <table:table-cell office:value-type="string">
            <text:p>0020 Piece Goods</text:p>
          </table:table-cell>
          <table:table-cell/>
          <table:table-cell office:value-type="string">
            <text:p>FIRS 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JAVA</text:p>
          </table:table-cell>
          <table:table-cell office:value-type="string">
            <text:p>Coffee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7"/>
          <table:table-cell office:value-type="string">
            <text:p>0020 Piece Goods</text:p>
          </table:table-cell>
          <table:table-cell/>
          <table:table-cell office:value-type="string">
            <text:p>FIRS 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LIME </text:p>
          </table:table-cell>
          <table:table-cell office:value-type="string">
            <text:p>Lime stone 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8"/>
          <table:table-cell office:value-type="string">
            <text:p>0010 Bulk </text:p>
          </table:table-cell>
          <table:table-cell office:value-type="string">
            <text:p>ECS </text:p>
          </table:table-cell>
          <table:table-cell table:number-columns-repeated="1006"/>
        </table:table-row>
        <table:table-row table:style-name="ro1">
          <table:table-cell/>
          <table:table-cell table:style-name="ce118" office:value-type="string">
            <text:p>METL</text:p>
          </table:table-cell>
          <table:table-cell office:value-type="string">
            <text:p>Metal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7"/>
          <table:table-cell office:value-type="string">
            <text:p>0020 Piece goods</text:p>
          </table:table-cell>
          <table:table-cell/>
          <table:table-cell office:value-type="string">
            <text:p>FIRS</text:p>
          </table:table-cell>
          <table:table-cell table:number-columns-repeated="1005"/>
        </table:table-row>
        <table:table-row table:style-name="ro1">
          <table:table-cell/>
          <table:table-cell table:style-name="ce116" office:value-type="string">
            <text:p>MNO2</text:p>
          </table:table-cell>
          <table:table-cell office:value-type="string">
            <text:p>Manganese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8"/>
          <table:table-cell office:value-type="string">
            <text:p>0010 Bulk </text:p>
          </table:table-cell>
          <table:table-cell/>
          <table:table-cell office:value-type="string">
            <text:p>FIRS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MILK </text:p>
          </table:table-cell>
          <table:table-cell office:value-type="string">
            <text:p>Milk 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table:number-columns-repeated="2" office:value-type="string">
            <text:p>X</text:p>
          </table:table-cell>
          <table:table-cell table:number-columns-repeated="5"/>
          <table:table-cell office:value-type="string">
            <text:p>00C4 Express, liquid, refrigerated </text:p>
          </table:table-cell>
          <table:table-cell/>
          <table:table-cell office:value-type="string">
            <text:p>FIRS 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MNSP </text:p>
          </table:table-cell>
          <table:table-cell office:value-type="string">
            <text:p>Manufacturing Supplies 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7"/>
          <table:table-cell office:value-type="string">
            <text:p>0024 Piece Goods, express </text:p>
          </table:table-cell>
          <table:table-cell/>
          <table:table-cell office:value-type="string">
            <text:p>FIRS </text:p>
          </table:table-cell>
          <table:table-cell table:number-columns-repeated="1005"/>
        </table:table-row>
        <table:table-row table:style-name="ro1">
          <table:table-cell/>
          <table:table-cell table:style-name="ce118" office:value-type="string">
            <text:p>NICK</text:p>
          </table:table-cell>
          <table:table-cell office:value-type="string">
            <text:p>Nickel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7"/>
          <table:table-cell office:value-type="string">
            <text:p>0020 Piece Goods</text:p>
          </table:table-cell>
          <table:table-cell/>
          <table:table-cell office:value-type="string">
            <text:p>FIRS</text:p>
          </table:table-cell>
          <table:table-cell table:number-columns-repeated="1005"/>
        </table:table-row>
        <table:table-row table:style-name="ro1">
          <table:table-cell/>
          <table:table-cell table:style-name="ce116" office:value-type="string">
            <text:p>NITR</text:p>
          </table:table-cell>
          <table:table-cell office:value-type="string">
            <text:p>Nitrate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8"/>
          <table:table-cell office:value-type="string">
            <text:p>0010 Bulk </text:p>
          </table:table-cell>
          <table:table-cell/>
          <table:table-cell office:value-type="string">
            <text:p>FIRS </text:p>
          </table:table-cell>
          <table:table-cell table:number-columns-repeated="1005"/>
        </table:table-row>
        <table:table-row table:style-name="ro1">
          <table:table-cell/>
          <table:table-cell table:style-name="ce116" office:value-type="string">
            <text:p>NUTS</text:p>
          </table:table-cell>
          <table:table-cell office:value-type="string">
            <text:p>Nuts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7"/>
          <table:table-cell office:value-type="string">
            <text:p>0020 Piece Goods</text:p>
          </table:table-cell>
          <table:table-cell/>
          <table:table-cell office:value-type="string">
            <text:p>FIRS 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OLSD </text:p>
          </table:table-cell>
          <table:table-cell office:value-type="string">
            <text:p>Oil seed 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3"/>
          <table:table-cell office:value-type="string">
            <text:p>0210 Bulk, covered/sheltered </text:p>
          </table:table-cell>
          <table:table-cell office:value-type="string">
            <text:p>ECS 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PETR </text:p>
          </table:table-cell>
          <table:table-cell office:value-type="string">
            <text:p>Petrol / Fuel Oil 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6"/>
          <table:table-cell office:value-type="string">
            <text:p>0040 Liquid </text:p>
          </table:table-cell>
          <table:table-cell office:value-type="string">
            <text:p>ECS </text:p>
          </table:table-cell>
          <table:table-cell office:value-type="string">
            <text:p>FIRS </text:p>
          </table:table-cell>
          <table:table-cell table:number-columns-repeated="1005"/>
        </table:table-row>
        <table:table-row table:style-name="ro1">
          <table:table-cell/>
          <table:table-cell table:style-name="ce116" office:value-type="string">
            <text:p>PHOS</text:p>
          </table:table-cell>
          <table:table-cell office:value-type="string">
            <text:p>Phosphate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8"/>
          <table:table-cell office:value-type="string">
            <text:p>0010 Bulk </text:p>
          </table:table-cell>
          <table:table-cell/>
          <table:table-cell office:value-type="string">
            <text:p>FIRS </text:p>
          </table:table-cell>
          <table:table-cell table:number-columns-repeated="1005"/>
        </table:table-row>
        <table:table-row table:style-name="ro1">
          <table:table-cell/>
          <table:table-cell table:style-name="ce118" office:value-type="string">
            <text:p>PIPE</text:p>
          </table:table-cell>
          <table:table-cell office:value-type="string">
            <text:p>Pipes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7"/>
          <table:table-cell office:value-type="string">
            <text:p>0020 Piece goods</text:p>
          </table:table-cell>
          <table:table-cell/>
          <table:table-cell office:value-type="string">
            <text:p>FIRS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PLAS </text:p>
          </table:table-cell>
          <table:table-cell office:value-type="string">
            <text:p>Plastic </text:p>
          </table:table-cell>
          <table:table-cell table:number-columns-repeated="5"/>
          <table:table-cell table:number-columns-repeated="2" office:value-type="string">
            <text:p>X</text:p>
          </table:table-cell>
          <table:table-cell table:number-columns-repeated="6"/>
          <table:table-cell office:value-type="string">
            <text:p>0060 Piece goods, liquid </text:p>
          </table:table-cell>
          <table:table-cell office:value-type="string">
            <text:p>ECS </text:p>
          </table:table-cell>
          <table:table-cell table:number-columns-repeated="1006"/>
        </table:table-row>
        <table:table-row table:style-name="ro1">
          <table:table-cell/>
          <table:table-cell table:style-name="ce118" office:value-type="string">
            <text:p>PORE</text:p>
          </table:table-cell>
          <table:table-cell office:value-type="string">
            <text:p>Pyrite Ore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8"/>
          <table:table-cell office:value-type="string">
            <text:p>0010 Bulk </text:p>
          </table:table-cell>
          <table:table-cell/>
          <table:table-cell office:value-type="string">
            <text:p>FIRS 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POTA </text:p>
          </table:table-cell>
          <table:table-cell office:value-type="string">
            <text:p>Potash 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3"/>
          <table:table-cell office:value-type="string">
            <text:p>0210 Bulk, covered/sheltered </text:p>
          </table:table-cell>
          <table:table-cell office:value-type="string">
            <text:p>ECS </text:p>
          </table:table-cell>
          <table:table-cell table:number-columns-repeated="1006"/>
        </table:table-row>
        <table:table-row table:style-name="ro1">
          <table:table-cell/>
          <table:table-cell table:style-name="ce118" office:value-type="string">
            <text:p>QLME</text:p>
          </table:table-cell>
          <table:table-cell office:value-type="string">
            <text:p>Quicklime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3"/>
          <table:table-cell office:value-type="string">
            <text:p>0210 Bulk, covered/sheltered </text:p>
          </table:table-cell>
          <table:table-cell/>
          <table:table-cell office:value-type="string">
            <text:p>FIRS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RCYC </text:p>
          </table:table-cell>
          <table:table-cell office:value-type="string">
            <text:p>Recyclables 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0220 Piece Goods, covered </text:p>
          </table:table-cell>
          <table:table-cell/>
          <table:table-cell office:value-type="string">
            <text:p>FIRS 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RFPR </text:p>
          </table:table-cell>
          <table:table-cell office:value-type="string">
            <text:p>Refined products 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6"/>
          <table:table-cell office:value-type="string">
            <text:p>0040 Liquid </text:p>
          </table:table-cell>
          <table:table-cell office:value-type="string">
            <text:p>ECS </text:p>
          </table:table-cell>
          <table:table-cell office:value-type="string">
            <text:p>FIRS 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SAND </text:p>
          </table:table-cell>
          <table:table-cell office:value-type="string">
            <text:p>Sand 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8"/>
          <table:table-cell office:value-type="string">
            <text:p>0010 Bulk </text:p>
          </table:table-cell>
          <table:table-cell office:value-type="string">
            <text:p>ECS </text:p>
          </table:table-cell>
          <table:table-cell office:value-type="string">
            <text:p>FIRS </text:p>
          </table:table-cell>
          <table:table-cell table:number-columns-repeated="1005"/>
        </table:table-row>
        <table:table-row table:style-name="ro1">
          <table:table-cell/>
          <table:table-cell table:style-name="ce118" office:value-type="string">
            <text:p>SASH</text:p>
          </table:table-cell>
          <table:table-cell office:value-type="string">
            <text:p>Soda Ash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3"/>
          <table:table-cell office:value-type="string">
            <text:p>0210 Bulk, covered/sheltered </text:p>
          </table:table-cell>
          <table:table-cell/>
          <table:table-cell office:value-type="string">
            <text:p>FIRS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SCMT </text:p>
          </table:table-cell>
          <table:table-cell office:value-type="string">
            <text:p>Scrap Metal 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office:value-type="string">
            <text:p>1010 Bulk, non-pourable </text:p>
          </table:table-cell>
          <table:table-cell/>
          <table:table-cell office:value-type="string">
            <text:p>FIRS 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SGBT </text:p>
          </table:table-cell>
          <table:table-cell office:value-type="string">
            <text:p>Sugar beet 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8"/>
          <table:table-cell office:value-type="string">
            <text:p>0010 Bulk </text:p>
          </table:table-cell>
          <table:table-cell/>
          <table:table-cell office:value-type="string">
            <text:p>FIRS </text:p>
          </table:table-cell>
          <table:table-cell office:value-type="string">
            <text:p>not in tropical</text:p>
          </table:table-cell>
          <table:table-cell table:number-columns-repeated="1004"/>
        </table:table-row>
        <table:table-row table:style-name="ro1">
          <table:table-cell/>
          <table:table-cell office:value-type="string">
            <text:p>SGCN </text:p>
          </table:table-cell>
          <table:table-cell office:value-type="string">
            <text:p>Sugarcane 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office:value-type="string">
            <text:p>1010 Bulk, non-pourable </text:p>
          </table:table-cell>
          <table:table-cell/>
          <table:table-cell office:value-type="string">
            <text:p>FIRS </text:p>
          </table:table-cell>
          <table:table-cell office:value-type="string">
            <text:p>only tropical</text:p>
          </table:table-cell>
          <table:table-cell table:number-columns-repeated="1004"/>
        </table:table-row>
        <table:table-row table:style-name="ro1">
          <table:table-cell/>
          <table:table-cell table:style-name="ce118" office:value-type="string">
            <text:p>SLAG</text:p>
          </table:table-cell>
          <table:table-cell office:value-type="string">
            <text:p>Slag (żużel)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8"/>
          <table:table-cell office:value-type="string">
            <text:p>0010 Bulk </text:p>
          </table:table-cell>
          <table:table-cell/>
          <table:table-cell office:value-type="string">
            <text:p>FIRS 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SULP </text:p>
          </table:table-cell>
          <table:table-cell office:value-type="string">
            <text:p>Sulphur 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3"/>
          <table:table-cell office:value-type="string">
            <text:p>0210 Bulk, covered/sheltered </text:p>
          </table:table-cell>
          <table:table-cell office:value-type="string">
            <text:p>ECS 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TOUR </text:p>
          </table:table-cell>
          <table:table-cell office:value-type="string">
            <text:p>Tourists 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"/>
          <table:table-cell office:value-type="string">
            <text:p>0005 Passengers, express </text:p>
          </table:table-cell>
          <table:table-cell office:value-type="string">
            <text:p>ECS </text:p>
          </table:table-cell>
          <table:table-cell table:number-columns-repeated="1006"/>
        </table:table-row>
        <table:table-row table:style-name="ro1">
          <table:table-cell/>
          <table:table-cell table:style-name="ce118" office:value-type="string">
            <text:p>VBOD</text:p>
          </table:table-cell>
          <table:table-cell office:value-type="string">
            <text:p>Vehicle bodies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7"/>
          <table:table-cell office:value-type="string">
            <text:p>0020 Piece Goods</text:p>
          </table:table-cell>
          <table:table-cell/>
          <table:table-cell office:value-type="string">
            <text:p>FIRS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VEHI </text:p>
          </table:table-cell>
          <table:table-cell office:value-type="string">
            <text:p>Vehicles 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2"/>
          <table:table-cell office:value-type="string">
            <text:p>0420 Piece goods, oversized </text:p>
          </table:table-cell>
          <table:table-cell office:value-type="string">
            <text:p>ECS </text:p>
          </table:table-cell>
          <table:table-cell table:number-columns-repeated="1006"/>
        </table:table-row>
        <table:table-row table:style-name="ro1">
          <table:table-cell/>
          <table:table-cell table:style-name="ce116" office:value-type="string">
            <text:p>VPTS</text:p>
          </table:table-cell>
          <table:table-cell office:value-type="string">
            <text:p>Vehicle parts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7"/>
          <table:table-cell office:value-type="string">
            <text:p>0024 Piece Goods, express</text:p>
          </table:table-cell>
          <table:table-cell/>
          <table:table-cell office:value-type="string">
            <text:p>FIRS 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WDPR </text:p>
          </table:table-cell>
          <table:table-cell office:value-type="string">
            <text:p>Wood Products </text:p>
          </table:table-cell>
          <table:table-cell table:number-columns-repeated="4"/>
          <table:table-cell table:number-columns-repeated="2" office:value-type="string">
            <text:p>X</text:p>
          </table:table-cell>
          <table:table-cell table:number-columns-repeated="7"/>
          <table:table-cell office:value-type="string">
            <text:p>0030 Bulk, piece goods </text:p>
          </table:table-cell>
          <table:table-cell office:value-type="string">
            <text:p>ECS </text:p>
          </table:table-cell>
          <table:table-cell office:value-type="string">
            <text:p>FIRS 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WOOL </text:p>
          </table:table-cell>
          <table:table-cell office:value-type="string">
            <text:p>Wool 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0220 Piece goods, covered/sheltered </text:p>
          </table:table-cell>
          <table:table-cell office:value-type="string">
            <text:p>ECS </text:p>
          </table:table-cell>
          <table:table-cell office:value-type="string">
            <text:p>FIRS </text:p>
          </table:table-cell>
          <table:table-cell table:number-columns-repeated="1005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grzewanie" table:style-name="ta1" table:print="false">
        <office:forms form:automatic-focus="false" form:apply-design-mode="false"/>
        <table:table-column table:style-name="co29" table:default-cell-style-name="Default"/>
        <table:table-column table:style-name="co30" table:default-cell-style-name="ce63"/>
        <table:table-column table:style-name="co11" table:default-cell-style-name="Default"/>
        <table:table-column table:style-name="co18" table:number-columns-repeated="3" table:default-cell-style-name="ce68"/>
        <table:table-column table:style-name="co18" table:default-cell-style-name="ce32"/>
        <table:table-row table:style-name="ro1" table:number-rows-repeated="2">
          <table:table-cell/>
          <table:table-cell table:style-name="Default"/>
          <table:table-cell/>
          <table:table-cell table:style-name="Default" table:number-columns-repeated="4"/>
        </table:table-row>
        <table:table-row table:style-name="ro1">
          <table:table-cell/>
          <table:table-cell table:style-name="ce62" office:value-type="string" table:number-columns-spanned="1" table:number-rows-spanned="2">
            <text:p>typ</text:p>
          </table:table-cell>
          <table:table-cell table:style-name="ce62" office:value-type="string" table:number-columns-spanned="1" table:number-rows-spanned="2">
            <text:p>ogrzewanie</text:p>
          </table:table-cell>
          <table:table-cell table:style-name="ce67" office:value-type="string" table:number-columns-spanned="2" table:number-rows-spanned="1">
            <text:p>parowe</text:p>
          </table:table-cell>
          <table:covered-table-cell table:style-name="Default"/>
          <table:table-cell table:style-name="ce69" office:value-type="string" table:number-columns-spanned="2" table:number-rows-spanned="1">
            <text:p>elektryczne</text:p>
          </table:table-cell>
          <table:covered-table-cell table:style-name="Default"/>
        </table:table-row>
        <table:table-row table:style-name="ro1">
          <table:table-cell/>
          <table:covered-table-cell table:number-columns-repeated="2" table:style-name="ce32"/>
          <table:table-cell table:style-name="ce32" office:value-type="string">
            <text:p>z Ohxt</text:p>
          </table:table-cell>
          <table:table-cell table:style-name="ce32" office:value-type="string">
            <text:p>bez</text:p>
          </table:table-cell>
          <table:table-cell table:style-name="ce32" office:value-type="string">
            <text:p>z Ohxt</text:p>
          </table:table-cell>
          <table:table-cell office:value-type="string">
            <text:p>bez</text:p>
          </table:table-cell>
        </table:table-row>
        <table:table-row table:style-name="ro1">
          <table:table-cell/>
          <table:table-cell office:value-type="string">
            <text:p>Bcy</text:p>
          </table:table-cell>
          <table:table-cell table:style-name="ce64" office:value-type="string">
            <text:p>parowe</text:p>
          </table:table-cell>
          <table:table-cell table:number-columns-repeated="3" office:value-type="string">
            <text:p></text:p>
          </table:table-cell>
          <table:table-cell office:value-type="string">
            <text:p>X</text:p>
          </table:table-cell>
        </table:table-row>
        <table:table-row table:style-name="ro1">
          <table:table-cell/>
          <table:table-cell office:value-type="string">
            <text:p>Abhxz (Lilpop)</text:p>
          </table:table-cell>
          <table:table-cell table:style-name="ce64" office:value-type="string">
            <text:p>parowe</text:p>
          </table:table-cell>
          <table:table-cell table:number-columns-repeated="3" office:value-type="string">
            <text:p></text:p>
          </table:table-cell>
          <table:table-cell office:value-type="string">
            <text:p>X</text:p>
          </table:table-cell>
        </table:table-row>
        <table:table-row table:style-name="ro1">
          <table:table-cell/>
          <table:table-cell office:value-type="string">
            <text:p>Abdnu</text:p>
          </table:table-cell>
          <table:table-cell table:style-name="ce65" office:value-type="string">
            <text:p>par./elektr.</text:p>
          </table:table-cell>
          <table:table-cell table:number-columns-repeated="3" office:value-type="string">
            <text:p></text:p>
          </table:table-cell>
          <table:table-cell table:style-name="ce68" office:value-type="string">
            <text:p></text:p>
          </table:table-cell>
        </table:table-row>
        <table:table-row table:style-name="ro1">
          <table:table-cell/>
          <table:table-cell office:value-type="string">
            <text:p>Bipa</text:p>
          </table:table-cell>
          <table:table-cell table:style-name="ce65" office:value-type="string">
            <text:p>par./elektr.</text:p>
          </table:table-cell>
          <table:table-cell table:number-columns-repeated="3" office:value-type="string">
            <text:p></text:p>
          </table:table-cell>
          <table:table-cell table:style-name="ce68" office:value-type="string">
            <text:p></text:p>
          </table:table-cell>
        </table:table-row>
        <table:table-row table:style-name="ro1">
          <table:table-cell/>
          <table:table-cell office:value-type="string">
            <text:p>Abdhmnu (IC)</text:p>
          </table:table-cell>
          <table:table-cell table:style-name="ce66" office:value-type="string">
            <text:p>elektryczne</text:p>
          </table:table-cell>
          <table:table-cell table:number-columns-repeated="2" table:style-name="ce32" office:value-type="string">
            <text:p>X</text:p>
          </table:table-cell>
          <table:table-cell office:value-type="string">
            <text:p></text:p>
          </table:table-cell>
          <table:table-cell table:style-name="ce68" office:value-type="string">
            <text:p></text:p>
          </table:table-cell>
        </table:table-row>
      </table:table>
      <table:table table:name="Kontenery" table:style-name="ta1">
        <office:forms form:automatic-focus="false" form:apply-design-mode="false"/>
        <table:table-column table:style-name="co31" table:default-cell-style-name="Default"/>
        <table:table-column table:style-name="co32" table:default-cell-style-name="ce74"/>
        <table:table-column table:style-name="co32" table:default-cell-style-name="ce83"/>
        <table:table-column table:style-name="co32" table:number-columns-repeated="9" table:default-cell-style-name="ce87"/>
        <table:table-column table:style-name="co32" table:default-cell-style-name="ce90"/>
        <table:table-row table:style-name="ro1">
          <table:table-cell/>
          <table:table-cell table:style-name="Default" table:number-columns-repeated="12"/>
        </table:table-row>
        <table:table-row table:style-name="ro1">
          <table:table-cell/>
          <table:table-cell table:style-name="ce70" office:value-type="string">
            <text:p>Sgs</text:p>
          </table:table-cell>
          <table:table-cell table:style-name="Default" table:number-columns-repeated="11"/>
        </table:table-row>
        <table:table-row table:style-name="ro1">
          <table:table-cell/>
          <table:table-cell table:style-name="ce71"/>
          <table:table-cell table:style-name="ce72" office:value-type="string">
            <text:p>gray 1</text:p>
          </table:table-cell>
          <table:table-cell table:style-name="ce73" office:value-type="string">
            <text:p>gray 2</text:p>
          </table:table-cell>
          <table:table-cell table:style-name="ce74" office:value-type="string">
            <text:p>blue 1</text:p>
          </table:table-cell>
          <table:table-cell table:style-name="ce74" office:value-type="string">
            <text:p>blue 2</text:p>
          </table:table-cell>
          <table:table-cell table:style-name="ce75" office:value-type="string">
            <text:p>blue 3</text:p>
          </table:table-cell>
          <table:table-cell table:style-name="ce76" office:value-type="string">
            <text:p>red 1</text:p>
          </table:table-cell>
          <table:table-cell table:style-name="ce77" office:value-type="string">
            <text:p>red 2</text:p>
          </table:table-cell>
          <table:table-cell table:style-name="ce78" office:value-type="string">
            <text:p>navy</text:p>
          </table:table-cell>
          <table:table-cell table:style-name="ce79" office:value-type="string">
            <text:p>yellow</text:p>
          </table:table-cell>
          <table:table-cell table:style-name="ce80" office:value-type="string">
            <text:p>orange</text:p>
          </table:table-cell>
          <table:table-cell table:style-name="ce81" office:value-type="string">
            <text:p>green</text:p>
          </table:table-cell>
        </table:table-row>
        <table:table-row table:style-name="ro1">
          <table:table-cell/>
          <table:table-cell table:style-name="ce72" office:value-type="string">
            <text:p>gray 1</text:p>
          </table:table-cell>
          <table:table-cell table:style-name="ce82"/>
          <table:table-cell table:style-name="ce85" table:number-columns-repeated="3"/>
          <table:table-cell table:style-name="ce85" office:value-type="string">
            <text:p>.</text:p>
          </table:table-cell>
          <table:table-cell table:style-name="ce85"/>
          <table:table-cell table:style-name="ce85" office:value-type="string">
            <text:p>.</text:p>
          </table:table-cell>
          <table:table-cell table:style-name="ce85" office:value-type="string">
            <text:p>X</text:p>
          </table:table-cell>
          <table:table-cell table:style-name="ce85" table:number-columns-repeated="2"/>
          <table:table-cell table:style-name="ce89"/>
        </table:table-row>
        <table:table-row table:style-name="ro1">
          <table:table-cell/>
          <table:table-cell table:style-name="ce73" office:value-type="string">
            <text:p>gray 2</text:p>
          </table:table-cell>
          <table:table-cell/>
          <table:table-cell table:style-name="ce86"/>
          <table:table-cell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.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lue 1</text:p>
          </table:table-cell>
          <table:table-cell table:number-columns-repeated="2"/>
          <table:table-cell table:style-name="ce86"/>
          <table:table-cell table:number-columns-repeated="3"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lue 2</text:p>
          </table:table-cell>
          <table:table-cell table:number-columns-repeated="3"/>
          <table:table-cell table:style-name="ce86"/>
          <table:table-cell office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table:style-name="ce75" office:value-type="string">
            <text:p>blue 3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.</text:p>
          </table:table-cell>
          <table:table-cell table:style-name="ce86"/>
          <table:table-cell table:number-columns-repeated="6"/>
        </table:table-row>
        <table:table-row table:style-name="ro1">
          <table:table-cell/>
          <table:table-cell table:style-name="ce76" office:value-type="string">
            <text:p>red 1</text:p>
          </table:table-cell>
          <table:table-cell/>
          <table:table-cell office:value-type="string">
            <text:p>.</text:p>
          </table:table-cell>
          <table:table-cell table:number-columns-repeated="3"/>
          <table:table-cell table:style-name="ce86"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table:style-name="ce77" office:value-type="string">
            <text:p>red 2</text:p>
          </table:table-cell>
          <table:table-cell office:value-type="string">
            <text:p>X</text:p>
          </table:table-cell>
          <table:table-cell/>
          <table:table-cell office:value-type="string">
            <text:p>.</text:p>
          </table:table-cell>
          <table:table-cell table:number-columns-repeated="2"/>
          <table:table-cell office:value-type="string">
            <text:p>.</text:p>
          </table:table-cell>
          <table:table-cell table:style-name="ce86"/>
          <table:table-cell table:number-columns-repeated="4"/>
        </table:table-row>
        <table:table-row table:style-name="ro1">
          <table:table-cell/>
          <table:table-cell table:style-name="ce78" office:value-type="string">
            <text:p>navy</text:p>
          </table:table-cell>
          <table:table-cell office:value-type="string">
            <text:p>.</text:p>
          </table:table-cell>
          <table:table-cell table:number-columns-repeated="6"/>
          <table:table-cell table:style-name="ce86"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table:style-name="ce79" office:value-type="string">
            <text:p>yellow</text:p>
          </table:table-cell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.</text:p>
          </table:table-cell>
          <table:table-cell table:style-name="ce86"/>
          <table:table-cell table:number-columns-repeated="2"/>
        </table:table-row>
        <table:table-row table:style-name="ro1">
          <table:table-cell/>
          <table:table-cell table:style-name="ce80" office:value-type="string">
            <text:p>orange</text:p>
          </table:table-cell>
          <table:table-cell table:number-columns-repeated="9"/>
          <table:table-cell table:style-name="ce86"/>
          <table:table-cell office:value-type="string">
            <text:p>X</text:p>
          </table:table-cell>
        </table:table-row>
        <table:table-row table:style-name="ro1">
          <table:table-cell/>
          <table:table-cell table:style-name="ce81" office:value-type="string">
            <text:p>green</text:p>
          </table:table-cell>
          <table:table-cell table:style-name="ce84"/>
          <table:table-cell table:style-name="ce88" table:number-columns-repeated="8"/>
          <table:table-cell table:style-name="ce88" office:value-type="string">
            <text:p>.</text:p>
          </table:table-cell>
          <table:table-cell table:style-name="ce91"/>
        </table:table-row>
      </table:table>
      <table:table table:name="Ładowność" table:style-name="ta1" table:print="false">
        <table:shapes>
          <draw:frame draw:z-index="0" draw:style-name="gr5" svg:width="20.255cm" svg:height="13.011cm" svg:x="0.71cm" svg:y="8.998cm">
            <draw:object draw:notify-on-update-of-ranges="Ładowność.B2:Ładowność.B16 Ładowność.C1:Ładowność.C1 Ładowność.E2:Ładowność.E16 Ładowność.H1:Ładowność.H1 Ładowność.H2:Ładowność.H1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9" table:default-cell-style-name="Default"/>
        <table:table-column table:style-name="co11" table:number-columns-repeated="3" table:default-cell-style-name="Default"/>
        <table:table-column table:style-name="co11" table:default-cell-style-name="ce54"/>
        <table:table-column table:style-name="co11" table:default-cell-style-name="Default"/>
        <table:table-column table:style-name="co11" table:default-cell-style-name="ce123"/>
        <table:table-column table:style-name="co11" table:default-cell-style-name="Default"/>
        <table:table-row table:style-name="ro2">
          <table:table-cell/>
          <table:table-cell table:style-name="ce35" office:value-type="string">
            <text:p>Typ</text:p>
          </table:table-cell>
          <table:table-cell table:style-name="ce35" office:value-type="string">
            <text:p>Ładowność</text:p>
          </table:table-cell>
          <table:table-cell table:style-name="ce35" office:value-type="string">
            <text:p>Długość</text:p>
          </table:table-cell>
          <table:table-cell table:style-name="ce35" office:value-type="string">
            <text:p>Ładowność /jednostkę</text:p>
          </table:table-cell>
          <table:table-cell table:style-name="ce35" office:value-type="string">
            <text:p>loading_ speed</text:p>
          </table:table-cell>
          <table:table-cell table:style-name="ce35" office:value-type="string">
            <text:p>Ilość ticków /załadunek</text:p>
          </table:table-cell>
          <table:table-cell table:style-name="ce35" office:value-type="string">
            <text:p>Ilość ticków /załadunek (zaokrągl.)</text:p>
          </table:table-cell>
        </table:table-row>
        <table:table-row table:style-name="ro1">
          <table:table-cell/>
          <table:table-cell office:value-type="string">
            <text:p>BCy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table:formula="of:=[.C2]/[.D2]" office:value-type="float" office:value="6">
            <text:p>6,00</text:p>
          </table:table-cell>
          <table:table-cell office:value-type="float" office:value="8">
            <text:p>8</text:p>
          </table:table-cell>
          <table:table-cell table:formula="of:=[.C2]/[.F2]" office:value-type="float" office:value="6">
            <text:p>6,0</text:p>
          </table:table-cell>
          <table:table-cell table:formula="of:=ROUNDUP([.G2])"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BCi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table:formula="of:=[.C3]/[.D3]" office:value-type="float" office:value="7.25">
            <text:p>7,25</text:p>
          </table:table-cell>
          <table:table-cell office:value-type="float" office:value="9">
            <text:p>9</text:p>
          </table:table-cell>
          <table:table-cell table:formula="of:=[.C3]/[.F3]" office:value-type="float" office:value="6.4">
            <text:p>6,4</text:p>
          </table:table-cell>
          <table:table-cell table:formula="of:=ROUNDUP([.G3])"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Bh (ryflak)</text:p>
          </table:table-cell>
          <table:table-cell table:formula="of:=76+8" office:value-type="float" office:value="84">
            <text:p>84</text:p>
          </table:table-cell>
          <table:table-cell office:value-type="float" office:value="11">
            <text:p>11</text:p>
          </table:table-cell>
          <table:table-cell table:formula="of:=[.C4]/[.D4]" office:value-type="float" office:value="7.64">
            <text:p>7,64</text:p>
          </table:table-cell>
          <table:table-cell office:value-type="float" office:value="15">
            <text:p>15</text:p>
          </table:table-cell>
          <table:table-cell table:formula="of:=[.C4]/[.F4]" office:value-type="float" office:value="5.6">
            <text:p>5,6</text:p>
          </table:table-cell>
          <table:table-cell table:formula="of:=ROUNDUP([.G4])"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Bh (bonanza)</text:p>
          </table:table-cell>
          <table:table-cell office:value-type="float" office:value="88">
            <text:p>88</text:p>
          </table:table-cell>
          <table:table-cell office:value-type="float" office:value="11">
            <text:p>11</text:p>
          </table:table-cell>
          <table:table-cell table:formula="of:=[.C5]/[.D5]" office:value-type="float" office:value="8">
            <text:p>8,00</text:p>
          </table:table-cell>
          <table:table-cell office:value-type="float" office:value="15">
            <text:p>15</text:p>
          </table:table-cell>
          <table:table-cell table:formula="of:=[.C5]/[.F5]" office:value-type="float" office:value="5.9">
            <text:p>5,9</text:p>
          </table:table-cell>
          <table:table-cell table:formula="of:=ROUNDUP([.G5])"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Bipa</text:p>
          </table:table-cell>
          <table:table-cell table:formula="of:=90+80+80+90+4*16" office:value-type="float" office:value="404">
            <text:p>404</text:p>
          </table:table-cell>
          <table:table-cell table:formula="of:=10+9+9+10" office:value-type="float" office:value="38">
            <text:p>38</text:p>
          </table:table-cell>
          <table:table-cell table:formula="of:=[.C6]/[.D6]" office:value-type="float" office:value="10.63">
            <text:p>10,63</text:p>
          </table:table-cell>
          <table:table-cell table:formula="of:=22*4" office:value-type="float" office:value="88">
            <text:p>88</text:p>
          </table:table-cell>
          <table:table-cell table:formula="of:=[.C6]/[.F6]" office:value-type="float" office:value="4.6">
            <text:p>4,6</text:p>
          </table:table-cell>
          <table:table-cell table:formula="of:=ROUNDUP([.G6])"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Bdhpumn</text:p>
          </table:table-cell>
          <table:table-cell office:value-type="float" office:value="132">
            <text:p>132</text:p>
          </table:table-cell>
          <table:table-cell office:value-type="float" office:value="12">
            <text:p>12</text:p>
          </table:table-cell>
          <table:table-cell table:formula="of:=[.C7]/[.D7]" office:value-type="float" office:value="11">
            <text:p>11,00</text:p>
          </table:table-cell>
          <table:table-cell office:value-type="float" office:value="27">
            <text:p>27</text:p>
          </table:table-cell>
          <table:table-cell table:formula="of:=[.C7]/[.F7]" office:value-type="float" office:value="4.9">
            <text:p>4,9</text:p>
          </table:table-cell>
          <table:table-cell table:formula="of:=ROUNDUP([.G7])"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EN57</text:p>
          </table:table-cell>
          <table:table-cell table:formula="of:=56+76+56+2*26+24" office:value-type="float" office:value="264">
            <text:p>264</text:p>
          </table:table-cell>
          <table:table-cell table:formula="of:=11+10+11" office:value-type="float" office:value="32">
            <text:p>32</text:p>
          </table:table-cell>
          <table:table-cell table:formula="of:=[.C8]/[.D8]" office:value-type="float" office:value="8.25">
            <text:p>8,25</text:p>
          </table:table-cell>
          <table:table-cell table:formula="of:=25*3" office:value-type="float" office:value="75">
            <text:p>75</text:p>
          </table:table-cell>
          <table:table-cell table:formula="of:=[.C8]/[.F8]" office:value-type="float" office:value="3.5">
            <text:p>3,5</text:p>
          </table:table-cell>
          <table:table-cell table:formula="of:=ROUNDUP([.G8])"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EN71</text:p>
          </table:table-cell>
          <table:table-cell table:formula="of:=56+76+76+56+2*26+2*24" office:value-type="float" office:value="364">
            <text:p>364</text:p>
          </table:table-cell>
          <table:table-cell table:formula="of:=11+10+10+11" office:value-type="float" office:value="42">
            <text:p>42</text:p>
          </table:table-cell>
          <table:table-cell table:formula="of:=[.C9]/[.D9]" office:value-type="float" office:value="8.67">
            <text:p>8,67</text:p>
          </table:table-cell>
          <table:table-cell table:formula="of:=25*4" office:value-type="float" office:value="100">
            <text:p>100</text:p>
          </table:table-cell>
          <table:table-cell table:formula="of:=[.C9]/[.F9]" office:value-type="float" office:value="3.6">
            <text:p>3,6</text:p>
          </table:table-cell>
          <table:table-cell table:formula="of:=ROUNDUP([.G9])"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EN76 (elf)</text:p>
          </table:table-cell>
          <table:table-cell table:formula="of:=50+50+50+50+4*24" office:value-type="float" office:value="296">
            <text:p>296</text:p>
          </table:table-cell>
          <table:table-cell table:formula="of:=10+9+9+10" office:value-type="float" office:value="38">
            <text:p>38</text:p>
          </table:table-cell>
          <table:table-cell table:formula="of:=[.C10]/[.D10]" office:value-type="float" office:value="7.79">
            <text:p>7,79</text:p>
          </table:table-cell>
          <table:table-cell table:formula="of:=21*4" office:value-type="float" office:value="84">
            <text:p>84</text:p>
          </table:table-cell>
          <table:table-cell table:formula="of:=[.C10]/[.F10]" office:value-type="float" office:value="3.5">
            <text:p>3,5</text:p>
          </table:table-cell>
          <table:table-cell table:formula="of:=ROUNDUP([.G10])"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ED72</text:p>
          </table:table-cell>
          <table:table-cell table:formula="of:=50+70+70+50+2*25+2*24" office:value-type="float" office:value="338">
            <text:p>338</text:p>
          </table:table-cell>
          <table:table-cell table:formula="of:=11+10+10+11" office:value-type="float" office:value="42">
            <text:p>42</text:p>
          </table:table-cell>
          <table:table-cell table:formula="of:=[.C11]/[.D11]" office:value-type="float" office:value="8.05">
            <text:p>8,05</text:p>
          </table:table-cell>
          <table:table-cell table:formula="of:=20*4" office:value-type="float" office:value="80">
            <text:p>80</text:p>
          </table:table-cell>
          <table:table-cell table:formula="of:=[.C11]/[.F11]" office:value-type="float" office:value="4.2">
            <text:p>4,2</text:p>
          </table:table-cell>
          <table:table-cell table:formula="of:=ROUNDUP([.G11])"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Bhxz</text:p>
          </table:table-cell>
          <table:table-cell office:value-type="float" office:value="51">
            <text:p>51</text:p>
          </table:table-cell>
          <table:table-cell office:value-type="float" office:value="10">
            <text:p>10</text:p>
          </table:table-cell>
          <table:table-cell table:formula="of:=[.C12]/[.D12]" office:value-type="float" office:value="5.1">
            <text:p>5,10</text:p>
          </table:table-cell>
          <table:table-cell office:value-type="float" office:value="6">
            <text:p>6</text:p>
          </table:table-cell>
          <table:table-cell table:formula="of:=[.C12]/[.F12]" office:value-type="float" office:value="8.5">
            <text:p>8,5</text:p>
          </table:table-cell>
          <table:table-cell table:formula="of:=ROUNDUP([.G12])"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Bdnu</text:p>
          </table:table-cell>
          <table:table-cell office:value-type="float" office:value="80">
            <text:p>80</text:p>
          </table:table-cell>
          <table:table-cell office:value-type="float" office:value="11">
            <text:p>11</text:p>
          </table:table-cell>
          <table:table-cell table:formula="of:=[.C13]/[.D13]" office:value-type="float" office:value="7.27">
            <text:p>7,27</text:p>
          </table:table-cell>
          <table:table-cell office:value-type="float" office:value="7">
            <text:p>7</text:p>
          </table:table-cell>
          <table:table-cell table:formula="of:=[.C13]/[.F13]" office:value-type="float" office:value="11.4">
            <text:p>11,4</text:p>
          </table:table-cell>
          <table:table-cell table:formula="of:=ROUNDUP([.G13])" office:value-type="float" office:value="12">
            <text:p>12</text:p>
          </table:table-cell>
        </table:table-row>
        <table:table-row table:style-name="ro1">
          <table:table-cell/>
          <table:table-cell office:value-type="string">
            <text:p>Bdhmnu</text:p>
          </table:table-cell>
          <table:table-cell office:value-type="float" office:value="80">
            <text:p>80</text:p>
          </table:table-cell>
          <table:table-cell office:value-type="float" office:value="12">
            <text:p>12</text:p>
          </table:table-cell>
          <table:table-cell table:formula="of:=[.C14]/[.D14]" office:value-type="float" office:value="6.67">
            <text:p>6,67</text:p>
          </table:table-cell>
          <table:table-cell office:value-type="float" office:value="7">
            <text:p>7</text:p>
          </table:table-cell>
          <table:table-cell table:formula="of:=[.C14]/[.F14]" office:value-type="float" office:value="11.4">
            <text:p>11,4</text:p>
          </table:table-cell>
          <table:table-cell table:formula="of:=ROUNDUP([.G14])" office:value-type="float" office:value="12">
            <text:p>12</text:p>
          </table:table-cell>
        </table:table-row>
        <table:table-row table:style-name="ro1">
          <table:table-cell/>
          <table:table-cell office:value-type="string">
            <text:p>B9mnopuz</text:p>
          </table:table-cell>
          <table:table-cell office:value-type="float" office:value="72">
            <text:p>72</text:p>
          </table:table-cell>
          <table:table-cell office:value-type="float" office:value="12">
            <text:p>12</text:p>
          </table:table-cell>
          <table:table-cell table:formula="of:=[.C15]/[.D15]" office:value-type="float" office:value="6">
            <text:p>6,00</text:p>
          </table:table-cell>
          <table:table-cell office:value-type="float" office:value="7">
            <text:p>7</text:p>
          </table:table-cell>
          <table:table-cell table:formula="of:=[.C15]/[.F15]" office:value-type="float" office:value="10.3">
            <text:p>10,3</text:p>
          </table:table-cell>
          <table:table-cell table:formula="of:=ROUNDUP([.G15])" office:value-type="float" office:value="11">
            <text:p>11</text:p>
          </table:table-cell>
        </table:table-row>
        <table:table-row table:style-name="ro1">
          <table:table-cell/>
          <table:table-cell office:value-type="string">
            <text:p>ED250</text:p>
          </table:table-cell>
          <table:table-cell table:formula="of:=343+45+12+2" office:value-type="float" office:value="402">
            <text:p>402</text:p>
          </table:table-cell>
          <table:table-cell office:value-type="float" office:value="84">
            <text:p>84</text:p>
          </table:table-cell>
          <table:table-cell table:formula="of:=[.C16]/[.D16]" office:value-type="float" office:value="4.79">
            <text:p>4,79</text:p>
          </table:table-cell>
          <table:table-cell table:formula="of:=6*7" office:value-type="float" office:value="42">
            <text:p>42</text:p>
          </table:table-cell>
          <table:table-cell table:formula="of:=[.C16]/[.F16]" office:value-type="float" office:value="9.6">
            <text:p>9,6</text:p>
          </table:table-cell>
          <table:table-cell table:formula="of:=ROUNDUP([.G16])" office:value-type="float" office:value="10">
            <text:p>10</text:p>
          </table:table-cell>
        </table:table-row>
      </table:table>
      <table:database-ranges>
        <table:database-range table:name="__Anonymous_Sheet_DB__4" table:target-range-address="Towary.D1:Towary.P87" table:display-filter-buttons="true"/>
        <table:database-range table:target-range-address="Lokomotywy.AC9:Lokomotywy.AC6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adornments="Regular" style:font-charset="x-symbol"/>
    <style:font-face style:name="Arial1" svg:font-family="Arial"/>
    <style:font-face style:name="Arial" svg:font-family="Arial" style:font-family-generic="swiss" style:font-pitch="variable"/>
    <style:font-face style:name="Czcionka tekstu podstawowego" svg:font-family="'Czcionka tekstu podstawowego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3"/>
      <style:paragraph-properties style:tab-stop-distance="1.25cm"/>
      <style:text-properties style:font-name="Arial" fo:language="pl" fo:country="PL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5000" number:language="pl" number:country="PL">
      <number:number number:min-integer-digits="1"/>
    </number:number-style>
    <number:number-style style:name="N109">
      <number:text> $ </number:text>
      <number:number number:decimal-places="2" number:min-integer-digits="1" number:grouping="true"/>
      <number:text> </number:text>
    </number:number-style>
    <number:number-style style:name="N110">
      <number:text> $ (</number:text>
      <number:number number:decimal-places="2" number:min-integer-digits="1" number:grouping="true"/>
      <number:text>)</number:text>
    </number:number-style>
    <number:number-style style:name="N111">
      <number:text> $ - </number:text>
    </number:number-style>
    <number:number-style style:name="N112P0" style:volatile="true">
      <number:text> $ </number:text>
      <number:number number:decimal-places="2" number:min-integer-digits="1" number:grouping="true"/>
      <number:text> </number:text>
    </number:number-style>
    <number:number-style style:name="N112P1" style:volatile="true">
      <number:text> $ (</number:text>
      <number:number number:decimal-places="2" number:min-integer-digits="1" number:grouping="true"/>
      <number:text>)</number:text>
    </number:number-style>
    <number:number-style style:name="N112P2" style:volatile="true">
      <number:text> $ 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">
      <number:text> $ </number:text>
      <number:number number:decimal-places="0" number:min-integer-digits="1" number:grouping="true"/>
      <number:text> </number:text>
    </number:number-style>
    <number:number-style style:name="N114">
      <number:text> $ (</number:text>
      <number:number number:decimal-places="0" number:min-integer-digits="1" number:grouping="true"/>
      <number:text>)</number:text>
    </number:number-style>
    <number:number-style style:name="N115P0" style:volatile="true">
      <number:text> $ </number:text>
      <number:number number:decimal-places="0" number:min-integer-digits="1" number:grouping="true"/>
      <number:text> </number:text>
    </number:number-style>
    <number:number-style style:name="N115P1" style:volatile="true">
      <number:text> $ (</number:text>
      <number:number number:decimal-places="0" number:min-integer-digits="1" number:grouping="true"/>
      <number:text>)</number:text>
    </number:number-style>
    <number:number-style style:name="N115P2" style:volatile="true">
      <number:text> $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">
      <number:text>  </number:text>
      <number:number number:decimal-places="2" number:min-integer-digits="1" number:grouping="true"/>
      <number:text> </number:text>
    </number:number-style>
    <number:number-style style:name="N117">
      <number:text>  (</number:text>
      <number:number number:decimal-places="2" number:min-integer-digits="1" number:grouping="true"/>
      <number:text>)</number:text>
    </number:number-style>
    <number:number-style style:name="N118">
      <number:text>  - </number:text>
    </number:number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text>  </number:text>
      <number:number number:decimal-places="0" number:min-integer-digits="1" number:grouping="true"/>
      <number:text> </number:text>
    </number:number-style>
    <number:number-style style:name="N121">
      <number:text>  (</number:text>
      <number:number number:decimal-places="0" number:min-integer-digits="1" number:grouping="true"/>
      <number:text>)</number:text>
    </number:number-style>
    <number:number-style style:name="N122P0" style:volatile="true">
      <number:text>  </number:text>
      <number:number number:decimal-places="0" number:min-integer-digits="1" number:grouping="true"/>
      <number:text> </number:text>
    </number:number-style>
    <number:number-style style:name="N122P1" style:volatile="true">
      <number:text>  (</number:text>
      <number:number number:decimal-places="0" number:min-integer-digits="1" number:grouping="true"/>
      <number:text>)</number:text>
    </number:number-style>
    <number:number-style style:name="N122P2" style:volatile="true">
      <number:text> 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">
      <number:number number:decimal-places="15" number:min-integer-digits="1" number:grouping="true"/>
    </number:number-style>
    <number:number-style style:name="N124">
      <number:number number:decimal-places="4" number:min-integer-digits="1"/>
    </number:number-style>
    <number:number-style style:name="N125">
      <number:number number:decimal-places="3" number:min-integer-digits="1"/>
    </number:number-style>
    <number:number-style style:name="N126">
      <number:number number:decimal-places="1" number:min-integer-digits="1"/>
    </number:number-style>
    <number:number-style style:name="N5108P0" style:volatile="true" number:language="pl" number:country="PL">
      <number:number number:decimal-places="0" number:min-integer-digits="1" number:grouping="true"/>
      <number:text> zł</number:text>
    </number:number-style>
    <number:number-style style:name="N5108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5108P0"/>
    </number:number-style>
    <number:number-style style:name="N5109P0" style:volatile="true" number:language="pl" number:country="PL">
      <number:number number:decimal-places="0" number:min-integer-digits="1" number:grouping="true"/>
      <number:text> zł</number:text>
    </number:number-style>
    <number:number-style style:name="N5109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5109P0"/>
    </number:number-style>
    <number:number-style style:name="N5111P0" style:volatile="true" number:language="pl" number:country="PL">
      <number:number number:decimal-places="2" number:min-integer-digits="1" number:grouping="true"/>
      <number:text> zł</number:text>
    </number:number-style>
    <number:number-style style:name="N5111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5111P0"/>
    </number:number-style>
    <number:number-style style:name="N5112P0" style:volatile="true" number:language="pl" number:country="PL">
      <number:number number:decimal-places="2" number:min-integer-digits="1" number:grouping="true"/>
      <number:text> zł</number:text>
    </number:number-style>
    <number:number-style style:name="N5112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5112P0"/>
    </number:number-style>
    <number:date-style style:name="N5113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5114" number:language="pl" number:country="PL">
      <number:day number:style="long"/>
      <number:text>-</number:text>
      <number:month number:textual="true"/>
    </number:date-style>
    <number:date-style style:name="N5115" number:language="pl" number:country="PL">
      <number:month number:textual="true"/>
      <number:text>-</number:text>
      <number:year/>
    </number:date-style>
    <number:time-style style:name="N5116" number:language="pl" number:country="PL">
      <number:hours/>
      <number:text>:</number:text>
      <number:minutes number:style="long"/>
      <number:text> </number:text>
      <number:am-pm/>
    </number:time-style>
    <number:time-style style:name="N5117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5119P0" style:volatile="true" number:language="pl" number:country="PL">
      <number:number number:decimal-places="0" number:min-integer-digits="1" number:grouping="true"/>
      <number:text>     </number:text>
    </number:number-style>
    <number:number-style style:name="N5119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5119P0"/>
    </number:number-style>
    <number:number-style style:name="N5120P0" style:volatile="true" number:language="pl" number:country="PL">
      <number:number number:decimal-places="0" number:min-integer-digits="1" number:grouping="true"/>
      <number:text>     </number:text>
    </number:number-style>
    <number:number-style style:name="N5120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5120P0"/>
    </number:number-style>
    <number:number-style style:name="N5122P0" style:volatile="true" number:language="pl" number:country="PL">
      <number:number number:decimal-places="2" number:min-integer-digits="1" number:grouping="true"/>
      <number:text>     </number:text>
    </number:number-style>
    <number:number-style style:name="N5122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5122P0"/>
    </number:number-style>
    <number:number-style style:name="N5123P0" style:volatile="true" number:language="pl" number:country="PL">
      <number:number number:decimal-places="2" number:min-integer-digits="1" number:grouping="true"/>
      <number:text>     </number:text>
    </number:number-style>
    <number:number-style style:name="N5123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5123P0"/>
    </number:number-style>
    <number:number-style style:name="N5127P0" style:volatile="true" number:language="pl" number:country="PL">
      <number:text> </number:text>
      <number:number number:decimal-places="0" number:min-integer-digits="1" number:grouping="true"/>
      <number:text>      </number:text>
    </number:number-style>
    <number:number-style style:name="N5127P1" style:volatile="true" number:language="pl" number:country="PL">
      <number:text>-</number:text>
      <number:number number:decimal-places="0" number:min-integer-digits="1" number:grouping="true"/>
      <number:text>      </number:text>
    </number:number-style>
    <number:number-style style:name="N5127P2" style:volatile="true" number:language="pl" number:country="PL">
      <number:text> -      </number:text>
    </number:number-style>
    <number:text-style style:name="N5127" number:language="pl" number:country="PL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pl" number:country="PL">
      <number:text> </number:text>
      <number:number number:decimal-places="0" number:min-integer-digits="1" number:grouping="true"/>
      <number:text> zł </number:text>
    </number:number-style>
    <number:number-style style:name="N5131P1" style:volatile="true" number:language="pl" number:country="PL">
      <number:text>-</number:text>
      <number:number number:decimal-places="0" number:min-integer-digits="1" number:grouping="true"/>
      <number:text> zł </number:text>
    </number:number-style>
    <number:number-style style:name="N5131P2" style:volatile="true" number:language="pl" number:country="PL">
      <number:text> - zł </number:text>
    </number:number-style>
    <number:text-style style:name="N5131" number:language="pl" number:country="PL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pl" number:country="PL">
      <number:text> </number:text>
      <number:number number:decimal-places="2" number:min-integer-digits="1" number:grouping="true"/>
      <number:text>      </number:text>
    </number:number-style>
    <number:number-style style:name="N5135P1" style:volatile="true" number:language="pl" number:country="PL">
      <number:text>-</number:text>
      <number:number number:decimal-places="2" number:min-integer-digits="1" number:grouping="true"/>
      <number:text>      </number:text>
    </number:number-style>
    <number:number-style style:name="N5135P2" style:volatile="true" number:language="pl" number:country="PL">
      <number:text> -</number:text>
      <number:number number:decimal-places="0" number:min-integer-digits="0"/>
      <number:text>      </number:text>
    </number:number-style>
    <number:text-style style:name="N5135" number:language="pl" number:country="PL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pl" number:country="PL">
      <number:text> </number:text>
      <number:number number:decimal-places="2" number:min-integer-digits="1" number:grouping="true"/>
      <number:text> zł </number:text>
    </number:number-style>
    <number:number-style style:name="N5139P1" style:volatile="true" number:language="pl" number:country="PL">
      <number:text>-</number:text>
      <number:number number:decimal-places="2" number:min-integer-digits="1" number:grouping="true"/>
      <number:text> zł </number:text>
    </number:number-style>
    <number:number-style style:name="N5139P2" style:volatile="true" number:language="pl" number:country="PL">
      <number:text> -</number:text>
      <number:number number:decimal-places="0" number:min-integer-digits="0"/>
      <number:text> zł </number:text>
    </number:number-style>
    <number:text-style style:name="N5139" number:language="pl" number:country="PL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pl" number:country="PL">
      <number:minutes number:style="long"/>
      <number:text>:</number:text>
      <number:seconds number:style="long"/>
    </number:time-style>
    <number:time-style style:name="N5141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pl" number:country="PL">
      <number:minutes number:style="long"/>
      <number:text>:</number:text>
      <number:seconds number:style="long" number:decimal-places="1"/>
    </number:time-style>
    <number:number-style style:name="N5143" number:language="pl" number:country="PL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Bez_20_tytułu1" style:display-name="Bez tytułu1" style:family="table-cell" style:parent-style-name="Default">
      <style:text-properties fo:color="#ff0000"/>
    </style:style>
    <style:style style:name="Bez_20_tytułu2" style:display-name="Bez tytułu2" style:family="table-cell" style:parent-style-name="Default">
      <style:text-properties fo:color="#ff0000"/>
    </style:style>
    <style:style style:name="Bez_20_tytułu3" style:display-name="Bez tytułu3" style:family="table-cell" style:parent-style-name="Default">
      <style:text-properties fo:color="#00ff00"/>
    </style:style>
    <draw:marker draw:name="Groty_20_strzałek_20_1" draw:display-name="Groty strzałek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8">08.09.2018</text:date>, <text:time>18:43:2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12-15T22:04:10</meta:creation-date>
    <dc:date>2018-09-08T18:43:29.17</dc:date>
    <meta:editing-cycles>477</meta:editing-cycles>
    <meta:editing-duration>P144DT44M46S</meta:editing-duration>
    <meta:document-statistic meta:table-count="7" meta:cell-count="3131" meta:object-count="2"/>
    <meta:user-defined meta:name="Informacja 1"/>
    <meta:user-defined meta:name="Informacja 2"/>
    <meta:user-defined meta:name="Informacja 3"/>
    <meta:user-defined meta:name="Informacja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pline-order="3" chart:right-angled-axes="true"/>
    </style:style>
    <style:style style:name="ch4" style:family="chart" style:data-style-name="N2">
      <style:chart-properties chart:display-label="true" chart:logarithmic="false" chart:minimum="0" chart:maximum="36" chart:interval-major="3" chart:interval-minor-divisor="3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" chart:origin="0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1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cm" chart:symbol-height="0.2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cm" chart:symbol-height="0.2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cm" chart:symbol-height="0.2cm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cm" chart:symbol-height="0.2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475cm" svg:height="19.922cm" xlink:href=".." xlink:type="simple" chart:class="chart:scatter" chart:style-name="ch1">
        <chart:legend chart:legend-position="end" svg:x="28.708cm" svg:y="8.701cm" chart:style-name="ch2"/>
        <chart:plot-area chart:style-name="ch3" table:cell-range-address="Długości.C3:Długości.C6 Długości.D4:Długości.D6 Długości.B3:Długości.B6 Lokomotywy.T10:Lokomotywy.T61 Wagony.N6:Wagony.N77" chart:data-source-has-labels="row" svg:x="1.078cm" svg:y="1.002cm" svg:width="27.256cm" svg:height="18.097cm">
          <chartooo:coordinate-region svg:x="1.699cm" svg:y="1.214cm" svg:width="26.21cm" svg:height="17.212cm"/>
          <chart:axis chart:dimension="x" chart:name="primary-x" chart:style-name="ch4">
            <chart:grid chart:style-name="ch5" chart:class="major"/>
            <chart:grid chart:style-name="ch5" chart:class="min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Długości.D4:Długości.D6" chart:label-cell-address="Długości.C3:Długości.C3" chart:class="chart:scatter">
            <chart:domain table:cell-range-address="Długości.C4:Długości.C6"/>
            <chart:data-point chart:repeated="3"/>
          </chart:series>
          <chart:series chart:style-name="ch8" chart:values-cell-range-address="Lokomotywy.T10:Lokomotywy.T26" chart:label-cell-address="Długości.B3:Długości.B3" chart:class="chart:scatter">
            <chart:domain table:cell-range-address="Lokomotywy.R10:Lokomotywy.R26"/>
            <chart:data-point chart:repeated="17"/>
          </chart:series>
          <chart:series chart:style-name="ch9" chart:values-cell-range-address="Lokomotywy.T27:Lokomotywy.T55" chart:label-cell-address="Długości.B4:Długości.B4" chart:class="chart:scatter">
            <chart:domain table:cell-range-address="Lokomotywy.R27:Lokomotywy.R55"/>
            <chart:data-point chart:repeated="29"/>
          </chart:series>
          <chart:series chart:style-name="ch10" chart:values-cell-range-address="Lokomotywy.T56:Lokomotywy.T61" chart:label-cell-address="Długości.B5:Długości.B5" chart:class="chart:scatter">
            <chart:domain table:cell-range-address="Lokomotywy.R56:Lokomotywy.R61"/>
            <chart:data-point chart:repeated="6"/>
          </chart:series>
          <chart:series chart:style-name="ch11" chart:values-cell-range-address="Wagony.N6:Wagony.N77" chart:label-cell-address="Długości.B6:Długości.B6" chart:class="chart:scatter">
            <chart:domain table:cell-range-address="Wagony.L6:Wagony.L77"/>
            <chart:data-point chart:repeated="7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  <table:table-cell office:value-type="string">
                <text:p>Długość TTD</text:p>
                <draw:g>
                  <svg:desc>Długości.C3:Długości.C3</svg:desc>
                </draw:g>
              </table:table-cell>
              <table:table-cell office:value-type="string">
                <text:p>Kolumna R</text:p>
              </table:table-cell>
              <table:table-cell office:value-type="string">
                <text:p>Parowozy</text:p>
                <draw:g>
                  <svg:desc>Długości.B3:Długości.B3</svg:desc>
                </draw:g>
              </table:table-cell>
              <table:table-cell office:value-type="string">
                <text:p>Kolumna R</text:p>
              </table:table-cell>
              <table:table-cell office:value-type="string">
                <text:p>Lokomotywy</text:p>
                <draw:g>
                  <svg:desc>Długości.B4:Długości.B4</svg:desc>
                </draw:g>
              </table:table-cell>
              <table:table-cell office:value-type="string">
                <text:p>Kolumna R</text:p>
              </table:table-cell>
              <table:table-cell office:value-type="string">
                <text:p>EZT</text:p>
                <draw:g>
                  <svg:desc>Długości.B5:Długości.B5</svg:desc>
                </draw:g>
              </table:table-cell>
              <table:table-cell office:value-type="string">
                <text:p>Kolumna L</text:p>
              </table:table-cell>
              <table:table-cell office:value-type="string">
                <text:p>Wagony</text:p>
                <draw:g>
                  <svg:desc>Długości.B6:Długości.B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ługości.C4:Długości.C6</svg:desc>
                </draw:g>
              </table:table-cell>
              <table:table-cell office:value-type="float" office:value="0">
                <text:p>0</text:p>
                <draw:g>
                  <svg:desc>Długości.D4:Długości.D6</svg:desc>
                </draw:g>
              </table:table-cell>
              <table:table-cell office:value-type="float" office:value="8.59">
                <text:p>8.59</text:p>
                <draw:g>
                  <svg:desc>Lokomotywy.R10:Lokomotywy.R26</svg:desc>
                </draw:g>
              </table:table-cell>
              <table:table-cell office:value-type="float" office:value="6">
                <text:p>6</text:p>
                <draw:g>
                  <svg:desc>Lokomotywy.T10:Lokomotywy.T26</svg:desc>
                </draw:g>
              </table:table-cell>
              <table:table-cell office:value-type="float" office:value="10.14">
                <text:p>10.14</text:p>
                <draw:g>
                  <svg:desc>Lokomotywy.R27:Lokomotywy.R55</svg:desc>
                </draw:g>
              </table:table-cell>
              <table:table-cell office:value-type="float" office:value="7">
                <text:p>7</text:p>
                <draw:g>
                  <svg:desc>Lokomotywy.T27:Lokomotywy.T55</svg:desc>
                </draw:g>
              </table:table-cell>
              <table:table-cell office:value-type="float" office:value="64.97">
                <text:p>64.97</text:p>
                <draw:g>
                  <svg:desc>Lokomotywy.R56:Lokomotywy.R61</svg:desc>
                </draw:g>
              </table:table-cell>
              <table:table-cell office:value-type="float" office:value="32">
                <text:p>32</text:p>
                <draw:g>
                  <svg:desc>Lokomotywy.T56:Lokomotywy.T61</svg:desc>
                </draw:g>
              </table:table-cell>
              <table:table-cell office:value-type="float" office:value="10.5">
                <text:p>10.5</text:p>
                <draw:g>
                  <svg:desc>Wagony.L6:Wagony.L77</svg:desc>
                </draw:g>
              </table:table-cell>
              <table:table-cell office:value-type="float" office:value="7">
                <text:p>7</text:p>
                <draw:g>
                  <svg:desc>Wagony.N6:Wagony.N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5.282">
                <text:p>15.282</text:p>
              </table:table-cell>
              <table:table-cell office:value-type="float" office:value="9">
                <text:p>9</text:p>
              </table:table-cell>
              <table:table-cell office:value-type="float" office:value="11.28">
                <text:p>11.28</text:p>
              </table:table-cell>
              <table:table-cell office:value-type="float" office:value="7">
                <text:p>7</text:p>
              </table:table-cell>
              <table:table-cell office:value-type="float" office:value="86.84">
                <text:p>86.84</text:p>
              </table:table-cell>
              <table:table-cell office:value-type="float" office:value="42">
                <text:p>42</text:p>
              </table:table-cell>
              <table:table-cell office:value-type="float" office:value="21.25">
                <text:p>21.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">
                <text:p>36</text:p>
              </table:table-cell>
              <table:table-cell office:value-type="float" office:value="16">
                <text:p>16</text:p>
              </table:table-cell>
              <table:table-cell office:value-type="float" office:value="15.891">
                <text:p>15.891</text:p>
              </table:table-cell>
              <table:table-cell office:value-type="float" office:value="10">
                <text:p>10</text:p>
              </table:table-cell>
              <table:table-cell office:value-type="float" office:value="14.24">
                <text:p>14.24</text:p>
              </table:table-cell>
              <table:table-cell office:value-type="float" office:value="8">
                <text:p>8</text:p>
              </table:table-cell>
              <table:table-cell office:value-type="float" office:value="86.84">
                <text:p>86.84</text:p>
              </table:table-cell>
              <table:table-cell office:value-type="float" office:value="42">
                <text:p>42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.33">
                <text:p>80.33</text:p>
              </table:table-cell>
              <table:table-cell office:value-type="float" office:value="42">
                <text:p>42</text:p>
              </table:table-cell>
              <table:table-cell office:value-type="float" office:value="24.5">
                <text:p>24.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29">
                <text:p>18.29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.25">
                <text:p>75.25</text:p>
              </table:table-cell>
              <table:table-cell office:value-type="float" office:value="38">
                <text:p>38</text:p>
              </table:table-cell>
              <table:table-cell office:value-type="float" office:value="17.1">
                <text:p>17.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59">
                <text:p>18.59</text:p>
              </table:table-cell>
              <table:table-cell office:value-type="float" office:value="12">
                <text:p>12</text:p>
              </table:table-cell>
              <table:table-cell office:value-type="float" office:value="17.4">
                <text:p>17.4</text:p>
              </table:table-cell>
              <table:table-cell office:value-type="float" office:value="10">
                <text:p>10</text:p>
              </table:table-cell>
              <table:table-cell office:value-type="float" office:value="187.4">
                <text:p>187.4</text:p>
              </table:table-cell>
              <table:table-cell office:value-type="float" office:value="84">
                <text:p>84</text:p>
              </table:table-cell>
              <table:table-cell office:value-type="float" office:value="12.8">
                <text:p>12.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06">
                <text:p>20.06</text:p>
              </table:table-cell>
              <table:table-cell office:value-type="float" office:value="13">
                <text:p>13</text:p>
              </table:table-cell>
              <table:table-cell office:value-type="float" office:value="17.55">
                <text:p>17.5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2">
                <text:p>13.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86">
                <text:p>12.86</text:p>
              </table:table-cell>
              <table:table-cell office:value-type="float" office:value="8">
                <text:p>8</text:p>
              </table:table-cell>
              <table:table-cell office:value-type="float" office:value="18.9">
                <text:p>18.9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78">
                <text:p>18.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9">
                <text:p>23.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78">
                <text:p>18.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32">
                <text:p>15.32</text:p>
              </table:table-cell>
              <table:table-cell office:value-type="float" office:value="9">
                <text:p>9</text:p>
              </table:table-cell>
              <table:table-cell office:value-type="float" office:value="18.99">
                <text:p>18.99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5">
                <text:p>24.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8">
                <text:p>23.8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5">
                <text:p>24.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5">
                <text:p>20.5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97">
                <text:p>22.97</text:p>
              </table:table-cell>
              <table:table-cell office:value-type="float" office:value="15">
                <text:p>15</text:p>
              </table:table-cell>
              <table:table-cell office:value-type="float" office:value="19.8">
                <text:p>19.8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83">
                <text:p>23.83</text:p>
              </table:table-cell>
              <table:table-cell office:value-type="float" office:value="15">
                <text:p>15</text:p>
              </table:table-cell>
              <table:table-cell office:value-type="float" office:value="24.21">
                <text:p>24.2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2">
                <text:p>14.2</text:p>
              </table:table-cell>
              <table:table-cell office:value-type="float" office:value="8">
                <text:p>8</text:p>
              </table:table-cell>
              <table:table-cell office:value-type="float" office:value="24.5">
                <text:p>24.5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">
                <text:p>23.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675">
                <text:p>20.675</text:p>
              </table:table-cell>
              <table:table-cell office:value-type="float" office:value="13">
                <text:p>13</text:p>
              </table:table-cell>
              <table:table-cell office:value-type="float" office:value="13.6">
                <text:p>13.6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5">
                <text:p>24.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025">
                <text:p>23.02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.4">
                <text:p>73.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82">
                <text:p>16.82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8">
                <text:p>26.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915">
                <text:p>15.915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89">
                <text:p>17.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24">
                <text:p>19.24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67">
                <text:p>21.6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14">
                <text:p>16.1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5">
                <text:p>24.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94">
                <text:p>15.9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4">
                <text:p>26.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.42">
                <text:p>34.42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4">
                <text:p>26.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86">
                <text:p>31.86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5">
                <text:p>24.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.88">
                <text:p>30.8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4">
                <text:p>26.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74">
                <text:p>16.7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5">
                <text:p>21.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9">
                <text:p>18.9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9">
                <text:p>24.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58">
                <text:p>19.58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4">
                <text:p>26.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98">
                <text:p>18.98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4">
                <text:p>26.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5">
                <text:p>10.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5">
                <text:p>10.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04">
                <text:p>14.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144">
                <text:p>12.14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24">
                <text:p>12.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04">
                <text:p>14.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5">
                <text:p>10.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5">
                <text:p>10.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5">
                <text:p>10.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52">
                <text:p>16.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02">
                <text:p>14.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6">
                <text:p>23.2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4">
                <text:p>11.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34">
                <text:p>14.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34">
                <text:p>14.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86">
                <text:p>13.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9">
                <text:p>19.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9">
                <text:p>19.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34">
                <text:p>18.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1">
                <text:p>9.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4">
                <text:p>9.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4">
                <text:p>8.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34">
                <text:p>12.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5">
                <text:p>10.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04">
                <text:p>14.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63">
                <text:p>21.6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95">
                <text:p>11.95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000000" draw:end-color="#ffffff" draw:start-intensity="100%" draw:end-intensity="100%" draw:angle="0" draw:border="0%"/>
    <draw:gradient draw:name="Gradient_20_15" draw:display-name="Gradient 15" draw:style="linear" draw:start-color="#000000" draw:end-color="#ffffff" draw:start-intensity="100%" draw:end-intensity="100%" draw:angle="0" draw:border="0%"/>
    <draw:gradient draw:name="Gradient_20_16" draw:display-name="Gradient 16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4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graphic-properties draw:stroke="none" draw:fill-color="#004586"/>
      <style:text-properties fo:font-size="10pt" style:font-size-asian="10pt" style:font-size-complex="10pt"/>
    </style:style>
    <style:style style:name="ch7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256cm" svg:height="13.012cm" xlink:href=".." xlink:type="simple" chart:class="chart:bar" chart:style-name="ch1">
        <chart:plot-area chart:style-name="ch2" table:cell-range-address="Ładowność.B2:Ładowność.B16 Ładowność.C1:Ładowność.C1 Ładowność.E2:Ładowność.E16 Ładowność.H1:Ładowność.H16" chart:data-source-has-labels="both" svg:x="0.855cm" svg:y="1.175cm" svg:width="18.591cm" svg:height="11.157cm">
          <chartooo:coordinate-region svg:x="1.476cm" svg:y="1.387cm" svg:width="17.97cm" svg:height="8.658cm"/>
          <chart:axis chart:dimension="x" chart:name="primary-x" chart:style-name="ch3">
            <chart:categories table:cell-range-address="Ładowność.B2:Ładowność.B1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Ładowność.E2:Ładowność.E16" chart:label-cell-address="Ładowność.C1:Ładowność.C1" chart:class="chart:bar">
            <chart:data-point chart:repeated="15"/>
          </chart:series>
          <chart:series chart:style-name="ch7" chart:values-cell-range-address="Ładowność.H2:Ładowność.H16" chart:label-cell-address="Ładowność.H1:Ładowność.H1" chart:class="chart:bar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Ładowność</text:p>
                <draw:g>
                  <svg:desc>Ładowność.C1:Ładowność.C1</svg:desc>
                </draw:g>
              </table:table-cell>
              <table:table-cell office:value-type="string">
                <text:p>Ilość ticków /załadunek (zaokrągl.)</text:p>
                <draw:g>
                  <svg:desc>Ładowność.H1:Ładowność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Cy</text:p>
                <draw:g>
                  <svg:desc>Ładowność.B2:Ładowność.B16</svg:desc>
                </draw:g>
              </table:table-cell>
              <table:table-cell office:value-type="float" office:value="6">
                <text:p>6</text:p>
                <draw:g>
                  <svg:desc>Ładowność.E2:Ładowność.E16</svg:desc>
                </draw:g>
              </table:table-cell>
              <table:table-cell office:value-type="float" office:value="6">
                <text:p>6</text:p>
                <draw:g>
                  <svg:desc>Ładowność.H2:Ładowność.H16</svg:desc>
                </draw:g>
              </table:table-cell>
            </table:table-row>
            <table:table-row>
              <table:table-cell office:value-type="string">
                <text:p>BCi</text:p>
              </table:table-cell>
              <table:table-cell office:value-type="float" office:value="7.25">
                <text:p>7.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Bh (ryflak)</text:p>
              </table:table-cell>
              <table:table-cell office:value-type="float" office:value="7.64">
                <text:p>7.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Bh (bonanza)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Bipa</text:p>
              </table:table-cell>
              <table:table-cell office:value-type="float" office:value="10.63">
                <text:p>10.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Bdhpumn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EN57</text:p>
              </table:table-cell>
              <table:table-cell office:value-type="float" office:value="8.25">
                <text:p>8.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EN71</text:p>
              </table:table-cell>
              <table:table-cell office:value-type="float" office:value="8.67">
                <text:p>8.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EN76 (elf)</text:p>
              </table:table-cell>
              <table:table-cell office:value-type="float" office:value="7.79">
                <text:p>7.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ED72</text:p>
              </table:table-cell>
              <table:table-cell office:value-type="float" office:value="8.05">
                <text:p>8.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Bhxz</text:p>
              </table:table-cell>
              <table:table-cell office:value-type="float" office:value="5.1">
                <text:p>5.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Bdnu</text:p>
              </table:table-cell>
              <table:table-cell office:value-type="float" office:value="7.27">
                <text:p>7.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Bdhmnu</text:p>
              </table:table-cell>
              <table:table-cell office:value-type="float" office:value="6.67">
                <text:p>6.6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B9mnopuz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ED250</text:p>
              </table:table-cell>
              <table:table-cell office:value-type="float" office:value="4.79">
                <text:p>4.79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